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0.980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922in" fo:break-before="auto" style:use-optimal-row-height="fals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6839in" fo:break-before="auto" style:use-optimal-row-height="true"/>
    </style:style>
    <style:style style:name="ta1" style:family="table" style:master-page-name="PageStyle_5f_Plate_20_1_20_-_20_Sheet1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8120"/>
    <style:style style:name="ce3" style:family="table-cell" style:parent-style-name="Excel_20_Built-in_20_Normal" style:data-style-name="N8125"/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wrap-option="wrap"/>
    </style:style>
    <style:style style:name="ce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7413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27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41"/>
    <style:style style:name="ce10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verview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 office:value-type="string">
            <text:p>Software Version</text:p>
          </table:table-cell>
          <table:table-cell office:value-type="string">
            <text:p>3.03.1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periment File Path:</text:p>
          </table:table-cell>
          <table:table-cell office:value-type="string">
            <text:p>C:\Users\Public\Documents\grid gate experiments\2020-03-09_GV_FRET_decomp_and_GH_missing_staple.xpt</text:p>
          </table:table-cell>
          <table:table-cell table:number-columns-repeated="1022"/>
        </table:table-row>
        <table:table-row table:style-name="ro1">
          <table:table-cell office:value-type="string">
            <text:p>Protocol File Path:</text:p>
          </table:table-cell>
          <table:table-cell office:value-type="string">
            <text:p>C:\Users\Public\Documents\Protocols\Dr Haley protocols\Cy3Cy5FRET_20_hr.prt</text:p>
          </table:table-cell>
          <table:table-cell table:number-columns-repeated="1022"/>
        </table:table-row>
        <table:table-row table:style-name="ro1">
          <table:table-cell office:value-type="string">
            <text:p>Plate Number</text:p>
          </table:table-cell>
          <table:table-cell office:value-type="string">
            <text:p>Plate 1</text:p>
          </table:table-cell>
          <table:table-cell table:number-columns-repeated="1022"/>
        </table:table-row>
        <table:table-row table:style-name="ro1">
          <table:table-cell office:value-type="string">
            <text:p>Date</text:p>
          </table:table-cell>
          <table:table-cell table:style-name="ce2" office:value-type="date" office:date-value="2020-03-09">
            <text:p>3/9/2020</text:p>
          </table:table-cell>
          <table:table-cell table:number-columns-repeated="1022"/>
        </table:table-row>
        <table:table-row table:style-name="ro1">
          <table:table-cell office:value-type="string">
            <text:p>Time</text:p>
          </table:table-cell>
          <table:table-cell table:style-name="ce3" office:value-type="time" office:time-value="PT11H44M10S">
            <text:p>11:44:10 AM</text:p>
          </table:table-cell>
          <table:table-cell table:number-columns-repeated="1022"/>
        </table:table-row>
        <table:table-row table:style-name="ro1">
          <table:table-cell office:value-type="string">
            <text:p>Reader Type:</text:p>
          </table:table-cell>
          <table:table-cell office:value-type="string">
            <text:p>Synergy H1</text:p>
          </table:table-cell>
          <table:table-cell table:number-columns-repeated="1022"/>
        </table:table-row>
        <table:table-row table:style-name="ro1">
          <table:table-cell office:value-type="string">
            <text:p>Reader Serial Number:</text:p>
          </table:table-cell>
          <table:table-cell office:value-type="float" office:value="18032120">
            <text:p>18032120</text:p>
          </table:table-cell>
          <table:table-cell table:number-columns-repeated="1022"/>
        </table:table-row>
        <table:table-row table:style-name="ro1">
          <table:table-cell office:value-type="string">
            <text:p>Reading Type</text:p>
          </table:table-cell>
          <table:table-cell office:value-type="string">
            <text:p>Read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Procedure Details</text:p>
          </table:table-cell>
          <table:table-cell table:style-name="ce4"/>
          <table:table-cell table:number-columns-repeated="1022"/>
        </table:table-row>
        <table:table-row table:style-name="ro1">
          <table:table-cell office:value-type="string">
            <text:p>Plate Type</text:p>
          </table:table-cell>
          <table:table-cell office:value-type="string">
            <text:p>Corning 384 well black clear bottom</text:p>
          </table:table-cell>
          <table:table-cell table:number-columns-repeated="1022"/>
        </table:table-row>
        <table:table-row table:style-name="ro1">
          <table:table-cell office:value-type="string">
            <text:p>Set Temperature</text:p>
          </table:table-cell>
          <table:table-cell office:value-type="string">
            <text:p>Setpoint 25°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eheat before moving to next step</text:p>
          </table:table-cell>
          <table:table-cell table:number-columns-repeated="1022"/>
        </table:table-row>
        <table:table-row table:style-name="ro1">
          <table:table-cell office:value-type="string">
            <text:p>Start Kinetic</text:p>
          </table:table-cell>
          <table:table-cell office:value-type="string">
            <text:p>Runtime 20:00:00 (HH:MM:SS), Interval 0:02:00, 601 Reads</text:p>
          </table:table-cell>
          <table:table-cell table:number-columns-repeated="1022"/>
        </table:table-row>
        <table:table-row table:style-name="ro1">
          <table:table-cell office:value-type="string">
            <text:p><text:s text:c="4"/>Read</text:p>
          </table:table-cell>
          <table:table-cell office:value-type="string">
            <text:p>Fluorescence Endpoi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1..I1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lter Set 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4"/>Excitation: 532, <text:s/>Emission: 665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4"/>Optics: Bottom, <text:s/>Gain: 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Light Source: Xenon Flash, <text:s/>Lamp Energy: Hig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ad Speed: Normal, <text:s/>Delay: 100 msec, <text:s/>Measurements/Data Point: 10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ad Height: 9.5 mm</text:p>
          </table:table-cell>
          <table:table-cell table:number-columns-repeated="1022"/>
        </table:table-row>
        <table:table-row table:style-name="ro1">
          <table:table-cell office:value-type="string">
            <text:p>End Kinetic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Raw Data" table:style-name="ta2" table:print="false">
        <office:forms form:automatic-focus="false" form:apply-design-mode="false"/>
        <table:table-column table:style-name="co3" table:number-columns-repeated="1024" table:default-cell-style-name="Excel_20_Built-in_20_Normal"/>
        <table:table-row table:style-name="ro1">
          <table:table-cell office:value-type="string">
            <text:p>Scaffold at 10nM</text:p>
          </table:table-cell>
          <table:table-cell table:number-columns-repeated="1023"/>
        </table:table-row>
        <table:table-row table:style-name="ro1">
          <table:table-cell office:value-type="string">
            <text:p>All other strands at 20nM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5" table:number-columns-repeated="2"/>
          <table:table-cell table:style-name="ce5" office:value-type="string">
            <text:p>V1 only (Cy3)</text:p>
          </table:table-cell>
          <table:table-cell table:style-name="ce5" office:value-type="string">
            <text:p>V2 only (Cy5)</text:p>
          </table:table-cell>
          <table:table-cell table:style-name="ce5" office:value-type="string">
            <text:p>V1+V2 + staples</text:p>
          </table:table-cell>
          <table:table-cell table:style-name="ce5" office:value-type="string">
            <text:p>V1 + V2 + short scaffold</text:p>
          </table:table-cell>
          <table:table-cell table:style-name="ce5" office:value-type="string">
            <text:p>V1 + V2 + staples + short scaffold</text:p>
          </table:table-cell>
          <table:table-cell table:style-name="ce5" office:value-type="string">
            <text:p>V1 + V2 + staples + long scaffold</text:p>
          </table:table-cell>
          <table:table-cell table:style-name="ce5" office:value-type="string">
            <text:p>H1+H2 + left staple</text:p>
          </table:table-cell>
          <table:table-cell table:style-name="ce5" office:value-type="string">
            <text:p>H1 + H2 + left staple + long scaffold</text:p>
          </table:table-cell>
          <table:table-cell table:style-name="ce5" office:value-type="string">
            <text:p>H1 + H2 + both staples + long scaffold</text:p>
          </table:table-cell>
          <table:table-cell table:style-name="ce5" office:value-type="string">
            <text:p>V1 only (Cy3)</text:p>
          </table:table-cell>
          <table:table-cell table:style-name="ce5" office:value-type="string">
            <text:p>V2 only (Cy5)</text:p>
          </table:table-cell>
          <table:table-cell table:style-name="ce5" office:value-type="string">
            <text:p>V1+V2 + staples</text:p>
          </table:table-cell>
          <table:table-cell table:style-name="ce5" office:value-type="string">
            <text:p>V1 + V2 + short scaffold</text:p>
          </table:table-cell>
          <table:table-cell table:style-name="ce5" office:value-type="string">
            <text:p>V1 + V2 + staples + short scaffold</text:p>
          </table:table-cell>
          <table:table-cell table:style-name="ce5" office:value-type="string">
            <text:p>V1 + V2 + staples + long scaffold</text:p>
          </table:table-cell>
          <table:table-cell table:style-name="ce5" office:value-type="string">
            <text:p>H1+H2 + left staple</text:p>
          </table:table-cell>
          <table:table-cell table:style-name="ce5" office:value-type="string">
            <text:p>H1 + H2 + left staple + long scaffold</text:p>
          </table:table-cell>
          <table:table-cell table:style-name="ce5" office:value-type="string">
            <text:p>H1 + H2 + both staples + long scaffold</text:p>
          </table:table-cell>
          <table:table-cell table:style-name="ce5" office:value-type="string">
            <text:p>V1 only (Cy3)</text:p>
          </table:table-cell>
          <table:table-cell table:style-name="ce5" office:value-type="string">
            <text:p>V2 only (Cy5)</text:p>
          </table:table-cell>
          <table:table-cell table:style-name="ce5" office:value-type="string">
            <text:p>V1+V2 + staples</text:p>
          </table:table-cell>
          <table:table-cell table:style-name="ce5" office:value-type="string">
            <text:p>V1 + V2 + short scaffold</text:p>
          </table:table-cell>
          <table:table-cell table:style-name="ce5" office:value-type="string">
            <text:p>V1 + V2 + staples + short scaffold</text:p>
          </table:table-cell>
          <table:table-cell table:style-name="ce5" office:value-type="string">
            <text:p>V1 + V2 + staples + long scaffold</text:p>
          </table:table-cell>
          <table:table-cell table:style-name="ce5" office:value-type="string">
            <text:p>H1+H2 + left staple</text:p>
          </table:table-cell>
          <table:table-cell table:style-name="ce5" office:value-type="string">
            <text:p>H1 + H2 + left staple + long scaffold</text:p>
          </table:table-cell>
          <table:table-cell table:style-name="ce5" office:value-type="string">
            <text:p>H1 + H2 + both staples + long scaffold</text:p>
          </table:table-cell>
          <table:table-cell table:style-name="ce5" table:number-columns-repeated="994"/>
          <table:table-cell table:style-name="Default"/>
        </table:table-row>
        <table:table-row table:style-name="ro4">
          <table:table-cell table:style-name="ce6" office:value-type="string">
            <text:p>Time</text:p>
          </table:table-cell>
          <table:table-cell table:style-name="ce6" office:value-type="string">
            <text:p>T° 532,665</text:p>
          </table:table-cell>
          <table:table-cell table:style-name="ce6" office:value-type="string">
            <text:p>G1</text:p>
          </table:table-cell>
          <table:table-cell table:style-name="ce6" office:value-type="string">
            <text:p>G3</text:p>
          </table:table-cell>
          <table:table-cell table:style-name="ce6" office:value-type="string">
            <text:p>G5</text:p>
          </table:table-cell>
          <table:table-cell table:style-name="ce6" office:value-type="string">
            <text:p>G7</text:p>
          </table:table-cell>
          <table:table-cell table:style-name="ce6" office:value-type="string">
            <text:p>G9</text:p>
          </table:table-cell>
          <table:table-cell table:style-name="ce6" office:value-type="string">
            <text:p>G11</text:p>
          </table:table-cell>
          <table:table-cell table:style-name="ce6" office:value-type="string">
            <text:p>G13</text:p>
          </table:table-cell>
          <table:table-cell table:style-name="ce6" office:value-type="string">
            <text:p>G15</text:p>
          </table:table-cell>
          <table:table-cell table:style-name="ce6" office:value-type="string">
            <text:p>G17</text:p>
          </table:table-cell>
          <table:table-cell table:style-name="ce6" office:value-type="string">
            <text:p>H1</text:p>
          </table:table-cell>
          <table:table-cell table:style-name="ce6" office:value-type="string">
            <text:p>H3</text:p>
          </table:table-cell>
          <table:table-cell table:style-name="ce6" office:value-type="string">
            <text:p>H5</text:p>
          </table:table-cell>
          <table:table-cell table:style-name="ce6" office:value-type="string">
            <text:p>H7</text:p>
          </table:table-cell>
          <table:table-cell table:style-name="ce6" office:value-type="string">
            <text:p>H9</text:p>
          </table:table-cell>
          <table:table-cell table:style-name="ce6" office:value-type="string">
            <text:p>H11</text:p>
          </table:table-cell>
          <table:table-cell table:style-name="ce6" office:value-type="string">
            <text:p>H13</text:p>
          </table:table-cell>
          <table:table-cell table:style-name="ce6" office:value-type="string">
            <text:p>H15</text:p>
          </table:table-cell>
          <table:table-cell table:style-name="ce6" office:value-type="string">
            <text:p>H17</text:p>
          </table:table-cell>
          <table:table-cell table:style-name="ce6" office:value-type="string">
            <text:p>I1</text:p>
          </table:table-cell>
          <table:table-cell table:style-name="ce6" office:value-type="string">
            <text:p>I3</text:p>
          </table:table-cell>
          <table:table-cell table:style-name="ce6" office:value-type="string">
            <text:p>I5</text:p>
          </table:table-cell>
          <table:table-cell table:style-name="ce6" office:value-type="string">
            <text:p>I7</text:p>
          </table:table-cell>
          <table:table-cell table:style-name="ce6" office:value-type="string">
            <text:p>I9</text:p>
          </table:table-cell>
          <table:table-cell table:style-name="ce6" office:value-type="string">
            <text:p>I11</text:p>
          </table:table-cell>
          <table:table-cell table:style-name="ce6" office:value-type="string">
            <text:p>I13</text:p>
          </table:table-cell>
          <table:table-cell table:style-name="ce6" office:value-type="string">
            <text:p>I15</text:p>
          </table:table-cell>
          <table:table-cell table:style-name="ce6" office:value-type="string">
            <text:p>I1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97">
            <text:p>297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02M00S">
            <text:p>0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93">
            <text:p>293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86">
            <text:p>8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04M00S">
            <text:p>0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96">
            <text:p>9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06M00S">
            <text:p>0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08M00S">
            <text:p>0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81">
            <text:p>28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81">
            <text:p>8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10M00S">
            <text:p>0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84">
            <text:p>84</text:p>
          </table:table-cell>
          <table:table-cell table:number-columns-repeated="2" table:style-name="ce8" office:value-type="float" office:value="98">
            <text:p>98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12M00S">
            <text:p>0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83">
            <text:p>8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14M00S">
            <text:p>0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16M00S">
            <text:p>0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94">
            <text:p>9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18M00S">
            <text:p>0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91">
            <text:p>9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20M00S">
            <text:p>0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89">
            <text:p>8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22M00S">
            <text:p>0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08">
            <text:p>10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24M00S">
            <text:p>0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96">
            <text:p>9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26M00S">
            <text:p>0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28M00S">
            <text:p>0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09">
            <text:p>10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30M00S">
            <text:p>0:30:00</text:p>
          </table:table-cell>
          <table:table-cell table:style-name="ce8" office:value-type="float" office:value="25.1">
            <text:p>25.1</text:p>
          </table:table-cell>
          <table:table-cell table:number-columns-repeated="2" table:style-name="ce8" office:value-type="float" office:value="42">
            <text:p>42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0">
            <text:p>120</text:p>
          </table:table-cell>
          <table:table-cell table:number-columns-repeated="2" table:style-name="ce8" office:value-type="float" office:value="155">
            <text:p>155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82">
            <text:p>282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32M00S">
            <text:p>0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94">
            <text:p>9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34M00S">
            <text:p>0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36M00S">
            <text:p>0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38M00S">
            <text:p>0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03">
            <text:p>10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40M00S">
            <text:p>0:40:00</text:p>
          </table:table-cell>
          <table:table-cell table:style-name="ce8" office:value-type="float" office:value="25.1">
            <text:p>25.1</text:p>
          </table:table-cell>
          <table:table-cell table:number-columns-repeated="2" table:style-name="ce8" office:value-type="float" office:value="36">
            <text:p>36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42M00S">
            <text:p>0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89">
            <text:p>8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44M00S">
            <text:p>0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86">
            <text:p>8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46M00S">
            <text:p>0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88">
            <text:p>8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48M00S">
            <text:p>0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3">
            <text:p>93</text:p>
          </table:table-cell>
          <table:table-cell table:number-columns-repeated="2" table:style-name="ce8" office:value-type="float" office:value="209">
            <text:p>209</text:p>
          </table:table-cell>
          <table:table-cell table:style-name="ce8" office:value-type="float" office:value="281">
            <text:p>281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90">
            <text:p>9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50M00S">
            <text:p>0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87">
            <text:p>8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52M00S">
            <text:p>0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54M00S">
            <text:p>0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56M00S">
            <text:p>0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58M00S">
            <text:p>0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77">
            <text:p>77</text:p>
          </table:table-cell>
          <table:table-cell table:number-columns-repeated="2" table:style-name="ce8" office:value-type="float" office:value="41">
            <text:p>41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86">
            <text:p>8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00M00S">
            <text:p>1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30">
            <text:p>230</text:p>
          </table:table-cell>
          <table:table-cell table:number-columns-repeated="2" table:style-name="ce8" office:value-type="float" office:value="148">
            <text:p>148</text:p>
          </table:table-cell>
          <table:table-cell table:style-name="ce8" office:value-type="float" office:value="94">
            <text:p>9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02M00S">
            <text:p>1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04M00S">
            <text:p>1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06M00S">
            <text:p>1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08M00S">
            <text:p>1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10M00S">
            <text:p>1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1">
            <text:p>9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12M00S">
            <text:p>1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09">
            <text:p>10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14M00S">
            <text:p>1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10">
            <text:p>11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16M00S">
            <text:p>1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18M00S">
            <text:p>1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20M00S">
            <text:p>1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22M00S">
            <text:p>1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63">
            <text:p>63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08">
            <text:p>10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24M00S">
            <text:p>1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0">
            <text:p>120</text:p>
          </table:table-cell>
          <table:table-cell table:number-columns-repeated="2" table:style-name="ce8" office:value-type="float" office:value="165">
            <text:p>165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86">
            <text:p>8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26M00S">
            <text:p>1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28M00S">
            <text:p>1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02">
            <text:p>10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30M00S">
            <text:p>1:30:00</text:p>
          </table:table-cell>
          <table:table-cell table:style-name="ce8" office:value-type="float" office:value="25.1">
            <text:p>25.1</text:p>
          </table:table-cell>
          <table:table-cell table:number-columns-repeated="2" table:style-name="ce8" office:value-type="float" office:value="39">
            <text:p>39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32M00S">
            <text:p>1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96">
            <text:p>9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34M00S">
            <text:p>1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09">
            <text:p>10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36M00S">
            <text:p>1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90">
            <text:p>9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38M00S">
            <text:p>1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79">
            <text:p>79</text:p>
          </table:table-cell>
          <table:table-cell table:number-columns-repeated="2" table:style-name="ce8" office:value-type="float" office:value="101">
            <text:p>101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87">
            <text:p>8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40M00S">
            <text:p>1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42M00S">
            <text:p>1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94">
            <text:p>9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44M00S">
            <text:p>1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03">
            <text:p>10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46M00S">
            <text:p>1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39">
            <text:p>139</text:p>
          </table:table-cell>
          <table:table-cell table:number-columns-repeated="2" table:style-name="ce8" office:value-type="float" office:value="165">
            <text:p>16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48M00S">
            <text:p>1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06">
            <text:p>10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50M00S">
            <text:p>1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77">
            <text:p>277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52M00S">
            <text:p>1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91">
            <text:p>9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54M00S">
            <text:p>1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05">
            <text:p>10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56M00S">
            <text:p>1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96">
            <text:p>9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1H58M00S">
            <text:p>1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00M00S">
            <text:p>2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02M00S">
            <text:p>2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04M00S">
            <text:p>2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06M00S">
            <text:p>2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232">
            <text:p>232</text:p>
          </table:table-cell>
          <table:table-cell table:number-columns-repeated="2" table:style-name="ce8" office:value-type="float" office:value="141">
            <text:p>141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08M00S">
            <text:p>2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10M00S">
            <text:p>2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12M00S">
            <text:p>2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14M00S">
            <text:p>2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16M00S">
            <text:p>2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2">
            <text:p>72</text:p>
          </table:table-cell>
          <table:table-cell table:number-columns-repeated="2" table:style-name="ce8" office:value-type="float" office:value="104">
            <text:p>104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06">
            <text:p>10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18M00S">
            <text:p>2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20M00S">
            <text:p>2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22M00S">
            <text:p>2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77">
            <text:p>277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24M00S">
            <text:p>2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26M00S">
            <text:p>2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28M00S">
            <text:p>2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04">
            <text:p>10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30M00S">
            <text:p>2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70">
            <text:p>70</text:p>
          </table:table-cell>
          <table:table-cell table:number-columns-repeated="2" table:style-name="ce8" office:value-type="float" office:value="43">
            <text:p>43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32M00S">
            <text:p>2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05">
            <text:p>10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34M00S">
            <text:p>2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96">
            <text:p>9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36M00S">
            <text:p>2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38M00S">
            <text:p>2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19">
            <text:p>11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40M00S">
            <text:p>2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42M00S">
            <text:p>2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44M00S">
            <text:p>2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10">
            <text:p>11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46M00S">
            <text:p>2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73">
            <text:p>73</text:p>
          </table:table-cell>
          <table:table-cell table:number-columns-repeated="2" table:style-name="ce8" office:value-type="float" office:value="99">
            <text:p>99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18">
            <text:p>218</text:p>
          </table:table-cell>
          <table:table-cell table:number-columns-repeated="2" table:style-name="ce8" office:value-type="float" office:value="146">
            <text:p>146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48M00S">
            <text:p>2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8">
            <text:p>78</text:p>
          </table:table-cell>
          <table:table-cell table:number-columns-repeated="2" table:style-name="ce8" office:value-type="float" office:value="101">
            <text:p>101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86">
            <text:p>8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50M00S">
            <text:p>2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03">
            <text:p>10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52M00S">
            <text:p>2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54M00S">
            <text:p>2:54:00</text:p>
          </table:table-cell>
          <table:table-cell table:style-name="ce8" office:value-type="float" office:value="25.1">
            <text:p>25.1</text:p>
          </table:table-cell>
          <table:table-cell table:number-columns-repeated="2" table:style-name="ce8" office:value-type="float" office:value="37">
            <text:p>37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14">
            <text:p>214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56M00S">
            <text:p>2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2H58M00S">
            <text:p>2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00M00S">
            <text:p>3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02M00S">
            <text:p>3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78">
            <text:p>278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04M00S">
            <text:p>3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69">
            <text:p>69</text:p>
          </table:table-cell>
          <table:table-cell table:number-columns-repeated="2" table:style-name="ce8" office:value-type="float" office:value="39">
            <text:p>39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06M00S">
            <text:p>3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11">
            <text:p>11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08M00S">
            <text:p>3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108">
            <text:p>108</text:p>
          </table:table-cell>
          <table:table-cell table:number-columns-repeated="2" table:style-name="ce8" office:value-type="float" office:value="226">
            <text:p>226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06">
            <text:p>10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10M00S">
            <text:p>3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02">
            <text:p>10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12M00S">
            <text:p>3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6">
            <text:p>56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89">
            <text:p>8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14M00S">
            <text:p>3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05">
            <text:p>205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09">
            <text:p>10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16M00S">
            <text:p>3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04">
            <text:p>10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18M00S">
            <text:p>3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94">
            <text:p>9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20M00S">
            <text:p>3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22M00S">
            <text:p>3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81">
            <text:p>8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24M00S">
            <text:p>3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26M00S">
            <text:p>3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28M00S">
            <text:p>3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26">
            <text:p>126</text:p>
          </table:table-cell>
          <table:table-cell table:number-columns-repeated="2" table:style-name="ce8" office:value-type="float" office:value="164">
            <text:p>164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47">
            <text:p>247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12">
            <text:p>11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30M00S">
            <text:p>3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32M00S">
            <text:p>3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88">
            <text:p>8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34M00S">
            <text:p>3:3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36M00S">
            <text:p>3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69">
            <text:p>69</text:p>
          </table:table-cell>
          <table:table-cell table:number-columns-repeated="2" table:style-name="ce8" office:value-type="float" office:value="42">
            <text:p>42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14">
            <text:p>11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38M00S">
            <text:p>3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72">
            <text:p>272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04">
            <text:p>10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40M00S">
            <text:p>3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42M00S">
            <text:p>3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86">
            <text:p>8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44M00S">
            <text:p>3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46M00S">
            <text:p>3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80">
            <text:p>80</text:p>
          </table:table-cell>
          <table:table-cell table:number-columns-repeated="2" table:style-name="ce8" office:value-type="float" office:value="42">
            <text:p>42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07">
            <text:p>10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48M00S">
            <text:p>3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16">
            <text:p>11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50M00S">
            <text:p>3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282">
            <text:p>282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98">
            <text:p>9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52M00S">
            <text:p>3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46">
            <text:p>246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02">
            <text:p>10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54M00S">
            <text:p>3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56M00S">
            <text:p>3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85">
            <text:p>8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3H58M00S">
            <text:p>3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87">
            <text:p>87</text:p>
          </table:table-cell>
          <table:table-cell table:number-columns-repeated="2" table:style-name="ce8" office:value-type="float" office:value="39">
            <text:p>39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08">
            <text:p>10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00M00S">
            <text:p>4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94">
            <text:p>194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02M00S">
            <text:p>4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04M00S">
            <text:p>4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06M00S">
            <text:p>4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07">
            <text:p>10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08M00S">
            <text:p>4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33">
            <text:p>133</text:p>
          </table:table-cell>
          <table:table-cell table:style-name="ce8" office:value-type="float" office:value="106">
            <text:p>10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10M00S">
            <text:p>4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12M00S">
            <text:p>4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14M00S">
            <text:p>4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04">
            <text:p>10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16M00S">
            <text:p>4:1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92">
            <text:p>192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93">
            <text:p>9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18M00S">
            <text:p>4:1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20M00S">
            <text:p>4:2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72">
            <text:p>72</text:p>
          </table:table-cell>
          <table:table-cell table:number-columns-repeated="2" table:style-name="ce8" office:value-type="float" office:value="38">
            <text:p>38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03">
            <text:p>10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22M00S">
            <text:p>4:2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07">
            <text:p>10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24M00S">
            <text:p>4:2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85">
            <text:p>85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08">
            <text:p>108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26M00S">
            <text:p>4:2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06">
            <text:p>10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28M00S">
            <text:p>4:2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59">
            <text:p>259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04">
            <text:p>10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30M00S">
            <text:p>4:3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10">
            <text:p>11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32M00S">
            <text:p>4:3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95">
            <text:p>95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231">
            <text:p>231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101">
            <text:p>10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34M00S">
            <text:p>4:34:00</text:p>
          </table:table-cell>
          <table:table-cell table:style-name="ce8" office:value-type="float" office:value="25.1">
            <text:p>25.1</text:p>
          </table:table-cell>
          <table:table-cell table:number-columns-repeated="2" table:style-name="ce8" office:value-type="float" office:value="38">
            <text:p>38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107">
            <text:p>10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36M00S">
            <text:p>4:3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208">
            <text:p>208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09">
            <text:p>10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38M00S">
            <text:p>4:3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82">
            <text:p>82</text:p>
          </table:table-cell>
          <table:table-cell table:number-columns-repeated="2" table:style-name="ce8" office:value-type="float" office:value="44">
            <text:p>44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74">
            <text:p>274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05">
            <text:p>10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40M00S">
            <text:p>4:4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89">
            <text:p>89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07">
            <text:p>10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42M00S">
            <text:p>4:4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58">
            <text:p>158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90">
            <text:p>90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94">
            <text:p>94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44M00S">
            <text:p>4:4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210">
            <text:p>210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12">
            <text:p>11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46M00S">
            <text:p>4:4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62">
            <text:p>162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81">
            <text:p>81</text:p>
          </table:table-cell>
          <table:table-cell table:number-columns-repeated="2" table:style-name="ce8" office:value-type="float" office:value="96">
            <text:p>96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16">
            <text:p>116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48M00S">
            <text:p>4:4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280">
            <text:p>280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50M00S">
            <text:p>4:5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83">
            <text:p>83</text:p>
          </table:table-cell>
          <table:table-cell table:number-columns-repeated="2" table:style-name="ce8" office:value-type="float" office:value="94">
            <text:p>94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279">
            <text:p>279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05">
            <text:p>10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52M00S">
            <text:p>4:5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154">
            <text:p>154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99">
            <text:p>9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54M00S">
            <text:p>4:5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3">
            <text:p>43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67">
            <text:p>167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87">
            <text:p>87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97">
            <text:p>97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56M00S">
            <text:p>4:5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196">
            <text:p>196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09">
            <text:p>109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4H58M00S">
            <text:p>4:5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71">
            <text:p>71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99">
            <text:p>99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206">
            <text:p>206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00">
            <text:p>10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00M00S">
            <text:p>5:0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79">
            <text:p>279</text:p>
          </table:table-cell>
          <table:table-cell table:style-name="ce8" office:value-type="float" office:value="237">
            <text:p>237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95">
            <text:p>9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02M00S">
            <text:p>5:0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74">
            <text:p>174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111">
            <text:p>111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04M00S">
            <text:p>5:0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170">
            <text:p>170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05">
            <text:p>10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06M00S">
            <text:p>5:06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117">
            <text:p>117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166">
            <text:p>16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110">
            <text:p>110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08M00S">
            <text:p>5:08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217">
            <text:p>217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13">
            <text:p>113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10M00S">
            <text:p>5:10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23">
            <text:p>123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97">
            <text:p>97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211">
            <text:p>211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148">
            <text:p>148</text:p>
          </table:table-cell>
          <table:table-cell table:style-name="ce8" office:value-type="float" office:value="92">
            <text:p>9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12M00S">
            <text:p>5:12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59">
            <text:p>159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124">
            <text:p>124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78">
            <text:p>178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68">
            <text:p>68</text:p>
          </table:table-cell>
          <table:table-cell table:number-columns-repeated="2" table:style-name="ce8" office:value-type="float" office:value="97">
            <text:p>97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139">
            <text:p>139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15">
            <text:p>115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5H14M00S">
            <text:p>5:14:00</text:p>
          </table:table-cell>
          <table:table-cell table:style-name="ce8" office:value-type="float" office:value="25.1">
            <text:p>25.1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19">
            <text:p>119</text:p>
          </table:table-cell>
          <table:table-cell table:style-name="ce8" office:value-type="float" office:value="195">
            <text:p>195</text:p>
          </table:table-cell>
          <table:table-cell table:style-name="ce8" office:value-type="float" office:value="149">
            <text:p>149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63">
            <text:p>163</text:p>
          </table:table-cell>
          <table:table-cell table:style-name="ce8" office:value-type="float" office:value="102">
            <text:p>102</text:p>
          </table:table-cell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>
          <table:table-cell table:style-name="ce7" office:value-type="time" office:time-value="PT00H00M00S">
            <text:p>0:00:00</text:p>
          </table:table-cell>
          <table:table-cell table:style-name="ce8" office:value-type="float" office:value="0">
            <text:p>0</text:p>
          </table:table-cell>
          <table:table-cell table:style-name="ce8" table:number-columns-repeated="27"/>
          <table:table-cell table:number-columns-repeated="995"/>
        </table:table-row>
        <table:table-row table:style-name="ro2" table:number-rows-repeated="1047968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Aggregate Data" table:style-name="ta3" table:print="false">
        <office:forms form:automatic-focus="false" form:apply-design-mode="false"/>
        <table:table-column table:style-name="co4" table:default-cell-style-name="ce9"/>
        <table:table-column table:style-name="co4" table:number-columns-repeated="9" table:default-cell-style-name="ce10"/>
        <table:table-row table:style-name="ro5">
          <table:table-cell table:style-name="Default" office:value-type="string">
            <text:p>Time</text:p>
          </table:table-cell>
          <table:table-cell table:style-name="ce5" office:value-type="string">
            <text:p>V1 only (Cy3)</text:p>
          </table:table-cell>
          <table:table-cell table:style-name="ce5" office:value-type="string">
            <text:p>V2 only (Cy5)</text:p>
          </table:table-cell>
          <table:table-cell table:style-name="ce5" office:value-type="string">
            <text:p>V1+V2 + staples</text:p>
          </table:table-cell>
          <table:table-cell table:style-name="ce5" office:value-type="string">
            <text:p>V1 + V2 + short scaffold</text:p>
          </table:table-cell>
          <table:table-cell table:style-name="ce5" office:value-type="string">
            <text:p>V1 + V2 + staples + short scaffold</text:p>
          </table:table-cell>
          <table:table-cell table:style-name="ce5" office:value-type="string">
            <text:p>V1 + V2 + staples + long scaffold</text:p>
          </table:table-cell>
          <table:table-cell table:style-name="ce5" office:value-type="string">
            <text:p>H1+H2 + left staple</text:p>
          </table:table-cell>
          <table:table-cell table:style-name="ce5" office:value-type="string">
            <text:p>H1 + H2 + left staple + long scaffold</text:p>
          </table:table-cell>
          <table:table-cell table:style-name="ce5" office:value-type="string">
            <text:p>H1 + H2 + both staples + long scaffold</text:p>
          </table:table-cell>
        </table:table-row>
        <table:table-row table:style-name="ro1">
          <table:table-cell table:formula="of:=['Raw Data'.A7]" office:value-type="time" office:time-value="PT00H00M00S">
            <text:p>00:00:00</text:p>
          </table:table-cell>
          <table:table-cell table:formula="of:=AVERAGE(['Raw Data'.C7];['Raw Data'.L7];['Raw Data'.U7])" office:value-type="float" office:value="67">
            <text:p>67</text:p>
          </table:table-cell>
          <table:table-cell table:formula="of:=AVERAGE(['Raw Data'.D7];['Raw Data'.M7];['Raw Data'.V7])" office:value-type="float" office:value="54">
            <text:p>54</text:p>
          </table:table-cell>
          <table:table-cell table:formula="of:=AVERAGE(['Raw Data'.E7];['Raw Data'.N7];['Raw Data'.W7])" office:value-type="float" office:value="208">
            <text:p>208</text:p>
          </table:table-cell>
          <table:table-cell table:formula="of:=AVERAGE(['Raw Data'.F7];['Raw Data'.O7];['Raw Data'.X7])" office:value-type="float" office:value="169.666666666667">
            <text:p>170</text:p>
          </table:table-cell>
          <table:table-cell table:formula="of:=AVERAGE(['Raw Data'.G7];['Raw Data'.P7];['Raw Data'.Y7])" office:value-type="float" office:value="220.333333333333">
            <text:p>220</text:p>
          </table:table-cell>
          <table:table-cell table:formula="of:=AVERAGE(['Raw Data'.H7];['Raw Data'.Q7];['Raw Data'.Z7])" office:value-type="float" office:value="189.333333333333">
            <text:p>189</text:p>
          </table:table-cell>
          <table:table-cell table:formula="of:=AVERAGE(['Raw Data'.I7];['Raw Data'.R7];['Raw Data'.AA7])" office:value-type="float" office:value="100">
            <text:p>100</text:p>
          </table:table-cell>
          <table:table-cell table:formula="of:=AVERAGE(['Raw Data'.J7];['Raw Data'.S7];['Raw Data'.AB7])" office:value-type="float" office:value="135">
            <text:p>135</text:p>
          </table:table-cell>
          <table:table-cell table:formula="of:=AVERAGE(['Raw Data'.K7];['Raw Data'.T7];['Raw Data'.AC7])" office:value-type="float" office:value="83.3333333333333">
            <text:p>83</text:p>
          </table:table-cell>
        </table:table-row>
        <table:table-row table:style-name="ro1">
          <table:table-cell table:formula="of:=['Raw Data'.A8]" office:value-type="time" office:time-value="PT00H02M00S">
            <text:p>00:02:00</text:p>
          </table:table-cell>
          <table:table-cell table:formula="of:=AVERAGE(['Raw Data'.C8];['Raw Data'.L8];['Raw Data'.U8])" office:value-type="float" office:value="67.3333333333333">
            <text:p>67</text:p>
          </table:table-cell>
          <table:table-cell table:formula="of:=AVERAGE(['Raw Data'.D8];['Raw Data'.M8];['Raw Data'.V8])" office:value-type="float" office:value="57.3333333333333">
            <text:p>57</text:p>
          </table:table-cell>
          <table:table-cell table:formula="of:=AVERAGE(['Raw Data'.E8];['Raw Data'.N8];['Raw Data'.W8])" office:value-type="float" office:value="198">
            <text:p>198</text:p>
          </table:table-cell>
          <table:table-cell table:formula="of:=AVERAGE(['Raw Data'.F8];['Raw Data'.O8];['Raw Data'.X8])" office:value-type="float" office:value="164.666666666667">
            <text:p>165</text:p>
          </table:table-cell>
          <table:table-cell table:formula="of:=AVERAGE(['Raw Data'.G8];['Raw Data'.P8];['Raw Data'.Y8])" office:value-type="float" office:value="212">
            <text:p>212</text:p>
          </table:table-cell>
          <table:table-cell table:formula="of:=AVERAGE(['Raw Data'.H8];['Raw Data'.Q8];['Raw Data'.Z8])" office:value-type="float" office:value="182">
            <text:p>182</text:p>
          </table:table-cell>
          <table:table-cell table:formula="of:=AVERAGE(['Raw Data'.I8];['Raw Data'.R8];['Raw Data'.AA8])" office:value-type="float" office:value="98">
            <text:p>98</text:p>
          </table:table-cell>
          <table:table-cell table:formula="of:=AVERAGE(['Raw Data'.J8];['Raw Data'.S8];['Raw Data'.AB8])" office:value-type="float" office:value="129.333333333333">
            <text:p>129</text:p>
          </table:table-cell>
          <table:table-cell table:formula="of:=AVERAGE(['Raw Data'.K8];['Raw Data'.T8];['Raw Data'.AC8])" office:value-type="float" office:value="77.3333333333333">
            <text:p>77</text:p>
          </table:table-cell>
        </table:table-row>
        <table:table-row table:style-name="ro1">
          <table:table-cell table:formula="of:=['Raw Data'.A9]" office:value-type="time" office:time-value="PT00H04M00S">
            <text:p>00:04:00</text:p>
          </table:table-cell>
          <table:table-cell table:formula="of:=AVERAGE(['Raw Data'.C9];['Raw Data'.L9];['Raw Data'.U9])" office:value-type="float" office:value="60">
            <text:p>60</text:p>
          </table:table-cell>
          <table:table-cell table:formula="of:=AVERAGE(['Raw Data'.D9];['Raw Data'.M9];['Raw Data'.V9])" office:value-type="float" office:value="51.6666666666667">
            <text:p>52</text:p>
          </table:table-cell>
          <table:table-cell table:formula="of:=AVERAGE(['Raw Data'.E9];['Raw Data'.N9];['Raw Data'.W9])" office:value-type="float" office:value="195.666666666667">
            <text:p>196</text:p>
          </table:table-cell>
          <table:table-cell table:formula="of:=AVERAGE(['Raw Data'.F9];['Raw Data'.O9];['Raw Data'.X9])" office:value-type="float" office:value="160.333333333333">
            <text:p>160</text:p>
          </table:table-cell>
          <table:table-cell table:formula="of:=AVERAGE(['Raw Data'.G9];['Raw Data'.P9];['Raw Data'.Y9])" office:value-type="float" office:value="211.666666666667">
            <text:p>212</text:p>
          </table:table-cell>
          <table:table-cell table:formula="of:=AVERAGE(['Raw Data'.H9];['Raw Data'.Q9];['Raw Data'.Z9])" office:value-type="float" office:value="178">
            <text:p>178</text:p>
          </table:table-cell>
          <table:table-cell table:formula="of:=AVERAGE(['Raw Data'.I9];['Raw Data'.R9];['Raw Data'.AA9])" office:value-type="float" office:value="93">
            <text:p>93</text:p>
          </table:table-cell>
          <table:table-cell table:formula="of:=AVERAGE(['Raw Data'.J9];['Raw Data'.S9];['Raw Data'.AB9])" office:value-type="float" office:value="125.666666666667">
            <text:p>126</text:p>
          </table:table-cell>
          <table:table-cell table:formula="of:=AVERAGE(['Raw Data'.K9];['Raw Data'.T9];['Raw Data'.AC9])" office:value-type="float" office:value="77">
            <text:p>77</text:p>
          </table:table-cell>
        </table:table-row>
        <table:table-row table:style-name="ro1">
          <table:table-cell table:formula="of:=['Raw Data'.A10]" office:value-type="time" office:time-value="PT00H06M00S">
            <text:p>00:06:00</text:p>
          </table:table-cell>
          <table:table-cell table:formula="of:=AVERAGE(['Raw Data'.C10];['Raw Data'.L10];['Raw Data'.U10])" office:value-type="float" office:value="68">
            <text:p>68</text:p>
          </table:table-cell>
          <table:table-cell table:formula="of:=AVERAGE(['Raw Data'.D10];['Raw Data'.M10];['Raw Data'.V10])" office:value-type="float" office:value="55.6666666666667">
            <text:p>56</text:p>
          </table:table-cell>
          <table:table-cell table:formula="of:=AVERAGE(['Raw Data'.E10];['Raw Data'.N10];['Raw Data'.W10])" office:value-type="float" office:value="200.333333333333">
            <text:p>200</text:p>
          </table:table-cell>
          <table:table-cell table:formula="of:=AVERAGE(['Raw Data'.F10];['Raw Data'.O10];['Raw Data'.X10])" office:value-type="float" office:value="156.666666666667">
            <text:p>157</text:p>
          </table:table-cell>
          <table:table-cell table:formula="of:=AVERAGE(['Raw Data'.G10];['Raw Data'.P10];['Raw Data'.Y10])" office:value-type="float" office:value="215.333333333333">
            <text:p>215</text:p>
          </table:table-cell>
          <table:table-cell table:formula="of:=AVERAGE(['Raw Data'.H10];['Raw Data'.Q10];['Raw Data'.Z10])" office:value-type="float" office:value="181.333333333333">
            <text:p>181</text:p>
          </table:table-cell>
          <table:table-cell table:formula="of:=AVERAGE(['Raw Data'.I10];['Raw Data'.R10];['Raw Data'.AA10])" office:value-type="float" office:value="101.666666666667">
            <text:p>102</text:p>
          </table:table-cell>
          <table:table-cell table:formula="of:=AVERAGE(['Raw Data'.J10];['Raw Data'.S10];['Raw Data'.AB10])" office:value-type="float" office:value="130.333333333333">
            <text:p>130</text:p>
          </table:table-cell>
          <table:table-cell table:formula="of:=AVERAGE(['Raw Data'.K10];['Raw Data'.T10];['Raw Data'.AC10])" office:value-type="float" office:value="80.6666666666667">
            <text:p>81</text:p>
          </table:table-cell>
        </table:table-row>
        <table:table-row table:style-name="ro1">
          <table:table-cell table:formula="of:=['Raw Data'.A11]" office:value-type="time" office:time-value="PT00H08M00S">
            <text:p>00:08:00</text:p>
          </table:table-cell>
          <table:table-cell table:formula="of:=AVERAGE(['Raw Data'.C11];['Raw Data'.L11];['Raw Data'.U11])" office:value-type="float" office:value="64.6666666666667">
            <text:p>65</text:p>
          </table:table-cell>
          <table:table-cell table:formula="of:=AVERAGE(['Raw Data'.D11];['Raw Data'.M11];['Raw Data'.V11])" office:value-type="float" office:value="49.6666666666667">
            <text:p>50</text:p>
          </table:table-cell>
          <table:table-cell table:formula="of:=AVERAGE(['Raw Data'.E11];['Raw Data'.N11];['Raw Data'.W11])" office:value-type="float" office:value="193">
            <text:p>193</text:p>
          </table:table-cell>
          <table:table-cell table:formula="of:=AVERAGE(['Raw Data'.F11];['Raw Data'.O11];['Raw Data'.X11])" office:value-type="float" office:value="162">
            <text:p>162</text:p>
          </table:table-cell>
          <table:table-cell table:formula="of:=AVERAGE(['Raw Data'.G11];['Raw Data'.P11];['Raw Data'.Y11])" office:value-type="float" office:value="205.666666666667">
            <text:p>206</text:p>
          </table:table-cell>
          <table:table-cell table:formula="of:=AVERAGE(['Raw Data'.H11];['Raw Data'.Q11];['Raw Data'.Z11])" office:value-type="float" office:value="180">
            <text:p>180</text:p>
          </table:table-cell>
          <table:table-cell table:formula="of:=AVERAGE(['Raw Data'.I11];['Raw Data'.R11];['Raw Data'.AA11])" office:value-type="float" office:value="99.3333333333333">
            <text:p>99</text:p>
          </table:table-cell>
          <table:table-cell table:formula="of:=AVERAGE(['Raw Data'.J11];['Raw Data'.S11];['Raw Data'.AB11])" office:value-type="float" office:value="125.666666666667">
            <text:p>126</text:p>
          </table:table-cell>
          <table:table-cell table:formula="of:=AVERAGE(['Raw Data'.K11];['Raw Data'.T11];['Raw Data'.AC11])" office:value-type="float" office:value="78.3333333333333">
            <text:p>78</text:p>
          </table:table-cell>
        </table:table-row>
        <table:table-row table:style-name="ro1">
          <table:table-cell table:formula="of:=['Raw Data'.A12]" office:value-type="time" office:time-value="PT00H10M00S">
            <text:p>00:10:00</text:p>
          </table:table-cell>
          <table:table-cell table:formula="of:=AVERAGE(['Raw Data'.C12];['Raw Data'.L12];['Raw Data'.U12])" office:value-type="float" office:value="63.6666666666667">
            <text:p>64</text:p>
          </table:table-cell>
          <table:table-cell table:formula="of:=AVERAGE(['Raw Data'.D12];['Raw Data'.M12];['Raw Data'.V12])" office:value-type="float" office:value="56.6666666666667">
            <text:p>57</text:p>
          </table:table-cell>
          <table:table-cell table:formula="of:=AVERAGE(['Raw Data'.E12];['Raw Data'.N12];['Raw Data'.W12])" office:value-type="float" office:value="194.666666666667">
            <text:p>195</text:p>
          </table:table-cell>
          <table:table-cell table:formula="of:=AVERAGE(['Raw Data'.F12];['Raw Data'.O12];['Raw Data'.X12])" office:value-type="float" office:value="162">
            <text:p>162</text:p>
          </table:table-cell>
          <table:table-cell table:formula="of:=AVERAGE(['Raw Data'.G12];['Raw Data'.P12];['Raw Data'.Y12])" office:value-type="float" office:value="202.333333333333">
            <text:p>202</text:p>
          </table:table-cell>
          <table:table-cell table:formula="of:=AVERAGE(['Raw Data'.H12];['Raw Data'.Q12];['Raw Data'.Z12])" office:value-type="float" office:value="187">
            <text:p>187</text:p>
          </table:table-cell>
          <table:table-cell table:formula="of:=AVERAGE(['Raw Data'.I12];['Raw Data'.R12];['Raw Data'.AA12])" office:value-type="float" office:value="102">
            <text:p>102</text:p>
          </table:table-cell>
          <table:table-cell table:formula="of:=AVERAGE(['Raw Data'.J12];['Raw Data'.S12];['Raw Data'.AB12])" office:value-type="float" office:value="131">
            <text:p>131</text:p>
          </table:table-cell>
          <table:table-cell table:formula="of:=AVERAGE(['Raw Data'.K12];['Raw Data'.T12];['Raw Data'.AC12])" office:value-type="float" office:value="87">
            <text:p>87</text:p>
          </table:table-cell>
        </table:table-row>
        <table:table-row table:style-name="ro1">
          <table:table-cell table:formula="of:=['Raw Data'.A13]" office:value-type="time" office:time-value="PT00H12M00S">
            <text:p>00:12:00</text:p>
          </table:table-cell>
          <table:table-cell table:formula="of:=AVERAGE(['Raw Data'.C13];['Raw Data'.L13];['Raw Data'.U13])" office:value-type="float" office:value="58.3333333333333">
            <text:p>58</text:p>
          </table:table-cell>
          <table:table-cell table:formula="of:=AVERAGE(['Raw Data'.D13];['Raw Data'.M13];['Raw Data'.V13])" office:value-type="float" office:value="59.3333333333333">
            <text:p>59</text:p>
          </table:table-cell>
          <table:table-cell table:formula="of:=AVERAGE(['Raw Data'.E13];['Raw Data'.N13];['Raw Data'.W13])" office:value-type="float" office:value="197">
            <text:p>197</text:p>
          </table:table-cell>
          <table:table-cell table:formula="of:=AVERAGE(['Raw Data'.F13];['Raw Data'.O13];['Raw Data'.X13])" office:value-type="float" office:value="158">
            <text:p>158</text:p>
          </table:table-cell>
          <table:table-cell table:formula="of:=AVERAGE(['Raw Data'.G13];['Raw Data'.P13];['Raw Data'.Y13])" office:value-type="float" office:value="209.666666666667">
            <text:p>210</text:p>
          </table:table-cell>
          <table:table-cell table:formula="of:=AVERAGE(['Raw Data'.H13];['Raw Data'.Q13];['Raw Data'.Z13])" office:value-type="float" office:value="180">
            <text:p>180</text:p>
          </table:table-cell>
          <table:table-cell table:formula="of:=AVERAGE(['Raw Data'.I13];['Raw Data'.R13];['Raw Data'.AA13])" office:value-type="float" office:value="94.6666666666667">
            <text:p>95</text:p>
          </table:table-cell>
          <table:table-cell table:formula="of:=AVERAGE(['Raw Data'.J13];['Raw Data'.S13];['Raw Data'.AB13])" office:value-type="float" office:value="117.666666666667">
            <text:p>118</text:p>
          </table:table-cell>
          <table:table-cell table:formula="of:=AVERAGE(['Raw Data'.K13];['Raw Data'.T13];['Raw Data'.AC13])" office:value-type="float" office:value="79.6666666666667">
            <text:p>80</text:p>
          </table:table-cell>
        </table:table-row>
        <table:table-row table:style-name="ro1">
          <table:table-cell table:formula="of:=['Raw Data'.A14]" office:value-type="time" office:time-value="PT00H14M00S">
            <text:p>00:14:00</text:p>
          </table:table-cell>
          <table:table-cell table:formula="of:=AVERAGE(['Raw Data'.C14];['Raw Data'.L14];['Raw Data'.U14])" office:value-type="float" office:value="60">
            <text:p>60</text:p>
          </table:table-cell>
          <table:table-cell table:formula="of:=AVERAGE(['Raw Data'.D14];['Raw Data'.M14];['Raw Data'.V14])" office:value-type="float" office:value="59.3333333333333">
            <text:p>59</text:p>
          </table:table-cell>
          <table:table-cell table:formula="of:=AVERAGE(['Raw Data'.E14];['Raw Data'.N14];['Raw Data'.W14])" office:value-type="float" office:value="195">
            <text:p>195</text:p>
          </table:table-cell>
          <table:table-cell table:formula="of:=AVERAGE(['Raw Data'.F14];['Raw Data'.O14];['Raw Data'.X14])" office:value-type="float" office:value="164.333333333333">
            <text:p>164</text:p>
          </table:table-cell>
          <table:table-cell table:formula="of:=AVERAGE(['Raw Data'.G14];['Raw Data'.P14];['Raw Data'.Y14])" office:value-type="float" office:value="196">
            <text:p>196</text:p>
          </table:table-cell>
          <table:table-cell table:formula="of:=AVERAGE(['Raw Data'.H14];['Raw Data'.Q14];['Raw Data'.Z14])" office:value-type="float" office:value="180">
            <text:p>180</text:p>
          </table:table-cell>
          <table:table-cell table:formula="of:=AVERAGE(['Raw Data'.I14];['Raw Data'.R14];['Raw Data'.AA14])" office:value-type="float" office:value="95.6666666666667">
            <text:p>96</text:p>
          </table:table-cell>
          <table:table-cell table:formula="of:=AVERAGE(['Raw Data'.J14];['Raw Data'.S14];['Raw Data'.AB14])" office:value-type="float" office:value="117.333333333333">
            <text:p>117</text:p>
          </table:table-cell>
          <table:table-cell table:formula="of:=AVERAGE(['Raw Data'.K14];['Raw Data'.T14];['Raw Data'.AC14])" office:value-type="float" office:value="84.3333333333333">
            <text:p>84</text:p>
          </table:table-cell>
        </table:table-row>
        <table:table-row table:style-name="ro1">
          <table:table-cell table:formula="of:=['Raw Data'.A15]" office:value-type="time" office:time-value="PT00H16M00S">
            <text:p>00:16:00</text:p>
          </table:table-cell>
          <table:table-cell table:formula="of:=AVERAGE(['Raw Data'.C15];['Raw Data'.L15];['Raw Data'.U15])" office:value-type="float" office:value="63.3333333333333">
            <text:p>63</text:p>
          </table:table-cell>
          <table:table-cell table:formula="of:=AVERAGE(['Raw Data'.D15];['Raw Data'.M15];['Raw Data'.V15])" office:value-type="float" office:value="60.3333333333333">
            <text:p>60</text:p>
          </table:table-cell>
          <table:table-cell table:formula="of:=AVERAGE(['Raw Data'.E15];['Raw Data'.N15];['Raw Data'.W15])" office:value-type="float" office:value="193">
            <text:p>193</text:p>
          </table:table-cell>
          <table:table-cell table:formula="of:=AVERAGE(['Raw Data'.F15];['Raw Data'.O15];['Raw Data'.X15])" office:value-type="float" office:value="166.333333333333">
            <text:p>166</text:p>
          </table:table-cell>
          <table:table-cell table:formula="of:=AVERAGE(['Raw Data'.G15];['Raw Data'.P15];['Raw Data'.Y15])" office:value-type="float" office:value="195.666666666667">
            <text:p>196</text:p>
          </table:table-cell>
          <table:table-cell table:formula="of:=AVERAGE(['Raw Data'.H15];['Raw Data'.Q15];['Raw Data'.Z15])" office:value-type="float" office:value="176">
            <text:p>176</text:p>
          </table:table-cell>
          <table:table-cell table:formula="of:=AVERAGE(['Raw Data'.I15];['Raw Data'.R15];['Raw Data'.AA15])" office:value-type="float" office:value="95.6666666666667">
            <text:p>96</text:p>
          </table:table-cell>
          <table:table-cell table:formula="of:=AVERAGE(['Raw Data'.J15];['Raw Data'.S15];['Raw Data'.AB15])" office:value-type="float" office:value="129.666666666667">
            <text:p>130</text:p>
          </table:table-cell>
          <table:table-cell table:formula="of:=AVERAGE(['Raw Data'.K15];['Raw Data'.T15];['Raw Data'.AC15])" office:value-type="float" office:value="78.3333333333333">
            <text:p>78</text:p>
          </table:table-cell>
        </table:table-row>
        <table:table-row table:style-name="ro1">
          <table:table-cell table:formula="of:=['Raw Data'.A16]" office:value-type="time" office:time-value="PT00H18M00S">
            <text:p>00:18:00</text:p>
          </table:table-cell>
          <table:table-cell table:formula="of:=AVERAGE(['Raw Data'.C16];['Raw Data'.L16];['Raw Data'.U16])" office:value-type="float" office:value="60.3333333333333">
            <text:p>60</text:p>
          </table:table-cell>
          <table:table-cell table:formula="of:=AVERAGE(['Raw Data'.D16];['Raw Data'.M16];['Raw Data'.V16])" office:value-type="float" office:value="58.6666666666667">
            <text:p>59</text:p>
          </table:table-cell>
          <table:table-cell table:formula="of:=AVERAGE(['Raw Data'.E16];['Raw Data'.N16];['Raw Data'.W16])" office:value-type="float" office:value="192">
            <text:p>192</text:p>
          </table:table-cell>
          <table:table-cell table:formula="of:=AVERAGE(['Raw Data'.F16];['Raw Data'.O16];['Raw Data'.X16])" office:value-type="float" office:value="143">
            <text:p>143</text:p>
          </table:table-cell>
          <table:table-cell table:formula="of:=AVERAGE(['Raw Data'.G16];['Raw Data'.P16];['Raw Data'.Y16])" office:value-type="float" office:value="199.666666666667">
            <text:p>200</text:p>
          </table:table-cell>
          <table:table-cell table:formula="of:=AVERAGE(['Raw Data'.H16];['Raw Data'.Q16];['Raw Data'.Z16])" office:value-type="float" office:value="178">
            <text:p>178</text:p>
          </table:table-cell>
          <table:table-cell table:formula="of:=AVERAGE(['Raw Data'.I16];['Raw Data'.R16];['Raw Data'.AA16])" office:value-type="float" office:value="86">
            <text:p>86</text:p>
          </table:table-cell>
          <table:table-cell table:formula="of:=AVERAGE(['Raw Data'.J16];['Raw Data'.S16];['Raw Data'.AB16])" office:value-type="float" office:value="126">
            <text:p>126</text:p>
          </table:table-cell>
          <table:table-cell table:formula="of:=AVERAGE(['Raw Data'.K16];['Raw Data'.T16];['Raw Data'.AC16])" office:value-type="float" office:value="78.3333333333333">
            <text:p>78</text:p>
          </table:table-cell>
        </table:table-row>
        <table:table-row table:style-name="ro1">
          <table:table-cell table:formula="of:=['Raw Data'.A17]" office:value-type="time" office:time-value="PT00H20M00S">
            <text:p>00:20:00</text:p>
          </table:table-cell>
          <table:table-cell table:formula="of:=AVERAGE(['Raw Data'.C17];['Raw Data'.L17];['Raw Data'.U17])" office:value-type="float" office:value="66.3333333333333">
            <text:p>66</text:p>
          </table:table-cell>
          <table:table-cell table:formula="of:=AVERAGE(['Raw Data'.D17];['Raw Data'.M17];['Raw Data'.V17])" office:value-type="float" office:value="55.6666666666667">
            <text:p>56</text:p>
          </table:table-cell>
          <table:table-cell table:formula="of:=AVERAGE(['Raw Data'.E17];['Raw Data'.N17];['Raw Data'.W17])" office:value-type="float" office:value="193.666666666667">
            <text:p>194</text:p>
          </table:table-cell>
          <table:table-cell table:formula="of:=AVERAGE(['Raw Data'.F17];['Raw Data'.O17];['Raw Data'.X17])" office:value-type="float" office:value="143.666666666667">
            <text:p>144</text:p>
          </table:table-cell>
          <table:table-cell table:formula="of:=AVERAGE(['Raw Data'.G17];['Raw Data'.P17];['Raw Data'.Y17])" office:value-type="float" office:value="214.666666666667">
            <text:p>215</text:p>
          </table:table-cell>
          <table:table-cell table:formula="of:=AVERAGE(['Raw Data'.H17];['Raw Data'.Q17];['Raw Data'.Z17])" office:value-type="float" office:value="174.666666666667">
            <text:p>175</text:p>
          </table:table-cell>
          <table:table-cell table:formula="of:=AVERAGE(['Raw Data'.I17];['Raw Data'.R17];['Raw Data'.AA17])" office:value-type="float" office:value="95.6666666666667">
            <text:p>96</text:p>
          </table:table-cell>
          <table:table-cell table:formula="of:=AVERAGE(['Raw Data'.J17];['Raw Data'.S17];['Raw Data'.AB17])" office:value-type="float" office:value="126.333333333333">
            <text:p>126</text:p>
          </table:table-cell>
          <table:table-cell table:formula="of:=AVERAGE(['Raw Data'.K17];['Raw Data'.T17];['Raw Data'.AC17])" office:value-type="float" office:value="74.3333333333333">
            <text:p>74</text:p>
          </table:table-cell>
        </table:table-row>
        <table:table-row table:style-name="ro1">
          <table:table-cell table:formula="of:=['Raw Data'.A18]" office:value-type="time" office:time-value="PT00H22M00S">
            <text:p>00:22:00</text:p>
          </table:table-cell>
          <table:table-cell table:formula="of:=AVERAGE(['Raw Data'.C18];['Raw Data'.L18];['Raw Data'.U18])" office:value-type="float" office:value="56.6666666666667">
            <text:p>57</text:p>
          </table:table-cell>
          <table:table-cell table:formula="of:=AVERAGE(['Raw Data'.D18];['Raw Data'.M18];['Raw Data'.V18])" office:value-type="float" office:value="57">
            <text:p>57</text:p>
          </table:table-cell>
          <table:table-cell table:formula="of:=AVERAGE(['Raw Data'.E18];['Raw Data'.N18];['Raw Data'.W18])" office:value-type="float" office:value="191">
            <text:p>191</text:p>
          </table:table-cell>
          <table:table-cell table:formula="of:=AVERAGE(['Raw Data'.F18];['Raw Data'.O18];['Raw Data'.X18])" office:value-type="float" office:value="154">
            <text:p>154</text:p>
          </table:table-cell>
          <table:table-cell table:formula="of:=AVERAGE(['Raw Data'.G18];['Raw Data'.P18];['Raw Data'.Y18])" office:value-type="float" office:value="203.333333333333">
            <text:p>203</text:p>
          </table:table-cell>
          <table:table-cell table:formula="of:=AVERAGE(['Raw Data'.H18];['Raw Data'.Q18];['Raw Data'.Z18])" office:value-type="float" office:value="181.666666666667">
            <text:p>182</text:p>
          </table:table-cell>
          <table:table-cell table:formula="of:=AVERAGE(['Raw Data'.I18];['Raw Data'.R18];['Raw Data'.AA18])" office:value-type="float" office:value="102.333333333333">
            <text:p>102</text:p>
          </table:table-cell>
          <table:table-cell table:formula="of:=AVERAGE(['Raw Data'.J18];['Raw Data'.S18];['Raw Data'.AB18])" office:value-type="float" office:value="130">
            <text:p>130</text:p>
          </table:table-cell>
          <table:table-cell table:formula="of:=AVERAGE(['Raw Data'.K18];['Raw Data'.T18];['Raw Data'.AC18])" office:value-type="float" office:value="84">
            <text:p>84</text:p>
          </table:table-cell>
        </table:table-row>
        <table:table-row table:style-name="ro1">
          <table:table-cell table:formula="of:=['Raw Data'.A19]" office:value-type="time" office:time-value="PT00H24M00S">
            <text:p>00:24:00</text:p>
          </table:table-cell>
          <table:table-cell table:formula="of:=AVERAGE(['Raw Data'.C19];['Raw Data'.L19];['Raw Data'.U19])" office:value-type="float" office:value="62.3333333333333">
            <text:p>62</text:p>
          </table:table-cell>
          <table:table-cell table:formula="of:=AVERAGE(['Raw Data'.D19];['Raw Data'.M19];['Raw Data'.V19])" office:value-type="float" office:value="62">
            <text:p>62</text:p>
          </table:table-cell>
          <table:table-cell table:formula="of:=AVERAGE(['Raw Data'.E19];['Raw Data'.N19];['Raw Data'.W19])" office:value-type="float" office:value="186.666666666667">
            <text:p>187</text:p>
          </table:table-cell>
          <table:table-cell table:formula="of:=AVERAGE(['Raw Data'.F19];['Raw Data'.O19];['Raw Data'.X19])" office:value-type="float" office:value="156">
            <text:p>156</text:p>
          </table:table-cell>
          <table:table-cell table:formula="of:=AVERAGE(['Raw Data'.G19];['Raw Data'.P19];['Raw Data'.Y19])" office:value-type="float" office:value="208.666666666667">
            <text:p>209</text:p>
          </table:table-cell>
          <table:table-cell table:formula="of:=AVERAGE(['Raw Data'.H19];['Raw Data'.Q19];['Raw Data'.Z19])" office:value-type="float" office:value="181.333333333333">
            <text:p>181</text:p>
          </table:table-cell>
          <table:table-cell table:formula="of:=AVERAGE(['Raw Data'.I19];['Raw Data'.R19];['Raw Data'.AA19])" office:value-type="float" office:value="94">
            <text:p>94</text:p>
          </table:table-cell>
          <table:table-cell table:formula="of:=AVERAGE(['Raw Data'.J19];['Raw Data'.S19];['Raw Data'.AB19])" office:value-type="float" office:value="123.333333333333">
            <text:p>123</text:p>
          </table:table-cell>
          <table:table-cell table:formula="of:=AVERAGE(['Raw Data'.K19];['Raw Data'.T19];['Raw Data'.AC19])" office:value-type="float" office:value="83.6666666666667">
            <text:p>84</text:p>
          </table:table-cell>
        </table:table-row>
        <table:table-row table:style-name="ro1">
          <table:table-cell table:formula="of:=['Raw Data'.A20]" office:value-type="time" office:time-value="PT00H26M00S">
            <text:p>00:26:00</text:p>
          </table:table-cell>
          <table:table-cell table:formula="of:=AVERAGE(['Raw Data'.C20];['Raw Data'.L20];['Raw Data'.U20])" office:value-type="float" office:value="65.3333333333333">
            <text:p>65</text:p>
          </table:table-cell>
          <table:table-cell table:formula="of:=AVERAGE(['Raw Data'.D20];['Raw Data'.M20];['Raw Data'.V20])" office:value-type="float" office:value="60.6666666666667">
            <text:p>61</text:p>
          </table:table-cell>
          <table:table-cell table:formula="of:=AVERAGE(['Raw Data'.E20];['Raw Data'.N20];['Raw Data'.W20])" office:value-type="float" office:value="197">
            <text:p>197</text:p>
          </table:table-cell>
          <table:table-cell table:formula="of:=AVERAGE(['Raw Data'.F20];['Raw Data'.O20];['Raw Data'.X20])" office:value-type="float" office:value="148.333333333333">
            <text:p>148</text:p>
          </table:table-cell>
          <table:table-cell table:formula="of:=AVERAGE(['Raw Data'.G20];['Raw Data'.P20];['Raw Data'.Y20])" office:value-type="float" office:value="196">
            <text:p>196</text:p>
          </table:table-cell>
          <table:table-cell table:formula="of:=AVERAGE(['Raw Data'.H20];['Raw Data'.Q20];['Raw Data'.Z20])" office:value-type="float" office:value="192">
            <text:p>192</text:p>
          </table:table-cell>
          <table:table-cell table:formula="of:=AVERAGE(['Raw Data'.I20];['Raw Data'.R20];['Raw Data'.AA20])" office:value-type="float" office:value="97">
            <text:p>97</text:p>
          </table:table-cell>
          <table:table-cell table:formula="of:=AVERAGE(['Raw Data'.J20];['Raw Data'.S20];['Raw Data'.AB20])" office:value-type="float" office:value="123">
            <text:p>123</text:p>
          </table:table-cell>
          <table:table-cell table:formula="of:=AVERAGE(['Raw Data'.K20];['Raw Data'.T20];['Raw Data'.AC20])" office:value-type="float" office:value="81.3333333333333">
            <text:p>81</text:p>
          </table:table-cell>
        </table:table-row>
        <table:table-row table:style-name="ro1">
          <table:table-cell table:formula="of:=['Raw Data'.A21]" office:value-type="time" office:time-value="PT00H28M00S">
            <text:p>00:28:00</text:p>
          </table:table-cell>
          <table:table-cell table:formula="of:=AVERAGE(['Raw Data'.C21];['Raw Data'.L21];['Raw Data'.U21])" office:value-type="float" office:value="63">
            <text:p>63</text:p>
          </table:table-cell>
          <table:table-cell table:formula="of:=AVERAGE(['Raw Data'.D21];['Raw Data'.M21];['Raw Data'.V21])" office:value-type="float" office:value="55.3333333333333">
            <text:p>55</text:p>
          </table:table-cell>
          <table:table-cell table:formula="of:=AVERAGE(['Raw Data'.E21];['Raw Data'.N21];['Raw Data'.W21])" office:value-type="float" office:value="182">
            <text:p>182</text:p>
          </table:table-cell>
          <table:table-cell table:formula="of:=AVERAGE(['Raw Data'.F21];['Raw Data'.O21];['Raw Data'.X21])" office:value-type="float" office:value="162.333333333333">
            <text:p>162</text:p>
          </table:table-cell>
          <table:table-cell table:formula="of:=AVERAGE(['Raw Data'.G21];['Raw Data'.P21];['Raw Data'.Y21])" office:value-type="float" office:value="200.333333333333">
            <text:p>200</text:p>
          </table:table-cell>
          <table:table-cell table:formula="of:=AVERAGE(['Raw Data'.H21];['Raw Data'.Q21];['Raw Data'.Z21])" office:value-type="float" office:value="183.666666666667">
            <text:p>184</text:p>
          </table:table-cell>
          <table:table-cell table:formula="of:=AVERAGE(['Raw Data'.I21];['Raw Data'.R21];['Raw Data'.AA21])" office:value-type="float" office:value="92.6666666666667">
            <text:p>93</text:p>
          </table:table-cell>
          <table:table-cell table:formula="of:=AVERAGE(['Raw Data'.J21];['Raw Data'.S21];['Raw Data'.AB21])" office:value-type="float" office:value="131.666666666667">
            <text:p>132</text:p>
          </table:table-cell>
          <table:table-cell table:formula="of:=AVERAGE(['Raw Data'.K21];['Raw Data'.T21];['Raw Data'.AC21])" office:value-type="float" office:value="84.3333333333333">
            <text:p>84</text:p>
          </table:table-cell>
        </table:table-row>
        <table:table-row table:style-name="ro1">
          <table:table-cell table:formula="of:=['Raw Data'.A22]" office:value-type="time" office:time-value="PT00H30M00S">
            <text:p>00:30:00</text:p>
          </table:table-cell>
          <table:table-cell table:formula="of:=AVERAGE(['Raw Data'.C22];['Raw Data'.L22];['Raw Data'.U22])" office:value-type="float" office:value="57">
            <text:p>57</text:p>
          </table:table-cell>
          <table:table-cell table:formula="of:=AVERAGE(['Raw Data'.D22];['Raw Data'.M22];['Raw Data'.V22])" office:value-type="float" office:value="58">
            <text:p>58</text:p>
          </table:table-cell>
          <table:table-cell table:formula="of:=AVERAGE(['Raw Data'.E22];['Raw Data'.N22];['Raw Data'.W22])" office:value-type="float" office:value="197.666666666667">
            <text:p>198</text:p>
          </table:table-cell>
          <table:table-cell table:formula="of:=AVERAGE(['Raw Data'.F22];['Raw Data'.O22];['Raw Data'.X22])" office:value-type="float" office:value="153.333333333333">
            <text:p>153</text:p>
          </table:table-cell>
          <table:table-cell table:formula="of:=AVERAGE(['Raw Data'.G22];['Raw Data'.P22];['Raw Data'.Y22])" office:value-type="float" office:value="207">
            <text:p>207</text:p>
          </table:table-cell>
          <table:table-cell table:formula="of:=AVERAGE(['Raw Data'.H22];['Raw Data'.Q22];['Raw Data'.Z22])" office:value-type="float" office:value="179.333333333333">
            <text:p>179</text:p>
          </table:table-cell>
          <table:table-cell table:formula="of:=AVERAGE(['Raw Data'.I22];['Raw Data'.R22];['Raw Data'.AA22])" office:value-type="float" office:value="94.6666666666667">
            <text:p>95</text:p>
          </table:table-cell>
          <table:table-cell table:formula="of:=AVERAGE(['Raw Data'.J22];['Raw Data'.S22];['Raw Data'.AB22])" office:value-type="float" office:value="117.666666666667">
            <text:p>118</text:p>
          </table:table-cell>
          <table:table-cell table:formula="of:=AVERAGE(['Raw Data'.K22];['Raw Data'.T22];['Raw Data'.AC22])" office:value-type="float" office:value="81.3333333333333">
            <text:p>81</text:p>
          </table:table-cell>
        </table:table-row>
        <table:table-row table:style-name="ro1">
          <table:table-cell table:formula="of:=['Raw Data'.A23]" office:value-type="time" office:time-value="PT00H32M00S">
            <text:p>00:32:00</text:p>
          </table:table-cell>
          <table:table-cell table:formula="of:=AVERAGE(['Raw Data'.C23];['Raw Data'.L23];['Raw Data'.U23])" office:value-type="float" office:value="63">
            <text:p>63</text:p>
          </table:table-cell>
          <table:table-cell table:formula="of:=AVERAGE(['Raw Data'.D23];['Raw Data'.M23];['Raw Data'.V23])" office:value-type="float" office:value="54.3333333333333">
            <text:p>54</text:p>
          </table:table-cell>
          <table:table-cell table:formula="of:=AVERAGE(['Raw Data'.E23];['Raw Data'.N23];['Raw Data'.W23])" office:value-type="float" office:value="186.333333333333">
            <text:p>186</text:p>
          </table:table-cell>
          <table:table-cell table:formula="of:=AVERAGE(['Raw Data'.F23];['Raw Data'.O23];['Raw Data'.X23])" office:value-type="float" office:value="146.333333333333">
            <text:p>146</text:p>
          </table:table-cell>
          <table:table-cell table:formula="of:=AVERAGE(['Raw Data'.G23];['Raw Data'.P23];['Raw Data'.Y23])" office:value-type="float" office:value="196.333333333333">
            <text:p>196</text:p>
          </table:table-cell>
          <table:table-cell table:formula="of:=AVERAGE(['Raw Data'.H23];['Raw Data'.Q23];['Raw Data'.Z23])" office:value-type="float" office:value="177.666666666667">
            <text:p>178</text:p>
          </table:table-cell>
          <table:table-cell table:formula="of:=AVERAGE(['Raw Data'.I23];['Raw Data'.R23];['Raw Data'.AA23])" office:value-type="float" office:value="92.3333333333333">
            <text:p>92</text:p>
          </table:table-cell>
          <table:table-cell table:formula="of:=AVERAGE(['Raw Data'.J23];['Raw Data'.S23];['Raw Data'.AB23])" office:value-type="float" office:value="132">
            <text:p>132</text:p>
          </table:table-cell>
          <table:table-cell table:formula="of:=AVERAGE(['Raw Data'.K23];['Raw Data'.T23];['Raw Data'.AC23])" office:value-type="float" office:value="82">
            <text:p>82</text:p>
          </table:table-cell>
        </table:table-row>
        <table:table-row table:style-name="ro1">
          <table:table-cell table:formula="of:=['Raw Data'.A24]" office:value-type="time" office:time-value="PT00H34M00S">
            <text:p>00:34:00</text:p>
          </table:table-cell>
          <table:table-cell table:formula="of:=AVERAGE(['Raw Data'.C24];['Raw Data'.L24];['Raw Data'.U24])" office:value-type="float" office:value="61.3333333333333">
            <text:p>61</text:p>
          </table:table-cell>
          <table:table-cell table:formula="of:=AVERAGE(['Raw Data'.D24];['Raw Data'.M24];['Raw Data'.V24])" office:value-type="float" office:value="60.3333333333333">
            <text:p>60</text:p>
          </table:table-cell>
          <table:table-cell table:formula="of:=AVERAGE(['Raw Data'.E24];['Raw Data'.N24];['Raw Data'.W24])" office:value-type="float" office:value="188">
            <text:p>188</text:p>
          </table:table-cell>
          <table:table-cell table:formula="of:=AVERAGE(['Raw Data'.F24];['Raw Data'.O24];['Raw Data'.X24])" office:value-type="float" office:value="145">
            <text:p>145</text:p>
          </table:table-cell>
          <table:table-cell table:formula="of:=AVERAGE(['Raw Data'.G24];['Raw Data'.P24];['Raw Data'.Y24])" office:value-type="float" office:value="210">
            <text:p>210</text:p>
          </table:table-cell>
          <table:table-cell table:formula="of:=AVERAGE(['Raw Data'.H24];['Raw Data'.Q24];['Raw Data'.Z24])" office:value-type="float" office:value="179.333333333333">
            <text:p>179</text:p>
          </table:table-cell>
          <table:table-cell table:formula="of:=AVERAGE(['Raw Data'.I24];['Raw Data'.R24];['Raw Data'.AA24])" office:value-type="float" office:value="95">
            <text:p>95</text:p>
          </table:table-cell>
          <table:table-cell table:formula="of:=AVERAGE(['Raw Data'.J24];['Raw Data'.S24];['Raw Data'.AB24])" office:value-type="float" office:value="126.666666666667">
            <text:p>127</text:p>
          </table:table-cell>
          <table:table-cell table:formula="of:=AVERAGE(['Raw Data'.K24];['Raw Data'.T24];['Raw Data'.AC24])" office:value-type="float" office:value="85.3333333333333">
            <text:p>85</text:p>
          </table:table-cell>
        </table:table-row>
        <table:table-row table:style-name="ro1">
          <table:table-cell table:formula="of:=['Raw Data'.A25]" office:value-type="time" office:time-value="PT00H36M00S">
            <text:p>00:36:00</text:p>
          </table:table-cell>
          <table:table-cell table:formula="of:=AVERAGE(['Raw Data'.C25];['Raw Data'.L25];['Raw Data'.U25])" office:value-type="float" office:value="59.6666666666667">
            <text:p>60</text:p>
          </table:table-cell>
          <table:table-cell table:formula="of:=AVERAGE(['Raw Data'.D25];['Raw Data'.M25];['Raw Data'.V25])" office:value-type="float" office:value="50.6666666666667">
            <text:p>51</text:p>
          </table:table-cell>
          <table:table-cell table:formula="of:=AVERAGE(['Raw Data'.E25];['Raw Data'.N25];['Raw Data'.W25])" office:value-type="float" office:value="202">
            <text:p>202</text:p>
          </table:table-cell>
          <table:table-cell table:formula="of:=AVERAGE(['Raw Data'.F25];['Raw Data'.O25];['Raw Data'.X25])" office:value-type="float" office:value="147">
            <text:p>147</text:p>
          </table:table-cell>
          <table:table-cell table:formula="of:=AVERAGE(['Raw Data'.G25];['Raw Data'.P25];['Raw Data'.Y25])" office:value-type="float" office:value="203.666666666667">
            <text:p>204</text:p>
          </table:table-cell>
          <table:table-cell table:formula="of:=AVERAGE(['Raw Data'.H25];['Raw Data'.Q25];['Raw Data'.Z25])" office:value-type="float" office:value="176.333333333333">
            <text:p>176</text:p>
          </table:table-cell>
          <table:table-cell table:formula="of:=AVERAGE(['Raw Data'.I25];['Raw Data'.R25];['Raw Data'.AA25])" office:value-type="float" office:value="94.6666666666667">
            <text:p>95</text:p>
          </table:table-cell>
          <table:table-cell table:formula="of:=AVERAGE(['Raw Data'.J25];['Raw Data'.S25];['Raw Data'.AB25])" office:value-type="float" office:value="130">
            <text:p>130</text:p>
          </table:table-cell>
          <table:table-cell table:formula="of:=AVERAGE(['Raw Data'.K25];['Raw Data'.T25];['Raw Data'.AC25])" office:value-type="float" office:value="80">
            <text:p>80</text:p>
          </table:table-cell>
        </table:table-row>
        <table:table-row table:style-name="ro1">
          <table:table-cell table:formula="of:=['Raw Data'.A26]" office:value-type="time" office:time-value="PT00H38M00S">
            <text:p>00:38:00</text:p>
          </table:table-cell>
          <table:table-cell table:formula="of:=AVERAGE(['Raw Data'.C26];['Raw Data'.L26];['Raw Data'.U26])" office:value-type="float" office:value="63.6666666666667">
            <text:p>64</text:p>
          </table:table-cell>
          <table:table-cell table:formula="of:=AVERAGE(['Raw Data'.D26];['Raw Data'.M26];['Raw Data'.V26])" office:value-type="float" office:value="58.6666666666667">
            <text:p>59</text:p>
          </table:table-cell>
          <table:table-cell table:formula="of:=AVERAGE(['Raw Data'.E26];['Raw Data'.N26];['Raw Data'.W26])" office:value-type="float" office:value="196">
            <text:p>196</text:p>
          </table:table-cell>
          <table:table-cell table:formula="of:=AVERAGE(['Raw Data'.F26];['Raw Data'.O26];['Raw Data'.X26])" office:value-type="float" office:value="154.333333333333">
            <text:p>154</text:p>
          </table:table-cell>
          <table:table-cell table:formula="of:=AVERAGE(['Raw Data'.G26];['Raw Data'.P26];['Raw Data'.Y26])" office:value-type="float" office:value="207">
            <text:p>207</text:p>
          </table:table-cell>
          <table:table-cell table:formula="of:=AVERAGE(['Raw Data'.H26];['Raw Data'.Q26];['Raw Data'.Z26])" office:value-type="float" office:value="183.666666666667">
            <text:p>184</text:p>
          </table:table-cell>
          <table:table-cell table:formula="of:=AVERAGE(['Raw Data'.I26];['Raw Data'.R26];['Raw Data'.AA26])" office:value-type="float" office:value="93">
            <text:p>93</text:p>
          </table:table-cell>
          <table:table-cell table:formula="of:=AVERAGE(['Raw Data'.J26];['Raw Data'.S26];['Raw Data'.AB26])" office:value-type="float" office:value="125.333333333333">
            <text:p>125</text:p>
          </table:table-cell>
          <table:table-cell table:formula="of:=AVERAGE(['Raw Data'.K26];['Raw Data'.T26];['Raw Data'.AC26])" office:value-type="float" office:value="81">
            <text:p>81</text:p>
          </table:table-cell>
        </table:table-row>
        <table:table-row table:style-name="ro1">
          <table:table-cell table:formula="of:=['Raw Data'.A27]" office:value-type="time" office:time-value="PT00H40M00S">
            <text:p>00:40:00</text:p>
          </table:table-cell>
          <table:table-cell table:formula="of:=AVERAGE(['Raw Data'.C27];['Raw Data'.L27];['Raw Data'.U27])" office:value-type="float" office:value="56.6666666666667">
            <text:p>57</text:p>
          </table:table-cell>
          <table:table-cell table:formula="of:=AVERAGE(['Raw Data'.D27];['Raw Data'.M27];['Raw Data'.V27])" office:value-type="float" office:value="57.3333333333333">
            <text:p>57</text:p>
          </table:table-cell>
          <table:table-cell table:formula="of:=AVERAGE(['Raw Data'.E27];['Raw Data'.N27];['Raw Data'.W27])" office:value-type="float" office:value="191.333333333333">
            <text:p>191</text:p>
          </table:table-cell>
          <table:table-cell table:formula="of:=AVERAGE(['Raw Data'.F27];['Raw Data'.O27];['Raw Data'.X27])" office:value-type="float" office:value="164">
            <text:p>164</text:p>
          </table:table-cell>
          <table:table-cell table:formula="of:=AVERAGE(['Raw Data'.G27];['Raw Data'.P27];['Raw Data'.Y27])" office:value-type="float" office:value="206.666666666667">
            <text:p>207</text:p>
          </table:table-cell>
          <table:table-cell table:formula="of:=AVERAGE(['Raw Data'.H27];['Raw Data'.Q27];['Raw Data'.Z27])" office:value-type="float" office:value="181">
            <text:p>181</text:p>
          </table:table-cell>
          <table:table-cell table:formula="of:=AVERAGE(['Raw Data'.I27];['Raw Data'.R27];['Raw Data'.AA27])" office:value-type="float" office:value="97.3333333333333">
            <text:p>97</text:p>
          </table:table-cell>
          <table:table-cell table:formula="of:=AVERAGE(['Raw Data'.J27];['Raw Data'.S27];['Raw Data'.AB27])" office:value-type="float" office:value="132.666666666667">
            <text:p>133</text:p>
          </table:table-cell>
          <table:table-cell table:formula="of:=AVERAGE(['Raw Data'.K27];['Raw Data'.T27];['Raw Data'.AC27])" office:value-type="float" office:value="80.3333333333333">
            <text:p>80</text:p>
          </table:table-cell>
        </table:table-row>
        <table:table-row table:style-name="ro1">
          <table:table-cell table:formula="of:=['Raw Data'.A28]" office:value-type="time" office:time-value="PT00H42M00S">
            <text:p>00:42:00</text:p>
          </table:table-cell>
          <table:table-cell table:formula="of:=AVERAGE(['Raw Data'.C28];['Raw Data'.L28];['Raw Data'.U28])" office:value-type="float" office:value="66.6666666666667">
            <text:p>67</text:p>
          </table:table-cell>
          <table:table-cell table:formula="of:=AVERAGE(['Raw Data'.D28];['Raw Data'.M28];['Raw Data'.V28])" office:value-type="float" office:value="54.3333333333333">
            <text:p>54</text:p>
          </table:table-cell>
          <table:table-cell table:formula="of:=AVERAGE(['Raw Data'.E28];['Raw Data'.N28];['Raw Data'.W28])" office:value-type="float" office:value="192.666666666667">
            <text:p>193</text:p>
          </table:table-cell>
          <table:table-cell table:formula="of:=AVERAGE(['Raw Data'.F28];['Raw Data'.O28];['Raw Data'.X28])" office:value-type="float" office:value="148.333333333333">
            <text:p>148</text:p>
          </table:table-cell>
          <table:table-cell table:formula="of:=AVERAGE(['Raw Data'.G28];['Raw Data'.P28];['Raw Data'.Y28])" office:value-type="float" office:value="204.333333333333">
            <text:p>204</text:p>
          </table:table-cell>
          <table:table-cell table:formula="of:=AVERAGE(['Raw Data'.H28];['Raw Data'.Q28];['Raw Data'.Z28])" office:value-type="float" office:value="178.333333333333">
            <text:p>178</text:p>
          </table:table-cell>
          <table:table-cell table:formula="of:=AVERAGE(['Raw Data'.I28];['Raw Data'.R28];['Raw Data'.AA28])" office:value-type="float" office:value="95">
            <text:p>95</text:p>
          </table:table-cell>
          <table:table-cell table:formula="of:=AVERAGE(['Raw Data'.J28];['Raw Data'.S28];['Raw Data'.AB28])" office:value-type="float" office:value="134">
            <text:p>134</text:p>
          </table:table-cell>
          <table:table-cell table:formula="of:=AVERAGE(['Raw Data'.K28];['Raw Data'.T28];['Raw Data'.AC28])" office:value-type="float" office:value="77">
            <text:p>77</text:p>
          </table:table-cell>
        </table:table-row>
        <table:table-row table:style-name="ro1">
          <table:table-cell table:formula="of:=['Raw Data'.A29]" office:value-type="time" office:time-value="PT00H44M00S">
            <text:p>00:44:00</text:p>
          </table:table-cell>
          <table:table-cell table:formula="of:=AVERAGE(['Raw Data'.C29];['Raw Data'.L29];['Raw Data'.U29])" office:value-type="float" office:value="60.6666666666667">
            <text:p>61</text:p>
          </table:table-cell>
          <table:table-cell table:formula="of:=AVERAGE(['Raw Data'.D29];['Raw Data'.M29];['Raw Data'.V29])" office:value-type="float" office:value="55">
            <text:p>55</text:p>
          </table:table-cell>
          <table:table-cell table:formula="of:=AVERAGE(['Raw Data'.E29];['Raw Data'.N29];['Raw Data'.W29])" office:value-type="float" office:value="185.666666666667">
            <text:p>186</text:p>
          </table:table-cell>
          <table:table-cell table:formula="of:=AVERAGE(['Raw Data'.F29];['Raw Data'.O29];['Raw Data'.X29])" office:value-type="float" office:value="151.333333333333">
            <text:p>151</text:p>
          </table:table-cell>
          <table:table-cell table:formula="of:=AVERAGE(['Raw Data'.G29];['Raw Data'.P29];['Raw Data'.Y29])" office:value-type="float" office:value="204.333333333333">
            <text:p>204</text:p>
          </table:table-cell>
          <table:table-cell table:formula="of:=AVERAGE(['Raw Data'.H29];['Raw Data'.Q29];['Raw Data'.Z29])" office:value-type="float" office:value="178.666666666667">
            <text:p>179</text:p>
          </table:table-cell>
          <table:table-cell table:formula="of:=AVERAGE(['Raw Data'.I29];['Raw Data'.R29];['Raw Data'.AA29])" office:value-type="float" office:value="100">
            <text:p>100</text:p>
          </table:table-cell>
          <table:table-cell table:formula="of:=AVERAGE(['Raw Data'.J29];['Raw Data'.S29];['Raw Data'.AB29])" office:value-type="float" office:value="131.666666666667">
            <text:p>132</text:p>
          </table:table-cell>
          <table:table-cell table:formula="of:=AVERAGE(['Raw Data'.K29];['Raw Data'.T29];['Raw Data'.AC29])" office:value-type="float" office:value="73">
            <text:p>73</text:p>
          </table:table-cell>
        </table:table-row>
        <table:table-row table:style-name="ro1">
          <table:table-cell table:formula="of:=['Raw Data'.A30]" office:value-type="time" office:time-value="PT00H46M00S">
            <text:p>00:46:00</text:p>
          </table:table-cell>
          <table:table-cell table:formula="of:=AVERAGE(['Raw Data'.C30];['Raw Data'.L30];['Raw Data'.U30])" office:value-type="float" office:value="64.6666666666667">
            <text:p>65</text:p>
          </table:table-cell>
          <table:table-cell table:formula="of:=AVERAGE(['Raw Data'.D30];['Raw Data'.M30];['Raw Data'.V30])" office:value-type="float" office:value="57.3333333333333">
            <text:p>57</text:p>
          </table:table-cell>
          <table:table-cell table:formula="of:=AVERAGE(['Raw Data'.E30];['Raw Data'.N30];['Raw Data'.W30])" office:value-type="float" office:value="188.333333333333">
            <text:p>188</text:p>
          </table:table-cell>
          <table:table-cell table:formula="of:=AVERAGE(['Raw Data'.F30];['Raw Data'.O30];['Raw Data'.X30])" office:value-type="float" office:value="148.333333333333">
            <text:p>148</text:p>
          </table:table-cell>
          <table:table-cell table:formula="of:=AVERAGE(['Raw Data'.G30];['Raw Data'.P30];['Raw Data'.Y30])" office:value-type="float" office:value="203.333333333333">
            <text:p>203</text:p>
          </table:table-cell>
          <table:table-cell table:formula="of:=AVERAGE(['Raw Data'.H30];['Raw Data'.Q30];['Raw Data'.Z30])" office:value-type="float" office:value="178.666666666667">
            <text:p>179</text:p>
          </table:table-cell>
          <table:table-cell table:formula="of:=AVERAGE(['Raw Data'.I30];['Raw Data'.R30];['Raw Data'.AA30])" office:value-type="float" office:value="100">
            <text:p>100</text:p>
          </table:table-cell>
          <table:table-cell table:formula="of:=AVERAGE(['Raw Data'.J30];['Raw Data'.S30];['Raw Data'.AB30])" office:value-type="float" office:value="119">
            <text:p>119</text:p>
          </table:table-cell>
          <table:table-cell table:formula="of:=AVERAGE(['Raw Data'.K30];['Raw Data'.T30];['Raw Data'.AC30])" office:value-type="float" office:value="76.6666666666667">
            <text:p>77</text:p>
          </table:table-cell>
        </table:table-row>
        <table:table-row table:style-name="ro1">
          <table:table-cell table:formula="of:=['Raw Data'.A31]" office:value-type="time" office:time-value="PT00H48M00S">
            <text:p>00:48:00</text:p>
          </table:table-cell>
          <table:table-cell table:formula="of:=AVERAGE(['Raw Data'.C31];['Raw Data'.L31];['Raw Data'.U31])" office:value-type="float" office:value="59">
            <text:p>59</text:p>
          </table:table-cell>
          <table:table-cell table:formula="of:=AVERAGE(['Raw Data'.D31];['Raw Data'.M31];['Raw Data'.V31])" office:value-type="float" office:value="54.3333333333333">
            <text:p>54</text:p>
          </table:table-cell>
          <table:table-cell table:formula="of:=AVERAGE(['Raw Data'.E31];['Raw Data'.N31];['Raw Data'.W31])" office:value-type="float" office:value="182.333333333333">
            <text:p>182</text:p>
          </table:table-cell>
          <table:table-cell table:formula="of:=AVERAGE(['Raw Data'.F31];['Raw Data'.O31];['Raw Data'.X31])" office:value-type="float" office:value="147.666666666667">
            <text:p>148</text:p>
          </table:table-cell>
          <table:table-cell table:formula="of:=AVERAGE(['Raw Data'.G31];['Raw Data'.P31];['Raw Data'.Y31])" office:value-type="float" office:value="212">
            <text:p>212</text:p>
          </table:table-cell>
          <table:table-cell table:formula="of:=AVERAGE(['Raw Data'.H31];['Raw Data'.Q31];['Raw Data'.Z31])" office:value-type="float" office:value="171">
            <text:p>171</text:p>
          </table:table-cell>
          <table:table-cell table:formula="of:=AVERAGE(['Raw Data'.I31];['Raw Data'.R31];['Raw Data'.AA31])" office:value-type="float" office:value="97">
            <text:p>97</text:p>
          </table:table-cell>
          <table:table-cell table:formula="of:=AVERAGE(['Raw Data'.J31];['Raw Data'.S31];['Raw Data'.AB31])" office:value-type="float" office:value="123.666666666667">
            <text:p>124</text:p>
          </table:table-cell>
          <table:table-cell table:formula="of:=AVERAGE(['Raw Data'.K31];['Raw Data'.T31];['Raw Data'.AC31])" office:value-type="float" office:value="75.3333333333333">
            <text:p>75</text:p>
          </table:table-cell>
        </table:table-row>
        <table:table-row table:style-name="ro1">
          <table:table-cell table:formula="of:=['Raw Data'.A32]" office:value-type="time" office:time-value="PT00H50M00S">
            <text:p>00:50:00</text:p>
          </table:table-cell>
          <table:table-cell table:formula="of:=AVERAGE(['Raw Data'.C32];['Raw Data'.L32];['Raw Data'.U32])" office:value-type="float" office:value="60">
            <text:p>60</text:p>
          </table:table-cell>
          <table:table-cell table:formula="of:=AVERAGE(['Raw Data'.D32];['Raw Data'.M32];['Raw Data'.V32])" office:value-type="float" office:value="55.3333333333333">
            <text:p>55</text:p>
          </table:table-cell>
          <table:table-cell table:formula="of:=AVERAGE(['Raw Data'.E32];['Raw Data'.N32];['Raw Data'.W32])" office:value-type="float" office:value="185.333333333333">
            <text:p>185</text:p>
          </table:table-cell>
          <table:table-cell table:formula="of:=AVERAGE(['Raw Data'.F32];['Raw Data'.O32];['Raw Data'.X32])" office:value-type="float" office:value="151.333333333333">
            <text:p>151</text:p>
          </table:table-cell>
          <table:table-cell table:formula="of:=AVERAGE(['Raw Data'.G32];['Raw Data'.P32];['Raw Data'.Y32])" office:value-type="float" office:value="208.333333333333">
            <text:p>208</text:p>
          </table:table-cell>
          <table:table-cell table:formula="of:=AVERAGE(['Raw Data'.H32];['Raw Data'.Q32];['Raw Data'.Z32])" office:value-type="float" office:value="185">
            <text:p>185</text:p>
          </table:table-cell>
          <table:table-cell table:formula="of:=AVERAGE(['Raw Data'.I32];['Raw Data'.R32];['Raw Data'.AA32])" office:value-type="float" office:value="93">
            <text:p>93</text:p>
          </table:table-cell>
          <table:table-cell table:formula="of:=AVERAGE(['Raw Data'.J32];['Raw Data'.S32];['Raw Data'.AB32])" office:value-type="float" office:value="124">
            <text:p>124</text:p>
          </table:table-cell>
          <table:table-cell table:formula="of:=AVERAGE(['Raw Data'.K32];['Raw Data'.T32];['Raw Data'.AC32])" office:value-type="float" office:value="74.3333333333333">
            <text:p>74</text:p>
          </table:table-cell>
        </table:table-row>
        <table:table-row table:style-name="ro1">
          <table:table-cell table:formula="of:=['Raw Data'.A33]" office:value-type="time" office:time-value="PT00H52M00S">
            <text:p>00:52:00</text:p>
          </table:table-cell>
          <table:table-cell table:formula="of:=AVERAGE(['Raw Data'.C33];['Raw Data'.L33];['Raw Data'.U33])" office:value-type="float" office:value="56.3333333333333">
            <text:p>56</text:p>
          </table:table-cell>
          <table:table-cell table:formula="of:=AVERAGE(['Raw Data'.D33];['Raw Data'.M33];['Raw Data'.V33])" office:value-type="float" office:value="61">
            <text:p>61</text:p>
          </table:table-cell>
          <table:table-cell table:formula="of:=AVERAGE(['Raw Data'.E33];['Raw Data'.N33];['Raw Data'.W33])" office:value-type="float" office:value="201.333333333333">
            <text:p>201</text:p>
          </table:table-cell>
          <table:table-cell table:formula="of:=AVERAGE(['Raw Data'.F33];['Raw Data'.O33];['Raw Data'.X33])" office:value-type="float" office:value="159">
            <text:p>159</text:p>
          </table:table-cell>
          <table:table-cell table:formula="of:=AVERAGE(['Raw Data'.G33];['Raw Data'.P33];['Raw Data'.Y33])" office:value-type="float" office:value="201">
            <text:p>201</text:p>
          </table:table-cell>
          <table:table-cell table:formula="of:=AVERAGE(['Raw Data'.H33];['Raw Data'.Q33];['Raw Data'.Z33])" office:value-type="float" office:value="188.666666666667">
            <text:p>189</text:p>
          </table:table-cell>
          <table:table-cell table:formula="of:=AVERAGE(['Raw Data'.I33];['Raw Data'.R33];['Raw Data'.AA33])" office:value-type="float" office:value="99">
            <text:p>99</text:p>
          </table:table-cell>
          <table:table-cell table:formula="of:=AVERAGE(['Raw Data'.J33];['Raw Data'.S33];['Raw Data'.AB33])" office:value-type="float" office:value="129.666666666667">
            <text:p>130</text:p>
          </table:table-cell>
          <table:table-cell table:formula="of:=AVERAGE(['Raw Data'.K33];['Raw Data'.T33];['Raw Data'.AC33])" office:value-type="float" office:value="85.3333333333333">
            <text:p>85</text:p>
          </table:table-cell>
        </table:table-row>
        <table:table-row table:style-name="ro1">
          <table:table-cell table:formula="of:=['Raw Data'.A34]" office:value-type="time" office:time-value="PT00H54M00S">
            <text:p>00:54:00</text:p>
          </table:table-cell>
          <table:table-cell table:formula="of:=AVERAGE(['Raw Data'.C34];['Raw Data'.L34];['Raw Data'.U34])" office:value-type="float" office:value="57.3333333333333">
            <text:p>57</text:p>
          </table:table-cell>
          <table:table-cell table:formula="of:=AVERAGE(['Raw Data'.D34];['Raw Data'.M34];['Raw Data'.V34])" office:value-type="float" office:value="65.3333333333333">
            <text:p>65</text:p>
          </table:table-cell>
          <table:table-cell table:formula="of:=AVERAGE(['Raw Data'.E34];['Raw Data'.N34];['Raw Data'.W34])" office:value-type="float" office:value="195.666666666667">
            <text:p>196</text:p>
          </table:table-cell>
          <table:table-cell table:formula="of:=AVERAGE(['Raw Data'.F34];['Raw Data'.O34];['Raw Data'.X34])" office:value-type="float" office:value="153.666666666667">
            <text:p>154</text:p>
          </table:table-cell>
          <table:table-cell table:formula="of:=AVERAGE(['Raw Data'.G34];['Raw Data'.P34];['Raw Data'.Y34])" office:value-type="float" office:value="202.666666666667">
            <text:p>203</text:p>
          </table:table-cell>
          <table:table-cell table:formula="of:=AVERAGE(['Raw Data'.H34];['Raw Data'.Q34];['Raw Data'.Z34])" office:value-type="float" office:value="183">
            <text:p>183</text:p>
          </table:table-cell>
          <table:table-cell table:formula="of:=AVERAGE(['Raw Data'.I34];['Raw Data'.R34];['Raw Data'.AA34])" office:value-type="float" office:value="93.6666666666667">
            <text:p>94</text:p>
          </table:table-cell>
          <table:table-cell table:formula="of:=AVERAGE(['Raw Data'.J34];['Raw Data'.S34];['Raw Data'.AB34])" office:value-type="float" office:value="123">
            <text:p>123</text:p>
          </table:table-cell>
          <table:table-cell table:formula="of:=AVERAGE(['Raw Data'.K34];['Raw Data'.T34];['Raw Data'.AC34])" office:value-type="float" office:value="83">
            <text:p>83</text:p>
          </table:table-cell>
        </table:table-row>
        <table:table-row table:style-name="ro1">
          <table:table-cell table:formula="of:=['Raw Data'.A35]" office:value-type="time" office:time-value="PT00H56M00S">
            <text:p>00:56:00</text:p>
          </table:table-cell>
          <table:table-cell table:formula="of:=AVERAGE(['Raw Data'.C35];['Raw Data'.L35];['Raw Data'.U35])" office:value-type="float" office:value="58.6666666666667">
            <text:p>59</text:p>
          </table:table-cell>
          <table:table-cell table:formula="of:=AVERAGE(['Raw Data'.D35];['Raw Data'.M35];['Raw Data'.V35])" office:value-type="float" office:value="56.3333333333333">
            <text:p>56</text:p>
          </table:table-cell>
          <table:table-cell table:formula="of:=AVERAGE(['Raw Data'.E35];['Raw Data'.N35];['Raw Data'.W35])" office:value-type="float" office:value="182.333333333333">
            <text:p>182</text:p>
          </table:table-cell>
          <table:table-cell table:formula="of:=AVERAGE(['Raw Data'.F35];['Raw Data'.O35];['Raw Data'.X35])" office:value-type="float" office:value="149.666666666667">
            <text:p>150</text:p>
          </table:table-cell>
          <table:table-cell table:formula="of:=AVERAGE(['Raw Data'.G35];['Raw Data'.P35];['Raw Data'.Y35])" office:value-type="float" office:value="215.666666666667">
            <text:p>216</text:p>
          </table:table-cell>
          <table:table-cell table:formula="of:=AVERAGE(['Raw Data'.H35];['Raw Data'.Q35];['Raw Data'.Z35])" office:value-type="float" office:value="188">
            <text:p>188</text:p>
          </table:table-cell>
          <table:table-cell table:formula="of:=AVERAGE(['Raw Data'.I35];['Raw Data'.R35];['Raw Data'.AA35])" office:value-type="float" office:value="96">
            <text:p>96</text:p>
          </table:table-cell>
          <table:table-cell table:formula="of:=AVERAGE(['Raw Data'.J35];['Raw Data'.S35];['Raw Data'.AB35])" office:value-type="float" office:value="128">
            <text:p>128</text:p>
          </table:table-cell>
          <table:table-cell table:formula="of:=AVERAGE(['Raw Data'.K35];['Raw Data'.T35];['Raw Data'.AC35])" office:value-type="float" office:value="87.6666666666667">
            <text:p>88</text:p>
          </table:table-cell>
        </table:table-row>
        <table:table-row table:style-name="ro1">
          <table:table-cell table:formula="of:=['Raw Data'.A36]" office:value-type="time" office:time-value="PT00H58M00S">
            <text:p>00:58:00</text:p>
          </table:table-cell>
          <table:table-cell table:formula="of:=AVERAGE(['Raw Data'.C36];['Raw Data'.L36];['Raw Data'.U36])" office:value-type="float" office:value="65">
            <text:p>65</text:p>
          </table:table-cell>
          <table:table-cell table:formula="of:=AVERAGE(['Raw Data'.D36];['Raw Data'.M36];['Raw Data'.V36])" office:value-type="float" office:value="61">
            <text:p>61</text:p>
          </table:table-cell>
          <table:table-cell table:formula="of:=AVERAGE(['Raw Data'.E36];['Raw Data'.N36];['Raw Data'.W36])" office:value-type="float" office:value="197.333333333333">
            <text:p>197</text:p>
          </table:table-cell>
          <table:table-cell table:formula="of:=AVERAGE(['Raw Data'.F36];['Raw Data'.O36];['Raw Data'.X36])" office:value-type="float" office:value="147.666666666667">
            <text:p>148</text:p>
          </table:table-cell>
          <table:table-cell table:formula="of:=AVERAGE(['Raw Data'.G36];['Raw Data'.P36];['Raw Data'.Y36])" office:value-type="float" office:value="197.333333333333">
            <text:p>197</text:p>
          </table:table-cell>
          <table:table-cell table:formula="of:=AVERAGE(['Raw Data'.H36];['Raw Data'.Q36];['Raw Data'.Z36])" office:value-type="float" office:value="172">
            <text:p>172</text:p>
          </table:table-cell>
          <table:table-cell table:formula="of:=AVERAGE(['Raw Data'.I36];['Raw Data'.R36];['Raw Data'.AA36])" office:value-type="float" office:value="98.3333333333333">
            <text:p>98</text:p>
          </table:table-cell>
          <table:table-cell table:formula="of:=AVERAGE(['Raw Data'.J36];['Raw Data'.S36];['Raw Data'.AB36])" office:value-type="float" office:value="129.333333333333">
            <text:p>129</text:p>
          </table:table-cell>
          <table:table-cell table:formula="of:=AVERAGE(['Raw Data'.K36];['Raw Data'.T36];['Raw Data'.AC36])" office:value-type="float" office:value="80.6666666666667">
            <text:p>81</text:p>
          </table:table-cell>
        </table:table-row>
        <table:table-row table:style-name="ro1">
          <table:table-cell table:formula="of:=['Raw Data'.A37]" office:value-type="time" office:time-value="PT01H00M00S">
            <text:p>01:00:00</text:p>
          </table:table-cell>
          <table:table-cell table:formula="of:=AVERAGE(['Raw Data'.C37];['Raw Data'.L37];['Raw Data'.U37])" office:value-type="float" office:value="63.6666666666667">
            <text:p>64</text:p>
          </table:table-cell>
          <table:table-cell table:formula="of:=AVERAGE(['Raw Data'.D37];['Raw Data'.M37];['Raw Data'.V37])" office:value-type="float" office:value="63">
            <text:p>63</text:p>
          </table:table-cell>
          <table:table-cell table:formula="of:=AVERAGE(['Raw Data'.E37];['Raw Data'.N37];['Raw Data'.W37])" office:value-type="float" office:value="208">
            <text:p>208</text:p>
          </table:table-cell>
          <table:table-cell table:formula="of:=AVERAGE(['Raw Data'.F37];['Raw Data'.O37];['Raw Data'.X37])" office:value-type="float" office:value="147.333333333333">
            <text:p>147</text:p>
          </table:table-cell>
          <table:table-cell table:formula="of:=AVERAGE(['Raw Data'.G37];['Raw Data'.P37];['Raw Data'.Y37])" office:value-type="float" office:value="193">
            <text:p>193</text:p>
          </table:table-cell>
          <table:table-cell table:formula="of:=AVERAGE(['Raw Data'.H37];['Raw Data'.Q37];['Raw Data'.Z37])" office:value-type="float" office:value="174.666666666667">
            <text:p>175</text:p>
          </table:table-cell>
          <table:table-cell table:formula="of:=AVERAGE(['Raw Data'.I37];['Raw Data'.R37];['Raw Data'.AA37])" office:value-type="float" office:value="98.3333333333333">
            <text:p>98</text:p>
          </table:table-cell>
          <table:table-cell table:formula="of:=AVERAGE(['Raw Data'.J37];['Raw Data'.S37];['Raw Data'.AB37])" office:value-type="float" office:value="128.333333333333">
            <text:p>128</text:p>
          </table:table-cell>
          <table:table-cell table:formula="of:=AVERAGE(['Raw Data'.K37];['Raw Data'.T37];['Raw Data'.AC37])" office:value-type="float" office:value="85.6666666666667">
            <text:p>86</text:p>
          </table:table-cell>
        </table:table-row>
        <table:table-row table:style-name="ro1">
          <table:table-cell table:formula="of:=['Raw Data'.A38]" office:value-type="time" office:time-value="PT01H02M00S">
            <text:p>01:02:00</text:p>
          </table:table-cell>
          <table:table-cell table:formula="of:=AVERAGE(['Raw Data'.C38];['Raw Data'.L38];['Raw Data'.U38])" office:value-type="float" office:value="63.3333333333333">
            <text:p>63</text:p>
          </table:table-cell>
          <table:table-cell table:formula="of:=AVERAGE(['Raw Data'.D38];['Raw Data'.M38];['Raw Data'.V38])" office:value-type="float" office:value="48.3333333333333">
            <text:p>48</text:p>
          </table:table-cell>
          <table:table-cell table:formula="of:=AVERAGE(['Raw Data'.E38];['Raw Data'.N38];['Raw Data'.W38])" office:value-type="float" office:value="191">
            <text:p>191</text:p>
          </table:table-cell>
          <table:table-cell table:formula="of:=AVERAGE(['Raw Data'.F38];['Raw Data'.O38];['Raw Data'.X38])" office:value-type="float" office:value="154.666666666667">
            <text:p>155</text:p>
          </table:table-cell>
          <table:table-cell table:formula="of:=AVERAGE(['Raw Data'.G38];['Raw Data'.P38];['Raw Data'.Y38])" office:value-type="float" office:value="200">
            <text:p>200</text:p>
          </table:table-cell>
          <table:table-cell table:formula="of:=AVERAGE(['Raw Data'.H38];['Raw Data'.Q38];['Raw Data'.Z38])" office:value-type="float" office:value="175.333333333333">
            <text:p>175</text:p>
          </table:table-cell>
          <table:table-cell table:formula="of:=AVERAGE(['Raw Data'.I38];['Raw Data'.R38];['Raw Data'.AA38])" office:value-type="float" office:value="91.6666666666667">
            <text:p>92</text:p>
          </table:table-cell>
          <table:table-cell table:formula="of:=AVERAGE(['Raw Data'.J38];['Raw Data'.S38];['Raw Data'.AB38])" office:value-type="float" office:value="123">
            <text:p>123</text:p>
          </table:table-cell>
          <table:table-cell table:formula="of:=AVERAGE(['Raw Data'.K38];['Raw Data'.T38];['Raw Data'.AC38])" office:value-type="float" office:value="87.3333333333333">
            <text:p>87</text:p>
          </table:table-cell>
        </table:table-row>
        <table:table-row table:style-name="ro1">
          <table:table-cell table:formula="of:=['Raw Data'.A39]" office:value-type="time" office:time-value="PT01H04M00S">
            <text:p>01:04:00</text:p>
          </table:table-cell>
          <table:table-cell table:formula="of:=AVERAGE(['Raw Data'.C39];['Raw Data'.L39];['Raw Data'.U39])" office:value-type="float" office:value="58.3333333333333">
            <text:p>58</text:p>
          </table:table-cell>
          <table:table-cell table:formula="of:=AVERAGE(['Raw Data'.D39];['Raw Data'.M39];['Raw Data'.V39])" office:value-type="float" office:value="55.6666666666667">
            <text:p>56</text:p>
          </table:table-cell>
          <table:table-cell table:formula="of:=AVERAGE(['Raw Data'.E39];['Raw Data'.N39];['Raw Data'.W39])" office:value-type="float" office:value="187.333333333333">
            <text:p>187</text:p>
          </table:table-cell>
          <table:table-cell table:formula="of:=AVERAGE(['Raw Data'.F39];['Raw Data'.O39];['Raw Data'.X39])" office:value-type="float" office:value="153.333333333333">
            <text:p>153</text:p>
          </table:table-cell>
          <table:table-cell table:formula="of:=AVERAGE(['Raw Data'.G39];['Raw Data'.P39];['Raw Data'.Y39])" office:value-type="float" office:value="205">
            <text:p>205</text:p>
          </table:table-cell>
          <table:table-cell table:formula="of:=AVERAGE(['Raw Data'.H39];['Raw Data'.Q39];['Raw Data'.Z39])" office:value-type="float" office:value="180.666666666667">
            <text:p>181</text:p>
          </table:table-cell>
          <table:table-cell table:formula="of:=AVERAGE(['Raw Data'.I39];['Raw Data'.R39];['Raw Data'.AA39])" office:value-type="float" office:value="99.3333333333333">
            <text:p>99</text:p>
          </table:table-cell>
          <table:table-cell table:formula="of:=AVERAGE(['Raw Data'.J39];['Raw Data'.S39];['Raw Data'.AB39])" office:value-type="float" office:value="128.666666666667">
            <text:p>129</text:p>
          </table:table-cell>
          <table:table-cell table:formula="of:=AVERAGE(['Raw Data'.K39];['Raw Data'.T39];['Raw Data'.AC39])" office:value-type="float" office:value="85.6666666666667">
            <text:p>86</text:p>
          </table:table-cell>
        </table:table-row>
        <table:table-row table:style-name="ro1">
          <table:table-cell table:formula="of:=['Raw Data'.A40]" office:value-type="time" office:time-value="PT01H06M00S">
            <text:p>01:06:00</text:p>
          </table:table-cell>
          <table:table-cell table:formula="of:=AVERAGE(['Raw Data'.C40];['Raw Data'.L40];['Raw Data'.U40])" office:value-type="float" office:value="57.6666666666667">
            <text:p>58</text:p>
          </table:table-cell>
          <table:table-cell table:formula="of:=AVERAGE(['Raw Data'.D40];['Raw Data'.M40];['Raw Data'.V40])" office:value-type="float" office:value="62.3333333333333">
            <text:p>62</text:p>
          </table:table-cell>
          <table:table-cell table:formula="of:=AVERAGE(['Raw Data'.E40];['Raw Data'.N40];['Raw Data'.W40])" office:value-type="float" office:value="189.333333333333">
            <text:p>189</text:p>
          </table:table-cell>
          <table:table-cell table:formula="of:=AVERAGE(['Raw Data'.F40];['Raw Data'.O40];['Raw Data'.X40])" office:value-type="float" office:value="148.666666666667">
            <text:p>149</text:p>
          </table:table-cell>
          <table:table-cell table:formula="of:=AVERAGE(['Raw Data'.G40];['Raw Data'.P40];['Raw Data'.Y40])" office:value-type="float" office:value="203.333333333333">
            <text:p>203</text:p>
          </table:table-cell>
          <table:table-cell table:formula="of:=AVERAGE(['Raw Data'.H40];['Raw Data'.Q40];['Raw Data'.Z40])" office:value-type="float" office:value="179.333333333333">
            <text:p>179</text:p>
          </table:table-cell>
          <table:table-cell table:formula="of:=AVERAGE(['Raw Data'.I40];['Raw Data'.R40];['Raw Data'.AA40])" office:value-type="float" office:value="94">
            <text:p>94</text:p>
          </table:table-cell>
          <table:table-cell table:formula="of:=AVERAGE(['Raw Data'.J40];['Raw Data'.S40];['Raw Data'.AB40])" office:value-type="float" office:value="123.333333333333">
            <text:p>123</text:p>
          </table:table-cell>
          <table:table-cell table:formula="of:=AVERAGE(['Raw Data'.K40];['Raw Data'.T40];['Raw Data'.AC40])" office:value-type="float" office:value="87">
            <text:p>87</text:p>
          </table:table-cell>
        </table:table-row>
        <table:table-row table:style-name="ro1">
          <table:table-cell table:formula="of:=['Raw Data'.A41]" office:value-type="time" office:time-value="PT01H08M00S">
            <text:p>01:08:00</text:p>
          </table:table-cell>
          <table:table-cell table:formula="of:=AVERAGE(['Raw Data'.C41];['Raw Data'.L41];['Raw Data'.U41])" office:value-type="float" office:value="61">
            <text:p>61</text:p>
          </table:table-cell>
          <table:table-cell table:formula="of:=AVERAGE(['Raw Data'.D41];['Raw Data'.M41];['Raw Data'.V41])" office:value-type="float" office:value="60">
            <text:p>60</text:p>
          </table:table-cell>
          <table:table-cell table:formula="of:=AVERAGE(['Raw Data'.E41];['Raw Data'.N41];['Raw Data'.W41])" office:value-type="float" office:value="196.666666666667">
            <text:p>197</text:p>
          </table:table-cell>
          <table:table-cell table:formula="of:=AVERAGE(['Raw Data'.F41];['Raw Data'.O41];['Raw Data'.X41])" office:value-type="float" office:value="163.333333333333">
            <text:p>163</text:p>
          </table:table-cell>
          <table:table-cell table:formula="of:=AVERAGE(['Raw Data'.G41];['Raw Data'.P41];['Raw Data'.Y41])" office:value-type="float" office:value="203.333333333333">
            <text:p>203</text:p>
          </table:table-cell>
          <table:table-cell table:formula="of:=AVERAGE(['Raw Data'.H41];['Raw Data'.Q41];['Raw Data'.Z41])" office:value-type="float" office:value="185.333333333333">
            <text:p>185</text:p>
          </table:table-cell>
          <table:table-cell table:formula="of:=AVERAGE(['Raw Data'.I41];['Raw Data'.R41];['Raw Data'.AA41])" office:value-type="float" office:value="91.3333333333333">
            <text:p>91</text:p>
          </table:table-cell>
          <table:table-cell table:formula="of:=AVERAGE(['Raw Data'.J41];['Raw Data'.S41];['Raw Data'.AB41])" office:value-type="float" office:value="130.666666666667">
            <text:p>131</text:p>
          </table:table-cell>
          <table:table-cell table:formula="of:=AVERAGE(['Raw Data'.K41];['Raw Data'.T41];['Raw Data'.AC41])" office:value-type="float" office:value="84.6666666666667">
            <text:p>85</text:p>
          </table:table-cell>
        </table:table-row>
        <table:table-row table:style-name="ro1">
          <table:table-cell table:formula="of:=['Raw Data'.A42]" office:value-type="time" office:time-value="PT01H10M00S">
            <text:p>01:10:00</text:p>
          </table:table-cell>
          <table:table-cell table:formula="of:=AVERAGE(['Raw Data'.C42];['Raw Data'.L42];['Raw Data'.U42])" office:value-type="float" office:value="63.6666666666667">
            <text:p>64</text:p>
          </table:table-cell>
          <table:table-cell table:formula="of:=AVERAGE(['Raw Data'.D42];['Raw Data'.M42];['Raw Data'.V42])" office:value-type="float" office:value="61.6666666666667">
            <text:p>62</text:p>
          </table:table-cell>
          <table:table-cell table:formula="of:=AVERAGE(['Raw Data'.E42];['Raw Data'.N42];['Raw Data'.W42])" office:value-type="float" office:value="190">
            <text:p>190</text:p>
          </table:table-cell>
          <table:table-cell table:formula="of:=AVERAGE(['Raw Data'.F42];['Raw Data'.O42];['Raw Data'.X42])" office:value-type="float" office:value="148.333333333333">
            <text:p>148</text:p>
          </table:table-cell>
          <table:table-cell table:formula="of:=AVERAGE(['Raw Data'.G42];['Raw Data'.P42];['Raw Data'.Y42])" office:value-type="float" office:value="209.333333333333">
            <text:p>209</text:p>
          </table:table-cell>
          <table:table-cell table:formula="of:=AVERAGE(['Raw Data'.H42];['Raw Data'.Q42];['Raw Data'.Z42])" office:value-type="float" office:value="180.333333333333">
            <text:p>180</text:p>
          </table:table-cell>
          <table:table-cell table:formula="of:=AVERAGE(['Raw Data'.I42];['Raw Data'.R42];['Raw Data'.AA42])" office:value-type="float" office:value="102.333333333333">
            <text:p>102</text:p>
          </table:table-cell>
          <table:table-cell table:formula="of:=AVERAGE(['Raw Data'.J42];['Raw Data'.S42];['Raw Data'.AB42])" office:value-type="float" office:value="130.666666666667">
            <text:p>131</text:p>
          </table:table-cell>
          <table:table-cell table:formula="of:=AVERAGE(['Raw Data'.K42];['Raw Data'.T42];['Raw Data'.AC42])" office:value-type="float" office:value="79.6666666666667">
            <text:p>80</text:p>
          </table:table-cell>
        </table:table-row>
        <table:table-row table:style-name="ro1">
          <table:table-cell table:formula="of:=['Raw Data'.A43]" office:value-type="time" office:time-value="PT01H12M00S">
            <text:p>01:12:00</text:p>
          </table:table-cell>
          <table:table-cell table:formula="of:=AVERAGE(['Raw Data'.C43];['Raw Data'.L43];['Raw Data'.U43])" office:value-type="float" office:value="59.6666666666667">
            <text:p>60</text:p>
          </table:table-cell>
          <table:table-cell table:formula="of:=AVERAGE(['Raw Data'.D43];['Raw Data'.M43];['Raw Data'.V43])" office:value-type="float" office:value="67.3333333333333">
            <text:p>67</text:p>
          </table:table-cell>
          <table:table-cell table:formula="of:=AVERAGE(['Raw Data'.E43];['Raw Data'.N43];['Raw Data'.W43])" office:value-type="float" office:value="186.666666666667">
            <text:p>187</text:p>
          </table:table-cell>
          <table:table-cell table:formula="of:=AVERAGE(['Raw Data'.F43];['Raw Data'.O43];['Raw Data'.X43])" office:value-type="float" office:value="155">
            <text:p>155</text:p>
          </table:table-cell>
          <table:table-cell table:formula="of:=AVERAGE(['Raw Data'.G43];['Raw Data'.P43];['Raw Data'.Y43])" office:value-type="float" office:value="210.666666666667">
            <text:p>211</text:p>
          </table:table-cell>
          <table:table-cell table:formula="of:=AVERAGE(['Raw Data'.H43];['Raw Data'.Q43];['Raw Data'.Z43])" office:value-type="float" office:value="178.666666666667">
            <text:p>179</text:p>
          </table:table-cell>
          <table:table-cell table:formula="of:=AVERAGE(['Raw Data'.I43];['Raw Data'.R43];['Raw Data'.AA43])" office:value-type="float" office:value="96">
            <text:p>96</text:p>
          </table:table-cell>
          <table:table-cell table:formula="of:=AVERAGE(['Raw Data'.J43];['Raw Data'.S43];['Raw Data'.AB43])" office:value-type="float" office:value="126">
            <text:p>126</text:p>
          </table:table-cell>
          <table:table-cell table:formula="of:=AVERAGE(['Raw Data'.K43];['Raw Data'.T43];['Raw Data'.AC43])" office:value-type="float" office:value="94.6666666666667">
            <text:p>95</text:p>
          </table:table-cell>
        </table:table-row>
        <table:table-row table:style-name="ro1">
          <table:table-cell table:formula="of:=['Raw Data'.A44]" office:value-type="time" office:time-value="PT01H14M00S">
            <text:p>01:14:00</text:p>
          </table:table-cell>
          <table:table-cell table:formula="of:=AVERAGE(['Raw Data'.C44];['Raw Data'.L44];['Raw Data'.U44])" office:value-type="float" office:value="67">
            <text:p>67</text:p>
          </table:table-cell>
          <table:table-cell table:formula="of:=AVERAGE(['Raw Data'.D44];['Raw Data'.M44];['Raw Data'.V44])" office:value-type="float" office:value="65.6666666666667">
            <text:p>66</text:p>
          </table:table-cell>
          <table:table-cell table:formula="of:=AVERAGE(['Raw Data'.E44];['Raw Data'.N44];['Raw Data'.W44])" office:value-type="float" office:value="195">
            <text:p>195</text:p>
          </table:table-cell>
          <table:table-cell table:formula="of:=AVERAGE(['Raw Data'.F44];['Raw Data'.O44];['Raw Data'.X44])" office:value-type="float" office:value="158.666666666667">
            <text:p>159</text:p>
          </table:table-cell>
          <table:table-cell table:formula="of:=AVERAGE(['Raw Data'.G44];['Raw Data'.P44];['Raw Data'.Y44])" office:value-type="float" office:value="201">
            <text:p>201</text:p>
          </table:table-cell>
          <table:table-cell table:formula="of:=AVERAGE(['Raw Data'.H44];['Raw Data'.Q44];['Raw Data'.Z44])" office:value-type="float" office:value="182">
            <text:p>182</text:p>
          </table:table-cell>
          <table:table-cell table:formula="of:=AVERAGE(['Raw Data'.I44];['Raw Data'.R44];['Raw Data'.AA44])" office:value-type="float" office:value="87.3333333333333">
            <text:p>87</text:p>
          </table:table-cell>
          <table:table-cell table:formula="of:=AVERAGE(['Raw Data'.J44];['Raw Data'.S44];['Raw Data'.AB44])" office:value-type="float" office:value="127.333333333333">
            <text:p>127</text:p>
          </table:table-cell>
          <table:table-cell table:formula="of:=AVERAGE(['Raw Data'.K44];['Raw Data'.T44];['Raw Data'.AC44])" office:value-type="float" office:value="85">
            <text:p>85</text:p>
          </table:table-cell>
        </table:table-row>
        <table:table-row table:style-name="ro1">
          <table:table-cell table:formula="of:=['Raw Data'.A45]" office:value-type="time" office:time-value="PT01H16M00S">
            <text:p>01:16:00</text:p>
          </table:table-cell>
          <table:table-cell table:formula="of:=AVERAGE(['Raw Data'.C45];['Raw Data'.L45];['Raw Data'.U45])" office:value-type="float" office:value="62.3333333333333">
            <text:p>62</text:p>
          </table:table-cell>
          <table:table-cell table:formula="of:=AVERAGE(['Raw Data'.D45];['Raw Data'.M45];['Raw Data'.V45])" office:value-type="float" office:value="59">
            <text:p>59</text:p>
          </table:table-cell>
          <table:table-cell table:formula="of:=AVERAGE(['Raw Data'.E45];['Raw Data'.N45];['Raw Data'.W45])" office:value-type="float" office:value="206">
            <text:p>206</text:p>
          </table:table-cell>
          <table:table-cell table:formula="of:=AVERAGE(['Raw Data'.F45];['Raw Data'.O45];['Raw Data'.X45])" office:value-type="float" office:value="155">
            <text:p>155</text:p>
          </table:table-cell>
          <table:table-cell table:formula="of:=AVERAGE(['Raw Data'.G45];['Raw Data'.P45];['Raw Data'.Y45])" office:value-type="float" office:value="202.666666666667">
            <text:p>203</text:p>
          </table:table-cell>
          <table:table-cell table:formula="of:=AVERAGE(['Raw Data'.H45];['Raw Data'.Q45];['Raw Data'.Z45])" office:value-type="float" office:value="174.333333333333">
            <text:p>174</text:p>
          </table:table-cell>
          <table:table-cell table:formula="of:=AVERAGE(['Raw Data'.I45];['Raw Data'.R45];['Raw Data'.AA45])" office:value-type="float" office:value="96">
            <text:p>96</text:p>
          </table:table-cell>
          <table:table-cell table:formula="of:=AVERAGE(['Raw Data'.J45];['Raw Data'.S45];['Raw Data'.AB45])" office:value-type="float" office:value="128">
            <text:p>128</text:p>
          </table:table-cell>
          <table:table-cell table:formula="of:=AVERAGE(['Raw Data'.K45];['Raw Data'.T45];['Raw Data'.AC45])" office:value-type="float" office:value="81.3333333333333">
            <text:p>81</text:p>
          </table:table-cell>
        </table:table-row>
        <table:table-row table:style-name="ro1">
          <table:table-cell table:formula="of:=['Raw Data'.A46]" office:value-type="time" office:time-value="PT01H18M00S">
            <text:p>01:18:00</text:p>
          </table:table-cell>
          <table:table-cell table:formula="of:=AVERAGE(['Raw Data'.C46];['Raw Data'.L46];['Raw Data'.U46])" office:value-type="float" office:value="63.3333333333333">
            <text:p>63</text:p>
          </table:table-cell>
          <table:table-cell table:formula="of:=AVERAGE(['Raw Data'.D46];['Raw Data'.M46];['Raw Data'.V46])" office:value-type="float" office:value="60">
            <text:p>60</text:p>
          </table:table-cell>
          <table:table-cell table:formula="of:=AVERAGE(['Raw Data'.E46];['Raw Data'.N46];['Raw Data'.W46])" office:value-type="float" office:value="196.666666666667">
            <text:p>197</text:p>
          </table:table-cell>
          <table:table-cell table:formula="of:=AVERAGE(['Raw Data'.F46];['Raw Data'.O46];['Raw Data'.X46])" office:value-type="float" office:value="154.666666666667">
            <text:p>155</text:p>
          </table:table-cell>
          <table:table-cell table:formula="of:=AVERAGE(['Raw Data'.G46];['Raw Data'.P46];['Raw Data'.Y46])" office:value-type="float" office:value="199.666666666667">
            <text:p>200</text:p>
          </table:table-cell>
          <table:table-cell table:formula="of:=AVERAGE(['Raw Data'.H46];['Raw Data'.Q46];['Raw Data'.Z46])" office:value-type="float" office:value="178">
            <text:p>178</text:p>
          </table:table-cell>
          <table:table-cell table:formula="of:=AVERAGE(['Raw Data'.I46];['Raw Data'.R46];['Raw Data'.AA46])" office:value-type="float" office:value="97.3333333333333">
            <text:p>97</text:p>
          </table:table-cell>
          <table:table-cell table:formula="of:=AVERAGE(['Raw Data'.J46];['Raw Data'.S46];['Raw Data'.AB46])" office:value-type="float" office:value="120.333333333333">
            <text:p>120</text:p>
          </table:table-cell>
          <table:table-cell table:formula="of:=AVERAGE(['Raw Data'.K46];['Raw Data'.T46];['Raw Data'.AC46])" office:value-type="float" office:value="85">
            <text:p>85</text:p>
          </table:table-cell>
        </table:table-row>
        <table:table-row table:style-name="ro1">
          <table:table-cell table:formula="of:=['Raw Data'.A47]" office:value-type="time" office:time-value="PT01H20M00S">
            <text:p>01:20:00</text:p>
          </table:table-cell>
          <table:table-cell table:formula="of:=AVERAGE(['Raw Data'.C47];['Raw Data'.L47];['Raw Data'.U47])" office:value-type="float" office:value="66">
            <text:p>66</text:p>
          </table:table-cell>
          <table:table-cell table:formula="of:=AVERAGE(['Raw Data'.D47];['Raw Data'.M47];['Raw Data'.V47])" office:value-type="float" office:value="61.3333333333333">
            <text:p>61</text:p>
          </table:table-cell>
          <table:table-cell table:formula="of:=AVERAGE(['Raw Data'.E47];['Raw Data'.N47];['Raw Data'.W47])" office:value-type="float" office:value="192">
            <text:p>192</text:p>
          </table:table-cell>
          <table:table-cell table:formula="of:=AVERAGE(['Raw Data'.F47];['Raw Data'.O47];['Raw Data'.X47])" office:value-type="float" office:value="146.333333333333">
            <text:p>146</text:p>
          </table:table-cell>
          <table:table-cell table:formula="of:=AVERAGE(['Raw Data'.G47];['Raw Data'.P47];['Raw Data'.Y47])" office:value-type="float" office:value="211.666666666667">
            <text:p>212</text:p>
          </table:table-cell>
          <table:table-cell table:formula="of:=AVERAGE(['Raw Data'.H47];['Raw Data'.Q47];['Raw Data'.Z47])" office:value-type="float" office:value="178.666666666667">
            <text:p>179</text:p>
          </table:table-cell>
          <table:table-cell table:formula="of:=AVERAGE(['Raw Data'.I47];['Raw Data'.R47];['Raw Data'.AA47])" office:value-type="float" office:value="99">
            <text:p>99</text:p>
          </table:table-cell>
          <table:table-cell table:formula="of:=AVERAGE(['Raw Data'.J47];['Raw Data'.S47];['Raw Data'.AB47])" office:value-type="float" office:value="131.333333333333">
            <text:p>131</text:p>
          </table:table-cell>
          <table:table-cell table:formula="of:=AVERAGE(['Raw Data'.K47];['Raw Data'.T47];['Raw Data'.AC47])" office:value-type="float" office:value="79.3333333333333">
            <text:p>79</text:p>
          </table:table-cell>
        </table:table-row>
        <table:table-row table:style-name="ro1">
          <table:table-cell table:formula="of:=['Raw Data'.A48]" office:value-type="time" office:time-value="PT01H22M00S">
            <text:p>01:22:00</text:p>
          </table:table-cell>
          <table:table-cell table:formula="of:=AVERAGE(['Raw Data'.C48];['Raw Data'.L48];['Raw Data'.U48])" office:value-type="float" office:value="59">
            <text:p>59</text:p>
          </table:table-cell>
          <table:table-cell table:formula="of:=AVERAGE(['Raw Data'.D48];['Raw Data'.M48];['Raw Data'.V48])" office:value-type="float" office:value="54.6666666666667">
            <text:p>55</text:p>
          </table:table-cell>
          <table:table-cell table:formula="of:=AVERAGE(['Raw Data'.E48];['Raw Data'.N48];['Raw Data'.W48])" office:value-type="float" office:value="189.333333333333">
            <text:p>189</text:p>
          </table:table-cell>
          <table:table-cell table:formula="of:=AVERAGE(['Raw Data'.F48];['Raw Data'.O48];['Raw Data'.X48])" office:value-type="float" office:value="162">
            <text:p>162</text:p>
          </table:table-cell>
          <table:table-cell table:formula="of:=AVERAGE(['Raw Data'.G48];['Raw Data'.P48];['Raw Data'.Y48])" office:value-type="float" office:value="200">
            <text:p>200</text:p>
          </table:table-cell>
          <table:table-cell table:formula="of:=AVERAGE(['Raw Data'.H48];['Raw Data'.Q48];['Raw Data'.Z48])" office:value-type="float" office:value="178">
            <text:p>178</text:p>
          </table:table-cell>
          <table:table-cell table:formula="of:=AVERAGE(['Raw Data'.I48];['Raw Data'.R48];['Raw Data'.AA48])" office:value-type="float" office:value="95.3333333333333">
            <text:p>95</text:p>
          </table:table-cell>
          <table:table-cell table:formula="of:=AVERAGE(['Raw Data'.J48];['Raw Data'.S48];['Raw Data'.AB48])" office:value-type="float" office:value="127">
            <text:p>127</text:p>
          </table:table-cell>
          <table:table-cell table:formula="of:=AVERAGE(['Raw Data'.K48];['Raw Data'.T48];['Raw Data'.AC48])" office:value-type="float" office:value="81">
            <text:p>81</text:p>
          </table:table-cell>
        </table:table-row>
        <table:table-row table:style-name="ro1">
          <table:table-cell table:formula="of:=['Raw Data'.A49]" office:value-type="time" office:time-value="PT01H24M00S">
            <text:p>01:24:00</text:p>
          </table:table-cell>
          <table:table-cell table:formula="of:=AVERAGE(['Raw Data'.C49];['Raw Data'.L49];['Raw Data'.U49])" office:value-type="float" office:value="64">
            <text:p>64</text:p>
          </table:table-cell>
          <table:table-cell table:formula="of:=AVERAGE(['Raw Data'.D49];['Raw Data'.M49];['Raw Data'.V49])" office:value-type="float" office:value="58.3333333333333">
            <text:p>58</text:p>
          </table:table-cell>
          <table:table-cell table:formula="of:=AVERAGE(['Raw Data'.E49];['Raw Data'.N49];['Raw Data'.W49])" office:value-type="float" office:value="187.666666666667">
            <text:p>188</text:p>
          </table:table-cell>
          <table:table-cell table:formula="of:=AVERAGE(['Raw Data'.F49];['Raw Data'.O49];['Raw Data'.X49])" office:value-type="float" office:value="149.666666666667">
            <text:p>150</text:p>
          </table:table-cell>
          <table:table-cell table:formula="of:=AVERAGE(['Raw Data'.G49];['Raw Data'.P49];['Raw Data'.Y49])" office:value-type="float" office:value="202.666666666667">
            <text:p>203</text:p>
          </table:table-cell>
          <table:table-cell table:formula="of:=AVERAGE(['Raw Data'.H49];['Raw Data'.Q49];['Raw Data'.Z49])" office:value-type="float" office:value="182.666666666667">
            <text:p>183</text:p>
          </table:table-cell>
          <table:table-cell table:formula="of:=AVERAGE(['Raw Data'.I49];['Raw Data'.R49];['Raw Data'.AA49])" office:value-type="float" office:value="98.3333333333333">
            <text:p>98</text:p>
          </table:table-cell>
          <table:table-cell table:formula="of:=AVERAGE(['Raw Data'.J49];['Raw Data'.S49];['Raw Data'.AB49])" office:value-type="float" office:value="129.333333333333">
            <text:p>129</text:p>
          </table:table-cell>
          <table:table-cell table:formula="of:=AVERAGE(['Raw Data'.K49];['Raw Data'.T49];['Raw Data'.AC49])" office:value-type="float" office:value="79">
            <text:p>79</text:p>
          </table:table-cell>
        </table:table-row>
        <table:table-row table:style-name="ro1">
          <table:table-cell table:formula="of:=['Raw Data'.A50]" office:value-type="time" office:time-value="PT01H26M00S">
            <text:p>01:26:00</text:p>
          </table:table-cell>
          <table:table-cell table:formula="of:=AVERAGE(['Raw Data'.C50];['Raw Data'.L50];['Raw Data'.U50])" office:value-type="float" office:value="66.3333333333333">
            <text:p>66</text:p>
          </table:table-cell>
          <table:table-cell table:formula="of:=AVERAGE(['Raw Data'.D50];['Raw Data'.M50];['Raw Data'.V50])" office:value-type="float" office:value="56">
            <text:p>56</text:p>
          </table:table-cell>
          <table:table-cell table:formula="of:=AVERAGE(['Raw Data'.E50];['Raw Data'.N50];['Raw Data'.W50])" office:value-type="float" office:value="189.666666666667">
            <text:p>190</text:p>
          </table:table-cell>
          <table:table-cell table:formula="of:=AVERAGE(['Raw Data'.F50];['Raw Data'.O50];['Raw Data'.X50])" office:value-type="float" office:value="153.666666666667">
            <text:p>154</text:p>
          </table:table-cell>
          <table:table-cell table:formula="of:=AVERAGE(['Raw Data'.G50];['Raw Data'.P50];['Raw Data'.Y50])" office:value-type="float" office:value="207.666666666667">
            <text:p>208</text:p>
          </table:table-cell>
          <table:table-cell table:formula="of:=AVERAGE(['Raw Data'.H50];['Raw Data'.Q50];['Raw Data'.Z50])" office:value-type="float" office:value="186">
            <text:p>186</text:p>
          </table:table-cell>
          <table:table-cell table:formula="of:=AVERAGE(['Raw Data'.I50];['Raw Data'.R50];['Raw Data'.AA50])" office:value-type="float" office:value="90.6666666666667">
            <text:p>91</text:p>
          </table:table-cell>
          <table:table-cell table:formula="of:=AVERAGE(['Raw Data'.J50];['Raw Data'.S50];['Raw Data'.AB50])" office:value-type="float" office:value="132">
            <text:p>132</text:p>
          </table:table-cell>
          <table:table-cell table:formula="of:=AVERAGE(['Raw Data'.K50];['Raw Data'.T50];['Raw Data'.AC50])" office:value-type="float" office:value="77.3333333333333">
            <text:p>77</text:p>
          </table:table-cell>
        </table:table-row>
        <table:table-row table:style-name="ro1">
          <table:table-cell table:formula="of:=['Raw Data'.A51]" office:value-type="time" office:time-value="PT01H28M00S">
            <text:p>01:28:00</text:p>
          </table:table-cell>
          <table:table-cell table:formula="of:=AVERAGE(['Raw Data'.C51];['Raw Data'.L51];['Raw Data'.U51])" office:value-type="float" office:value="65.3333333333333">
            <text:p>65</text:p>
          </table:table-cell>
          <table:table-cell table:formula="of:=AVERAGE(['Raw Data'.D51];['Raw Data'.M51];['Raw Data'.V51])" office:value-type="float" office:value="56.6666666666667">
            <text:p>57</text:p>
          </table:table-cell>
          <table:table-cell table:formula="of:=AVERAGE(['Raw Data'.E51];['Raw Data'.N51];['Raw Data'.W51])" office:value-type="float" office:value="190.666666666667">
            <text:p>191</text:p>
          </table:table-cell>
          <table:table-cell table:formula="of:=AVERAGE(['Raw Data'.F51];['Raw Data'.O51];['Raw Data'.X51])" office:value-type="float" office:value="154">
            <text:p>154</text:p>
          </table:table-cell>
          <table:table-cell table:formula="of:=AVERAGE(['Raw Data'.G51];['Raw Data'.P51];['Raw Data'.Y51])" office:value-type="float" office:value="200">
            <text:p>200</text:p>
          </table:table-cell>
          <table:table-cell table:formula="of:=AVERAGE(['Raw Data'.H51];['Raw Data'.Q51];['Raw Data'.Z51])" office:value-type="float" office:value="183">
            <text:p>183</text:p>
          </table:table-cell>
          <table:table-cell table:formula="of:=AVERAGE(['Raw Data'.I51];['Raw Data'.R51];['Raw Data'.AA51])" office:value-type="float" office:value="93.6666666666667">
            <text:p>94</text:p>
          </table:table-cell>
          <table:table-cell table:formula="of:=AVERAGE(['Raw Data'.J51];['Raw Data'.S51];['Raw Data'.AB51])" office:value-type="float" office:value="127">
            <text:p>127</text:p>
          </table:table-cell>
          <table:table-cell table:formula="of:=AVERAGE(['Raw Data'.K51];['Raw Data'.T51];['Raw Data'.AC51])" office:value-type="float" office:value="82.6666666666667">
            <text:p>83</text:p>
          </table:table-cell>
        </table:table-row>
        <table:table-row table:style-name="ro1">
          <table:table-cell table:formula="of:=['Raw Data'.A52]" office:value-type="time" office:time-value="PT01H30M00S">
            <text:p>01:30:00</text:p>
          </table:table-cell>
          <table:table-cell table:formula="of:=AVERAGE(['Raw Data'.C52];['Raw Data'.L52];['Raw Data'.U52])" office:value-type="float" office:value="58.6666666666667">
            <text:p>59</text:p>
          </table:table-cell>
          <table:table-cell table:formula="of:=AVERAGE(['Raw Data'.D52];['Raw Data'.M52];['Raw Data'.V52])" office:value-type="float" office:value="58.3333333333333">
            <text:p>58</text:p>
          </table:table-cell>
          <table:table-cell table:formula="of:=AVERAGE(['Raw Data'.E52];['Raw Data'.N52];['Raw Data'.W52])" office:value-type="float" office:value="187">
            <text:p>187</text:p>
          </table:table-cell>
          <table:table-cell table:formula="of:=AVERAGE(['Raw Data'.F52];['Raw Data'.O52];['Raw Data'.X52])" office:value-type="float" office:value="153.333333333333">
            <text:p>153</text:p>
          </table:table-cell>
          <table:table-cell table:formula="of:=AVERAGE(['Raw Data'.G52];['Raw Data'.P52];['Raw Data'.Y52])" office:value-type="float" office:value="206.666666666667">
            <text:p>207</text:p>
          </table:table-cell>
          <table:table-cell table:formula="of:=AVERAGE(['Raw Data'.H52];['Raw Data'.Q52];['Raw Data'.Z52])" office:value-type="float" office:value="177.666666666667">
            <text:p>178</text:p>
          </table:table-cell>
          <table:table-cell table:formula="of:=AVERAGE(['Raw Data'.I52];['Raw Data'.R52];['Raw Data'.AA52])" office:value-type="float" office:value="97">
            <text:p>97</text:p>
          </table:table-cell>
          <table:table-cell table:formula="of:=AVERAGE(['Raw Data'.J52];['Raw Data'.S52];['Raw Data'.AB52])" office:value-type="float" office:value="128.666666666667">
            <text:p>129</text:p>
          </table:table-cell>
          <table:table-cell table:formula="of:=AVERAGE(['Raw Data'.K52];['Raw Data'.T52];['Raw Data'.AC52])" office:value-type="float" office:value="82.3333333333333">
            <text:p>82</text:p>
          </table:table-cell>
        </table:table-row>
        <table:table-row table:style-name="ro1">
          <table:table-cell table:formula="of:=['Raw Data'.A53]" office:value-type="time" office:time-value="PT01H32M00S">
            <text:p>01:32:00</text:p>
          </table:table-cell>
          <table:table-cell table:formula="of:=AVERAGE(['Raw Data'.C53];['Raw Data'.L53];['Raw Data'.U53])" office:value-type="float" office:value="66.3333333333333">
            <text:p>66</text:p>
          </table:table-cell>
          <table:table-cell table:formula="of:=AVERAGE(['Raw Data'.D53];['Raw Data'.M53];['Raw Data'.V53])" office:value-type="float" office:value="64.3333333333333">
            <text:p>64</text:p>
          </table:table-cell>
          <table:table-cell table:formula="of:=AVERAGE(['Raw Data'.E53];['Raw Data'.N53];['Raw Data'.W53])" office:value-type="float" office:value="194">
            <text:p>194</text:p>
          </table:table-cell>
          <table:table-cell table:formula="of:=AVERAGE(['Raw Data'.F53];['Raw Data'.O53];['Raw Data'.X53])" office:value-type="float" office:value="162.666666666667">
            <text:p>163</text:p>
          </table:table-cell>
          <table:table-cell table:formula="of:=AVERAGE(['Raw Data'.G53];['Raw Data'.P53];['Raw Data'.Y53])" office:value-type="float" office:value="212">
            <text:p>212</text:p>
          </table:table-cell>
          <table:table-cell table:formula="of:=AVERAGE(['Raw Data'.H53];['Raw Data'.Q53];['Raw Data'.Z53])" office:value-type="float" office:value="182.333333333333">
            <text:p>182</text:p>
          </table:table-cell>
          <table:table-cell table:formula="of:=AVERAGE(['Raw Data'.I53];['Raw Data'.R53];['Raw Data'.AA53])" office:value-type="float" office:value="91.6666666666667">
            <text:p>92</text:p>
          </table:table-cell>
          <table:table-cell table:formula="of:=AVERAGE(['Raw Data'.J53];['Raw Data'.S53];['Raw Data'.AB53])" office:value-type="float" office:value="126.333333333333">
            <text:p>126</text:p>
          </table:table-cell>
          <table:table-cell table:formula="of:=AVERAGE(['Raw Data'.K53];['Raw Data'.T53];['Raw Data'.AC53])" office:value-type="float" office:value="84">
            <text:p>84</text:p>
          </table:table-cell>
        </table:table-row>
        <table:table-row table:style-name="ro1">
          <table:table-cell table:formula="of:=['Raw Data'.A54]" office:value-type="time" office:time-value="PT01H34M00S">
            <text:p>01:34:00</text:p>
          </table:table-cell>
          <table:table-cell table:formula="of:=AVERAGE(['Raw Data'.C54];['Raw Data'.L54];['Raw Data'.U54])" office:value-type="float" office:value="61.3333333333333">
            <text:p>61</text:p>
          </table:table-cell>
          <table:table-cell table:formula="of:=AVERAGE(['Raw Data'.D54];['Raw Data'.M54];['Raw Data'.V54])" office:value-type="float" office:value="62.3333333333333">
            <text:p>62</text:p>
          </table:table-cell>
          <table:table-cell table:formula="of:=AVERAGE(['Raw Data'.E54];['Raw Data'.N54];['Raw Data'.W54])" office:value-type="float" office:value="198.666666666667">
            <text:p>199</text:p>
          </table:table-cell>
          <table:table-cell table:formula="of:=AVERAGE(['Raw Data'.F54];['Raw Data'.O54];['Raw Data'.X54])" office:value-type="float" office:value="161.333333333333">
            <text:p>161</text:p>
          </table:table-cell>
          <table:table-cell table:formula="of:=AVERAGE(['Raw Data'.G54];['Raw Data'.P54];['Raw Data'.Y54])" office:value-type="float" office:value="208.666666666667">
            <text:p>209</text:p>
          </table:table-cell>
          <table:table-cell table:formula="of:=AVERAGE(['Raw Data'.H54];['Raw Data'.Q54];['Raw Data'.Z54])" office:value-type="float" office:value="186.666666666667">
            <text:p>187</text:p>
          </table:table-cell>
          <table:table-cell table:formula="of:=AVERAGE(['Raw Data'.I54];['Raw Data'.R54];['Raw Data'.AA54])" office:value-type="float" office:value="96.6666666666667">
            <text:p>97</text:p>
          </table:table-cell>
          <table:table-cell table:formula="of:=AVERAGE(['Raw Data'.J54];['Raw Data'.S54];['Raw Data'.AB54])" office:value-type="float" office:value="129">
            <text:p>129</text:p>
          </table:table-cell>
          <table:table-cell table:formula="of:=AVERAGE(['Raw Data'.K54];['Raw Data'.T54];['Raw Data'.AC54])" office:value-type="float" office:value="85">
            <text:p>85</text:p>
          </table:table-cell>
        </table:table-row>
        <table:table-row table:style-name="ro1">
          <table:table-cell table:formula="of:=['Raw Data'.A55]" office:value-type="time" office:time-value="PT01H36M00S">
            <text:p>01:36:00</text:p>
          </table:table-cell>
          <table:table-cell table:formula="of:=AVERAGE(['Raw Data'.C55];['Raw Data'.L55];['Raw Data'.U55])" office:value-type="float" office:value="59.3333333333333">
            <text:p>59</text:p>
          </table:table-cell>
          <table:table-cell table:formula="of:=AVERAGE(['Raw Data'.D55];['Raw Data'.M55];['Raw Data'.V55])" office:value-type="float" office:value="54.6666666666667">
            <text:p>55</text:p>
          </table:table-cell>
          <table:table-cell table:formula="of:=AVERAGE(['Raw Data'.E55];['Raw Data'.N55];['Raw Data'.W55])" office:value-type="float" office:value="194">
            <text:p>194</text:p>
          </table:table-cell>
          <table:table-cell table:formula="of:=AVERAGE(['Raw Data'.F55];['Raw Data'.O55];['Raw Data'.X55])" office:value-type="float" office:value="150.666666666667">
            <text:p>151</text:p>
          </table:table-cell>
          <table:table-cell table:formula="of:=AVERAGE(['Raw Data'.G55];['Raw Data'.P55];['Raw Data'.Y55])" office:value-type="float" office:value="193.333333333333">
            <text:p>193</text:p>
          </table:table-cell>
          <table:table-cell table:formula="of:=AVERAGE(['Raw Data'.H55];['Raw Data'.Q55];['Raw Data'.Z55])" office:value-type="float" office:value="191">
            <text:p>191</text:p>
          </table:table-cell>
          <table:table-cell table:formula="of:=AVERAGE(['Raw Data'.I55];['Raw Data'.R55];['Raw Data'.AA55])" office:value-type="float" office:value="91.3333333333333">
            <text:p>91</text:p>
          </table:table-cell>
          <table:table-cell table:formula="of:=AVERAGE(['Raw Data'.J55];['Raw Data'.S55];['Raw Data'.AB55])" office:value-type="float" office:value="130">
            <text:p>130</text:p>
          </table:table-cell>
          <table:table-cell table:formula="of:=AVERAGE(['Raw Data'.K55];['Raw Data'.T55];['Raw Data'.AC55])" office:value-type="float" office:value="77">
            <text:p>77</text:p>
          </table:table-cell>
        </table:table-row>
        <table:table-row table:style-name="ro1">
          <table:table-cell table:formula="of:=['Raw Data'.A56]" office:value-type="time" office:time-value="PT01H38M00S">
            <text:p>01:38:00</text:p>
          </table:table-cell>
          <table:table-cell table:formula="of:=AVERAGE(['Raw Data'.C56];['Raw Data'.L56];['Raw Data'.U56])" office:value-type="float" office:value="59.3333333333333">
            <text:p>59</text:p>
          </table:table-cell>
          <table:table-cell table:formula="of:=AVERAGE(['Raw Data'.D56];['Raw Data'.M56];['Raw Data'.V56])" office:value-type="float" office:value="61">
            <text:p>61</text:p>
          </table:table-cell>
          <table:table-cell table:formula="of:=AVERAGE(['Raw Data'.E56];['Raw Data'.N56];['Raw Data'.W56])" office:value-type="float" office:value="185">
            <text:p>185</text:p>
          </table:table-cell>
          <table:table-cell table:formula="of:=AVERAGE(['Raw Data'.F56];['Raw Data'.O56];['Raw Data'.X56])" office:value-type="float" office:value="148">
            <text:p>148</text:p>
          </table:table-cell>
          <table:table-cell table:formula="of:=AVERAGE(['Raw Data'.G56];['Raw Data'.P56];['Raw Data'.Y56])" office:value-type="float" office:value="203.666666666667">
            <text:p>204</text:p>
          </table:table-cell>
          <table:table-cell table:formula="of:=AVERAGE(['Raw Data'.H56];['Raw Data'.Q56];['Raw Data'.Z56])" office:value-type="float" office:value="168.333333333333">
            <text:p>168</text:p>
          </table:table-cell>
          <table:table-cell table:formula="of:=AVERAGE(['Raw Data'.I56];['Raw Data'.R56];['Raw Data'.AA56])" office:value-type="float" office:value="93.6666666666667">
            <text:p>94</text:p>
          </table:table-cell>
          <table:table-cell table:formula="of:=AVERAGE(['Raw Data'.J56];['Raw Data'.S56];['Raw Data'.AB56])" office:value-type="float" office:value="125.333333333333">
            <text:p>125</text:p>
          </table:table-cell>
          <table:table-cell table:formula="of:=AVERAGE(['Raw Data'.K56];['Raw Data'.T56];['Raw Data'.AC56])" office:value-type="float" office:value="78.3333333333333">
            <text:p>78</text:p>
          </table:table-cell>
        </table:table-row>
        <table:table-row table:style-name="ro1">
          <table:table-cell table:formula="of:=['Raw Data'.A57]" office:value-type="time" office:time-value="PT01H40M00S">
            <text:p>01:40:00</text:p>
          </table:table-cell>
          <table:table-cell table:formula="of:=AVERAGE(['Raw Data'.C57];['Raw Data'.L57];['Raw Data'.U57])" office:value-type="float" office:value="61.3333333333333">
            <text:p>61</text:p>
          </table:table-cell>
          <table:table-cell table:formula="of:=AVERAGE(['Raw Data'.D57];['Raw Data'.M57];['Raw Data'.V57])" office:value-type="float" office:value="54.3333333333333">
            <text:p>54</text:p>
          </table:table-cell>
          <table:table-cell table:formula="of:=AVERAGE(['Raw Data'.E57];['Raw Data'.N57];['Raw Data'.W57])" office:value-type="float" office:value="192.666666666667">
            <text:p>193</text:p>
          </table:table-cell>
          <table:table-cell table:formula="of:=AVERAGE(['Raw Data'.F57];['Raw Data'.O57];['Raw Data'.X57])" office:value-type="float" office:value="163.333333333333">
            <text:p>163</text:p>
          </table:table-cell>
          <table:table-cell table:formula="of:=AVERAGE(['Raw Data'.G57];['Raw Data'.P57];['Raw Data'.Y57])" office:value-type="float" office:value="213">
            <text:p>213</text:p>
          </table:table-cell>
          <table:table-cell table:formula="of:=AVERAGE(['Raw Data'.H57];['Raw Data'.Q57];['Raw Data'.Z57])" office:value-type="float" office:value="176.333333333333">
            <text:p>176</text:p>
          </table:table-cell>
          <table:table-cell table:formula="of:=AVERAGE(['Raw Data'.I57];['Raw Data'.R57];['Raw Data'.AA57])" office:value-type="float" office:value="94.6666666666667">
            <text:p>95</text:p>
          </table:table-cell>
          <table:table-cell table:formula="of:=AVERAGE(['Raw Data'.J57];['Raw Data'.S57];['Raw Data'.AB57])" office:value-type="float" office:value="132.666666666667">
            <text:p>133</text:p>
          </table:table-cell>
          <table:table-cell table:formula="of:=AVERAGE(['Raw Data'.K57];['Raw Data'.T57];['Raw Data'.AC57])" office:value-type="float" office:value="85">
            <text:p>85</text:p>
          </table:table-cell>
        </table:table-row>
        <table:table-row table:style-name="ro1">
          <table:table-cell table:formula="of:=['Raw Data'.A58]" office:value-type="time" office:time-value="PT01H42M00S">
            <text:p>01:42:00</text:p>
          </table:table-cell>
          <table:table-cell table:formula="of:=AVERAGE(['Raw Data'.C58];['Raw Data'.L58];['Raw Data'.U58])" office:value-type="float" office:value="57.6666666666667">
            <text:p>58</text:p>
          </table:table-cell>
          <table:table-cell table:formula="of:=AVERAGE(['Raw Data'.D58];['Raw Data'.M58];['Raw Data'.V58])" office:value-type="float" office:value="57.3333333333333">
            <text:p>57</text:p>
          </table:table-cell>
          <table:table-cell table:formula="of:=AVERAGE(['Raw Data'.E58];['Raw Data'.N58];['Raw Data'.W58])" office:value-type="float" office:value="196.333333333333">
            <text:p>196</text:p>
          </table:table-cell>
          <table:table-cell table:formula="of:=AVERAGE(['Raw Data'.F58];['Raw Data'.O58];['Raw Data'.X58])" office:value-type="float" office:value="152.333333333333">
            <text:p>152</text:p>
          </table:table-cell>
          <table:table-cell table:formula="of:=AVERAGE(['Raw Data'.G58];['Raw Data'.P58];['Raw Data'.Y58])" office:value-type="float" office:value="209.333333333333">
            <text:p>209</text:p>
          </table:table-cell>
          <table:table-cell table:formula="of:=AVERAGE(['Raw Data'.H58];['Raw Data'.Q58];['Raw Data'.Z58])" office:value-type="float" office:value="174.666666666667">
            <text:p>175</text:p>
          </table:table-cell>
          <table:table-cell table:formula="of:=AVERAGE(['Raw Data'.I58];['Raw Data'.R58];['Raw Data'.AA58])" office:value-type="float" office:value="100.333333333333">
            <text:p>100</text:p>
          </table:table-cell>
          <table:table-cell table:formula="of:=AVERAGE(['Raw Data'.J58];['Raw Data'.S58];['Raw Data'.AB58])" office:value-type="float" office:value="129.666666666667">
            <text:p>130</text:p>
          </table:table-cell>
          <table:table-cell table:formula="of:=AVERAGE(['Raw Data'.K58];['Raw Data'.T58];['Raw Data'.AC58])" office:value-type="float" office:value="82.3333333333333">
            <text:p>82</text:p>
          </table:table-cell>
        </table:table-row>
        <table:table-row table:style-name="ro1">
          <table:table-cell table:formula="of:=['Raw Data'.A59]" office:value-type="time" office:time-value="PT01H44M00S">
            <text:p>01:44:00</text:p>
          </table:table-cell>
          <table:table-cell table:formula="of:=AVERAGE(['Raw Data'.C59];['Raw Data'.L59];['Raw Data'.U59])" office:value-type="float" office:value="64.3333333333333">
            <text:p>64</text:p>
          </table:table-cell>
          <table:table-cell table:formula="of:=AVERAGE(['Raw Data'.D59];['Raw Data'.M59];['Raw Data'.V59])" office:value-type="float" office:value="55.6666666666667">
            <text:p>56</text:p>
          </table:table-cell>
          <table:table-cell table:formula="of:=AVERAGE(['Raw Data'.E59];['Raw Data'.N59];['Raw Data'.W59])" office:value-type="float" office:value="186.666666666667">
            <text:p>187</text:p>
          </table:table-cell>
          <table:table-cell table:formula="of:=AVERAGE(['Raw Data'.F59];['Raw Data'.O59];['Raw Data'.X59])" office:value-type="float" office:value="158">
            <text:p>158</text:p>
          </table:table-cell>
          <table:table-cell table:formula="of:=AVERAGE(['Raw Data'.G59];['Raw Data'.P59];['Raw Data'.Y59])" office:value-type="float" office:value="197.666666666667">
            <text:p>198</text:p>
          </table:table-cell>
          <table:table-cell table:formula="of:=AVERAGE(['Raw Data'.H59];['Raw Data'.Q59];['Raw Data'.Z59])" office:value-type="float" office:value="185.333333333333">
            <text:p>185</text:p>
          </table:table-cell>
          <table:table-cell table:formula="of:=AVERAGE(['Raw Data'.I59];['Raw Data'.R59];['Raw Data'.AA59])" office:value-type="float" office:value="88">
            <text:p>88</text:p>
          </table:table-cell>
          <table:table-cell table:formula="of:=AVERAGE(['Raw Data'.J59];['Raw Data'.S59];['Raw Data'.AB59])" office:value-type="float" office:value="131.666666666667">
            <text:p>132</text:p>
          </table:table-cell>
          <table:table-cell table:formula="of:=AVERAGE(['Raw Data'.K59];['Raw Data'.T59];['Raw Data'.AC59])" office:value-type="float" office:value="81.6666666666667">
            <text:p>82</text:p>
          </table:table-cell>
        </table:table-row>
        <table:table-row table:style-name="ro1">
          <table:table-cell table:formula="of:=['Raw Data'.A60]" office:value-type="time" office:time-value="PT01H46M00S">
            <text:p>01:46:00</text:p>
          </table:table-cell>
          <table:table-cell table:formula="of:=AVERAGE(['Raw Data'.C60];['Raw Data'.L60];['Raw Data'.U60])" office:value-type="float" office:value="58.6666666666667">
            <text:p>59</text:p>
          </table:table-cell>
          <table:table-cell table:formula="of:=AVERAGE(['Raw Data'.D60];['Raw Data'.M60];['Raw Data'.V60])" office:value-type="float" office:value="56.6666666666667">
            <text:p>57</text:p>
          </table:table-cell>
          <table:table-cell table:formula="of:=AVERAGE(['Raw Data'.E60];['Raw Data'.N60];['Raw Data'.W60])" office:value-type="float" office:value="186.333333333333">
            <text:p>186</text:p>
          </table:table-cell>
          <table:table-cell table:formula="of:=AVERAGE(['Raw Data'.F60];['Raw Data'.O60];['Raw Data'.X60])" office:value-type="float" office:value="154">
            <text:p>154</text:p>
          </table:table-cell>
          <table:table-cell table:formula="of:=AVERAGE(['Raw Data'.G60];['Raw Data'.P60];['Raw Data'.Y60])" office:value-type="float" office:value="204">
            <text:p>204</text:p>
          </table:table-cell>
          <table:table-cell table:formula="of:=AVERAGE(['Raw Data'.H60];['Raw Data'.Q60];['Raw Data'.Z60])" office:value-type="float" office:value="191">
            <text:p>191</text:p>
          </table:table-cell>
          <table:table-cell table:formula="of:=AVERAGE(['Raw Data'.I60];['Raw Data'.R60];['Raw Data'.AA60])" office:value-type="float" office:value="92.6666666666667">
            <text:p>93</text:p>
          </table:table-cell>
          <table:table-cell table:formula="of:=AVERAGE(['Raw Data'.J60];['Raw Data'.S60];['Raw Data'.AB60])" office:value-type="float" office:value="134.666666666667">
            <text:p>135</text:p>
          </table:table-cell>
          <table:table-cell table:formula="of:=AVERAGE(['Raw Data'.K60];['Raw Data'.T60];['Raw Data'.AC60])" office:value-type="float" office:value="83">
            <text:p>83</text:p>
          </table:table-cell>
        </table:table-row>
        <table:table-row table:style-name="ro1">
          <table:table-cell table:formula="of:=['Raw Data'.A61]" office:value-type="time" office:time-value="PT01H48M00S">
            <text:p>01:48:00</text:p>
          </table:table-cell>
          <table:table-cell table:formula="of:=AVERAGE(['Raw Data'.C61];['Raw Data'.L61];['Raw Data'.U61])" office:value-type="float" office:value="62.3333333333333">
            <text:p>62</text:p>
          </table:table-cell>
          <table:table-cell table:formula="of:=AVERAGE(['Raw Data'.D61];['Raw Data'.M61];['Raw Data'.V61])" office:value-type="float" office:value="59.3333333333333">
            <text:p>59</text:p>
          </table:table-cell>
          <table:table-cell table:formula="of:=AVERAGE(['Raw Data'.E61];['Raw Data'.N61];['Raw Data'.W61])" office:value-type="float" office:value="193.666666666667">
            <text:p>194</text:p>
          </table:table-cell>
          <table:table-cell table:formula="of:=AVERAGE(['Raw Data'.F61];['Raw Data'.O61];['Raw Data'.X61])" office:value-type="float" office:value="165.666666666667">
            <text:p>166</text:p>
          </table:table-cell>
          <table:table-cell table:formula="of:=AVERAGE(['Raw Data'.G61];['Raw Data'.P61];['Raw Data'.Y61])" office:value-type="float" office:value="206">
            <text:p>206</text:p>
          </table:table-cell>
          <table:table-cell table:formula="of:=AVERAGE(['Raw Data'.H61];['Raw Data'.Q61];['Raw Data'.Z61])" office:value-type="float" office:value="171">
            <text:p>171</text:p>
          </table:table-cell>
          <table:table-cell table:formula="of:=AVERAGE(['Raw Data'.I61];['Raw Data'.R61];['Raw Data'.AA61])" office:value-type="float" office:value="94.3333333333333">
            <text:p>94</text:p>
          </table:table-cell>
          <table:table-cell table:formula="of:=AVERAGE(['Raw Data'.J61];['Raw Data'.S61];['Raw Data'.AB61])" office:value-type="float" office:value="131.333333333333">
            <text:p>131</text:p>
          </table:table-cell>
          <table:table-cell table:formula="of:=AVERAGE(['Raw Data'.K61];['Raw Data'.T61];['Raw Data'.AC61])" office:value-type="float" office:value="89.3333333333333">
            <text:p>89</text:p>
          </table:table-cell>
        </table:table-row>
        <table:table-row table:style-name="ro1">
          <table:table-cell table:formula="of:=['Raw Data'.A62]" office:value-type="time" office:time-value="PT01H50M00S">
            <text:p>01:50:00</text:p>
          </table:table-cell>
          <table:table-cell table:formula="of:=AVERAGE(['Raw Data'.C62];['Raw Data'.L62];['Raw Data'.U62])" office:value-type="float" office:value="55">
            <text:p>55</text:p>
          </table:table-cell>
          <table:table-cell table:formula="of:=AVERAGE(['Raw Data'.D62];['Raw Data'.M62];['Raw Data'.V62])" office:value-type="float" office:value="61.6666666666667">
            <text:p>62</text:p>
          </table:table-cell>
          <table:table-cell table:formula="of:=AVERAGE(['Raw Data'.E62];['Raw Data'.N62];['Raw Data'.W62])" office:value-type="float" office:value="187">
            <text:p>187</text:p>
          </table:table-cell>
          <table:table-cell table:formula="of:=AVERAGE(['Raw Data'.F62];['Raw Data'.O62];['Raw Data'.X62])" office:value-type="float" office:value="159.666666666667">
            <text:p>160</text:p>
          </table:table-cell>
          <table:table-cell table:formula="of:=AVERAGE(['Raw Data'.G62];['Raw Data'.P62];['Raw Data'.Y62])" office:value-type="float" office:value="208">
            <text:p>208</text:p>
          </table:table-cell>
          <table:table-cell table:formula="of:=AVERAGE(['Raw Data'.H62];['Raw Data'.Q62];['Raw Data'.Z62])" office:value-type="float" office:value="174">
            <text:p>174</text:p>
          </table:table-cell>
          <table:table-cell table:formula="of:=AVERAGE(['Raw Data'.I62];['Raw Data'.R62];['Raw Data'.AA62])" office:value-type="float" office:value="94.3333333333333">
            <text:p>94</text:p>
          </table:table-cell>
          <table:table-cell table:formula="of:=AVERAGE(['Raw Data'.J62];['Raw Data'.S62];['Raw Data'.AB62])" office:value-type="float" office:value="127.333333333333">
            <text:p>127</text:p>
          </table:table-cell>
          <table:table-cell table:formula="of:=AVERAGE(['Raw Data'.K62];['Raw Data'.T62];['Raw Data'.AC62])" office:value-type="float" office:value="83">
            <text:p>83</text:p>
          </table:table-cell>
        </table:table-row>
        <table:table-row table:style-name="ro1">
          <table:table-cell table:formula="of:=['Raw Data'.A63]" office:value-type="time" office:time-value="PT01H52M00S">
            <text:p>01:52:00</text:p>
          </table:table-cell>
          <table:table-cell table:formula="of:=AVERAGE(['Raw Data'.C63];['Raw Data'.L63];['Raw Data'.U63])" office:value-type="float" office:value="69.3333333333333">
            <text:p>69</text:p>
          </table:table-cell>
          <table:table-cell table:formula="of:=AVERAGE(['Raw Data'.D63];['Raw Data'.M63];['Raw Data'.V63])" office:value-type="float" office:value="64">
            <text:p>64</text:p>
          </table:table-cell>
          <table:table-cell table:formula="of:=AVERAGE(['Raw Data'.E63];['Raw Data'.N63];['Raw Data'.W63])" office:value-type="float" office:value="184">
            <text:p>184</text:p>
          </table:table-cell>
          <table:table-cell table:formula="of:=AVERAGE(['Raw Data'.F63];['Raw Data'.O63];['Raw Data'.X63])" office:value-type="float" office:value="155.333333333333">
            <text:p>155</text:p>
          </table:table-cell>
          <table:table-cell table:formula="of:=AVERAGE(['Raw Data'.G63];['Raw Data'.P63];['Raw Data'.Y63])" office:value-type="float" office:value="204">
            <text:p>204</text:p>
          </table:table-cell>
          <table:table-cell table:formula="of:=AVERAGE(['Raw Data'.H63];['Raw Data'.Q63];['Raw Data'.Z63])" office:value-type="float" office:value="179.333333333333">
            <text:p>179</text:p>
          </table:table-cell>
          <table:table-cell table:formula="of:=AVERAGE(['Raw Data'.I63];['Raw Data'.R63];['Raw Data'.AA63])" office:value-type="float" office:value="103.333333333333">
            <text:p>103</text:p>
          </table:table-cell>
          <table:table-cell table:formula="of:=AVERAGE(['Raw Data'.J63];['Raw Data'.S63];['Raw Data'.AB63])" office:value-type="float" office:value="126.666666666667">
            <text:p>127</text:p>
          </table:table-cell>
          <table:table-cell table:formula="of:=AVERAGE(['Raw Data'.K63];['Raw Data'.T63];['Raw Data'.AC63])" office:value-type="float" office:value="81">
            <text:p>81</text:p>
          </table:table-cell>
        </table:table-row>
        <table:table-row table:style-name="ro1">
          <table:table-cell table:formula="of:=['Raw Data'.A64]" office:value-type="time" office:time-value="PT01H54M00S">
            <text:p>01:54:00</text:p>
          </table:table-cell>
          <table:table-cell table:formula="of:=AVERAGE(['Raw Data'.C64];['Raw Data'.L64];['Raw Data'.U64])" office:value-type="float" office:value="62.3333333333333">
            <text:p>62</text:p>
          </table:table-cell>
          <table:table-cell table:formula="of:=AVERAGE(['Raw Data'.D64];['Raw Data'.M64];['Raw Data'.V64])" office:value-type="float" office:value="64.3333333333333">
            <text:p>64</text:p>
          </table:table-cell>
          <table:table-cell table:formula="of:=AVERAGE(['Raw Data'.E64];['Raw Data'.N64];['Raw Data'.W64])" office:value-type="float" office:value="192.666666666667">
            <text:p>193</text:p>
          </table:table-cell>
          <table:table-cell table:formula="of:=AVERAGE(['Raw Data'.F64];['Raw Data'.O64];['Raw Data'.X64])" office:value-type="float" office:value="158.333333333333">
            <text:p>158</text:p>
          </table:table-cell>
          <table:table-cell table:formula="of:=AVERAGE(['Raw Data'.G64];['Raw Data'.P64];['Raw Data'.Y64])" office:value-type="float" office:value="203">
            <text:p>203</text:p>
          </table:table-cell>
          <table:table-cell table:formula="of:=AVERAGE(['Raw Data'.H64];['Raw Data'.Q64];['Raw Data'.Z64])" office:value-type="float" office:value="179.333333333333">
            <text:p>179</text:p>
          </table:table-cell>
          <table:table-cell table:formula="of:=AVERAGE(['Raw Data'.I64];['Raw Data'.R64];['Raw Data'.AA64])" office:value-type="float" office:value="104">
            <text:p>104</text:p>
          </table:table-cell>
          <table:table-cell table:formula="of:=AVERAGE(['Raw Data'.J64];['Raw Data'.S64];['Raw Data'.AB64])" office:value-type="float" office:value="131">
            <text:p>131</text:p>
          </table:table-cell>
          <table:table-cell table:formula="of:=AVERAGE(['Raw Data'.K64];['Raw Data'.T64];['Raw Data'.AC64])" office:value-type="float" office:value="91.3333333333333">
            <text:p>91</text:p>
          </table:table-cell>
        </table:table-row>
        <table:table-row table:style-name="ro1">
          <table:table-cell table:formula="of:=['Raw Data'.A65]" office:value-type="time" office:time-value="PT01H56M00S">
            <text:p>01:56:00</text:p>
          </table:table-cell>
          <table:table-cell table:formula="of:=AVERAGE(['Raw Data'.C65];['Raw Data'.L65];['Raw Data'.U65])" office:value-type="float" office:value="63.6666666666667">
            <text:p>64</text:p>
          </table:table-cell>
          <table:table-cell table:formula="of:=AVERAGE(['Raw Data'.D65];['Raw Data'.M65];['Raw Data'.V65])" office:value-type="float" office:value="63.6666666666667">
            <text:p>64</text:p>
          </table:table-cell>
          <table:table-cell table:formula="of:=AVERAGE(['Raw Data'.E65];['Raw Data'.N65];['Raw Data'.W65])" office:value-type="float" office:value="188">
            <text:p>188</text:p>
          </table:table-cell>
          <table:table-cell table:formula="of:=AVERAGE(['Raw Data'.F65];['Raw Data'.O65];['Raw Data'.X65])" office:value-type="float" office:value="159">
            <text:p>159</text:p>
          </table:table-cell>
          <table:table-cell table:formula="of:=AVERAGE(['Raw Data'.G65];['Raw Data'.P65];['Raw Data'.Y65])" office:value-type="float" office:value="219.333333333333">
            <text:p>219</text:p>
          </table:table-cell>
          <table:table-cell table:formula="of:=AVERAGE(['Raw Data'.H65];['Raw Data'.Q65];['Raw Data'.Z65])" office:value-type="float" office:value="186.666666666667">
            <text:p>187</text:p>
          </table:table-cell>
          <table:table-cell table:formula="of:=AVERAGE(['Raw Data'.I65];['Raw Data'.R65];['Raw Data'.AA65])" office:value-type="float" office:value="104.666666666667">
            <text:p>105</text:p>
          </table:table-cell>
          <table:table-cell table:formula="of:=AVERAGE(['Raw Data'.J65];['Raw Data'.S65];['Raw Data'.AB65])" office:value-type="float" office:value="127.333333333333">
            <text:p>127</text:p>
          </table:table-cell>
          <table:table-cell table:formula="of:=AVERAGE(['Raw Data'.K65];['Raw Data'.T65];['Raw Data'.AC65])" office:value-type="float" office:value="81.6666666666667">
            <text:p>82</text:p>
          </table:table-cell>
        </table:table-row>
        <table:table-row table:style-name="ro1">
          <table:table-cell table:formula="of:=['Raw Data'.A66]" office:value-type="time" office:time-value="PT01H58M00S">
            <text:p>01:58:00</text:p>
          </table:table-cell>
          <table:table-cell table:formula="of:=AVERAGE(['Raw Data'.C66];['Raw Data'.L66];['Raw Data'.U66])" office:value-type="float" office:value="68.3333333333333">
            <text:p>68</text:p>
          </table:table-cell>
          <table:table-cell table:formula="of:=AVERAGE(['Raw Data'.D66];['Raw Data'.M66];['Raw Data'.V66])" office:value-type="float" office:value="55.3333333333333">
            <text:p>55</text:p>
          </table:table-cell>
          <table:table-cell table:formula="of:=AVERAGE(['Raw Data'.E66];['Raw Data'.N66];['Raw Data'.W66])" office:value-type="float" office:value="198.333333333333">
            <text:p>198</text:p>
          </table:table-cell>
          <table:table-cell table:formula="of:=AVERAGE(['Raw Data'.F66];['Raw Data'.O66];['Raw Data'.X66])" office:value-type="float" office:value="158.333333333333">
            <text:p>158</text:p>
          </table:table-cell>
          <table:table-cell table:formula="of:=AVERAGE(['Raw Data'.G66];['Raw Data'.P66];['Raw Data'.Y66])" office:value-type="float" office:value="203.666666666667">
            <text:p>204</text:p>
          </table:table-cell>
          <table:table-cell table:formula="of:=AVERAGE(['Raw Data'.H66];['Raw Data'.Q66];['Raw Data'.Z66])" office:value-type="float" office:value="185">
            <text:p>185</text:p>
          </table:table-cell>
          <table:table-cell table:formula="of:=AVERAGE(['Raw Data'.I66];['Raw Data'.R66];['Raw Data'.AA66])" office:value-type="float" office:value="99.6666666666667">
            <text:p>100</text:p>
          </table:table-cell>
          <table:table-cell table:formula="of:=AVERAGE(['Raw Data'.J66];['Raw Data'.S66];['Raw Data'.AB66])" office:value-type="float" office:value="132.666666666667">
            <text:p>133</text:p>
          </table:table-cell>
          <table:table-cell table:formula="of:=AVERAGE(['Raw Data'.K66];['Raw Data'.T66];['Raw Data'.AC66])" office:value-type="float" office:value="87.3333333333333">
            <text:p>87</text:p>
          </table:table-cell>
        </table:table-row>
        <table:table-row table:style-name="ro1">
          <table:table-cell table:formula="of:=['Raw Data'.A67]" office:value-type="time" office:time-value="PT02H00M00S">
            <text:p>02:00:00</text:p>
          </table:table-cell>
          <table:table-cell table:formula="of:=AVERAGE(['Raw Data'.C67];['Raw Data'.L67];['Raw Data'.U67])" office:value-type="float" office:value="60">
            <text:p>60</text:p>
          </table:table-cell>
          <table:table-cell table:formula="of:=AVERAGE(['Raw Data'.D67];['Raw Data'.M67];['Raw Data'.V67])" office:value-type="float" office:value="67">
            <text:p>67</text:p>
          </table:table-cell>
          <table:table-cell table:formula="of:=AVERAGE(['Raw Data'.E67];['Raw Data'.N67];['Raw Data'.W67])" office:value-type="float" office:value="200.333333333333">
            <text:p>200</text:p>
          </table:table-cell>
          <table:table-cell table:formula="of:=AVERAGE(['Raw Data'.F67];['Raw Data'.O67];['Raw Data'.X67])" office:value-type="float" office:value="161">
            <text:p>161</text:p>
          </table:table-cell>
          <table:table-cell table:formula="of:=AVERAGE(['Raw Data'.G67];['Raw Data'.P67];['Raw Data'.Y67])" office:value-type="float" office:value="202.666666666667">
            <text:p>203</text:p>
          </table:table-cell>
          <table:table-cell table:formula="of:=AVERAGE(['Raw Data'.H67];['Raw Data'.Q67];['Raw Data'.Z67])" office:value-type="float" office:value="180.333333333333">
            <text:p>180</text:p>
          </table:table-cell>
          <table:table-cell table:formula="of:=AVERAGE(['Raw Data'.I67];['Raw Data'.R67];['Raw Data'.AA67])" office:value-type="float" office:value="96">
            <text:p>96</text:p>
          </table:table-cell>
          <table:table-cell table:formula="of:=AVERAGE(['Raw Data'.J67];['Raw Data'.S67];['Raw Data'.AB67])" office:value-type="float" office:value="131.333333333333">
            <text:p>131</text:p>
          </table:table-cell>
          <table:table-cell table:formula="of:=AVERAGE(['Raw Data'.K67];['Raw Data'.T67];['Raw Data'.AC67])" office:value-type="float" office:value="80.6666666666667">
            <text:p>81</text:p>
          </table:table-cell>
        </table:table-row>
        <table:table-row table:style-name="ro1">
          <table:table-cell table:formula="of:=['Raw Data'.A68]" office:value-type="time" office:time-value="PT02H02M00S">
            <text:p>02:02:00</text:p>
          </table:table-cell>
          <table:table-cell table:formula="of:=AVERAGE(['Raw Data'.C68];['Raw Data'.L68];['Raw Data'.U68])" office:value-type="float" office:value="64.6666666666667">
            <text:p>65</text:p>
          </table:table-cell>
          <table:table-cell table:formula="of:=AVERAGE(['Raw Data'.D68];['Raw Data'.M68];['Raw Data'.V68])" office:value-type="float" office:value="58">
            <text:p>58</text:p>
          </table:table-cell>
          <table:table-cell table:formula="of:=AVERAGE(['Raw Data'.E68];['Raw Data'.N68];['Raw Data'.W68])" office:value-type="float" office:value="187.666666666667">
            <text:p>188</text:p>
          </table:table-cell>
          <table:table-cell table:formula="of:=AVERAGE(['Raw Data'.F68];['Raw Data'.O68];['Raw Data'.X68])" office:value-type="float" office:value="151.333333333333">
            <text:p>151</text:p>
          </table:table-cell>
          <table:table-cell table:formula="of:=AVERAGE(['Raw Data'.G68];['Raw Data'.P68];['Raw Data'.Y68])" office:value-type="float" office:value="212">
            <text:p>212</text:p>
          </table:table-cell>
          <table:table-cell table:formula="of:=AVERAGE(['Raw Data'.H68];['Raw Data'.Q68];['Raw Data'.Z68])" office:value-type="float" office:value="173.666666666667">
            <text:p>174</text:p>
          </table:table-cell>
          <table:table-cell table:formula="of:=AVERAGE(['Raw Data'.I68];['Raw Data'.R68];['Raw Data'.AA68])" office:value-type="float" office:value="87.6666666666667">
            <text:p>88</text:p>
          </table:table-cell>
          <table:table-cell table:formula="of:=AVERAGE(['Raw Data'.J68];['Raw Data'.S68];['Raw Data'.AB68])" office:value-type="float" office:value="120.333333333333">
            <text:p>120</text:p>
          </table:table-cell>
          <table:table-cell table:formula="of:=AVERAGE(['Raw Data'.K68];['Raw Data'.T68];['Raw Data'.AC68])" office:value-type="float" office:value="80">
            <text:p>80</text:p>
          </table:table-cell>
        </table:table-row>
        <table:table-row table:style-name="ro1">
          <table:table-cell table:formula="of:=['Raw Data'.A69]" office:value-type="time" office:time-value="PT02H04M00S">
            <text:p>02:04:00</text:p>
          </table:table-cell>
          <table:table-cell table:formula="of:=AVERAGE(['Raw Data'.C69];['Raw Data'.L69];['Raw Data'.U69])" office:value-type="float" office:value="62.6666666666667">
            <text:p>63</text:p>
          </table:table-cell>
          <table:table-cell table:formula="of:=AVERAGE(['Raw Data'.D69];['Raw Data'.M69];['Raw Data'.V69])" office:value-type="float" office:value="67">
            <text:p>67</text:p>
          </table:table-cell>
          <table:table-cell table:formula="of:=AVERAGE(['Raw Data'.E69];['Raw Data'.N69];['Raw Data'.W69])" office:value-type="float" office:value="193.333333333333">
            <text:p>193</text:p>
          </table:table-cell>
          <table:table-cell table:formula="of:=AVERAGE(['Raw Data'.F69];['Raw Data'.O69];['Raw Data'.X69])" office:value-type="float" office:value="157.666666666667">
            <text:p>158</text:p>
          </table:table-cell>
          <table:table-cell table:formula="of:=AVERAGE(['Raw Data'.G69];['Raw Data'.P69];['Raw Data'.Y69])" office:value-type="float" office:value="197.666666666667">
            <text:p>198</text:p>
          </table:table-cell>
          <table:table-cell table:formula="of:=AVERAGE(['Raw Data'.H69];['Raw Data'.Q69];['Raw Data'.Z69])" office:value-type="float" office:value="180.666666666667">
            <text:p>181</text:p>
          </table:table-cell>
          <table:table-cell table:formula="of:=AVERAGE(['Raw Data'.I69];['Raw Data'.R69];['Raw Data'.AA69])" office:value-type="float" office:value="98.3333333333333">
            <text:p>98</text:p>
          </table:table-cell>
          <table:table-cell table:formula="of:=AVERAGE(['Raw Data'.J69];['Raw Data'.S69];['Raw Data'.AB69])" office:value-type="float" office:value="128.666666666667">
            <text:p>129</text:p>
          </table:table-cell>
          <table:table-cell table:formula="of:=AVERAGE(['Raw Data'.K69];['Raw Data'.T69];['Raw Data'.AC69])" office:value-type="float" office:value="81.6666666666667">
            <text:p>82</text:p>
          </table:table-cell>
        </table:table-row>
        <table:table-row table:style-name="ro1">
          <table:table-cell table:formula="of:=['Raw Data'.A70]" office:value-type="time" office:time-value="PT02H06M00S">
            <text:p>02:06:00</text:p>
          </table:table-cell>
          <table:table-cell table:formula="of:=AVERAGE(['Raw Data'.C70];['Raw Data'.L70];['Raw Data'.U70])" office:value-type="float" office:value="64">
            <text:p>64</text:p>
          </table:table-cell>
          <table:table-cell table:formula="of:=AVERAGE(['Raw Data'.D70];['Raw Data'.M70];['Raw Data'.V70])" office:value-type="float" office:value="52.3333333333333">
            <text:p>52</text:p>
          </table:table-cell>
          <table:table-cell table:formula="of:=AVERAGE(['Raw Data'.E70];['Raw Data'.N70];['Raw Data'.W70])" office:value-type="float" office:value="201">
            <text:p>201</text:p>
          </table:table-cell>
          <table:table-cell table:formula="of:=AVERAGE(['Raw Data'.F70];['Raw Data'.O70];['Raw Data'.X70])" office:value-type="float" office:value="150">
            <text:p>150</text:p>
          </table:table-cell>
          <table:table-cell table:formula="of:=AVERAGE(['Raw Data'.G70];['Raw Data'.P70];['Raw Data'.Y70])" office:value-type="float" office:value="204.666666666667">
            <text:p>205</text:p>
          </table:table-cell>
          <table:table-cell table:formula="of:=AVERAGE(['Raw Data'.H70];['Raw Data'.Q70];['Raw Data'.Z70])" office:value-type="float" office:value="186.333333333333">
            <text:p>186</text:p>
          </table:table-cell>
          <table:table-cell table:formula="of:=AVERAGE(['Raw Data'.I70];['Raw Data'.R70];['Raw Data'.AA70])" office:value-type="float" office:value="94.3333333333333">
            <text:p>94</text:p>
          </table:table-cell>
          <table:table-cell table:formula="of:=AVERAGE(['Raw Data'.J70];['Raw Data'.S70];['Raw Data'.AB70])" office:value-type="float" office:value="127">
            <text:p>127</text:p>
          </table:table-cell>
          <table:table-cell table:formula="of:=AVERAGE(['Raw Data'.K70];['Raw Data'.T70];['Raw Data'.AC70])" office:value-type="float" office:value="88.3333333333333">
            <text:p>88</text:p>
          </table:table-cell>
        </table:table-row>
        <table:table-row table:style-name="ro1">
          <table:table-cell table:formula="of:=['Raw Data'.A71]" office:value-type="time" office:time-value="PT02H08M00S">
            <text:p>02:08:00</text:p>
          </table:table-cell>
          <table:table-cell table:formula="of:=AVERAGE(['Raw Data'.C71];['Raw Data'.L71];['Raw Data'.U71])" office:value-type="float" office:value="60.3333333333333">
            <text:p>60</text:p>
          </table:table-cell>
          <table:table-cell table:formula="of:=AVERAGE(['Raw Data'.D71];['Raw Data'.M71];['Raw Data'.V71])" office:value-type="float" office:value="60">
            <text:p>60</text:p>
          </table:table-cell>
          <table:table-cell table:formula="of:=AVERAGE(['Raw Data'.E71];['Raw Data'.N71];['Raw Data'.W71])" office:value-type="float" office:value="188.333333333333">
            <text:p>188</text:p>
          </table:table-cell>
          <table:table-cell table:formula="of:=AVERAGE(['Raw Data'.F71];['Raw Data'.O71];['Raw Data'.X71])" office:value-type="float" office:value="150">
            <text:p>150</text:p>
          </table:table-cell>
          <table:table-cell table:formula="of:=AVERAGE(['Raw Data'.G71];['Raw Data'.P71];['Raw Data'.Y71])" office:value-type="float" office:value="216">
            <text:p>216</text:p>
          </table:table-cell>
          <table:table-cell table:formula="of:=AVERAGE(['Raw Data'.H71];['Raw Data'.Q71];['Raw Data'.Z71])" office:value-type="float" office:value="186.666666666667">
            <text:p>187</text:p>
          </table:table-cell>
          <table:table-cell table:formula="of:=AVERAGE(['Raw Data'.I71];['Raw Data'.R71];['Raw Data'.AA71])" office:value-type="float" office:value="95.3333333333333">
            <text:p>95</text:p>
          </table:table-cell>
          <table:table-cell table:formula="of:=AVERAGE(['Raw Data'.J71];['Raw Data'.S71];['Raw Data'.AB71])" office:value-type="float" office:value="124.333333333333">
            <text:p>124</text:p>
          </table:table-cell>
          <table:table-cell table:formula="of:=AVERAGE(['Raw Data'.K71];['Raw Data'.T71];['Raw Data'.AC71])" office:value-type="float" office:value="85">
            <text:p>85</text:p>
          </table:table-cell>
        </table:table-row>
        <table:table-row table:style-name="ro1">
          <table:table-cell table:formula="of:=['Raw Data'.A72]" office:value-type="time" office:time-value="PT02H10M00S">
            <text:p>02:10:00</text:p>
          </table:table-cell>
          <table:table-cell table:formula="of:=AVERAGE(['Raw Data'.C72];['Raw Data'.L72];['Raw Data'.U72])" office:value-type="float" office:value="60.6666666666667">
            <text:p>61</text:p>
          </table:table-cell>
          <table:table-cell table:formula="of:=AVERAGE(['Raw Data'.D72];['Raw Data'.M72];['Raw Data'.V72])" office:value-type="float" office:value="62.3333333333333">
            <text:p>62</text:p>
          </table:table-cell>
          <table:table-cell table:formula="of:=AVERAGE(['Raw Data'.E72];['Raw Data'.N72];['Raw Data'.W72])" office:value-type="float" office:value="188">
            <text:p>188</text:p>
          </table:table-cell>
          <table:table-cell table:formula="of:=AVERAGE(['Raw Data'.F72];['Raw Data'.O72];['Raw Data'.X72])" office:value-type="float" office:value="161.666666666667">
            <text:p>162</text:p>
          </table:table-cell>
          <table:table-cell table:formula="of:=AVERAGE(['Raw Data'.G72];['Raw Data'.P72];['Raw Data'.Y72])" office:value-type="float" office:value="209">
            <text:p>209</text:p>
          </table:table-cell>
          <table:table-cell table:formula="of:=AVERAGE(['Raw Data'.H72];['Raw Data'.Q72];['Raw Data'.Z72])" office:value-type="float" office:value="178.333333333333">
            <text:p>178</text:p>
          </table:table-cell>
          <table:table-cell table:formula="of:=AVERAGE(['Raw Data'.I72];['Raw Data'.R72];['Raw Data'.AA72])" office:value-type="float" office:value="95.6666666666667">
            <text:p>96</text:p>
          </table:table-cell>
          <table:table-cell table:formula="of:=AVERAGE(['Raw Data'.J72];['Raw Data'.S72];['Raw Data'.AB72])" office:value-type="float" office:value="132.666666666667">
            <text:p>133</text:p>
          </table:table-cell>
          <table:table-cell table:formula="of:=AVERAGE(['Raw Data'.K72];['Raw Data'.T72];['Raw Data'.AC72])" office:value-type="float" office:value="77.3333333333333">
            <text:p>77</text:p>
          </table:table-cell>
        </table:table-row>
        <table:table-row table:style-name="ro1">
          <table:table-cell table:formula="of:=['Raw Data'.A73]" office:value-type="time" office:time-value="PT02H12M00S">
            <text:p>02:12:00</text:p>
          </table:table-cell>
          <table:table-cell table:formula="of:=AVERAGE(['Raw Data'.C73];['Raw Data'.L73];['Raw Data'.U73])" office:value-type="float" office:value="63.6666666666667">
            <text:p>64</text:p>
          </table:table-cell>
          <table:table-cell table:formula="of:=AVERAGE(['Raw Data'.D73];['Raw Data'.M73];['Raw Data'.V73])" office:value-type="float" office:value="58.6666666666667">
            <text:p>59</text:p>
          </table:table-cell>
          <table:table-cell table:formula="of:=AVERAGE(['Raw Data'.E73];['Raw Data'.N73];['Raw Data'.W73])" office:value-type="float" office:value="195.333333333333">
            <text:p>195</text:p>
          </table:table-cell>
          <table:table-cell table:formula="of:=AVERAGE(['Raw Data'.F73];['Raw Data'.O73];['Raw Data'.X73])" office:value-type="float" office:value="166">
            <text:p>166</text:p>
          </table:table-cell>
          <table:table-cell table:formula="of:=AVERAGE(['Raw Data'.G73];['Raw Data'.P73];['Raw Data'.Y73])" office:value-type="float" office:value="213">
            <text:p>213</text:p>
          </table:table-cell>
          <table:table-cell table:formula="of:=AVERAGE(['Raw Data'.H73];['Raw Data'.Q73];['Raw Data'.Z73])" office:value-type="float" office:value="175.333333333333">
            <text:p>175</text:p>
          </table:table-cell>
          <table:table-cell table:formula="of:=AVERAGE(['Raw Data'.I73];['Raw Data'.R73];['Raw Data'.AA73])" office:value-type="float" office:value="101.333333333333">
            <text:p>101</text:p>
          </table:table-cell>
          <table:table-cell table:formula="of:=AVERAGE(['Raw Data'.J73];['Raw Data'.S73];['Raw Data'.AB73])" office:value-type="float" office:value="129">
            <text:p>129</text:p>
          </table:table-cell>
          <table:table-cell table:formula="of:=AVERAGE(['Raw Data'.K73];['Raw Data'.T73];['Raw Data'.AC73])" office:value-type="float" office:value="87.6666666666667">
            <text:p>88</text:p>
          </table:table-cell>
        </table:table-row>
        <table:table-row table:style-name="ro1">
          <table:table-cell table:formula="of:=['Raw Data'.A74]" office:value-type="time" office:time-value="PT02H14M00S">
            <text:p>02:14:00</text:p>
          </table:table-cell>
          <table:table-cell table:formula="of:=AVERAGE(['Raw Data'.C74];['Raw Data'.L74];['Raw Data'.U74])" office:value-type="float" office:value="62.6666666666667">
            <text:p>63</text:p>
          </table:table-cell>
          <table:table-cell table:formula="of:=AVERAGE(['Raw Data'.D74];['Raw Data'.M74];['Raw Data'.V74])" office:value-type="float" office:value="55.3333333333333">
            <text:p>55</text:p>
          </table:table-cell>
          <table:table-cell table:formula="of:=AVERAGE(['Raw Data'.E74];['Raw Data'.N74];['Raw Data'.W74])" office:value-type="float" office:value="188.333333333333">
            <text:p>188</text:p>
          </table:table-cell>
          <table:table-cell table:formula="of:=AVERAGE(['Raw Data'.F74];['Raw Data'.O74];['Raw Data'.X74])" office:value-type="float" office:value="151.333333333333">
            <text:p>151</text:p>
          </table:table-cell>
          <table:table-cell table:formula="of:=AVERAGE(['Raw Data'.G74];['Raw Data'.P74];['Raw Data'.Y74])" office:value-type="float" office:value="187.666666666667">
            <text:p>188</text:p>
          </table:table-cell>
          <table:table-cell table:formula="of:=AVERAGE(['Raw Data'.H74];['Raw Data'.Q74];['Raw Data'.Z74])" office:value-type="float" office:value="187.333333333333">
            <text:p>187</text:p>
          </table:table-cell>
          <table:table-cell table:formula="of:=AVERAGE(['Raw Data'.I74];['Raw Data'.R74];['Raw Data'.AA74])" office:value-type="float" office:value="98.6666666666667">
            <text:p>99</text:p>
          </table:table-cell>
          <table:table-cell table:formula="of:=AVERAGE(['Raw Data'.J74];['Raw Data'.S74];['Raw Data'.AB74])" office:value-type="float" office:value="140">
            <text:p>140</text:p>
          </table:table-cell>
          <table:table-cell table:formula="of:=AVERAGE(['Raw Data'.K74];['Raw Data'.T74];['Raw Data'.AC74])" office:value-type="float" office:value="88.3333333333333">
            <text:p>88</text:p>
          </table:table-cell>
        </table:table-row>
        <table:table-row table:style-name="ro1">
          <table:table-cell table:formula="of:=['Raw Data'.A75]" office:value-type="time" office:time-value="PT02H16M00S">
            <text:p>02:16:00</text:p>
          </table:table-cell>
          <table:table-cell table:formula="of:=AVERAGE(['Raw Data'.C75];['Raw Data'.L75];['Raw Data'.U75])" office:value-type="float" office:value="65.6666666666667">
            <text:p>66</text:p>
          </table:table-cell>
          <table:table-cell table:formula="of:=AVERAGE(['Raw Data'.D75];['Raw Data'.M75];['Raw Data'.V75])" office:value-type="float" office:value="62.3333333333333">
            <text:p>62</text:p>
          </table:table-cell>
          <table:table-cell table:formula="of:=AVERAGE(['Raw Data'.E75];['Raw Data'.N75];['Raw Data'.W75])" office:value-type="float" office:value="189">
            <text:p>189</text:p>
          </table:table-cell>
          <table:table-cell table:formula="of:=AVERAGE(['Raw Data'.F75];['Raw Data'.O75];['Raw Data'.X75])" office:value-type="float" office:value="164.333333333333">
            <text:p>164</text:p>
          </table:table-cell>
          <table:table-cell table:formula="of:=AVERAGE(['Raw Data'.G75];['Raw Data'.P75];['Raw Data'.Y75])" office:value-type="float" office:value="214.333333333333">
            <text:p>214</text:p>
          </table:table-cell>
          <table:table-cell table:formula="of:=AVERAGE(['Raw Data'.H75];['Raw Data'.Q75];['Raw Data'.Z75])" office:value-type="float" office:value="170.666666666667">
            <text:p>171</text:p>
          </table:table-cell>
          <table:table-cell table:formula="of:=AVERAGE(['Raw Data'.I75];['Raw Data'.R75];['Raw Data'.AA75])" office:value-type="float" office:value="93.6666666666667">
            <text:p>94</text:p>
          </table:table-cell>
          <table:table-cell table:formula="of:=AVERAGE(['Raw Data'.J75];['Raw Data'.S75];['Raw Data'.AB75])" office:value-type="float" office:value="124">
            <text:p>124</text:p>
          </table:table-cell>
          <table:table-cell table:formula="of:=AVERAGE(['Raw Data'.K75];['Raw Data'.T75];['Raw Data'.AC75])" office:value-type="float" office:value="82">
            <text:p>82</text:p>
          </table:table-cell>
        </table:table-row>
        <table:table-row table:style-name="ro1">
          <table:table-cell table:formula="of:=['Raw Data'.A76]" office:value-type="time" office:time-value="PT02H18M00S">
            <text:p>02:18:00</text:p>
          </table:table-cell>
          <table:table-cell table:formula="of:=AVERAGE(['Raw Data'.C76];['Raw Data'.L76];['Raw Data'.U76])" office:value-type="float" office:value="67.3333333333333">
            <text:p>67</text:p>
          </table:table-cell>
          <table:table-cell table:formula="of:=AVERAGE(['Raw Data'.D76];['Raw Data'.M76];['Raw Data'.V76])" office:value-type="float" office:value="59.6666666666667">
            <text:p>60</text:p>
          </table:table-cell>
          <table:table-cell table:formula="of:=AVERAGE(['Raw Data'.E76];['Raw Data'.N76];['Raw Data'.W76])" office:value-type="float" office:value="186.666666666667">
            <text:p>187</text:p>
          </table:table-cell>
          <table:table-cell table:formula="of:=AVERAGE(['Raw Data'.F76];['Raw Data'.O76];['Raw Data'.X76])" office:value-type="float" office:value="156">
            <text:p>156</text:p>
          </table:table-cell>
          <table:table-cell table:formula="of:=AVERAGE(['Raw Data'.G76];['Raw Data'.P76];['Raw Data'.Y76])" office:value-type="float" office:value="208.333333333333">
            <text:p>208</text:p>
          </table:table-cell>
          <table:table-cell table:formula="of:=AVERAGE(['Raw Data'.H76];['Raw Data'.Q76];['Raw Data'.Z76])" office:value-type="float" office:value="177.666666666667">
            <text:p>178</text:p>
          </table:table-cell>
          <table:table-cell table:formula="of:=AVERAGE(['Raw Data'.I76];['Raw Data'.R76];['Raw Data'.AA76])" office:value-type="float" office:value="87.3333333333333">
            <text:p>87</text:p>
          </table:table-cell>
          <table:table-cell table:formula="of:=AVERAGE(['Raw Data'.J76];['Raw Data'.S76];['Raw Data'.AB76])" office:value-type="float" office:value="131.333333333333">
            <text:p>131</text:p>
          </table:table-cell>
          <table:table-cell table:formula="of:=AVERAGE(['Raw Data'.K76];['Raw Data'.T76];['Raw Data'.AC76])" office:value-type="float" office:value="86.6666666666667">
            <text:p>87</text:p>
          </table:table-cell>
        </table:table-row>
        <table:table-row table:style-name="ro1">
          <table:table-cell table:formula="of:=['Raw Data'.A77]" office:value-type="time" office:time-value="PT02H20M00S">
            <text:p>02:20:00</text:p>
          </table:table-cell>
          <table:table-cell table:formula="of:=AVERAGE(['Raw Data'.C77];['Raw Data'.L77];['Raw Data'.U77])" office:value-type="float" office:value="65">
            <text:p>65</text:p>
          </table:table-cell>
          <table:table-cell table:formula="of:=AVERAGE(['Raw Data'.D77];['Raw Data'.M77];['Raw Data'.V77])" office:value-type="float" office:value="63.6666666666667">
            <text:p>64</text:p>
          </table:table-cell>
          <table:table-cell table:formula="of:=AVERAGE(['Raw Data'.E77];['Raw Data'.N77];['Raw Data'.W77])" office:value-type="float" office:value="200.333333333333">
            <text:p>200</text:p>
          </table:table-cell>
          <table:table-cell table:formula="of:=AVERAGE(['Raw Data'.F77];['Raw Data'.O77];['Raw Data'.X77])" office:value-type="float" office:value="154.666666666667">
            <text:p>155</text:p>
          </table:table-cell>
          <table:table-cell table:formula="of:=AVERAGE(['Raw Data'.G77];['Raw Data'.P77];['Raw Data'.Y77])" office:value-type="float" office:value="210.333333333333">
            <text:p>210</text:p>
          </table:table-cell>
          <table:table-cell table:formula="of:=AVERAGE(['Raw Data'.H77];['Raw Data'.Q77];['Raw Data'.Z77])" office:value-type="float" office:value="185.666666666667">
            <text:p>186</text:p>
          </table:table-cell>
          <table:table-cell table:formula="of:=AVERAGE(['Raw Data'.I77];['Raw Data'.R77];['Raw Data'.AA77])" office:value-type="float" office:value="101.666666666667">
            <text:p>102</text:p>
          </table:table-cell>
          <table:table-cell table:formula="of:=AVERAGE(['Raw Data'.J77];['Raw Data'.S77];['Raw Data'.AB77])" office:value-type="float" office:value="126">
            <text:p>126</text:p>
          </table:table-cell>
          <table:table-cell table:formula="of:=AVERAGE(['Raw Data'.K77];['Raw Data'.T77];['Raw Data'.AC77])" office:value-type="float" office:value="79.6666666666667">
            <text:p>80</text:p>
          </table:table-cell>
        </table:table-row>
        <table:table-row table:style-name="ro1">
          <table:table-cell table:formula="of:=['Raw Data'.A78]" office:value-type="time" office:time-value="PT02H22M00S">
            <text:p>02:22:00</text:p>
          </table:table-cell>
          <table:table-cell table:formula="of:=AVERAGE(['Raw Data'.C78];['Raw Data'.L78];['Raw Data'.U78])" office:value-type="float" office:value="61.6666666666667">
            <text:p>62</text:p>
          </table:table-cell>
          <table:table-cell table:formula="of:=AVERAGE(['Raw Data'.D78];['Raw Data'.M78];['Raw Data'.V78])" office:value-type="float" office:value="63.3333333333333">
            <text:p>63</text:p>
          </table:table-cell>
          <table:table-cell table:formula="of:=AVERAGE(['Raw Data'.E78];['Raw Data'.N78];['Raw Data'.W78])" office:value-type="float" office:value="188">
            <text:p>188</text:p>
          </table:table-cell>
          <table:table-cell table:formula="of:=AVERAGE(['Raw Data'.F78];['Raw Data'.O78];['Raw Data'.X78])" office:value-type="float" office:value="150.666666666667">
            <text:p>151</text:p>
          </table:table-cell>
          <table:table-cell table:formula="of:=AVERAGE(['Raw Data'.G78];['Raw Data'.P78];['Raw Data'.Y78])" office:value-type="float" office:value="217.666666666667">
            <text:p>218</text:p>
          </table:table-cell>
          <table:table-cell table:formula="of:=AVERAGE(['Raw Data'.H78];['Raw Data'.Q78];['Raw Data'.Z78])" office:value-type="float" office:value="188">
            <text:p>188</text:p>
          </table:table-cell>
          <table:table-cell table:formula="of:=AVERAGE(['Raw Data'.I78];['Raw Data'.R78];['Raw Data'.AA78])" office:value-type="float" office:value="88.3333333333333">
            <text:p>88</text:p>
          </table:table-cell>
          <table:table-cell table:formula="of:=AVERAGE(['Raw Data'.J78];['Raw Data'.S78];['Raw Data'.AB78])" office:value-type="float" office:value="129.333333333333">
            <text:p>129</text:p>
          </table:table-cell>
          <table:table-cell table:formula="of:=AVERAGE(['Raw Data'.K78];['Raw Data'.T78];['Raw Data'.AC78])" office:value-type="float" office:value="77.3333333333333">
            <text:p>77</text:p>
          </table:table-cell>
        </table:table-row>
        <table:table-row table:style-name="ro1">
          <table:table-cell table:formula="of:=['Raw Data'.A79]" office:value-type="time" office:time-value="PT02H24M00S">
            <text:p>02:24:00</text:p>
          </table:table-cell>
          <table:table-cell table:formula="of:=AVERAGE(['Raw Data'.C79];['Raw Data'.L79];['Raw Data'.U79])" office:value-type="float" office:value="65.3333333333333">
            <text:p>65</text:p>
          </table:table-cell>
          <table:table-cell table:formula="of:=AVERAGE(['Raw Data'.D79];['Raw Data'.M79];['Raw Data'.V79])" office:value-type="float" office:value="61.3333333333333">
            <text:p>61</text:p>
          </table:table-cell>
          <table:table-cell table:formula="of:=AVERAGE(['Raw Data'.E79];['Raw Data'.N79];['Raw Data'.W79])" office:value-type="float" office:value="188">
            <text:p>188</text:p>
          </table:table-cell>
          <table:table-cell table:formula="of:=AVERAGE(['Raw Data'.F79];['Raw Data'.O79];['Raw Data'.X79])" office:value-type="float" office:value="154.666666666667">
            <text:p>155</text:p>
          </table:table-cell>
          <table:table-cell table:formula="of:=AVERAGE(['Raw Data'.G79];['Raw Data'.P79];['Raw Data'.Y79])" office:value-type="float" office:value="199.666666666667">
            <text:p>200</text:p>
          </table:table-cell>
          <table:table-cell table:formula="of:=AVERAGE(['Raw Data'.H79];['Raw Data'.Q79];['Raw Data'.Z79])" office:value-type="float" office:value="169">
            <text:p>169</text:p>
          </table:table-cell>
          <table:table-cell table:formula="of:=AVERAGE(['Raw Data'.I79];['Raw Data'.R79];['Raw Data'.AA79])" office:value-type="float" office:value="105">
            <text:p>105</text:p>
          </table:table-cell>
          <table:table-cell table:formula="of:=AVERAGE(['Raw Data'.J79];['Raw Data'.S79];['Raw Data'.AB79])" office:value-type="float" office:value="131.666666666667">
            <text:p>132</text:p>
          </table:table-cell>
          <table:table-cell table:formula="of:=AVERAGE(['Raw Data'.K79];['Raw Data'.T79];['Raw Data'.AC79])" office:value-type="float" office:value="84">
            <text:p>84</text:p>
          </table:table-cell>
        </table:table-row>
        <table:table-row table:style-name="ro1">
          <table:table-cell table:formula="of:=['Raw Data'.A80]" office:value-type="time" office:time-value="PT02H26M00S">
            <text:p>02:26:00</text:p>
          </table:table-cell>
          <table:table-cell table:formula="of:=AVERAGE(['Raw Data'.C80];['Raw Data'.L80];['Raw Data'.U80])" office:value-type="float" office:value="62">
            <text:p>62</text:p>
          </table:table-cell>
          <table:table-cell table:formula="of:=AVERAGE(['Raw Data'.D80];['Raw Data'.M80];['Raw Data'.V80])" office:value-type="float" office:value="63.3333333333333">
            <text:p>63</text:p>
          </table:table-cell>
          <table:table-cell table:formula="of:=AVERAGE(['Raw Data'.E80];['Raw Data'.N80];['Raw Data'.W80])" office:value-type="float" office:value="191">
            <text:p>191</text:p>
          </table:table-cell>
          <table:table-cell table:formula="of:=AVERAGE(['Raw Data'.F80];['Raw Data'.O80];['Raw Data'.X80])" office:value-type="float" office:value="156">
            <text:p>156</text:p>
          </table:table-cell>
          <table:table-cell table:formula="of:=AVERAGE(['Raw Data'.G80];['Raw Data'.P80];['Raw Data'.Y80])" office:value-type="float" office:value="206.333333333333">
            <text:p>206</text:p>
          </table:table-cell>
          <table:table-cell table:formula="of:=AVERAGE(['Raw Data'.H80];['Raw Data'.Q80];['Raw Data'.Z80])" office:value-type="float" office:value="178">
            <text:p>178</text:p>
          </table:table-cell>
          <table:table-cell table:formula="of:=AVERAGE(['Raw Data'.I80];['Raw Data'.R80];['Raw Data'.AA80])" office:value-type="float" office:value="95.6666666666667">
            <text:p>96</text:p>
          </table:table-cell>
          <table:table-cell table:formula="of:=AVERAGE(['Raw Data'.J80];['Raw Data'.S80];['Raw Data'.AB80])" office:value-type="float" office:value="135.333333333333">
            <text:p>135</text:p>
          </table:table-cell>
          <table:table-cell table:formula="of:=AVERAGE(['Raw Data'.K80];['Raw Data'.T80];['Raw Data'.AC80])" office:value-type="float" office:value="81.3333333333333">
            <text:p>81</text:p>
          </table:table-cell>
        </table:table-row>
        <table:table-row table:style-name="ro1">
          <table:table-cell table:formula="of:=['Raw Data'.A81]" office:value-type="time" office:time-value="PT02H28M00S">
            <text:p>02:28:00</text:p>
          </table:table-cell>
          <table:table-cell table:formula="of:=AVERAGE(['Raw Data'.C81];['Raw Data'.L81];['Raw Data'.U81])" office:value-type="float" office:value="57.6666666666667">
            <text:p>58</text:p>
          </table:table-cell>
          <table:table-cell table:formula="of:=AVERAGE(['Raw Data'.D81];['Raw Data'.M81];['Raw Data'.V81])" office:value-type="float" office:value="62">
            <text:p>62</text:p>
          </table:table-cell>
          <table:table-cell table:formula="of:=AVERAGE(['Raw Data'.E81];['Raw Data'.N81];['Raw Data'.W81])" office:value-type="float" office:value="185">
            <text:p>185</text:p>
          </table:table-cell>
          <table:table-cell table:formula="of:=AVERAGE(['Raw Data'.F81];['Raw Data'.O81];['Raw Data'.X81])" office:value-type="float" office:value="160.333333333333">
            <text:p>160</text:p>
          </table:table-cell>
          <table:table-cell table:formula="of:=AVERAGE(['Raw Data'.G81];['Raw Data'.P81];['Raw Data'.Y81])" office:value-type="float" office:value="207.333333333333">
            <text:p>207</text:p>
          </table:table-cell>
          <table:table-cell table:formula="of:=AVERAGE(['Raw Data'.H81];['Raw Data'.Q81];['Raw Data'.Z81])" office:value-type="float" office:value="172">
            <text:p>172</text:p>
          </table:table-cell>
          <table:table-cell table:formula="of:=AVERAGE(['Raw Data'.I81];['Raw Data'.R81];['Raw Data'.AA81])" office:value-type="float" office:value="93">
            <text:p>93</text:p>
          </table:table-cell>
          <table:table-cell table:formula="of:=AVERAGE(['Raw Data'.J81];['Raw Data'.S81];['Raw Data'.AB81])" office:value-type="float" office:value="136.333333333333">
            <text:p>136</text:p>
          </table:table-cell>
          <table:table-cell table:formula="of:=AVERAGE(['Raw Data'.K81];['Raw Data'.T81];['Raw Data'.AC81])" office:value-type="float" office:value="93">
            <text:p>93</text:p>
          </table:table-cell>
        </table:table-row>
        <table:table-row table:style-name="ro1">
          <table:table-cell table:formula="of:=['Raw Data'.A82]" office:value-type="time" office:time-value="PT02H30M00S">
            <text:p>02:30:00</text:p>
          </table:table-cell>
          <table:table-cell table:formula="of:=AVERAGE(['Raw Data'.C82];['Raw Data'.L82];['Raw Data'.U82])" office:value-type="float" office:value="62.3333333333333">
            <text:p>62</text:p>
          </table:table-cell>
          <table:table-cell table:formula="of:=AVERAGE(['Raw Data'.D82];['Raw Data'.M82];['Raw Data'.V82])" office:value-type="float" office:value="63">
            <text:p>63</text:p>
          </table:table-cell>
          <table:table-cell table:formula="of:=AVERAGE(['Raw Data'.E82];['Raw Data'.N82];['Raw Data'.W82])" office:value-type="float" office:value="197.666666666667">
            <text:p>198</text:p>
          </table:table-cell>
          <table:table-cell table:formula="of:=AVERAGE(['Raw Data'.F82];['Raw Data'.O82];['Raw Data'.X82])" office:value-type="float" office:value="161.666666666667">
            <text:p>162</text:p>
          </table:table-cell>
          <table:table-cell table:formula="of:=AVERAGE(['Raw Data'.G82];['Raw Data'.P82];['Raw Data'.Y82])" office:value-type="float" office:value="201.333333333333">
            <text:p>201</text:p>
          </table:table-cell>
          <table:table-cell table:formula="of:=AVERAGE(['Raw Data'.H82];['Raw Data'.Q82];['Raw Data'.Z82])" office:value-type="float" office:value="182.666666666667">
            <text:p>183</text:p>
          </table:table-cell>
          <table:table-cell table:formula="of:=AVERAGE(['Raw Data'.I82];['Raw Data'.R82];['Raw Data'.AA82])" office:value-type="float" office:value="105">
            <text:p>105</text:p>
          </table:table-cell>
          <table:table-cell table:formula="of:=AVERAGE(['Raw Data'.J82];['Raw Data'.S82];['Raw Data'.AB82])" office:value-type="float" office:value="133.666666666667">
            <text:p>134</text:p>
          </table:table-cell>
          <table:table-cell table:formula="of:=AVERAGE(['Raw Data'.K82];['Raw Data'.T82];['Raw Data'.AC82])" office:value-type="float" office:value="85.3333333333333">
            <text:p>85</text:p>
          </table:table-cell>
        </table:table-row>
        <table:table-row table:style-name="ro1">
          <table:table-cell table:formula="of:=['Raw Data'.A83]" office:value-type="time" office:time-value="PT02H32M00S">
            <text:p>02:32:00</text:p>
          </table:table-cell>
          <table:table-cell table:formula="of:=AVERAGE(['Raw Data'.C83];['Raw Data'.L83];['Raw Data'.U83])" office:value-type="float" office:value="68">
            <text:p>68</text:p>
          </table:table-cell>
          <table:table-cell table:formula="of:=AVERAGE(['Raw Data'.D83];['Raw Data'.M83];['Raw Data'.V83])" office:value-type="float" office:value="65">
            <text:p>65</text:p>
          </table:table-cell>
          <table:table-cell table:formula="of:=AVERAGE(['Raw Data'.E83];['Raw Data'.N83];['Raw Data'.W83])" office:value-type="float" office:value="191">
            <text:p>191</text:p>
          </table:table-cell>
          <table:table-cell table:formula="of:=AVERAGE(['Raw Data'.F83];['Raw Data'.O83];['Raw Data'.X83])" office:value-type="float" office:value="151">
            <text:p>151</text:p>
          </table:table-cell>
          <table:table-cell table:formula="of:=AVERAGE(['Raw Data'.G83];['Raw Data'.P83];['Raw Data'.Y83])" office:value-type="float" office:value="196">
            <text:p>196</text:p>
          </table:table-cell>
          <table:table-cell table:formula="of:=AVERAGE(['Raw Data'.H83];['Raw Data'.Q83];['Raw Data'.Z83])" office:value-type="float" office:value="181.333333333333">
            <text:p>181</text:p>
          </table:table-cell>
          <table:table-cell table:formula="of:=AVERAGE(['Raw Data'.I83];['Raw Data'.R83];['Raw Data'.AA83])" office:value-type="float" office:value="92.3333333333333">
            <text:p>92</text:p>
          </table:table-cell>
          <table:table-cell table:formula="of:=AVERAGE(['Raw Data'.J83];['Raw Data'.S83];['Raw Data'.AB83])" office:value-type="float" office:value="133.333333333333">
            <text:p>133</text:p>
          </table:table-cell>
          <table:table-cell table:formula="of:=AVERAGE(['Raw Data'.K83];['Raw Data'.T83];['Raw Data'.AC83])" office:value-type="float" office:value="88">
            <text:p>88</text:p>
          </table:table-cell>
        </table:table-row>
        <table:table-row table:style-name="ro1">
          <table:table-cell table:formula="of:=['Raw Data'.A84]" office:value-type="time" office:time-value="PT02H34M00S">
            <text:p>02:34:00</text:p>
          </table:table-cell>
          <table:table-cell table:formula="of:=AVERAGE(['Raw Data'.C84];['Raw Data'.L84];['Raw Data'.U84])" office:value-type="float" office:value="65.6666666666667">
            <text:p>66</text:p>
          </table:table-cell>
          <table:table-cell table:formula="of:=AVERAGE(['Raw Data'.D84];['Raw Data'.M84];['Raw Data'.V84])" office:value-type="float" office:value="60.6666666666667">
            <text:p>61</text:p>
          </table:table-cell>
          <table:table-cell table:formula="of:=AVERAGE(['Raw Data'.E84];['Raw Data'.N84];['Raw Data'.W84])" office:value-type="float" office:value="185">
            <text:p>185</text:p>
          </table:table-cell>
          <table:table-cell table:formula="of:=AVERAGE(['Raw Data'.F84];['Raw Data'.O84];['Raw Data'.X84])" office:value-type="float" office:value="158">
            <text:p>158</text:p>
          </table:table-cell>
          <table:table-cell table:formula="of:=AVERAGE(['Raw Data'.G84];['Raw Data'.P84];['Raw Data'.Y84])" office:value-type="float" office:value="205.333333333333">
            <text:p>205</text:p>
          </table:table-cell>
          <table:table-cell table:formula="of:=AVERAGE(['Raw Data'.H84];['Raw Data'.Q84];['Raw Data'.Z84])" office:value-type="float" office:value="187.333333333333">
            <text:p>187</text:p>
          </table:table-cell>
          <table:table-cell table:formula="of:=AVERAGE(['Raw Data'.I84];['Raw Data'.R84];['Raw Data'.AA84])" office:value-type="float" office:value="94.6666666666667">
            <text:p>95</text:p>
          </table:table-cell>
          <table:table-cell table:formula="of:=AVERAGE(['Raw Data'.J84];['Raw Data'.S84];['Raw Data'.AB84])" office:value-type="float" office:value="138.666666666667">
            <text:p>139</text:p>
          </table:table-cell>
          <table:table-cell table:formula="of:=AVERAGE(['Raw Data'.K84];['Raw Data'.T84];['Raw Data'.AC84])" office:value-type="float" office:value="82.3333333333333">
            <text:p>82</text:p>
          </table:table-cell>
        </table:table-row>
        <table:table-row table:style-name="ro1">
          <table:table-cell table:formula="of:=['Raw Data'.A85]" office:value-type="time" office:time-value="PT02H36M00S">
            <text:p>02:36:00</text:p>
          </table:table-cell>
          <table:table-cell table:formula="of:=AVERAGE(['Raw Data'.C85];['Raw Data'.L85];['Raw Data'.U85])" office:value-type="float" office:value="59.3333333333333">
            <text:p>59</text:p>
          </table:table-cell>
          <table:table-cell table:formula="of:=AVERAGE(['Raw Data'.D85];['Raw Data'.M85];['Raw Data'.V85])" office:value-type="float" office:value="66.3333333333333">
            <text:p>66</text:p>
          </table:table-cell>
          <table:table-cell table:formula="of:=AVERAGE(['Raw Data'.E85];['Raw Data'.N85];['Raw Data'.W85])" office:value-type="float" office:value="178.666666666667">
            <text:p>179</text:p>
          </table:table-cell>
          <table:table-cell table:formula="of:=AVERAGE(['Raw Data'.F85];['Raw Data'.O85];['Raw Data'.X85])" office:value-type="float" office:value="154.666666666667">
            <text:p>155</text:p>
          </table:table-cell>
          <table:table-cell table:formula="of:=AVERAGE(['Raw Data'.G85];['Raw Data'.P85];['Raw Data'.Y85])" office:value-type="float" office:value="205.333333333333">
            <text:p>205</text:p>
          </table:table-cell>
          <table:table-cell table:formula="of:=AVERAGE(['Raw Data'.H85];['Raw Data'.Q85];['Raw Data'.Z85])" office:value-type="float" office:value="175.666666666667">
            <text:p>176</text:p>
          </table:table-cell>
          <table:table-cell table:formula="of:=AVERAGE(['Raw Data'.I85];['Raw Data'.R85];['Raw Data'.AA85])" office:value-type="float" office:value="92.3333333333333">
            <text:p>92</text:p>
          </table:table-cell>
          <table:table-cell table:formula="of:=AVERAGE(['Raw Data'.J85];['Raw Data'.S85];['Raw Data'.AB85])" office:value-type="float" office:value="135.666666666667">
            <text:p>136</text:p>
          </table:table-cell>
          <table:table-cell table:formula="of:=AVERAGE(['Raw Data'.K85];['Raw Data'.T85];['Raw Data'.AC85])" office:value-type="float" office:value="87.3333333333333">
            <text:p>87</text:p>
          </table:table-cell>
        </table:table-row>
        <table:table-row table:style-name="ro1">
          <table:table-cell table:formula="of:=['Raw Data'.A86]" office:value-type="time" office:time-value="PT02H38M00S">
            <text:p>02:38:00</text:p>
          </table:table-cell>
          <table:table-cell table:formula="of:=AVERAGE(['Raw Data'.C86];['Raw Data'.L86];['Raw Data'.U86])" office:value-type="float" office:value="56">
            <text:p>56</text:p>
          </table:table-cell>
          <table:table-cell table:formula="of:=AVERAGE(['Raw Data'.D86];['Raw Data'.M86];['Raw Data'.V86])" office:value-type="float" office:value="65.3333333333333">
            <text:p>65</text:p>
          </table:table-cell>
          <table:table-cell table:formula="of:=AVERAGE(['Raw Data'.E86];['Raw Data'.N86];['Raw Data'.W86])" office:value-type="float" office:value="190.333333333333">
            <text:p>190</text:p>
          </table:table-cell>
          <table:table-cell table:formula="of:=AVERAGE(['Raw Data'.F86];['Raw Data'.O86];['Raw Data'.X86])" office:value-type="float" office:value="159.666666666667">
            <text:p>160</text:p>
          </table:table-cell>
          <table:table-cell table:formula="of:=AVERAGE(['Raw Data'.G86];['Raw Data'.P86];['Raw Data'.Y86])" office:value-type="float" office:value="202">
            <text:p>202</text:p>
          </table:table-cell>
          <table:table-cell table:formula="of:=AVERAGE(['Raw Data'.H86];['Raw Data'.Q86];['Raw Data'.Z86])" office:value-type="float" office:value="185.666666666667">
            <text:p>186</text:p>
          </table:table-cell>
          <table:table-cell table:formula="of:=AVERAGE(['Raw Data'.I86];['Raw Data'.R86];['Raw Data'.AA86])" office:value-type="float" office:value="92">
            <text:p>92</text:p>
          </table:table-cell>
          <table:table-cell table:formula="of:=AVERAGE(['Raw Data'.J86];['Raw Data'.S86];['Raw Data'.AB86])" office:value-type="float" office:value="133">
            <text:p>133</text:p>
          </table:table-cell>
          <table:table-cell table:formula="of:=AVERAGE(['Raw Data'.K86];['Raw Data'.T86];['Raw Data'.AC86])" office:value-type="float" office:value="91">
            <text:p>91</text:p>
          </table:table-cell>
        </table:table-row>
        <table:table-row table:style-name="ro1">
          <table:table-cell table:formula="of:=['Raw Data'.A87]" office:value-type="time" office:time-value="PT02H40M00S">
            <text:p>02:40:00</text:p>
          </table:table-cell>
          <table:table-cell table:formula="of:=AVERAGE(['Raw Data'.C87];['Raw Data'.L87];['Raw Data'.U87])" office:value-type="float" office:value="56">
            <text:p>56</text:p>
          </table:table-cell>
          <table:table-cell table:formula="of:=AVERAGE(['Raw Data'.D87];['Raw Data'.M87];['Raw Data'.V87])" office:value-type="float" office:value="60.6666666666667">
            <text:p>61</text:p>
          </table:table-cell>
          <table:table-cell table:formula="of:=AVERAGE(['Raw Data'.E87];['Raw Data'.N87];['Raw Data'.W87])" office:value-type="float" office:value="180.333333333333">
            <text:p>180</text:p>
          </table:table-cell>
          <table:table-cell table:formula="of:=AVERAGE(['Raw Data'.F87];['Raw Data'.O87];['Raw Data'.X87])" office:value-type="float" office:value="149">
            <text:p>149</text:p>
          </table:table-cell>
          <table:table-cell table:formula="of:=AVERAGE(['Raw Data'.G87];['Raw Data'.P87];['Raw Data'.Y87])" office:value-type="float" office:value="207.666666666667">
            <text:p>208</text:p>
          </table:table-cell>
          <table:table-cell table:formula="of:=AVERAGE(['Raw Data'.H87];['Raw Data'.Q87];['Raw Data'.Z87])" office:value-type="float" office:value="180.666666666667">
            <text:p>181</text:p>
          </table:table-cell>
          <table:table-cell table:formula="of:=AVERAGE(['Raw Data'.I87];['Raw Data'.R87];['Raw Data'.AA87])" office:value-type="float" office:value="97.6666666666667">
            <text:p>98</text:p>
          </table:table-cell>
          <table:table-cell table:formula="of:=AVERAGE(['Raw Data'.J87];['Raw Data'.S87];['Raw Data'.AB87])" office:value-type="float" office:value="125.333333333333">
            <text:p>125</text:p>
          </table:table-cell>
          <table:table-cell table:formula="of:=AVERAGE(['Raw Data'.K87];['Raw Data'.T87];['Raw Data'.AC87])" office:value-type="float" office:value="80.3333333333333">
            <text:p>80</text:p>
          </table:table-cell>
        </table:table-row>
        <table:table-row table:style-name="ro1">
          <table:table-cell table:formula="of:=['Raw Data'.A88]" office:value-type="time" office:time-value="PT02H42M00S">
            <text:p>02:42:00</text:p>
          </table:table-cell>
          <table:table-cell table:formula="of:=AVERAGE(['Raw Data'.C88];['Raw Data'.L88];['Raw Data'.U88])" office:value-type="float" office:value="55.6666666666667">
            <text:p>56</text:p>
          </table:table-cell>
          <table:table-cell table:formula="of:=AVERAGE(['Raw Data'.D88];['Raw Data'.M88];['Raw Data'.V88])" office:value-type="float" office:value="59.3333333333333">
            <text:p>59</text:p>
          </table:table-cell>
          <table:table-cell table:formula="of:=AVERAGE(['Raw Data'.E88];['Raw Data'.N88];['Raw Data'.W88])" office:value-type="float" office:value="192.333333333333">
            <text:p>192</text:p>
          </table:table-cell>
          <table:table-cell table:formula="of:=AVERAGE(['Raw Data'.F88];['Raw Data'.O88];['Raw Data'.X88])" office:value-type="float" office:value="146.333333333333">
            <text:p>146</text:p>
          </table:table-cell>
          <table:table-cell table:formula="of:=AVERAGE(['Raw Data'.G88];['Raw Data'.P88];['Raw Data'.Y88])" office:value-type="float" office:value="203.666666666667">
            <text:p>204</text:p>
          </table:table-cell>
          <table:table-cell table:formula="of:=AVERAGE(['Raw Data'.H88];['Raw Data'.Q88];['Raw Data'.Z88])" office:value-type="float" office:value="175.333333333333">
            <text:p>175</text:p>
          </table:table-cell>
          <table:table-cell table:formula="of:=AVERAGE(['Raw Data'.I88];['Raw Data'.R88];['Raw Data'.AA88])" office:value-type="float" office:value="108.333333333333">
            <text:p>108</text:p>
          </table:table-cell>
          <table:table-cell table:formula="of:=AVERAGE(['Raw Data'.J88];['Raw Data'.S88];['Raw Data'.AB88])" office:value-type="float" office:value="126">
            <text:p>126</text:p>
          </table:table-cell>
          <table:table-cell table:formula="of:=AVERAGE(['Raw Data'.K88];['Raw Data'.T88];['Raw Data'.AC88])" office:value-type="float" office:value="84.6666666666667">
            <text:p>85</text:p>
          </table:table-cell>
        </table:table-row>
        <table:table-row table:style-name="ro1">
          <table:table-cell table:formula="of:=['Raw Data'.A89]" office:value-type="time" office:time-value="PT02H44M00S">
            <text:p>02:44:00</text:p>
          </table:table-cell>
          <table:table-cell table:formula="of:=AVERAGE(['Raw Data'.C89];['Raw Data'.L89];['Raw Data'.U89])" office:value-type="float" office:value="62.6666666666667">
            <text:p>63</text:p>
          </table:table-cell>
          <table:table-cell table:formula="of:=AVERAGE(['Raw Data'.D89];['Raw Data'.M89];['Raw Data'.V89])" office:value-type="float" office:value="58">
            <text:p>58</text:p>
          </table:table-cell>
          <table:table-cell table:formula="of:=AVERAGE(['Raw Data'.E89];['Raw Data'.N89];['Raw Data'.W89])" office:value-type="float" office:value="189.333333333333">
            <text:p>189</text:p>
          </table:table-cell>
          <table:table-cell table:formula="of:=AVERAGE(['Raw Data'.F89];['Raw Data'.O89];['Raw Data'.X89])" office:value-type="float" office:value="150">
            <text:p>150</text:p>
          </table:table-cell>
          <table:table-cell table:formula="of:=AVERAGE(['Raw Data'.G89];['Raw Data'.P89];['Raw Data'.Y89])" office:value-type="float" office:value="200.333333333333">
            <text:p>200</text:p>
          </table:table-cell>
          <table:table-cell table:formula="of:=AVERAGE(['Raw Data'.H89];['Raw Data'.Q89];['Raw Data'.Z89])" office:value-type="float" office:value="181.666666666667">
            <text:p>182</text:p>
          </table:table-cell>
          <table:table-cell table:formula="of:=AVERAGE(['Raw Data'.I89];['Raw Data'.R89];['Raw Data'.AA89])" office:value-type="float" office:value="98">
            <text:p>98</text:p>
          </table:table-cell>
          <table:table-cell table:formula="of:=AVERAGE(['Raw Data'.J89];['Raw Data'.S89];['Raw Data'.AB89])" office:value-type="float" office:value="118.333333333333">
            <text:p>118</text:p>
          </table:table-cell>
          <table:table-cell table:formula="of:=AVERAGE(['Raw Data'.K89];['Raw Data'.T89];['Raw Data'.AC89])" office:value-type="float" office:value="87.6666666666667">
            <text:p>88</text:p>
          </table:table-cell>
        </table:table-row>
        <table:table-row table:style-name="ro1">
          <table:table-cell table:formula="of:=['Raw Data'.A90]" office:value-type="time" office:time-value="PT02H46M00S">
            <text:p>02:46:00</text:p>
          </table:table-cell>
          <table:table-cell table:formula="of:=AVERAGE(['Raw Data'.C90];['Raw Data'.L90];['Raw Data'.U90])" office:value-type="float" office:value="57.6666666666667">
            <text:p>58</text:p>
          </table:table-cell>
          <table:table-cell table:formula="of:=AVERAGE(['Raw Data'.D90];['Raw Data'.M90];['Raw Data'.V90])" office:value-type="float" office:value="60.3333333333333">
            <text:p>60</text:p>
          </table:table-cell>
          <table:table-cell table:formula="of:=AVERAGE(['Raw Data'.E90];['Raw Data'.N90];['Raw Data'.W90])" office:value-type="float" office:value="188.666666666667">
            <text:p>189</text:p>
          </table:table-cell>
          <table:table-cell table:formula="of:=AVERAGE(['Raw Data'.F90];['Raw Data'.O90];['Raw Data'.X90])" office:value-type="float" office:value="156.333333333333">
            <text:p>156</text:p>
          </table:table-cell>
          <table:table-cell table:formula="of:=AVERAGE(['Raw Data'.G90];['Raw Data'.P90];['Raw Data'.Y90])" office:value-type="float" office:value="192.666666666667">
            <text:p>193</text:p>
          </table:table-cell>
          <table:table-cell table:formula="of:=AVERAGE(['Raw Data'.H90];['Raw Data'.Q90];['Raw Data'.Z90])" office:value-type="float" office:value="173">
            <text:p>173</text:p>
          </table:table-cell>
          <table:table-cell table:formula="of:=AVERAGE(['Raw Data'.I90];['Raw Data'.R90];['Raw Data'.AA90])" office:value-type="float" office:value="97">
            <text:p>97</text:p>
          </table:table-cell>
          <table:table-cell table:formula="of:=AVERAGE(['Raw Data'.J90];['Raw Data'.S90];['Raw Data'.AB90])" office:value-type="float" office:value="133.666666666667">
            <text:p>134</text:p>
          </table:table-cell>
          <table:table-cell table:formula="of:=AVERAGE(['Raw Data'.K90];['Raw Data'.T90];['Raw Data'.AC90])" office:value-type="float" office:value="80.6666666666667">
            <text:p>81</text:p>
          </table:table-cell>
        </table:table-row>
        <table:table-row table:style-name="ro1">
          <table:table-cell table:formula="of:=['Raw Data'.A91]" office:value-type="time" office:time-value="PT02H48M00S">
            <text:p>02:48:00</text:p>
          </table:table-cell>
          <table:table-cell table:formula="of:=AVERAGE(['Raw Data'.C91];['Raw Data'.L91];['Raw Data'.U91])" office:value-type="float" office:value="66.6666666666667">
            <text:p>67</text:p>
          </table:table-cell>
          <table:table-cell table:formula="of:=AVERAGE(['Raw Data'.D91];['Raw Data'.M91];['Raw Data'.V91])" office:value-type="float" office:value="58.3333333333333">
            <text:p>58</text:p>
          </table:table-cell>
          <table:table-cell table:formula="of:=AVERAGE(['Raw Data'.E91];['Raw Data'.N91];['Raw Data'.W91])" office:value-type="float" office:value="191">
            <text:p>191</text:p>
          </table:table-cell>
          <table:table-cell table:formula="of:=AVERAGE(['Raw Data'.F91];['Raw Data'.O91];['Raw Data'.X91])" office:value-type="float" office:value="150.333333333333">
            <text:p>150</text:p>
          </table:table-cell>
          <table:table-cell table:formula="of:=AVERAGE(['Raw Data'.G91];['Raw Data'.P91];['Raw Data'.Y91])" office:value-type="float" office:value="197.666666666667">
            <text:p>198</text:p>
          </table:table-cell>
          <table:table-cell table:formula="of:=AVERAGE(['Raw Data'.H91];['Raw Data'.Q91];['Raw Data'.Z91])" office:value-type="float" office:value="181.666666666667">
            <text:p>182</text:p>
          </table:table-cell>
          <table:table-cell table:formula="of:=AVERAGE(['Raw Data'.I91];['Raw Data'.R91];['Raw Data'.AA91])" office:value-type="float" office:value="95">
            <text:p>95</text:p>
          </table:table-cell>
          <table:table-cell table:formula="of:=AVERAGE(['Raw Data'.J91];['Raw Data'.S91];['Raw Data'.AB91])" office:value-type="float" office:value="129.333333333333">
            <text:p>129</text:p>
          </table:table-cell>
          <table:table-cell table:formula="of:=AVERAGE(['Raw Data'.K91];['Raw Data'.T91];['Raw Data'.AC91])" office:value-type="float" office:value="83.6666666666667">
            <text:p>84</text:p>
          </table:table-cell>
        </table:table-row>
        <table:table-row table:style-name="ro1">
          <table:table-cell table:formula="of:=['Raw Data'.A92]" office:value-type="time" office:time-value="PT02H50M00S">
            <text:p>02:50:00</text:p>
          </table:table-cell>
          <table:table-cell table:formula="of:=AVERAGE(['Raw Data'.C92];['Raw Data'.L92];['Raw Data'.U92])" office:value-type="float" office:value="68.3333333333333">
            <text:p>68</text:p>
          </table:table-cell>
          <table:table-cell table:formula="of:=AVERAGE(['Raw Data'.D92];['Raw Data'.M92];['Raw Data'.V92])" office:value-type="float" office:value="65">
            <text:p>65</text:p>
          </table:table-cell>
          <table:table-cell table:formula="of:=AVERAGE(['Raw Data'.E92];['Raw Data'.N92];['Raw Data'.W92])" office:value-type="float" office:value="194">
            <text:p>194</text:p>
          </table:table-cell>
          <table:table-cell table:formula="of:=AVERAGE(['Raw Data'.F92];['Raw Data'.O92];['Raw Data'.X92])" office:value-type="float" office:value="142.333333333333">
            <text:p>142</text:p>
          </table:table-cell>
          <table:table-cell table:formula="of:=AVERAGE(['Raw Data'.G92];['Raw Data'.P92];['Raw Data'.Y92])" office:value-type="float" office:value="196.333333333333">
            <text:p>196</text:p>
          </table:table-cell>
          <table:table-cell table:formula="of:=AVERAGE(['Raw Data'.H92];['Raw Data'.Q92];['Raw Data'.Z92])" office:value-type="float" office:value="176">
            <text:p>176</text:p>
          </table:table-cell>
          <table:table-cell table:formula="of:=AVERAGE(['Raw Data'.I92];['Raw Data'.R92];['Raw Data'.AA92])" office:value-type="float" office:value="97">
            <text:p>97</text:p>
          </table:table-cell>
          <table:table-cell table:formula="of:=AVERAGE(['Raw Data'.J92];['Raw Data'.S92];['Raw Data'.AB92])" office:value-type="float" office:value="127">
            <text:p>127</text:p>
          </table:table-cell>
          <table:table-cell table:formula="of:=AVERAGE(['Raw Data'.K92];['Raw Data'.T92];['Raw Data'.AC92])" office:value-type="float" office:value="86.6666666666667">
            <text:p>87</text:p>
          </table:table-cell>
        </table:table-row>
        <table:table-row table:style-name="ro1">
          <table:table-cell table:formula="of:=['Raw Data'.A93]" office:value-type="time" office:time-value="PT02H52M00S">
            <text:p>02:52:00</text:p>
          </table:table-cell>
          <table:table-cell table:formula="of:=AVERAGE(['Raw Data'.C93];['Raw Data'.L93];['Raw Data'.U93])" office:value-type="float" office:value="63.3333333333333">
            <text:p>63</text:p>
          </table:table-cell>
          <table:table-cell table:formula="of:=AVERAGE(['Raw Data'.D93];['Raw Data'.M93];['Raw Data'.V93])" office:value-type="float" office:value="60.3333333333333">
            <text:p>60</text:p>
          </table:table-cell>
          <table:table-cell table:formula="of:=AVERAGE(['Raw Data'.E93];['Raw Data'.N93];['Raw Data'.W93])" office:value-type="float" office:value="193.333333333333">
            <text:p>193</text:p>
          </table:table-cell>
          <table:table-cell table:formula="of:=AVERAGE(['Raw Data'.F93];['Raw Data'.O93];['Raw Data'.X93])" office:value-type="float" office:value="154.333333333333">
            <text:p>154</text:p>
          </table:table-cell>
          <table:table-cell table:formula="of:=AVERAGE(['Raw Data'.G93];['Raw Data'.P93];['Raw Data'.Y93])" office:value-type="float" office:value="207.333333333333">
            <text:p>207</text:p>
          </table:table-cell>
          <table:table-cell table:formula="of:=AVERAGE(['Raw Data'.H93];['Raw Data'.Q93];['Raw Data'.Z93])" office:value-type="float" office:value="180">
            <text:p>180</text:p>
          </table:table-cell>
          <table:table-cell table:formula="of:=AVERAGE(['Raw Data'.I93];['Raw Data'.R93];['Raw Data'.AA93])" office:value-type="float" office:value="98.6666666666667">
            <text:p>99</text:p>
          </table:table-cell>
          <table:table-cell table:formula="of:=AVERAGE(['Raw Data'.J93];['Raw Data'.S93];['Raw Data'.AB93])" office:value-type="float" office:value="131.333333333333">
            <text:p>131</text:p>
          </table:table-cell>
          <table:table-cell table:formula="of:=AVERAGE(['Raw Data'.K93];['Raw Data'.T93];['Raw Data'.AC93])" office:value-type="float" office:value="85.3333333333333">
            <text:p>85</text:p>
          </table:table-cell>
        </table:table-row>
        <table:table-row table:style-name="ro1">
          <table:table-cell table:formula="of:=['Raw Data'.A94]" office:value-type="time" office:time-value="PT02H54M00S">
            <text:p>02:54:00</text:p>
          </table:table-cell>
          <table:table-cell table:formula="of:=AVERAGE(['Raw Data'.C94];['Raw Data'.L94];['Raw Data'.U94])" office:value-type="float" office:value="55.3333333333333">
            <text:p>55</text:p>
          </table:table-cell>
          <table:table-cell table:formula="of:=AVERAGE(['Raw Data'.D94];['Raw Data'.M94];['Raw Data'.V94])" office:value-type="float" office:value="60">
            <text:p>60</text:p>
          </table:table-cell>
          <table:table-cell table:formula="of:=AVERAGE(['Raw Data'.E94];['Raw Data'.N94];['Raw Data'.W94])" office:value-type="float" office:value="186.666666666667">
            <text:p>187</text:p>
          </table:table-cell>
          <table:table-cell table:formula="of:=AVERAGE(['Raw Data'.F94];['Raw Data'.O94];['Raw Data'.X94])" office:value-type="float" office:value="156.666666666667">
            <text:p>157</text:p>
          </table:table-cell>
          <table:table-cell table:formula="of:=AVERAGE(['Raw Data'.G94];['Raw Data'.P94];['Raw Data'.Y94])" office:value-type="float" office:value="210.333333333333">
            <text:p>210</text:p>
          </table:table-cell>
          <table:table-cell table:formula="of:=AVERAGE(['Raw Data'.H94];['Raw Data'.Q94];['Raw Data'.Z94])" office:value-type="float" office:value="183.333333333333">
            <text:p>183</text:p>
          </table:table-cell>
          <table:table-cell table:formula="of:=AVERAGE(['Raw Data'.I94];['Raw Data'.R94];['Raw Data'.AA94])" office:value-type="float" office:value="98.3333333333333">
            <text:p>98</text:p>
          </table:table-cell>
          <table:table-cell table:formula="of:=AVERAGE(['Raw Data'.J94];['Raw Data'.S94];['Raw Data'.AB94])" office:value-type="float" office:value="129">
            <text:p>129</text:p>
          </table:table-cell>
          <table:table-cell table:formula="of:=AVERAGE(['Raw Data'.K94];['Raw Data'.T94];['Raw Data'.AC94])" office:value-type="float" office:value="83">
            <text:p>83</text:p>
          </table:table-cell>
        </table:table-row>
        <table:table-row table:style-name="ro1">
          <table:table-cell table:formula="of:=['Raw Data'.A95]" office:value-type="time" office:time-value="PT02H56M00S">
            <text:p>02:56:00</text:p>
          </table:table-cell>
          <table:table-cell table:formula="of:=AVERAGE(['Raw Data'.C95];['Raw Data'.L95];['Raw Data'.U95])" office:value-type="float" office:value="63">
            <text:p>63</text:p>
          </table:table-cell>
          <table:table-cell table:formula="of:=AVERAGE(['Raw Data'.D95];['Raw Data'.M95];['Raw Data'.V95])" office:value-type="float" office:value="59.6666666666667">
            <text:p>60</text:p>
          </table:table-cell>
          <table:table-cell table:formula="of:=AVERAGE(['Raw Data'.E95];['Raw Data'.N95];['Raw Data'.W95])" office:value-type="float" office:value="204.666666666667">
            <text:p>205</text:p>
          </table:table-cell>
          <table:table-cell table:formula="of:=AVERAGE(['Raw Data'.F95];['Raw Data'.O95];['Raw Data'.X95])" office:value-type="float" office:value="141">
            <text:p>141</text:p>
          </table:table-cell>
          <table:table-cell table:formula="of:=AVERAGE(['Raw Data'.G95];['Raw Data'.P95];['Raw Data'.Y95])" office:value-type="float" office:value="191.333333333333">
            <text:p>191</text:p>
          </table:table-cell>
          <table:table-cell table:formula="of:=AVERAGE(['Raw Data'.H95];['Raw Data'.Q95];['Raw Data'.Z95])" office:value-type="float" office:value="193.666666666667">
            <text:p>194</text:p>
          </table:table-cell>
          <table:table-cell table:formula="of:=AVERAGE(['Raw Data'.I95];['Raw Data'.R95];['Raw Data'.AA95])" office:value-type="float" office:value="97.3333333333333">
            <text:p>97</text:p>
          </table:table-cell>
          <table:table-cell table:formula="of:=AVERAGE(['Raw Data'.J95];['Raw Data'.S95];['Raw Data'.AB95])" office:value-type="float" office:value="128.666666666667">
            <text:p>129</text:p>
          </table:table-cell>
          <table:table-cell table:formula="of:=AVERAGE(['Raw Data'.K95];['Raw Data'.T95];['Raw Data'.AC95])" office:value-type="float" office:value="82.6666666666667">
            <text:p>83</text:p>
          </table:table-cell>
        </table:table-row>
        <table:table-row table:style-name="ro1">
          <table:table-cell table:formula="of:=['Raw Data'.A96]" office:value-type="time" office:time-value="PT02H58M00S">
            <text:p>02:58:00</text:p>
          </table:table-cell>
          <table:table-cell table:formula="of:=AVERAGE(['Raw Data'.C96];['Raw Data'.L96];['Raw Data'.U96])" office:value-type="float" office:value="65.6666666666667">
            <text:p>66</text:p>
          </table:table-cell>
          <table:table-cell table:formula="of:=AVERAGE(['Raw Data'.D96];['Raw Data'.M96];['Raw Data'.V96])" office:value-type="float" office:value="56.3333333333333">
            <text:p>56</text:p>
          </table:table-cell>
          <table:table-cell table:formula="of:=AVERAGE(['Raw Data'.E96];['Raw Data'.N96];['Raw Data'.W96])" office:value-type="float" office:value="189.333333333333">
            <text:p>189</text:p>
          </table:table-cell>
          <table:table-cell table:formula="of:=AVERAGE(['Raw Data'.F96];['Raw Data'.O96];['Raw Data'.X96])" office:value-type="float" office:value="154.333333333333">
            <text:p>154</text:p>
          </table:table-cell>
          <table:table-cell table:formula="of:=AVERAGE(['Raw Data'.G96];['Raw Data'.P96];['Raw Data'.Y96])" office:value-type="float" office:value="206">
            <text:p>206</text:p>
          </table:table-cell>
          <table:table-cell table:formula="of:=AVERAGE(['Raw Data'.H96];['Raw Data'.Q96];['Raw Data'.Z96])" office:value-type="float" office:value="184.333333333333">
            <text:p>184</text:p>
          </table:table-cell>
          <table:table-cell table:formula="of:=AVERAGE(['Raw Data'.I96];['Raw Data'.R96];['Raw Data'.AA96])" office:value-type="float" office:value="99">
            <text:p>99</text:p>
          </table:table-cell>
          <table:table-cell table:formula="of:=AVERAGE(['Raw Data'.J96];['Raw Data'.S96];['Raw Data'.AB96])" office:value-type="float" office:value="132">
            <text:p>132</text:p>
          </table:table-cell>
          <table:table-cell table:formula="of:=AVERAGE(['Raw Data'.K96];['Raw Data'.T96];['Raw Data'.AC96])" office:value-type="float" office:value="87.3333333333333">
            <text:p>87</text:p>
          </table:table-cell>
        </table:table-row>
        <table:table-row table:style-name="ro1">
          <table:table-cell table:formula="of:=['Raw Data'.A97]" office:value-type="time" office:time-value="PT03H00M00S">
            <text:p>03:00:00</text:p>
          </table:table-cell>
          <table:table-cell table:formula="of:=AVERAGE(['Raw Data'.C97];['Raw Data'.L97];['Raw Data'.U97])" office:value-type="float" office:value="65">
            <text:p>65</text:p>
          </table:table-cell>
          <table:table-cell table:formula="of:=AVERAGE(['Raw Data'.D97];['Raw Data'.M97];['Raw Data'.V97])" office:value-type="float" office:value="56.3333333333333">
            <text:p>56</text:p>
          </table:table-cell>
          <table:table-cell table:formula="of:=AVERAGE(['Raw Data'.E97];['Raw Data'.N97];['Raw Data'.W97])" office:value-type="float" office:value="188">
            <text:p>188</text:p>
          </table:table-cell>
          <table:table-cell table:formula="of:=AVERAGE(['Raw Data'.F97];['Raw Data'.O97];['Raw Data'.X97])" office:value-type="float" office:value="154">
            <text:p>154</text:p>
          </table:table-cell>
          <table:table-cell table:formula="of:=AVERAGE(['Raw Data'.G97];['Raw Data'.P97];['Raw Data'.Y97])" office:value-type="float" office:value="207">
            <text:p>207</text:p>
          </table:table-cell>
          <table:table-cell table:formula="of:=AVERAGE(['Raw Data'.H97];['Raw Data'.Q97];['Raw Data'.Z97])" office:value-type="float" office:value="173">
            <text:p>173</text:p>
          </table:table-cell>
          <table:table-cell table:formula="of:=AVERAGE(['Raw Data'.I97];['Raw Data'.R97];['Raw Data'.AA97])" office:value-type="float" office:value="90.3333333333333">
            <text:p>90</text:p>
          </table:table-cell>
          <table:table-cell table:formula="of:=AVERAGE(['Raw Data'.J97];['Raw Data'.S97];['Raw Data'.AB97])" office:value-type="float" office:value="127">
            <text:p>127</text:p>
          </table:table-cell>
          <table:table-cell table:formula="of:=AVERAGE(['Raw Data'.K97];['Raw Data'.T97];['Raw Data'.AC97])" office:value-type="float" office:value="83.3333333333333">
            <text:p>83</text:p>
          </table:table-cell>
        </table:table-row>
        <table:table-row table:style-name="ro1">
          <table:table-cell table:formula="of:=['Raw Data'.A98]" office:value-type="time" office:time-value="PT03H02M00S">
            <text:p>03:02:00</text:p>
          </table:table-cell>
          <table:table-cell table:formula="of:=AVERAGE(['Raw Data'.C98];['Raw Data'.L98];['Raw Data'.U98])" office:value-type="float" office:value="68.3333333333333">
            <text:p>68</text:p>
          </table:table-cell>
          <table:table-cell table:formula="of:=AVERAGE(['Raw Data'.D98];['Raw Data'.M98];['Raw Data'.V98])" office:value-type="float" office:value="61">
            <text:p>61</text:p>
          </table:table-cell>
          <table:table-cell table:formula="of:=AVERAGE(['Raw Data'.E98];['Raw Data'.N98];['Raw Data'.W98])" office:value-type="float" office:value="188.666666666667">
            <text:p>189</text:p>
          </table:table-cell>
          <table:table-cell table:formula="of:=AVERAGE(['Raw Data'.F98];['Raw Data'.O98];['Raw Data'.X98])" office:value-type="float" office:value="150.333333333333">
            <text:p>150</text:p>
          </table:table-cell>
          <table:table-cell table:formula="of:=AVERAGE(['Raw Data'.G98];['Raw Data'.P98];['Raw Data'.Y98])" office:value-type="float" office:value="215.666666666667">
            <text:p>216</text:p>
          </table:table-cell>
          <table:table-cell table:formula="of:=AVERAGE(['Raw Data'.H98];['Raw Data'.Q98];['Raw Data'.Z98])" office:value-type="float" office:value="180.333333333333">
            <text:p>180</text:p>
          </table:table-cell>
          <table:table-cell table:formula="of:=AVERAGE(['Raw Data'.I98];['Raw Data'.R98];['Raw Data'.AA98])" office:value-type="float" office:value="104.666666666667">
            <text:p>105</text:p>
          </table:table-cell>
          <table:table-cell table:formula="of:=AVERAGE(['Raw Data'.J98];['Raw Data'.S98];['Raw Data'.AB98])" office:value-type="float" office:value="125">
            <text:p>125</text:p>
          </table:table-cell>
          <table:table-cell table:formula="of:=AVERAGE(['Raw Data'.K98];['Raw Data'.T98];['Raw Data'.AC98])" office:value-type="float" office:value="87">
            <text:p>87</text:p>
          </table:table-cell>
        </table:table-row>
        <table:table-row table:style-name="ro1">
          <table:table-cell table:formula="of:=['Raw Data'.A99]" office:value-type="time" office:time-value="PT03H04M00S">
            <text:p>03:04:00</text:p>
          </table:table-cell>
          <table:table-cell table:formula="of:=AVERAGE(['Raw Data'.C99];['Raw Data'.L99];['Raw Data'.U99])" office:value-type="float" office:value="65.6666666666667">
            <text:p>66</text:p>
          </table:table-cell>
          <table:table-cell table:formula="of:=AVERAGE(['Raw Data'.D99];['Raw Data'.M99];['Raw Data'.V99])" office:value-type="float" office:value="59.6666666666667">
            <text:p>60</text:p>
          </table:table-cell>
          <table:table-cell table:formula="of:=AVERAGE(['Raw Data'.E99];['Raw Data'.N99];['Raw Data'.W99])" office:value-type="float" office:value="197.666666666667">
            <text:p>198</text:p>
          </table:table-cell>
          <table:table-cell table:formula="of:=AVERAGE(['Raw Data'.F99];['Raw Data'.O99];['Raw Data'.X99])" office:value-type="float" office:value="146">
            <text:p>146</text:p>
          </table:table-cell>
          <table:table-cell table:formula="of:=AVERAGE(['Raw Data'.G99];['Raw Data'.P99];['Raw Data'.Y99])" office:value-type="float" office:value="202.333333333333">
            <text:p>202</text:p>
          </table:table-cell>
          <table:table-cell table:formula="of:=AVERAGE(['Raw Data'.H99];['Raw Data'.Q99];['Raw Data'.Z99])" office:value-type="float" office:value="182.333333333333">
            <text:p>182</text:p>
          </table:table-cell>
          <table:table-cell table:formula="of:=AVERAGE(['Raw Data'.I99];['Raw Data'.R99];['Raw Data'.AA99])" office:value-type="float" office:value="96">
            <text:p>96</text:p>
          </table:table-cell>
          <table:table-cell table:formula="of:=AVERAGE(['Raw Data'.J99];['Raw Data'.S99];['Raw Data'.AB99])" office:value-type="float" office:value="135">
            <text:p>135</text:p>
          </table:table-cell>
          <table:table-cell table:formula="of:=AVERAGE(['Raw Data'.K99];['Raw Data'.T99];['Raw Data'.AC99])" office:value-type="float" office:value="83">
            <text:p>83</text:p>
          </table:table-cell>
        </table:table-row>
        <table:table-row table:style-name="ro1">
          <table:table-cell table:formula="of:=['Raw Data'.A100]" office:value-type="time" office:time-value="PT03H06M00S">
            <text:p>03:06:00</text:p>
          </table:table-cell>
          <table:table-cell table:formula="of:=AVERAGE(['Raw Data'.C100];['Raw Data'.L100];['Raw Data'.U100])" office:value-type="float" office:value="62.6666666666667">
            <text:p>63</text:p>
          </table:table-cell>
          <table:table-cell table:formula="of:=AVERAGE(['Raw Data'.D100];['Raw Data'.M100];['Raw Data'.V100])" office:value-type="float" office:value="56.6666666666667">
            <text:p>57</text:p>
          </table:table-cell>
          <table:table-cell table:formula="of:=AVERAGE(['Raw Data'.E100];['Raw Data'.N100];['Raw Data'.W100])" office:value-type="float" office:value="188">
            <text:p>188</text:p>
          </table:table-cell>
          <table:table-cell table:formula="of:=AVERAGE(['Raw Data'.F100];['Raw Data'.O100];['Raw Data'.X100])" office:value-type="float" office:value="156">
            <text:p>156</text:p>
          </table:table-cell>
          <table:table-cell table:formula="of:=AVERAGE(['Raw Data'.G100];['Raw Data'.P100];['Raw Data'.Y100])" office:value-type="float" office:value="207.666666666667">
            <text:p>208</text:p>
          </table:table-cell>
          <table:table-cell table:formula="of:=AVERAGE(['Raw Data'.H100];['Raw Data'.Q100];['Raw Data'.Z100])" office:value-type="float" office:value="179">
            <text:p>179</text:p>
          </table:table-cell>
          <table:table-cell table:formula="of:=AVERAGE(['Raw Data'.I100];['Raw Data'.R100];['Raw Data'.AA100])" office:value-type="float" office:value="100">
            <text:p>100</text:p>
          </table:table-cell>
          <table:table-cell table:formula="of:=AVERAGE(['Raw Data'.J100];['Raw Data'.S100];['Raw Data'.AB100])" office:value-type="float" office:value="124">
            <text:p>124</text:p>
          </table:table-cell>
          <table:table-cell table:formula="of:=AVERAGE(['Raw Data'.K100];['Raw Data'.T100];['Raw Data'.AC100])" office:value-type="float" office:value="90">
            <text:p>90</text:p>
          </table:table-cell>
        </table:table-row>
        <table:table-row table:style-name="ro1">
          <table:table-cell table:formula="of:=['Raw Data'.A101]" office:value-type="time" office:time-value="PT03H08M00S">
            <text:p>03:08:00</text:p>
          </table:table-cell>
          <table:table-cell table:formula="of:=AVERAGE(['Raw Data'.C101];['Raw Data'.L101];['Raw Data'.U101])" office:value-type="float" office:value="61.6666666666667">
            <text:p>62</text:p>
          </table:table-cell>
          <table:table-cell table:formula="of:=AVERAGE(['Raw Data'.D101];['Raw Data'.M101];['Raw Data'.V101])" office:value-type="float" office:value="60.3333333333333">
            <text:p>60</text:p>
          </table:table-cell>
          <table:table-cell table:formula="of:=AVERAGE(['Raw Data'.E101];['Raw Data'.N101];['Raw Data'.W101])" office:value-type="float" office:value="188">
            <text:p>188</text:p>
          </table:table-cell>
          <table:table-cell table:formula="of:=AVERAGE(['Raw Data'.F101];['Raw Data'.O101];['Raw Data'.X101])" office:value-type="float" office:value="158">
            <text:p>158</text:p>
          </table:table-cell>
          <table:table-cell table:formula="of:=AVERAGE(['Raw Data'.G101];['Raw Data'.P101];['Raw Data'.Y101])" office:value-type="float" office:value="202.333333333333">
            <text:p>202</text:p>
          </table:table-cell>
          <table:table-cell table:formula="of:=AVERAGE(['Raw Data'.H101];['Raw Data'.Q101];['Raw Data'.Z101])" office:value-type="float" office:value="181">
            <text:p>181</text:p>
          </table:table-cell>
          <table:table-cell table:formula="of:=AVERAGE(['Raw Data'.I101];['Raw Data'.R101];['Raw Data'.AA101])" office:value-type="float" office:value="102.666666666667">
            <text:p>103</text:p>
          </table:table-cell>
          <table:table-cell table:formula="of:=AVERAGE(['Raw Data'.J101];['Raw Data'.S101];['Raw Data'.AB101])" office:value-type="float" office:value="134.666666666667">
            <text:p>135</text:p>
          </table:table-cell>
          <table:table-cell table:formula="of:=AVERAGE(['Raw Data'.K101];['Raw Data'.T101];['Raw Data'.AC101])" office:value-type="float" office:value="89.6666666666667">
            <text:p>90</text:p>
          </table:table-cell>
        </table:table-row>
        <table:table-row table:style-name="ro1">
          <table:table-cell table:formula="of:=['Raw Data'.A102]" office:value-type="time" office:time-value="PT03H10M00S">
            <text:p>03:10:00</text:p>
          </table:table-cell>
          <table:table-cell table:formula="of:=AVERAGE(['Raw Data'.C102];['Raw Data'.L102];['Raw Data'.U102])" office:value-type="float" office:value="67.6666666666667">
            <text:p>68</text:p>
          </table:table-cell>
          <table:table-cell table:formula="of:=AVERAGE(['Raw Data'.D102];['Raw Data'.M102];['Raw Data'.V102])" office:value-type="float" office:value="57.6666666666667">
            <text:p>58</text:p>
          </table:table-cell>
          <table:table-cell table:formula="of:=AVERAGE(['Raw Data'.E102];['Raw Data'.N102];['Raw Data'.W102])" office:value-type="float" office:value="201">
            <text:p>201</text:p>
          </table:table-cell>
          <table:table-cell table:formula="of:=AVERAGE(['Raw Data'.F102];['Raw Data'.O102];['Raw Data'.X102])" office:value-type="float" office:value="153">
            <text:p>153</text:p>
          </table:table-cell>
          <table:table-cell table:formula="of:=AVERAGE(['Raw Data'.G102];['Raw Data'.P102];['Raw Data'.Y102])" office:value-type="float" office:value="208.666666666667">
            <text:p>209</text:p>
          </table:table-cell>
          <table:table-cell table:formula="of:=AVERAGE(['Raw Data'.H102];['Raw Data'.Q102];['Raw Data'.Z102])" office:value-type="float" office:value="179">
            <text:p>179</text:p>
          </table:table-cell>
          <table:table-cell table:formula="of:=AVERAGE(['Raw Data'.I102];['Raw Data'.R102];['Raw Data'.AA102])" office:value-type="float" office:value="100.666666666667">
            <text:p>101</text:p>
          </table:table-cell>
          <table:table-cell table:formula="of:=AVERAGE(['Raw Data'.J102];['Raw Data'.S102];['Raw Data'.AB102])" office:value-type="float" office:value="128">
            <text:p>128</text:p>
          </table:table-cell>
          <table:table-cell table:formula="of:=AVERAGE(['Raw Data'.K102];['Raw Data'.T102];['Raw Data'.AC102])" office:value-type="float" office:value="91.3333333333333">
            <text:p>91</text:p>
          </table:table-cell>
        </table:table-row>
        <table:table-row table:style-name="ro1">
          <table:table-cell table:formula="of:=['Raw Data'.A103]" office:value-type="time" office:time-value="PT03H12M00S">
            <text:p>03:12:00</text:p>
          </table:table-cell>
          <table:table-cell table:formula="of:=AVERAGE(['Raw Data'.C103];['Raw Data'.L103];['Raw Data'.U103])" office:value-type="float" office:value="71">
            <text:p>71</text:p>
          </table:table-cell>
          <table:table-cell table:formula="of:=AVERAGE(['Raw Data'.D103];['Raw Data'.M103];['Raw Data'.V103])" office:value-type="float" office:value="59.6666666666667">
            <text:p>60</text:p>
          </table:table-cell>
          <table:table-cell table:formula="of:=AVERAGE(['Raw Data'.E103];['Raw Data'.N103];['Raw Data'.W103])" office:value-type="float" office:value="189.666666666667">
            <text:p>190</text:p>
          </table:table-cell>
          <table:table-cell table:formula="of:=AVERAGE(['Raw Data'.F103];['Raw Data'.O103];['Raw Data'.X103])" office:value-type="float" office:value="155.666666666667">
            <text:p>156</text:p>
          </table:table-cell>
          <table:table-cell table:formula="of:=AVERAGE(['Raw Data'.G103];['Raw Data'.P103];['Raw Data'.Y103])" office:value-type="float" office:value="206.666666666667">
            <text:p>207</text:p>
          </table:table-cell>
          <table:table-cell table:formula="of:=AVERAGE(['Raw Data'.H103];['Raw Data'.Q103];['Raw Data'.Z103])" office:value-type="float" office:value="176.333333333333">
            <text:p>176</text:p>
          </table:table-cell>
          <table:table-cell table:formula="of:=AVERAGE(['Raw Data'.I103];['Raw Data'.R103];['Raw Data'.AA103])" office:value-type="float" office:value="98">
            <text:p>98</text:p>
          </table:table-cell>
          <table:table-cell table:formula="of:=AVERAGE(['Raw Data'.J103];['Raw Data'.S103];['Raw Data'.AB103])" office:value-type="float" office:value="132.666666666667">
            <text:p>133</text:p>
          </table:table-cell>
          <table:table-cell table:formula="of:=AVERAGE(['Raw Data'.K103];['Raw Data'.T103];['Raw Data'.AC103])" office:value-type="float" office:value="81.6666666666667">
            <text:p>82</text:p>
          </table:table-cell>
        </table:table-row>
        <table:table-row table:style-name="ro1">
          <table:table-cell table:formula="of:=['Raw Data'.A104]" office:value-type="time" office:time-value="PT03H14M00S">
            <text:p>03:14:00</text:p>
          </table:table-cell>
          <table:table-cell table:formula="of:=AVERAGE(['Raw Data'.C104];['Raw Data'.L104];['Raw Data'.U104])" office:value-type="float" office:value="59.3333333333333">
            <text:p>59</text:p>
          </table:table-cell>
          <table:table-cell table:formula="of:=AVERAGE(['Raw Data'.D104];['Raw Data'.M104];['Raw Data'.V104])" office:value-type="float" office:value="61.6666666666667">
            <text:p>62</text:p>
          </table:table-cell>
          <table:table-cell table:formula="of:=AVERAGE(['Raw Data'.E104];['Raw Data'.N104];['Raw Data'.W104])" office:value-type="float" office:value="189.666666666667">
            <text:p>190</text:p>
          </table:table-cell>
          <table:table-cell table:formula="of:=AVERAGE(['Raw Data'.F104];['Raw Data'.O104];['Raw Data'.X104])" office:value-type="float" office:value="144.666666666667">
            <text:p>145</text:p>
          </table:table-cell>
          <table:table-cell table:formula="of:=AVERAGE(['Raw Data'.G104];['Raw Data'.P104];['Raw Data'.Y104])" office:value-type="float" office:value="208.333333333333">
            <text:p>208</text:p>
          </table:table-cell>
          <table:table-cell table:formula="of:=AVERAGE(['Raw Data'.H104];['Raw Data'.Q104];['Raw Data'.Z104])" office:value-type="float" office:value="171">
            <text:p>171</text:p>
          </table:table-cell>
          <table:table-cell table:formula="of:=AVERAGE(['Raw Data'.I104];['Raw Data'.R104];['Raw Data'.AA104])" office:value-type="float" office:value="97">
            <text:p>97</text:p>
          </table:table-cell>
          <table:table-cell table:formula="of:=AVERAGE(['Raw Data'.J104];['Raw Data'.S104];['Raw Data'.AB104])" office:value-type="float" office:value="130.333333333333">
            <text:p>130</text:p>
          </table:table-cell>
          <table:table-cell table:formula="of:=AVERAGE(['Raw Data'.K104];['Raw Data'.T104];['Raw Data'.AC104])" office:value-type="float" office:value="88.6666666666667">
            <text:p>89</text:p>
          </table:table-cell>
        </table:table-row>
        <table:table-row table:style-name="ro1">
          <table:table-cell table:formula="of:=['Raw Data'.A105]" office:value-type="time" office:time-value="PT03H16M00S">
            <text:p>03:16:00</text:p>
          </table:table-cell>
          <table:table-cell table:formula="of:=AVERAGE(['Raw Data'.C105];['Raw Data'.L105];['Raw Data'.U105])" office:value-type="float" office:value="58.6666666666667">
            <text:p>59</text:p>
          </table:table-cell>
          <table:table-cell table:formula="of:=AVERAGE(['Raw Data'.D105];['Raw Data'.M105];['Raw Data'.V105])" office:value-type="float" office:value="63">
            <text:p>63</text:p>
          </table:table-cell>
          <table:table-cell table:formula="of:=AVERAGE(['Raw Data'.E105];['Raw Data'.N105];['Raw Data'.W105])" office:value-type="float" office:value="189">
            <text:p>189</text:p>
          </table:table-cell>
          <table:table-cell table:formula="of:=AVERAGE(['Raw Data'.F105];['Raw Data'.O105];['Raw Data'.X105])" office:value-type="float" office:value="155.666666666667">
            <text:p>156</text:p>
          </table:table-cell>
          <table:table-cell table:formula="of:=AVERAGE(['Raw Data'.G105];['Raw Data'.P105];['Raw Data'.Y105])" office:value-type="float" office:value="205.666666666667">
            <text:p>206</text:p>
          </table:table-cell>
          <table:table-cell table:formula="of:=AVERAGE(['Raw Data'.H105];['Raw Data'.Q105];['Raw Data'.Z105])" office:value-type="float" office:value="185.666666666667">
            <text:p>186</text:p>
          </table:table-cell>
          <table:table-cell table:formula="of:=AVERAGE(['Raw Data'.I105];['Raw Data'.R105];['Raw Data'.AA105])" office:value-type="float" office:value="100">
            <text:p>100</text:p>
          </table:table-cell>
          <table:table-cell table:formula="of:=AVERAGE(['Raw Data'.J105];['Raw Data'.S105];['Raw Data'.AB105])" office:value-type="float" office:value="137.666666666667">
            <text:p>138</text:p>
          </table:table-cell>
          <table:table-cell table:formula="of:=AVERAGE(['Raw Data'.K105];['Raw Data'.T105];['Raw Data'.AC105])" office:value-type="float" office:value="81.3333333333333">
            <text:p>81</text:p>
          </table:table-cell>
        </table:table-row>
        <table:table-row table:style-name="ro1">
          <table:table-cell table:formula="of:=['Raw Data'.A106]" office:value-type="time" office:time-value="PT03H18M00S">
            <text:p>03:18:00</text:p>
          </table:table-cell>
          <table:table-cell table:formula="of:=AVERAGE(['Raw Data'.C106];['Raw Data'.L106];['Raw Data'.U106])" office:value-type="float" office:value="66.3333333333333">
            <text:p>66</text:p>
          </table:table-cell>
          <table:table-cell table:formula="of:=AVERAGE(['Raw Data'.D106];['Raw Data'.M106];['Raw Data'.V106])" office:value-type="float" office:value="60.6666666666667">
            <text:p>61</text:p>
          </table:table-cell>
          <table:table-cell table:formula="of:=AVERAGE(['Raw Data'.E106];['Raw Data'.N106];['Raw Data'.W106])" office:value-type="float" office:value="191.666666666667">
            <text:p>192</text:p>
          </table:table-cell>
          <table:table-cell table:formula="of:=AVERAGE(['Raw Data'.F106];['Raw Data'.O106];['Raw Data'.X106])" office:value-type="float" office:value="153.666666666667">
            <text:p>154</text:p>
          </table:table-cell>
          <table:table-cell table:formula="of:=AVERAGE(['Raw Data'.G106];['Raw Data'.P106];['Raw Data'.Y106])" office:value-type="float" office:value="193">
            <text:p>193</text:p>
          </table:table-cell>
          <table:table-cell table:formula="of:=AVERAGE(['Raw Data'.H106];['Raw Data'.Q106];['Raw Data'.Z106])" office:value-type="float" office:value="171.333333333333">
            <text:p>171</text:p>
          </table:table-cell>
          <table:table-cell table:formula="of:=AVERAGE(['Raw Data'.I106];['Raw Data'.R106];['Raw Data'.AA106])" office:value-type="float" office:value="95.6666666666667">
            <text:p>96</text:p>
          </table:table-cell>
          <table:table-cell table:formula="of:=AVERAGE(['Raw Data'.J106];['Raw Data'.S106];['Raw Data'.AB106])" office:value-type="float" office:value="127">
            <text:p>127</text:p>
          </table:table-cell>
          <table:table-cell table:formula="of:=AVERAGE(['Raw Data'.K106];['Raw Data'.T106];['Raw Data'.AC106])" office:value-type="float" office:value="84.3333333333333">
            <text:p>84</text:p>
          </table:table-cell>
        </table:table-row>
        <table:table-row table:style-name="ro1">
          <table:table-cell table:formula="of:=['Raw Data'.A107]" office:value-type="time" office:time-value="PT03H20M00S">
            <text:p>03:20:00</text:p>
          </table:table-cell>
          <table:table-cell table:formula="of:=AVERAGE(['Raw Data'.C107];['Raw Data'.L107];['Raw Data'.U107])" office:value-type="float" office:value="66.6666666666667">
            <text:p>67</text:p>
          </table:table-cell>
          <table:table-cell table:formula="of:=AVERAGE(['Raw Data'.D107];['Raw Data'.M107];['Raw Data'.V107])" office:value-type="float" office:value="54.6666666666667">
            <text:p>55</text:p>
          </table:table-cell>
          <table:table-cell table:formula="of:=AVERAGE(['Raw Data'.E107];['Raw Data'.N107];['Raw Data'.W107])" office:value-type="float" office:value="190.666666666667">
            <text:p>191</text:p>
          </table:table-cell>
          <table:table-cell table:formula="of:=AVERAGE(['Raw Data'.F107];['Raw Data'.O107];['Raw Data'.X107])" office:value-type="float" office:value="161.333333333333">
            <text:p>161</text:p>
          </table:table-cell>
          <table:table-cell table:formula="of:=AVERAGE(['Raw Data'.G107];['Raw Data'.P107];['Raw Data'.Y107])" office:value-type="float" office:value="199">
            <text:p>199</text:p>
          </table:table-cell>
          <table:table-cell table:formula="of:=AVERAGE(['Raw Data'.H107];['Raw Data'.Q107];['Raw Data'.Z107])" office:value-type="float" office:value="180.333333333333">
            <text:p>180</text:p>
          </table:table-cell>
          <table:table-cell table:formula="of:=AVERAGE(['Raw Data'.I107];['Raw Data'.R107];['Raw Data'.AA107])" office:value-type="float" office:value="102.666666666667">
            <text:p>103</text:p>
          </table:table-cell>
          <table:table-cell table:formula="of:=AVERAGE(['Raw Data'.J107];['Raw Data'.S107];['Raw Data'.AB107])" office:value-type="float" office:value="132.666666666667">
            <text:p>133</text:p>
          </table:table-cell>
          <table:table-cell table:formula="of:=AVERAGE(['Raw Data'.K107];['Raw Data'.T107];['Raw Data'.AC107])" office:value-type="float" office:value="86.3333333333333">
            <text:p>86</text:p>
          </table:table-cell>
        </table:table-row>
        <table:table-row table:style-name="ro1">
          <table:table-cell table:formula="of:=['Raw Data'.A108]" office:value-type="time" office:time-value="PT03H22M00S">
            <text:p>03:22:00</text:p>
          </table:table-cell>
          <table:table-cell table:formula="of:=AVERAGE(['Raw Data'.C108];['Raw Data'.L108];['Raw Data'.U108])" office:value-type="float" office:value="63.3333333333333">
            <text:p>63</text:p>
          </table:table-cell>
          <table:table-cell table:formula="of:=AVERAGE(['Raw Data'.D108];['Raw Data'.M108];['Raw Data'.V108])" office:value-type="float" office:value="65.3333333333333">
            <text:p>65</text:p>
          </table:table-cell>
          <table:table-cell table:formula="of:=AVERAGE(['Raw Data'.E108];['Raw Data'.N108];['Raw Data'.W108])" office:value-type="float" office:value="181">
            <text:p>181</text:p>
          </table:table-cell>
          <table:table-cell table:formula="of:=AVERAGE(['Raw Data'.F108];['Raw Data'.O108];['Raw Data'.X108])" office:value-type="float" office:value="149.333333333333">
            <text:p>149</text:p>
          </table:table-cell>
          <table:table-cell table:formula="of:=AVERAGE(['Raw Data'.G108];['Raw Data'.P108];['Raw Data'.Y108])" office:value-type="float" office:value="206.333333333333">
            <text:p>206</text:p>
          </table:table-cell>
          <table:table-cell table:formula="of:=AVERAGE(['Raw Data'.H108];['Raw Data'.Q108];['Raw Data'.Z108])" office:value-type="float" office:value="189">
            <text:p>189</text:p>
          </table:table-cell>
          <table:table-cell table:formula="of:=AVERAGE(['Raw Data'.I108];['Raw Data'.R108];['Raw Data'.AA108])" office:value-type="float" office:value="100.333333333333">
            <text:p>100</text:p>
          </table:table-cell>
          <table:table-cell table:formula="of:=AVERAGE(['Raw Data'.J108];['Raw Data'.S108];['Raw Data'.AB108])" office:value-type="float" office:value="130">
            <text:p>130</text:p>
          </table:table-cell>
          <table:table-cell table:formula="of:=AVERAGE(['Raw Data'.K108];['Raw Data'.T108];['Raw Data'.AC108])" office:value-type="float" office:value="80.6666666666667">
            <text:p>81</text:p>
          </table:table-cell>
        </table:table-row>
        <table:table-row table:style-name="ro1">
          <table:table-cell table:formula="of:=['Raw Data'.A109]" office:value-type="time" office:time-value="PT03H24M00S">
            <text:p>03:24:00</text:p>
          </table:table-cell>
          <table:table-cell table:formula="of:=AVERAGE(['Raw Data'.C109];['Raw Data'.L109];['Raw Data'.U109])" office:value-type="float" office:value="62">
            <text:p>62</text:p>
          </table:table-cell>
          <table:table-cell table:formula="of:=AVERAGE(['Raw Data'.D109];['Raw Data'.M109];['Raw Data'.V109])" office:value-type="float" office:value="58">
            <text:p>58</text:p>
          </table:table-cell>
          <table:table-cell table:formula="of:=AVERAGE(['Raw Data'.E109];['Raw Data'.N109];['Raw Data'.W109])" office:value-type="float" office:value="196.333333333333">
            <text:p>196</text:p>
          </table:table-cell>
          <table:table-cell table:formula="of:=AVERAGE(['Raw Data'.F109];['Raw Data'.O109];['Raw Data'.X109])" office:value-type="float" office:value="152.333333333333">
            <text:p>152</text:p>
          </table:table-cell>
          <table:table-cell table:formula="of:=AVERAGE(['Raw Data'.G109];['Raw Data'.P109];['Raw Data'.Y109])" office:value-type="float" office:value="202.333333333333">
            <text:p>202</text:p>
          </table:table-cell>
          <table:table-cell table:formula="of:=AVERAGE(['Raw Data'.H109];['Raw Data'.Q109];['Raw Data'.Z109])" office:value-type="float" office:value="179">
            <text:p>179</text:p>
          </table:table-cell>
          <table:table-cell table:formula="of:=AVERAGE(['Raw Data'.I109];['Raw Data'.R109];['Raw Data'.AA109])" office:value-type="float" office:value="91.3333333333333">
            <text:p>91</text:p>
          </table:table-cell>
          <table:table-cell table:formula="of:=AVERAGE(['Raw Data'.J109];['Raw Data'.S109];['Raw Data'.AB109])" office:value-type="float" office:value="134.333333333333">
            <text:p>134</text:p>
          </table:table-cell>
          <table:table-cell table:formula="of:=AVERAGE(['Raw Data'.K109];['Raw Data'.T109];['Raw Data'.AC109])" office:value-type="float" office:value="87.6666666666667">
            <text:p>88</text:p>
          </table:table-cell>
        </table:table-row>
        <table:table-row table:style-name="ro1">
          <table:table-cell table:formula="of:=['Raw Data'.A110]" office:value-type="time" office:time-value="PT03H26M00S">
            <text:p>03:26:00</text:p>
          </table:table-cell>
          <table:table-cell table:formula="of:=AVERAGE(['Raw Data'.C110];['Raw Data'.L110];['Raw Data'.U110])" office:value-type="float" office:value="63">
            <text:p>63</text:p>
          </table:table-cell>
          <table:table-cell table:formula="of:=AVERAGE(['Raw Data'.D110];['Raw Data'.M110];['Raw Data'.V110])" office:value-type="float" office:value="60">
            <text:p>60</text:p>
          </table:table-cell>
          <table:table-cell table:formula="of:=AVERAGE(['Raw Data'.E110];['Raw Data'.N110];['Raw Data'.W110])" office:value-type="float" office:value="190">
            <text:p>190</text:p>
          </table:table-cell>
          <table:table-cell table:formula="of:=AVERAGE(['Raw Data'.F110];['Raw Data'.O110];['Raw Data'.X110])" office:value-type="float" office:value="153.333333333333">
            <text:p>153</text:p>
          </table:table-cell>
          <table:table-cell table:formula="of:=AVERAGE(['Raw Data'.G110];['Raw Data'.P110];['Raw Data'.Y110])" office:value-type="float" office:value="199.666666666667">
            <text:p>200</text:p>
          </table:table-cell>
          <table:table-cell table:formula="of:=AVERAGE(['Raw Data'.H110];['Raw Data'.Q110];['Raw Data'.Z110])" office:value-type="float" office:value="189.666666666667">
            <text:p>190</text:p>
          </table:table-cell>
          <table:table-cell table:formula="of:=AVERAGE(['Raw Data'.I110];['Raw Data'.R110];['Raw Data'.AA110])" office:value-type="float" office:value="100">
            <text:p>100</text:p>
          </table:table-cell>
          <table:table-cell table:formula="of:=AVERAGE(['Raw Data'.J110];['Raw Data'.S110];['Raw Data'.AB110])" office:value-type="float" office:value="130">
            <text:p>130</text:p>
          </table:table-cell>
          <table:table-cell table:formula="of:=AVERAGE(['Raw Data'.K110];['Raw Data'.T110];['Raw Data'.AC110])" office:value-type="float" office:value="88">
            <text:p>88</text:p>
          </table:table-cell>
        </table:table-row>
        <table:table-row table:style-name="ro1">
          <table:table-cell table:formula="of:=['Raw Data'.A111]" office:value-type="time" office:time-value="PT03H28M00S">
            <text:p>03:28:00</text:p>
          </table:table-cell>
          <table:table-cell table:formula="of:=AVERAGE(['Raw Data'.C111];['Raw Data'.L111];['Raw Data'.U111])" office:value-type="float" office:value="55">
            <text:p>55</text:p>
          </table:table-cell>
          <table:table-cell table:formula="of:=AVERAGE(['Raw Data'.D111];['Raw Data'.M111];['Raw Data'.V111])" office:value-type="float" office:value="62">
            <text:p>62</text:p>
          </table:table-cell>
          <table:table-cell table:formula="of:=AVERAGE(['Raw Data'.E111];['Raw Data'.N111];['Raw Data'.W111])" office:value-type="float" office:value="190.333333333333">
            <text:p>190</text:p>
          </table:table-cell>
          <table:table-cell table:formula="of:=AVERAGE(['Raw Data'.F111];['Raw Data'.O111];['Raw Data'.X111])" office:value-type="float" office:value="162.666666666667">
            <text:p>163</text:p>
          </table:table-cell>
          <table:table-cell table:formula="of:=AVERAGE(['Raw Data'.G111];['Raw Data'.P111];['Raw Data'.Y111])" office:value-type="float" office:value="193">
            <text:p>193</text:p>
          </table:table-cell>
          <table:table-cell table:formula="of:=AVERAGE(['Raw Data'.H111];['Raw Data'.Q111];['Raw Data'.Z111])" office:value-type="float" office:value="192.333333333333">
            <text:p>192</text:p>
          </table:table-cell>
          <table:table-cell table:formula="of:=AVERAGE(['Raw Data'.I111];['Raw Data'.R111];['Raw Data'.AA111])" office:value-type="float" office:value="95.6666666666667">
            <text:p>96</text:p>
          </table:table-cell>
          <table:table-cell table:formula="of:=AVERAGE(['Raw Data'.J111];['Raw Data'.S111];['Raw Data'.AB111])" office:value-type="float" office:value="123">
            <text:p>123</text:p>
          </table:table-cell>
          <table:table-cell table:formula="of:=AVERAGE(['Raw Data'.K111];['Raw Data'.T111];['Raw Data'.AC111])" office:value-type="float" office:value="91.3333333333333">
            <text:p>91</text:p>
          </table:table-cell>
        </table:table-row>
        <table:table-row table:style-name="ro1">
          <table:table-cell table:formula="of:=['Raw Data'.A112]" office:value-type="time" office:time-value="PT03H30M00S">
            <text:p>03:30:00</text:p>
          </table:table-cell>
          <table:table-cell table:formula="of:=AVERAGE(['Raw Data'.C112];['Raw Data'.L112];['Raw Data'.U112])" office:value-type="float" office:value="65.3333333333333">
            <text:p>65</text:p>
          </table:table-cell>
          <table:table-cell table:formula="of:=AVERAGE(['Raw Data'.D112];['Raw Data'.M112];['Raw Data'.V112])" office:value-type="float" office:value="58.6666666666667">
            <text:p>59</text:p>
          </table:table-cell>
          <table:table-cell table:formula="of:=AVERAGE(['Raw Data'.E112];['Raw Data'.N112];['Raw Data'.W112])" office:value-type="float" office:value="189">
            <text:p>189</text:p>
          </table:table-cell>
          <table:table-cell table:formula="of:=AVERAGE(['Raw Data'.F112];['Raw Data'.O112];['Raw Data'.X112])" office:value-type="float" office:value="149">
            <text:p>149</text:p>
          </table:table-cell>
          <table:table-cell table:formula="of:=AVERAGE(['Raw Data'.G112];['Raw Data'.P112];['Raw Data'.Y112])" office:value-type="float" office:value="198.333333333333">
            <text:p>198</text:p>
          </table:table-cell>
          <table:table-cell table:formula="of:=AVERAGE(['Raw Data'.H112];['Raw Data'.Q112];['Raw Data'.Z112])" office:value-type="float" office:value="177">
            <text:p>177</text:p>
          </table:table-cell>
          <table:table-cell table:formula="of:=AVERAGE(['Raw Data'.I112];['Raw Data'.R112];['Raw Data'.AA112])" office:value-type="float" office:value="97">
            <text:p>97</text:p>
          </table:table-cell>
          <table:table-cell table:formula="of:=AVERAGE(['Raw Data'.J112];['Raw Data'.S112];['Raw Data'.AB112])" office:value-type="float" office:value="136.666666666667">
            <text:p>137</text:p>
          </table:table-cell>
          <table:table-cell table:formula="of:=AVERAGE(['Raw Data'.K112];['Raw Data'.T112];['Raw Data'.AC112])" office:value-type="float" office:value="85.3333333333333">
            <text:p>85</text:p>
          </table:table-cell>
        </table:table-row>
        <table:table-row table:style-name="ro1">
          <table:table-cell table:formula="of:=['Raw Data'.A113]" office:value-type="time" office:time-value="PT03H32M00S">
            <text:p>03:32:00</text:p>
          </table:table-cell>
          <table:table-cell table:formula="of:=AVERAGE(['Raw Data'.C113];['Raw Data'.L113];['Raw Data'.U113])" office:value-type="float" office:value="64">
            <text:p>64</text:p>
          </table:table-cell>
          <table:table-cell table:formula="of:=AVERAGE(['Raw Data'.D113];['Raw Data'.M113];['Raw Data'.V113])" office:value-type="float" office:value="64.6666666666667">
            <text:p>65</text:p>
          </table:table-cell>
          <table:table-cell table:formula="of:=AVERAGE(['Raw Data'.E113];['Raw Data'.N113];['Raw Data'.W113])" office:value-type="float" office:value="192.666666666667">
            <text:p>193</text:p>
          </table:table-cell>
          <table:table-cell table:formula="of:=AVERAGE(['Raw Data'.F113];['Raw Data'.O113];['Raw Data'.X113])" office:value-type="float" office:value="152.666666666667">
            <text:p>153</text:p>
          </table:table-cell>
          <table:table-cell table:formula="of:=AVERAGE(['Raw Data'.G113];['Raw Data'.P113];['Raw Data'.Y113])" office:value-type="float" office:value="202.666666666667">
            <text:p>203</text:p>
          </table:table-cell>
          <table:table-cell table:formula="of:=AVERAGE(['Raw Data'.H113];['Raw Data'.Q113];['Raw Data'.Z113])" office:value-type="float" office:value="175.333333333333">
            <text:p>175</text:p>
          </table:table-cell>
          <table:table-cell table:formula="of:=AVERAGE(['Raw Data'.I113];['Raw Data'.R113];['Raw Data'.AA113])" office:value-type="float" office:value="95">
            <text:p>95</text:p>
          </table:table-cell>
          <table:table-cell table:formula="of:=AVERAGE(['Raw Data'.J113];['Raw Data'.S113];['Raw Data'.AB113])" office:value-type="float" office:value="129.333333333333">
            <text:p>129</text:p>
          </table:table-cell>
          <table:table-cell table:formula="of:=AVERAGE(['Raw Data'.K113];['Raw Data'.T113];['Raw Data'.AC113])" office:value-type="float" office:value="80.6666666666667">
            <text:p>81</text:p>
          </table:table-cell>
        </table:table-row>
        <table:table-row table:style-name="ro1">
          <table:table-cell table:formula="of:=['Raw Data'.A114]" office:value-type="time" office:time-value="PT03H34M00S">
            <text:p>03:34:00</text:p>
          </table:table-cell>
          <table:table-cell table:formula="of:=AVERAGE(['Raw Data'.C114];['Raw Data'.L114];['Raw Data'.U114])" office:value-type="float" office:value="62">
            <text:p>62</text:p>
          </table:table-cell>
          <table:table-cell table:formula="of:=AVERAGE(['Raw Data'.D114];['Raw Data'.M114];['Raw Data'.V114])" office:value-type="float" office:value="55.6666666666667">
            <text:p>56</text:p>
          </table:table-cell>
          <table:table-cell table:formula="of:=AVERAGE(['Raw Data'.E114];['Raw Data'.N114];['Raw Data'.W114])" office:value-type="float" office:value="184.333333333333">
            <text:p>184</text:p>
          </table:table-cell>
          <table:table-cell table:formula="of:=AVERAGE(['Raw Data'.F114];['Raw Data'.O114];['Raw Data'.X114])" office:value-type="float" office:value="146.666666666667">
            <text:p>147</text:p>
          </table:table-cell>
          <table:table-cell table:formula="of:=AVERAGE(['Raw Data'.G114];['Raw Data'.P114];['Raw Data'.Y114])" office:value-type="float" office:value="204">
            <text:p>204</text:p>
          </table:table-cell>
          <table:table-cell table:formula="of:=AVERAGE(['Raw Data'.H114];['Raw Data'.Q114];['Raw Data'.Z114])" office:value-type="float" office:value="185.666666666667">
            <text:p>186</text:p>
          </table:table-cell>
          <table:table-cell table:formula="of:=AVERAGE(['Raw Data'.I114];['Raw Data'.R114];['Raw Data'.AA114])" office:value-type="float" office:value="92.3333333333333">
            <text:p>92</text:p>
          </table:table-cell>
          <table:table-cell table:formula="of:=AVERAGE(['Raw Data'.J114];['Raw Data'.S114];['Raw Data'.AB114])" office:value-type="float" office:value="132.666666666667">
            <text:p>133</text:p>
          </table:table-cell>
          <table:table-cell table:formula="of:=AVERAGE(['Raw Data'.K114];['Raw Data'.T114];['Raw Data'.AC114])" office:value-type="float" office:value="86">
            <text:p>86</text:p>
          </table:table-cell>
        </table:table-row>
        <table:table-row table:style-name="ro1">
          <table:table-cell table:formula="of:=['Raw Data'.A115]" office:value-type="time" office:time-value="PT03H36M00S">
            <text:p>03:36:00</text:p>
          </table:table-cell>
          <table:table-cell table:formula="of:=AVERAGE(['Raw Data'.C115];['Raw Data'.L115];['Raw Data'.U115])" office:value-type="float" office:value="54">
            <text:p>54</text:p>
          </table:table-cell>
          <table:table-cell table:formula="of:=AVERAGE(['Raw Data'.D115];['Raw Data'.M115];['Raw Data'.V115])" office:value-type="float" office:value="62">
            <text:p>62</text:p>
          </table:table-cell>
          <table:table-cell table:formula="of:=AVERAGE(['Raw Data'.E115];['Raw Data'.N115];['Raw Data'.W115])" office:value-type="float" office:value="201.333333333333">
            <text:p>201</text:p>
          </table:table-cell>
          <table:table-cell table:formula="of:=AVERAGE(['Raw Data'.F115];['Raw Data'.O115];['Raw Data'.X115])" office:value-type="float" office:value="160">
            <text:p>160</text:p>
          </table:table-cell>
          <table:table-cell table:formula="of:=AVERAGE(['Raw Data'.G115];['Raw Data'.P115];['Raw Data'.Y115])" office:value-type="float" office:value="198.666666666667">
            <text:p>199</text:p>
          </table:table-cell>
          <table:table-cell table:formula="of:=AVERAGE(['Raw Data'.H115];['Raw Data'.Q115];['Raw Data'.Z115])" office:value-type="float" office:value="170.666666666667">
            <text:p>171</text:p>
          </table:table-cell>
          <table:table-cell table:formula="of:=AVERAGE(['Raw Data'.I115];['Raw Data'.R115];['Raw Data'.AA115])" office:value-type="float" office:value="94.3333333333333">
            <text:p>94</text:p>
          </table:table-cell>
          <table:table-cell table:formula="of:=AVERAGE(['Raw Data'.J115];['Raw Data'.S115];['Raw Data'.AB115])" office:value-type="float" office:value="144.333333333333">
            <text:p>144</text:p>
          </table:table-cell>
          <table:table-cell table:formula="of:=AVERAGE(['Raw Data'.K115];['Raw Data'.T115];['Raw Data'.AC115])" office:value-type="float" office:value="83.3333333333333">
            <text:p>83</text:p>
          </table:table-cell>
        </table:table-row>
        <table:table-row table:style-name="ro1">
          <table:table-cell table:formula="of:=['Raw Data'.A116]" office:value-type="time" office:time-value="PT03H38M00S">
            <text:p>03:38:00</text:p>
          </table:table-cell>
          <table:table-cell table:formula="of:=AVERAGE(['Raw Data'.C116];['Raw Data'.L116];['Raw Data'.U116])" office:value-type="float" office:value="61.6666666666667">
            <text:p>62</text:p>
          </table:table-cell>
          <table:table-cell table:formula="of:=AVERAGE(['Raw Data'.D116];['Raw Data'.M116];['Raw Data'.V116])" office:value-type="float" office:value="63">
            <text:p>63</text:p>
          </table:table-cell>
          <table:table-cell table:formula="of:=AVERAGE(['Raw Data'.E116];['Raw Data'.N116];['Raw Data'.W116])" office:value-type="float" office:value="188.666666666667">
            <text:p>189</text:p>
          </table:table-cell>
          <table:table-cell table:formula="of:=AVERAGE(['Raw Data'.F116];['Raw Data'.O116];['Raw Data'.X116])" office:value-type="float" office:value="155.666666666667">
            <text:p>156</text:p>
          </table:table-cell>
          <table:table-cell table:formula="of:=AVERAGE(['Raw Data'.G116];['Raw Data'.P116];['Raw Data'.Y116])" office:value-type="float" office:value="209.666666666667">
            <text:p>210</text:p>
          </table:table-cell>
          <table:table-cell table:formula="of:=AVERAGE(['Raw Data'.H116];['Raw Data'.Q116];['Raw Data'.Z116])" office:value-type="float" office:value="174.333333333333">
            <text:p>174</text:p>
          </table:table-cell>
          <table:table-cell table:formula="of:=AVERAGE(['Raw Data'.I116];['Raw Data'.R116];['Raw Data'.AA116])" office:value-type="float" office:value="98">
            <text:p>98</text:p>
          </table:table-cell>
          <table:table-cell table:formula="of:=AVERAGE(['Raw Data'.J116];['Raw Data'.S116];['Raw Data'.AB116])" office:value-type="float" office:value="136">
            <text:p>136</text:p>
          </table:table-cell>
          <table:table-cell table:formula="of:=AVERAGE(['Raw Data'.K116];['Raw Data'.T116];['Raw Data'.AC116])" office:value-type="float" office:value="83.3333333333333">
            <text:p>83</text:p>
          </table:table-cell>
        </table:table-row>
        <table:table-row table:style-name="ro1">
          <table:table-cell table:formula="of:=['Raw Data'.A117]" office:value-type="time" office:time-value="PT03H40M00S">
            <text:p>03:40:00</text:p>
          </table:table-cell>
          <table:table-cell table:formula="of:=AVERAGE(['Raw Data'.C117];['Raw Data'.L117];['Raw Data'.U117])" office:value-type="float" office:value="63.6666666666667">
            <text:p>64</text:p>
          </table:table-cell>
          <table:table-cell table:formula="of:=AVERAGE(['Raw Data'.D117];['Raw Data'.M117];['Raw Data'.V117])" office:value-type="float" office:value="68">
            <text:p>68</text:p>
          </table:table-cell>
          <table:table-cell table:formula="of:=AVERAGE(['Raw Data'.E117];['Raw Data'.N117];['Raw Data'.W117])" office:value-type="float" office:value="188.333333333333">
            <text:p>188</text:p>
          </table:table-cell>
          <table:table-cell table:formula="of:=AVERAGE(['Raw Data'.F117];['Raw Data'.O117];['Raw Data'.X117])" office:value-type="float" office:value="153.333333333333">
            <text:p>153</text:p>
          </table:table-cell>
          <table:table-cell table:formula="of:=AVERAGE(['Raw Data'.G117];['Raw Data'.P117];['Raw Data'.Y117])" office:value-type="float" office:value="209.333333333333">
            <text:p>209</text:p>
          </table:table-cell>
          <table:table-cell table:formula="of:=AVERAGE(['Raw Data'.H117];['Raw Data'.Q117];['Raw Data'.Z117])" office:value-type="float" office:value="190.333333333333">
            <text:p>190</text:p>
          </table:table-cell>
          <table:table-cell table:formula="of:=AVERAGE(['Raw Data'.I117];['Raw Data'.R117];['Raw Data'.AA117])" office:value-type="float" office:value="103.666666666667">
            <text:p>104</text:p>
          </table:table-cell>
          <table:table-cell table:formula="of:=AVERAGE(['Raw Data'.J117];['Raw Data'.S117];['Raw Data'.AB117])" office:value-type="float" office:value="132.666666666667">
            <text:p>133</text:p>
          </table:table-cell>
          <table:table-cell table:formula="of:=AVERAGE(['Raw Data'.K117];['Raw Data'.T117];['Raw Data'.AC117])" office:value-type="float" office:value="83.3333333333333">
            <text:p>83</text:p>
          </table:table-cell>
        </table:table-row>
        <table:table-row table:style-name="ro1">
          <table:table-cell table:formula="of:=['Raw Data'.A118]" office:value-type="time" office:time-value="PT03H42M00S">
            <text:p>03:42:00</text:p>
          </table:table-cell>
          <table:table-cell table:formula="of:=AVERAGE(['Raw Data'.C118];['Raw Data'.L118];['Raw Data'.U118])" office:value-type="float" office:value="60.6666666666667">
            <text:p>61</text:p>
          </table:table-cell>
          <table:table-cell table:formula="of:=AVERAGE(['Raw Data'.D118];['Raw Data'.M118];['Raw Data'.V118])" office:value-type="float" office:value="60">
            <text:p>60</text:p>
          </table:table-cell>
          <table:table-cell table:formula="of:=AVERAGE(['Raw Data'.E118];['Raw Data'.N118];['Raw Data'.W118])" office:value-type="float" office:value="196">
            <text:p>196</text:p>
          </table:table-cell>
          <table:table-cell table:formula="of:=AVERAGE(['Raw Data'.F118];['Raw Data'.O118];['Raw Data'.X118])" office:value-type="float" office:value="155.333333333333">
            <text:p>155</text:p>
          </table:table-cell>
          <table:table-cell table:formula="of:=AVERAGE(['Raw Data'.G118];['Raw Data'.P118];['Raw Data'.Y118])" office:value-type="float" office:value="208.333333333333">
            <text:p>208</text:p>
          </table:table-cell>
          <table:table-cell table:formula="of:=AVERAGE(['Raw Data'.H118];['Raw Data'.Q118];['Raw Data'.Z118])" office:value-type="float" office:value="178">
            <text:p>178</text:p>
          </table:table-cell>
          <table:table-cell table:formula="of:=AVERAGE(['Raw Data'.I118];['Raw Data'.R118];['Raw Data'.AA118])" office:value-type="float" office:value="98">
            <text:p>98</text:p>
          </table:table-cell>
          <table:table-cell table:formula="of:=AVERAGE(['Raw Data'.J118];['Raw Data'.S118];['Raw Data'.AB118])" office:value-type="float" office:value="140.333333333333">
            <text:p>140</text:p>
          </table:table-cell>
          <table:table-cell table:formula="of:=AVERAGE(['Raw Data'.K118];['Raw Data'.T118];['Raw Data'.AC118])" office:value-type="float" office:value="85">
            <text:p>85</text:p>
          </table:table-cell>
        </table:table-row>
        <table:table-row table:style-name="ro1">
          <table:table-cell table:formula="of:=['Raw Data'.A119]" office:value-type="time" office:time-value="PT03H44M00S">
            <text:p>03:44:00</text:p>
          </table:table-cell>
          <table:table-cell table:formula="of:=AVERAGE(['Raw Data'.C119];['Raw Data'.L119];['Raw Data'.U119])" office:value-type="float" office:value="64.6666666666667">
            <text:p>65</text:p>
          </table:table-cell>
          <table:table-cell table:formula="of:=AVERAGE(['Raw Data'.D119];['Raw Data'.M119];['Raw Data'.V119])" office:value-type="float" office:value="56.6666666666667">
            <text:p>57</text:p>
          </table:table-cell>
          <table:table-cell table:formula="of:=AVERAGE(['Raw Data'.E119];['Raw Data'.N119];['Raw Data'.W119])" office:value-type="float" office:value="191">
            <text:p>191</text:p>
          </table:table-cell>
          <table:table-cell table:formula="of:=AVERAGE(['Raw Data'.F119];['Raw Data'.O119];['Raw Data'.X119])" office:value-type="float" office:value="154.666666666667">
            <text:p>155</text:p>
          </table:table-cell>
          <table:table-cell table:formula="of:=AVERAGE(['Raw Data'.G119];['Raw Data'.P119];['Raw Data'.Y119])" office:value-type="float" office:value="199">
            <text:p>199</text:p>
          </table:table-cell>
          <table:table-cell table:formula="of:=AVERAGE(['Raw Data'.H119];['Raw Data'.Q119];['Raw Data'.Z119])" office:value-type="float" office:value="181.666666666667">
            <text:p>182</text:p>
          </table:table-cell>
          <table:table-cell table:formula="of:=AVERAGE(['Raw Data'.I119];['Raw Data'.R119];['Raw Data'.AA119])" office:value-type="float" office:value="98.6666666666667">
            <text:p>99</text:p>
          </table:table-cell>
          <table:table-cell table:formula="of:=AVERAGE(['Raw Data'.J119];['Raw Data'.S119];['Raw Data'.AB119])" office:value-type="float" office:value="127">
            <text:p>127</text:p>
          </table:table-cell>
          <table:table-cell table:formula="of:=AVERAGE(['Raw Data'.K119];['Raw Data'.T119];['Raw Data'.AC119])" office:value-type="float" office:value="80.6666666666667">
            <text:p>81</text:p>
          </table:table-cell>
        </table:table-row>
        <table:table-row table:style-name="ro1">
          <table:table-cell table:formula="of:=['Raw Data'.A120]" office:value-type="time" office:time-value="PT03H46M00S">
            <text:p>03:46:00</text:p>
          </table:table-cell>
          <table:table-cell table:formula="of:=AVERAGE(['Raw Data'.C120];['Raw Data'.L120];['Raw Data'.U120])" office:value-type="float" office:value="57">
            <text:p>57</text:p>
          </table:table-cell>
          <table:table-cell table:formula="of:=AVERAGE(['Raw Data'.D120];['Raw Data'.M120];['Raw Data'.V120])" office:value-type="float" office:value="61.6666666666667">
            <text:p>62</text:p>
          </table:table-cell>
          <table:table-cell table:formula="of:=AVERAGE(['Raw Data'.E120];['Raw Data'.N120];['Raw Data'.W120])" office:value-type="float" office:value="193">
            <text:p>193</text:p>
          </table:table-cell>
          <table:table-cell table:formula="of:=AVERAGE(['Raw Data'.F120];['Raw Data'.O120];['Raw Data'.X120])" office:value-type="float" office:value="156.333333333333">
            <text:p>156</text:p>
          </table:table-cell>
          <table:table-cell table:formula="of:=AVERAGE(['Raw Data'.G120];['Raw Data'.P120];['Raw Data'.Y120])" office:value-type="float" office:value="192">
            <text:p>192</text:p>
          </table:table-cell>
          <table:table-cell table:formula="of:=AVERAGE(['Raw Data'.H120];['Raw Data'.Q120];['Raw Data'.Z120])" office:value-type="float" office:value="183.333333333333">
            <text:p>183</text:p>
          </table:table-cell>
          <table:table-cell table:formula="of:=AVERAGE(['Raw Data'.I120];['Raw Data'.R120];['Raw Data'.AA120])" office:value-type="float" office:value="93">
            <text:p>93</text:p>
          </table:table-cell>
          <table:table-cell table:formula="of:=AVERAGE(['Raw Data'.J120];['Raw Data'.S120];['Raw Data'.AB120])" office:value-type="float" office:value="127.333333333333">
            <text:p>127</text:p>
          </table:table-cell>
          <table:table-cell table:formula="of:=AVERAGE(['Raw Data'.K120];['Raw Data'.T120];['Raw Data'.AC120])" office:value-type="float" office:value="89.6666666666667">
            <text:p>90</text:p>
          </table:table-cell>
        </table:table-row>
        <table:table-row table:style-name="ro1">
          <table:table-cell table:formula="of:=['Raw Data'.A121]" office:value-type="time" office:time-value="PT03H48M00S">
            <text:p>03:48:00</text:p>
          </table:table-cell>
          <table:table-cell table:formula="of:=AVERAGE(['Raw Data'.C121];['Raw Data'.L121];['Raw Data'.U121])" office:value-type="float" office:value="57.6666666666667">
            <text:p>58</text:p>
          </table:table-cell>
          <table:table-cell table:formula="of:=AVERAGE(['Raw Data'.D121];['Raw Data'.M121];['Raw Data'.V121])" office:value-type="float" office:value="62.3333333333333">
            <text:p>62</text:p>
          </table:table-cell>
          <table:table-cell table:formula="of:=AVERAGE(['Raw Data'.E121];['Raw Data'.N121];['Raw Data'.W121])" office:value-type="float" office:value="188.333333333333">
            <text:p>188</text:p>
          </table:table-cell>
          <table:table-cell table:formula="of:=AVERAGE(['Raw Data'.F121];['Raw Data'.O121];['Raw Data'.X121])" office:value-type="float" office:value="159.666666666667">
            <text:p>160</text:p>
          </table:table-cell>
          <table:table-cell table:formula="of:=AVERAGE(['Raw Data'.G121];['Raw Data'.P121];['Raw Data'.Y121])" office:value-type="float" office:value="198.666666666667">
            <text:p>199</text:p>
          </table:table-cell>
          <table:table-cell table:formula="of:=AVERAGE(['Raw Data'.H121];['Raw Data'.Q121];['Raw Data'.Z121])" office:value-type="float" office:value="171">
            <text:p>171</text:p>
          </table:table-cell>
          <table:table-cell table:formula="of:=AVERAGE(['Raw Data'.I121];['Raw Data'.R121];['Raw Data'.AA121])" office:value-type="float" office:value="95">
            <text:p>95</text:p>
          </table:table-cell>
          <table:table-cell table:formula="of:=AVERAGE(['Raw Data'.J121];['Raw Data'.S121];['Raw Data'.AB121])" office:value-type="float" office:value="127.666666666667">
            <text:p>128</text:p>
          </table:table-cell>
          <table:table-cell table:formula="of:=AVERAGE(['Raw Data'.K121];['Raw Data'.T121];['Raw Data'.AC121])" office:value-type="float" office:value="89.3333333333333">
            <text:p>89</text:p>
          </table:table-cell>
        </table:table-row>
        <table:table-row table:style-name="ro1">
          <table:table-cell table:formula="of:=['Raw Data'.A122]" office:value-type="time" office:time-value="PT03H50M00S">
            <text:p>03:50:00</text:p>
          </table:table-cell>
          <table:table-cell table:formula="of:=AVERAGE(['Raw Data'.C122];['Raw Data'.L122];['Raw Data'.U122])" office:value-type="float" office:value="64.3333333333333">
            <text:p>64</text:p>
          </table:table-cell>
          <table:table-cell table:formula="of:=AVERAGE(['Raw Data'.D122];['Raw Data'.M122];['Raw Data'.V122])" office:value-type="float" office:value="63">
            <text:p>63</text:p>
          </table:table-cell>
          <table:table-cell table:formula="of:=AVERAGE(['Raw Data'.E122];['Raw Data'.N122];['Raw Data'.W122])" office:value-type="float" office:value="196.666666666667">
            <text:p>197</text:p>
          </table:table-cell>
          <table:table-cell table:formula="of:=AVERAGE(['Raw Data'.F122];['Raw Data'.O122];['Raw Data'.X122])" office:value-type="float" office:value="155.333333333333">
            <text:p>155</text:p>
          </table:table-cell>
          <table:table-cell table:formula="of:=AVERAGE(['Raw Data'.G122];['Raw Data'.P122];['Raw Data'.Y122])" office:value-type="float" office:value="212.666666666667">
            <text:p>213</text:p>
          </table:table-cell>
          <table:table-cell table:formula="of:=AVERAGE(['Raw Data'.H122];['Raw Data'.Q122];['Raw Data'.Z122])" office:value-type="float" office:value="176.666666666667">
            <text:p>177</text:p>
          </table:table-cell>
          <table:table-cell table:formula="of:=AVERAGE(['Raw Data'.I122];['Raw Data'.R122];['Raw Data'.AA122])" office:value-type="float" office:value="97.3333333333333">
            <text:p>97</text:p>
          </table:table-cell>
          <table:table-cell table:formula="of:=AVERAGE(['Raw Data'.J122];['Raw Data'.S122];['Raw Data'.AB122])" office:value-type="float" office:value="132.666666666667">
            <text:p>133</text:p>
          </table:table-cell>
          <table:table-cell table:formula="of:=AVERAGE(['Raw Data'.K122];['Raw Data'.T122];['Raw Data'.AC122])" office:value-type="float" office:value="87.3333333333333">
            <text:p>87</text:p>
          </table:table-cell>
        </table:table-row>
        <table:table-row table:style-name="ro1">
          <table:table-cell table:formula="of:=['Raw Data'.A123]" office:value-type="time" office:time-value="PT03H52M00S">
            <text:p>03:52:00</text:p>
          </table:table-cell>
          <table:table-cell table:formula="of:=AVERAGE(['Raw Data'.C123];['Raw Data'.L123];['Raw Data'.U123])" office:value-type="float" office:value="65.6666666666667">
            <text:p>66</text:p>
          </table:table-cell>
          <table:table-cell table:formula="of:=AVERAGE(['Raw Data'.D123];['Raw Data'.M123];['Raw Data'.V123])" office:value-type="float" office:value="60.6666666666667">
            <text:p>61</text:p>
          </table:table-cell>
          <table:table-cell table:formula="of:=AVERAGE(['Raw Data'.E123];['Raw Data'.N123];['Raw Data'.W123])" office:value-type="float" office:value="185.666666666667">
            <text:p>186</text:p>
          </table:table-cell>
          <table:table-cell table:formula="of:=AVERAGE(['Raw Data'.F123];['Raw Data'.O123];['Raw Data'.X123])" office:value-type="float" office:value="157.666666666667">
            <text:p>158</text:p>
          </table:table-cell>
          <table:table-cell table:formula="of:=AVERAGE(['Raw Data'.G123];['Raw Data'.P123];['Raw Data'.Y123])" office:value-type="float" office:value="197.333333333333">
            <text:p>197</text:p>
          </table:table-cell>
          <table:table-cell table:formula="of:=AVERAGE(['Raw Data'.H123];['Raw Data'.Q123];['Raw Data'.Z123])" office:value-type="float" office:value="177">
            <text:p>177</text:p>
          </table:table-cell>
          <table:table-cell table:formula="of:=AVERAGE(['Raw Data'.I123];['Raw Data'.R123];['Raw Data'.AA123])" office:value-type="float" office:value="100">
            <text:p>100</text:p>
          </table:table-cell>
          <table:table-cell table:formula="of:=AVERAGE(['Raw Data'.J123];['Raw Data'.S123];['Raw Data'.AB123])" office:value-type="float" office:value="124.333333333333">
            <text:p>124</text:p>
          </table:table-cell>
          <table:table-cell table:formula="of:=AVERAGE(['Raw Data'.K123];['Raw Data'.T123];['Raw Data'.AC123])" office:value-type="float" office:value="87.3333333333333">
            <text:p>87</text:p>
          </table:table-cell>
        </table:table-row>
        <table:table-row table:style-name="ro1">
          <table:table-cell table:formula="of:=['Raw Data'.A124]" office:value-type="time" office:time-value="PT03H54M00S">
            <text:p>03:54:00</text:p>
          </table:table-cell>
          <table:table-cell table:formula="of:=AVERAGE(['Raw Data'.C124];['Raw Data'.L124];['Raw Data'.U124])" office:value-type="float" office:value="62.6666666666667">
            <text:p>63</text:p>
          </table:table-cell>
          <table:table-cell table:formula="of:=AVERAGE(['Raw Data'.D124];['Raw Data'.M124];['Raw Data'.V124])" office:value-type="float" office:value="59.6666666666667">
            <text:p>60</text:p>
          </table:table-cell>
          <table:table-cell table:formula="of:=AVERAGE(['Raw Data'.E124];['Raw Data'.N124];['Raw Data'.W124])" office:value-type="float" office:value="196">
            <text:p>196</text:p>
          </table:table-cell>
          <table:table-cell table:formula="of:=AVERAGE(['Raw Data'.F124];['Raw Data'.O124];['Raw Data'.X124])" office:value-type="float" office:value="155">
            <text:p>155</text:p>
          </table:table-cell>
          <table:table-cell table:formula="of:=AVERAGE(['Raw Data'.G124];['Raw Data'.P124];['Raw Data'.Y124])" office:value-type="float" office:value="210.666666666667">
            <text:p>211</text:p>
          </table:table-cell>
          <table:table-cell table:formula="of:=AVERAGE(['Raw Data'.H124];['Raw Data'.Q124];['Raw Data'.Z124])" office:value-type="float" office:value="176.333333333333">
            <text:p>176</text:p>
          </table:table-cell>
          <table:table-cell table:formula="of:=AVERAGE(['Raw Data'.I124];['Raw Data'.R124];['Raw Data'.AA124])" office:value-type="float" office:value="99">
            <text:p>99</text:p>
          </table:table-cell>
          <table:table-cell table:formula="of:=AVERAGE(['Raw Data'.J124];['Raw Data'.S124];['Raw Data'.AB124])" office:value-type="float" office:value="128">
            <text:p>128</text:p>
          </table:table-cell>
          <table:table-cell table:formula="of:=AVERAGE(['Raw Data'.K124];['Raw Data'.T124];['Raw Data'.AC124])" office:value-type="float" office:value="80.6666666666667">
            <text:p>81</text:p>
          </table:table-cell>
        </table:table-row>
        <table:table-row table:style-name="ro1">
          <table:table-cell table:formula="of:=['Raw Data'.A125]" office:value-type="time" office:time-value="PT03H56M00S">
            <text:p>03:56:00</text:p>
          </table:table-cell>
          <table:table-cell table:formula="of:=AVERAGE(['Raw Data'.C125];['Raw Data'.L125];['Raw Data'.U125])" office:value-type="float" office:value="63.6666666666667">
            <text:p>64</text:p>
          </table:table-cell>
          <table:table-cell table:formula="of:=AVERAGE(['Raw Data'.D125];['Raw Data'.M125];['Raw Data'.V125])" office:value-type="float" office:value="67.6666666666667">
            <text:p>68</text:p>
          </table:table-cell>
          <table:table-cell table:formula="of:=AVERAGE(['Raw Data'.E125];['Raw Data'.N125];['Raw Data'.W125])" office:value-type="float" office:value="192.333333333333">
            <text:p>192</text:p>
          </table:table-cell>
          <table:table-cell table:formula="of:=AVERAGE(['Raw Data'.F125];['Raw Data'.O125];['Raw Data'.X125])" office:value-type="float" office:value="158">
            <text:p>158</text:p>
          </table:table-cell>
          <table:table-cell table:formula="of:=AVERAGE(['Raw Data'.G125];['Raw Data'.P125];['Raw Data'.Y125])" office:value-type="float" office:value="206.666666666667">
            <text:p>207</text:p>
          </table:table-cell>
          <table:table-cell table:formula="of:=AVERAGE(['Raw Data'.H125];['Raw Data'.Q125];['Raw Data'.Z125])" office:value-type="float" office:value="182.333333333333">
            <text:p>182</text:p>
          </table:table-cell>
          <table:table-cell table:formula="of:=AVERAGE(['Raw Data'.I125];['Raw Data'.R125];['Raw Data'.AA125])" office:value-type="float" office:value="100.333333333333">
            <text:p>100</text:p>
          </table:table-cell>
          <table:table-cell table:formula="of:=AVERAGE(['Raw Data'.J125];['Raw Data'.S125];['Raw Data'.AB125])" office:value-type="float" office:value="126.333333333333">
            <text:p>126</text:p>
          </table:table-cell>
          <table:table-cell table:formula="of:=AVERAGE(['Raw Data'.K125];['Raw Data'.T125];['Raw Data'.AC125])" office:value-type="float" office:value="78.3333333333333">
            <text:p>78</text:p>
          </table:table-cell>
        </table:table-row>
        <table:table-row table:style-name="ro1">
          <table:table-cell table:formula="of:=['Raw Data'.A126]" office:value-type="time" office:time-value="PT03H58M00S">
            <text:p>03:58:00</text:p>
          </table:table-cell>
          <table:table-cell table:formula="of:=AVERAGE(['Raw Data'.C126];['Raw Data'.L126];['Raw Data'.U126])" office:value-type="float" office:value="63.3333333333333">
            <text:p>63</text:p>
          </table:table-cell>
          <table:table-cell table:formula="of:=AVERAGE(['Raw Data'.D126];['Raw Data'.M126];['Raw Data'.V126])" office:value-type="float" office:value="57.6666666666667">
            <text:p>58</text:p>
          </table:table-cell>
          <table:table-cell table:formula="of:=AVERAGE(['Raw Data'.E126];['Raw Data'.N126];['Raw Data'.W126])" office:value-type="float" office:value="186.333333333333">
            <text:p>186</text:p>
          </table:table-cell>
          <table:table-cell table:formula="of:=AVERAGE(['Raw Data'.F126];['Raw Data'.O126];['Raw Data'.X126])" office:value-type="float" office:value="152.666666666667">
            <text:p>153</text:p>
          </table:table-cell>
          <table:table-cell table:formula="of:=AVERAGE(['Raw Data'.G126];['Raw Data'.P126];['Raw Data'.Y126])" office:value-type="float" office:value="198">
            <text:p>198</text:p>
          </table:table-cell>
          <table:table-cell table:formula="of:=AVERAGE(['Raw Data'.H126];['Raw Data'.Q126];['Raw Data'.Z126])" office:value-type="float" office:value="177.666666666667">
            <text:p>178</text:p>
          </table:table-cell>
          <table:table-cell table:formula="of:=AVERAGE(['Raw Data'.I126];['Raw Data'.R126];['Raw Data'.AA126])" office:value-type="float" office:value="97">
            <text:p>97</text:p>
          </table:table-cell>
          <table:table-cell table:formula="of:=AVERAGE(['Raw Data'.J126];['Raw Data'.S126];['Raw Data'.AB126])" office:value-type="float" office:value="126">
            <text:p>126</text:p>
          </table:table-cell>
          <table:table-cell table:formula="of:=AVERAGE(['Raw Data'.K126];['Raw Data'.T126];['Raw Data'.AC126])" office:value-type="float" office:value="93.6666666666667">
            <text:p>94</text:p>
          </table:table-cell>
        </table:table-row>
        <table:table-row table:style-name="ro1">
          <table:table-cell table:formula="of:=['Raw Data'.A127]" office:value-type="time" office:time-value="PT04H00M00S">
            <text:p>04:00:00</text:p>
          </table:table-cell>
          <table:table-cell table:formula="of:=AVERAGE(['Raw Data'.C127];['Raw Data'.L127];['Raw Data'.U127])" office:value-type="float" office:value="56.3333333333333">
            <text:p>56</text:p>
          </table:table-cell>
          <table:table-cell table:formula="of:=AVERAGE(['Raw Data'.D127];['Raw Data'.M127];['Raw Data'.V127])" office:value-type="float" office:value="66">
            <text:p>66</text:p>
          </table:table-cell>
          <table:table-cell table:formula="of:=AVERAGE(['Raw Data'.E127];['Raw Data'.N127];['Raw Data'.W127])" office:value-type="float" office:value="180.333333333333">
            <text:p>180</text:p>
          </table:table-cell>
          <table:table-cell table:formula="of:=AVERAGE(['Raw Data'.F127];['Raw Data'.O127];['Raw Data'.X127])" office:value-type="float" office:value="151">
            <text:p>151</text:p>
          </table:table-cell>
          <table:table-cell table:formula="of:=AVERAGE(['Raw Data'.G127];['Raw Data'.P127];['Raw Data'.Y127])" office:value-type="float" office:value="211">
            <text:p>211</text:p>
          </table:table-cell>
          <table:table-cell table:formula="of:=AVERAGE(['Raw Data'.H127];['Raw Data'.Q127];['Raw Data'.Z127])" office:value-type="float" office:value="186">
            <text:p>186</text:p>
          </table:table-cell>
          <table:table-cell table:formula="of:=AVERAGE(['Raw Data'.I127];['Raw Data'.R127];['Raw Data'.AA127])" office:value-type="float" office:value="97">
            <text:p>97</text:p>
          </table:table-cell>
          <table:table-cell table:formula="of:=AVERAGE(['Raw Data'.J127];['Raw Data'.S127];['Raw Data'.AB127])" office:value-type="float" office:value="128.666666666667">
            <text:p>129</text:p>
          </table:table-cell>
          <table:table-cell table:formula="of:=AVERAGE(['Raw Data'.K127];['Raw Data'.T127];['Raw Data'.AC127])" office:value-type="float" office:value="84">
            <text:p>84</text:p>
          </table:table-cell>
        </table:table-row>
        <table:table-row table:style-name="ro1">
          <table:table-cell table:formula="of:=['Raw Data'.A128]" office:value-type="time" office:time-value="PT04H02M00S">
            <text:p>04:02:00</text:p>
          </table:table-cell>
          <table:table-cell table:formula="of:=AVERAGE(['Raw Data'.C128];['Raw Data'.L128];['Raw Data'.U128])" office:value-type="float" office:value="63.3333333333333">
            <text:p>63</text:p>
          </table:table-cell>
          <table:table-cell table:formula="of:=AVERAGE(['Raw Data'.D128];['Raw Data'.M128];['Raw Data'.V128])" office:value-type="float" office:value="61">
            <text:p>61</text:p>
          </table:table-cell>
          <table:table-cell table:formula="of:=AVERAGE(['Raw Data'.E128];['Raw Data'.N128];['Raw Data'.W128])" office:value-type="float" office:value="182.333333333333">
            <text:p>182</text:p>
          </table:table-cell>
          <table:table-cell table:formula="of:=AVERAGE(['Raw Data'.F128];['Raw Data'.O128];['Raw Data'.X128])" office:value-type="float" office:value="149">
            <text:p>149</text:p>
          </table:table-cell>
          <table:table-cell table:formula="of:=AVERAGE(['Raw Data'.G128];['Raw Data'.P128];['Raw Data'.Y128])" office:value-type="float" office:value="198.666666666667">
            <text:p>199</text:p>
          </table:table-cell>
          <table:table-cell table:formula="of:=AVERAGE(['Raw Data'.H128];['Raw Data'.Q128];['Raw Data'.Z128])" office:value-type="float" office:value="176.666666666667">
            <text:p>177</text:p>
          </table:table-cell>
          <table:table-cell table:formula="of:=AVERAGE(['Raw Data'.I128];['Raw Data'.R128];['Raw Data'.AA128])" office:value-type="float" office:value="96.6666666666667">
            <text:p>97</text:p>
          </table:table-cell>
          <table:table-cell table:formula="of:=AVERAGE(['Raw Data'.J128];['Raw Data'.S128];['Raw Data'.AB128])" office:value-type="float" office:value="135.666666666667">
            <text:p>136</text:p>
          </table:table-cell>
          <table:table-cell table:formula="of:=AVERAGE(['Raw Data'.K128];['Raw Data'.T128];['Raw Data'.AC128])" office:value-type="float" office:value="86">
            <text:p>86</text:p>
          </table:table-cell>
        </table:table-row>
        <table:table-row table:style-name="ro1">
          <table:table-cell table:formula="of:=['Raw Data'.A129]" office:value-type="time" office:time-value="PT04H04M00S">
            <text:p>04:04:00</text:p>
          </table:table-cell>
          <table:table-cell table:formula="of:=AVERAGE(['Raw Data'.C129];['Raw Data'.L129];['Raw Data'.U129])" office:value-type="float" office:value="56">
            <text:p>56</text:p>
          </table:table-cell>
          <table:table-cell table:formula="of:=AVERAGE(['Raw Data'.D129];['Raw Data'.M129];['Raw Data'.V129])" office:value-type="float" office:value="55.3333333333333">
            <text:p>55</text:p>
          </table:table-cell>
          <table:table-cell table:formula="of:=AVERAGE(['Raw Data'.E129];['Raw Data'.N129];['Raw Data'.W129])" office:value-type="float" office:value="190.333333333333">
            <text:p>190</text:p>
          </table:table-cell>
          <table:table-cell table:formula="of:=AVERAGE(['Raw Data'.F129];['Raw Data'.O129];['Raw Data'.X129])" office:value-type="float" office:value="154.333333333333">
            <text:p>154</text:p>
          </table:table-cell>
          <table:table-cell table:formula="of:=AVERAGE(['Raw Data'.G129];['Raw Data'.P129];['Raw Data'.Y129])" office:value-type="float" office:value="211.333333333333">
            <text:p>211</text:p>
          </table:table-cell>
          <table:table-cell table:formula="of:=AVERAGE(['Raw Data'.H129];['Raw Data'.Q129];['Raw Data'.Z129])" office:value-type="float" office:value="167.333333333333">
            <text:p>167</text:p>
          </table:table-cell>
          <table:table-cell table:formula="of:=AVERAGE(['Raw Data'.I129];['Raw Data'.R129];['Raw Data'.AA129])" office:value-type="float" office:value="87.3333333333333">
            <text:p>87</text:p>
          </table:table-cell>
          <table:table-cell table:formula="of:=AVERAGE(['Raw Data'.J129];['Raw Data'.S129];['Raw Data'.AB129])" office:value-type="float" office:value="139.666666666667">
            <text:p>140</text:p>
          </table:table-cell>
          <table:table-cell table:formula="of:=AVERAGE(['Raw Data'.K129];['Raw Data'.T129];['Raw Data'.AC129])" office:value-type="float" office:value="82.6666666666667">
            <text:p>83</text:p>
          </table:table-cell>
        </table:table-row>
        <table:table-row table:style-name="ro1">
          <table:table-cell table:formula="of:=['Raw Data'.A130]" office:value-type="time" office:time-value="PT04H06M00S">
            <text:p>04:06:00</text:p>
          </table:table-cell>
          <table:table-cell table:formula="of:=AVERAGE(['Raw Data'.C130];['Raw Data'.L130];['Raw Data'.U130])" office:value-type="float" office:value="61.6666666666667">
            <text:p>62</text:p>
          </table:table-cell>
          <table:table-cell table:formula="of:=AVERAGE(['Raw Data'.D130];['Raw Data'.M130];['Raw Data'.V130])" office:value-type="float" office:value="63">
            <text:p>63</text:p>
          </table:table-cell>
          <table:table-cell table:formula="of:=AVERAGE(['Raw Data'.E130];['Raw Data'.N130];['Raw Data'.W130])" office:value-type="float" office:value="202">
            <text:p>202</text:p>
          </table:table-cell>
          <table:table-cell table:formula="of:=AVERAGE(['Raw Data'.F130];['Raw Data'.O130];['Raw Data'.X130])" office:value-type="float" office:value="150.666666666667">
            <text:p>151</text:p>
          </table:table-cell>
          <table:table-cell table:formula="of:=AVERAGE(['Raw Data'.G130];['Raw Data'.P130];['Raw Data'.Y130])" office:value-type="float" office:value="206.333333333333">
            <text:p>206</text:p>
          </table:table-cell>
          <table:table-cell table:formula="of:=AVERAGE(['Raw Data'.H130];['Raw Data'.Q130];['Raw Data'.Z130])" office:value-type="float" office:value="180.333333333333">
            <text:p>180</text:p>
          </table:table-cell>
          <table:table-cell table:formula="of:=AVERAGE(['Raw Data'.I130];['Raw Data'.R130];['Raw Data'.AA130])" office:value-type="float" office:value="93.6666666666667">
            <text:p>94</text:p>
          </table:table-cell>
          <table:table-cell table:formula="of:=AVERAGE(['Raw Data'.J130];['Raw Data'.S130];['Raw Data'.AB130])" office:value-type="float" office:value="131.666666666667">
            <text:p>132</text:p>
          </table:table-cell>
          <table:table-cell table:formula="of:=AVERAGE(['Raw Data'.K130];['Raw Data'.T130];['Raw Data'.AC130])" office:value-type="float" office:value="91">
            <text:p>91</text:p>
          </table:table-cell>
        </table:table-row>
        <table:table-row table:style-name="ro1">
          <table:table-cell table:formula="of:=['Raw Data'.A131]" office:value-type="time" office:time-value="PT04H08M00S">
            <text:p>04:08:00</text:p>
          </table:table-cell>
          <table:table-cell table:formula="of:=AVERAGE(['Raw Data'.C131];['Raw Data'.L131];['Raw Data'.U131])" office:value-type="float" office:value="62.6666666666667">
            <text:p>63</text:p>
          </table:table-cell>
          <table:table-cell table:formula="of:=AVERAGE(['Raw Data'.D131];['Raw Data'.M131];['Raw Data'.V131])" office:value-type="float" office:value="62">
            <text:p>62</text:p>
          </table:table-cell>
          <table:table-cell table:formula="of:=AVERAGE(['Raw Data'.E131];['Raw Data'.N131];['Raw Data'.W131])" office:value-type="float" office:value="195.333333333333">
            <text:p>195</text:p>
          </table:table-cell>
          <table:table-cell table:formula="of:=AVERAGE(['Raw Data'.F131];['Raw Data'.O131];['Raw Data'.X131])" office:value-type="float" office:value="160">
            <text:p>160</text:p>
          </table:table-cell>
          <table:table-cell table:formula="of:=AVERAGE(['Raw Data'.G131];['Raw Data'.P131];['Raw Data'.Y131])" office:value-type="float" office:value="207.333333333333">
            <text:p>207</text:p>
          </table:table-cell>
          <table:table-cell table:formula="of:=AVERAGE(['Raw Data'.H131];['Raw Data'.Q131];['Raw Data'.Z131])" office:value-type="float" office:value="187">
            <text:p>187</text:p>
          </table:table-cell>
          <table:table-cell table:formula="of:=AVERAGE(['Raw Data'.I131];['Raw Data'.R131];['Raw Data'.AA131])" office:value-type="float" office:value="98.6666666666667">
            <text:p>99</text:p>
          </table:table-cell>
          <table:table-cell table:formula="of:=AVERAGE(['Raw Data'.J131];['Raw Data'.S131];['Raw Data'.AB131])" office:value-type="float" office:value="122.333333333333">
            <text:p>122</text:p>
          </table:table-cell>
          <table:table-cell table:formula="of:=AVERAGE(['Raw Data'.K131];['Raw Data'.T131];['Raw Data'.AC131])" office:value-type="float" office:value="87">
            <text:p>87</text:p>
          </table:table-cell>
        </table:table-row>
        <table:table-row table:style-name="ro1">
          <table:table-cell table:formula="of:=['Raw Data'.A132]" office:value-type="time" office:time-value="PT04H10M00S">
            <text:p>04:10:00</text:p>
          </table:table-cell>
          <table:table-cell table:formula="of:=AVERAGE(['Raw Data'.C132];['Raw Data'.L132];['Raw Data'.U132])" office:value-type="float" office:value="63.6666666666667">
            <text:p>64</text:p>
          </table:table-cell>
          <table:table-cell table:formula="of:=AVERAGE(['Raw Data'.D132];['Raw Data'.M132];['Raw Data'.V132])" office:value-type="float" office:value="62">
            <text:p>62</text:p>
          </table:table-cell>
          <table:table-cell table:formula="of:=AVERAGE(['Raw Data'.E132];['Raw Data'.N132];['Raw Data'.W132])" office:value-type="float" office:value="186.666666666667">
            <text:p>187</text:p>
          </table:table-cell>
          <table:table-cell table:formula="of:=AVERAGE(['Raw Data'.F132];['Raw Data'.O132];['Raw Data'.X132])" office:value-type="float" office:value="150.666666666667">
            <text:p>151</text:p>
          </table:table-cell>
          <table:table-cell table:formula="of:=AVERAGE(['Raw Data'.G132];['Raw Data'.P132];['Raw Data'.Y132])" office:value-type="float" office:value="195.333333333333">
            <text:p>195</text:p>
          </table:table-cell>
          <table:table-cell table:formula="of:=AVERAGE(['Raw Data'.H132];['Raw Data'.Q132];['Raw Data'.Z132])" office:value-type="float" office:value="185.666666666667">
            <text:p>186</text:p>
          </table:table-cell>
          <table:table-cell table:formula="of:=AVERAGE(['Raw Data'.I132];['Raw Data'.R132];['Raw Data'.AA132])" office:value-type="float" office:value="95.3333333333333">
            <text:p>95</text:p>
          </table:table-cell>
          <table:table-cell table:formula="of:=AVERAGE(['Raw Data'.J132];['Raw Data'.S132];['Raw Data'.AB132])" office:value-type="float" office:value="134.333333333333">
            <text:p>134</text:p>
          </table:table-cell>
          <table:table-cell table:formula="of:=AVERAGE(['Raw Data'.K132];['Raw Data'.T132];['Raw Data'.AC132])" office:value-type="float" office:value="83.6666666666667">
            <text:p>84</text:p>
          </table:table-cell>
        </table:table-row>
        <table:table-row table:style-name="ro1">
          <table:table-cell table:formula="of:=['Raw Data'.A133]" office:value-type="time" office:time-value="PT04H12M00S">
            <text:p>04:12:00</text:p>
          </table:table-cell>
          <table:table-cell table:formula="of:=AVERAGE(['Raw Data'.C133];['Raw Data'.L133];['Raw Data'.U133])" office:value-type="float" office:value="60.6666666666667">
            <text:p>61</text:p>
          </table:table-cell>
          <table:table-cell table:formula="of:=AVERAGE(['Raw Data'.D133];['Raw Data'.M133];['Raw Data'.V133])" office:value-type="float" office:value="58.6666666666667">
            <text:p>59</text:p>
          </table:table-cell>
          <table:table-cell table:formula="of:=AVERAGE(['Raw Data'.E133];['Raw Data'.N133];['Raw Data'.W133])" office:value-type="float" office:value="193.666666666667">
            <text:p>194</text:p>
          </table:table-cell>
          <table:table-cell table:formula="of:=AVERAGE(['Raw Data'.F133];['Raw Data'.O133];['Raw Data'.X133])" office:value-type="float" office:value="156.333333333333">
            <text:p>156</text:p>
          </table:table-cell>
          <table:table-cell table:formula="of:=AVERAGE(['Raw Data'.G133];['Raw Data'.P133];['Raw Data'.Y133])" office:value-type="float" office:value="197.333333333333">
            <text:p>197</text:p>
          </table:table-cell>
          <table:table-cell table:formula="of:=AVERAGE(['Raw Data'.H133];['Raw Data'.Q133];['Raw Data'.Z133])" office:value-type="float" office:value="183.666666666667">
            <text:p>184</text:p>
          </table:table-cell>
          <table:table-cell table:formula="of:=AVERAGE(['Raw Data'.I133];['Raw Data'.R133];['Raw Data'.AA133])" office:value-type="float" office:value="91.3333333333333">
            <text:p>91</text:p>
          </table:table-cell>
          <table:table-cell table:formula="of:=AVERAGE(['Raw Data'.J133];['Raw Data'.S133];['Raw Data'.AB133])" office:value-type="float" office:value="130">
            <text:p>130</text:p>
          </table:table-cell>
          <table:table-cell table:formula="of:=AVERAGE(['Raw Data'.K133];['Raw Data'.T133];['Raw Data'.AC133])" office:value-type="float" office:value="85.6666666666667">
            <text:p>86</text:p>
          </table:table-cell>
        </table:table-row>
        <table:table-row table:style-name="ro1">
          <table:table-cell table:formula="of:=['Raw Data'.A134]" office:value-type="time" office:time-value="PT04H14M00S">
            <text:p>04:14:00</text:p>
          </table:table-cell>
          <table:table-cell table:formula="of:=AVERAGE(['Raw Data'.C134];['Raw Data'.L134];['Raw Data'.U134])" office:value-type="float" office:value="58.3333333333333">
            <text:p>58</text:p>
          </table:table-cell>
          <table:table-cell table:formula="of:=AVERAGE(['Raw Data'.D134];['Raw Data'.M134];['Raw Data'.V134])" office:value-type="float" office:value="68.6666666666667">
            <text:p>69</text:p>
          </table:table-cell>
          <table:table-cell table:formula="of:=AVERAGE(['Raw Data'.E134];['Raw Data'.N134];['Raw Data'.W134])" office:value-type="float" office:value="189.666666666667">
            <text:p>190</text:p>
          </table:table-cell>
          <table:table-cell table:formula="of:=AVERAGE(['Raw Data'.F134];['Raw Data'.O134];['Raw Data'.X134])" office:value-type="float" office:value="158">
            <text:p>158</text:p>
          </table:table-cell>
          <table:table-cell table:formula="of:=AVERAGE(['Raw Data'.G134];['Raw Data'.P134];['Raw Data'.Y134])" office:value-type="float" office:value="197">
            <text:p>197</text:p>
          </table:table-cell>
          <table:table-cell table:formula="of:=AVERAGE(['Raw Data'.H134];['Raw Data'.Q134];['Raw Data'.Z134])" office:value-type="float" office:value="181">
            <text:p>181</text:p>
          </table:table-cell>
          <table:table-cell table:formula="of:=AVERAGE(['Raw Data'.I134];['Raw Data'.R134];['Raw Data'.AA134])" office:value-type="float" office:value="97">
            <text:p>97</text:p>
          </table:table-cell>
          <table:table-cell table:formula="of:=AVERAGE(['Raw Data'.J134];['Raw Data'.S134];['Raw Data'.AB134])" office:value-type="float" office:value="130">
            <text:p>130</text:p>
          </table:table-cell>
          <table:table-cell table:formula="of:=AVERAGE(['Raw Data'.K134];['Raw Data'.T134];['Raw Data'.AC134])" office:value-type="float" office:value="80.6666666666667">
            <text:p>81</text:p>
          </table:table-cell>
        </table:table-row>
        <table:table-row table:style-name="ro1">
          <table:table-cell table:formula="of:=['Raw Data'.A135]" office:value-type="time" office:time-value="PT04H16M00S">
            <text:p>04:16:00</text:p>
          </table:table-cell>
          <table:table-cell table:formula="of:=AVERAGE(['Raw Data'.C135];['Raw Data'.L135];['Raw Data'.U135])" office:value-type="float" office:value="59">
            <text:p>59</text:p>
          </table:table-cell>
          <table:table-cell table:formula="of:=AVERAGE(['Raw Data'.D135];['Raw Data'.M135];['Raw Data'.V135])" office:value-type="float" office:value="64.6666666666667">
            <text:p>65</text:p>
          </table:table-cell>
          <table:table-cell table:formula="of:=AVERAGE(['Raw Data'.E135];['Raw Data'.N135];['Raw Data'.W135])" office:value-type="float" office:value="182.333333333333">
            <text:p>182</text:p>
          </table:table-cell>
          <table:table-cell table:formula="of:=AVERAGE(['Raw Data'.F135];['Raw Data'.O135];['Raw Data'.X135])" office:value-type="float" office:value="156.666666666667">
            <text:p>157</text:p>
          </table:table-cell>
          <table:table-cell table:formula="of:=AVERAGE(['Raw Data'.G135];['Raw Data'.P135];['Raw Data'.Y135])" office:value-type="float" office:value="203.333333333333">
            <text:p>203</text:p>
          </table:table-cell>
          <table:table-cell table:formula="of:=AVERAGE(['Raw Data'.H135];['Raw Data'.Q135];['Raw Data'.Z135])" office:value-type="float" office:value="181">
            <text:p>181</text:p>
          </table:table-cell>
          <table:table-cell table:formula="of:=AVERAGE(['Raw Data'.I135];['Raw Data'.R135];['Raw Data'.AA135])" office:value-type="float" office:value="92.6666666666667">
            <text:p>93</text:p>
          </table:table-cell>
          <table:table-cell table:formula="of:=AVERAGE(['Raw Data'.J135];['Raw Data'.S135];['Raw Data'.AB135])" office:value-type="float" office:value="127.333333333333">
            <text:p>127</text:p>
          </table:table-cell>
          <table:table-cell table:formula="of:=AVERAGE(['Raw Data'.K135];['Raw Data'.T135];['Raw Data'.AC135])" office:value-type="float" office:value="81.3333333333333">
            <text:p>81</text:p>
          </table:table-cell>
        </table:table-row>
        <table:table-row table:style-name="ro1">
          <table:table-cell table:formula="of:=['Raw Data'.A136]" office:value-type="time" office:time-value="PT04H18M00S">
            <text:p>04:18:00</text:p>
          </table:table-cell>
          <table:table-cell table:formula="of:=AVERAGE(['Raw Data'.C136];['Raw Data'.L136];['Raw Data'.U136])" office:value-type="float" office:value="61.6666666666667">
            <text:p>62</text:p>
          </table:table-cell>
          <table:table-cell table:formula="of:=AVERAGE(['Raw Data'.D136];['Raw Data'.M136];['Raw Data'.V136])" office:value-type="float" office:value="60.6666666666667">
            <text:p>61</text:p>
          </table:table-cell>
          <table:table-cell table:formula="of:=AVERAGE(['Raw Data'.E136];['Raw Data'.N136];['Raw Data'.W136])" office:value-type="float" office:value="198.333333333333">
            <text:p>198</text:p>
          </table:table-cell>
          <table:table-cell table:formula="of:=AVERAGE(['Raw Data'.F136];['Raw Data'.O136];['Raw Data'.X136])" office:value-type="float" office:value="159">
            <text:p>159</text:p>
          </table:table-cell>
          <table:table-cell table:formula="of:=AVERAGE(['Raw Data'.G136];['Raw Data'.P136];['Raw Data'.Y136])" office:value-type="float" office:value="204.333333333333">
            <text:p>204</text:p>
          </table:table-cell>
          <table:table-cell table:formula="of:=AVERAGE(['Raw Data'.H136];['Raw Data'.Q136];['Raw Data'.Z136])" office:value-type="float" office:value="184.333333333333">
            <text:p>184</text:p>
          </table:table-cell>
          <table:table-cell table:formula="of:=AVERAGE(['Raw Data'.I136];['Raw Data'.R136];['Raw Data'.AA136])" office:value-type="float" office:value="95.3333333333333">
            <text:p>95</text:p>
          </table:table-cell>
          <table:table-cell table:formula="of:=AVERAGE(['Raw Data'.J136];['Raw Data'.S136];['Raw Data'.AB136])" office:value-type="float" office:value="137">
            <text:p>137</text:p>
          </table:table-cell>
          <table:table-cell table:formula="of:=AVERAGE(['Raw Data'.K136];['Raw Data'.T136];['Raw Data'.AC136])" office:value-type="float" office:value="88.6666666666667">
            <text:p>89</text:p>
          </table:table-cell>
        </table:table-row>
        <table:table-row table:style-name="ro1">
          <table:table-cell table:formula="of:=['Raw Data'.A137]" office:value-type="time" office:time-value="PT04H20M00S">
            <text:p>04:20:00</text:p>
          </table:table-cell>
          <table:table-cell table:formula="of:=AVERAGE(['Raw Data'.C137];['Raw Data'.L137];['Raw Data'.U137])" office:value-type="float" office:value="57.6666666666667">
            <text:p>58</text:p>
          </table:table-cell>
          <table:table-cell table:formula="of:=AVERAGE(['Raw Data'.D137];['Raw Data'.M137];['Raw Data'.V137])" office:value-type="float" office:value="60.3333333333333">
            <text:p>60</text:p>
          </table:table-cell>
          <table:table-cell table:formula="of:=AVERAGE(['Raw Data'.E137];['Raw Data'.N137];['Raw Data'.W137])" office:value-type="float" office:value="192">
            <text:p>192</text:p>
          </table:table-cell>
          <table:table-cell table:formula="of:=AVERAGE(['Raw Data'.F137];['Raw Data'.O137];['Raw Data'.X137])" office:value-type="float" office:value="154.666666666667">
            <text:p>155</text:p>
          </table:table-cell>
          <table:table-cell table:formula="of:=AVERAGE(['Raw Data'.G137];['Raw Data'.P137];['Raw Data'.Y137])" office:value-type="float" office:value="196">
            <text:p>196</text:p>
          </table:table-cell>
          <table:table-cell table:formula="of:=AVERAGE(['Raw Data'.H137];['Raw Data'.Q137];['Raw Data'.Z137])" office:value-type="float" office:value="175.333333333333">
            <text:p>175</text:p>
          </table:table-cell>
          <table:table-cell table:formula="of:=AVERAGE(['Raw Data'.I137];['Raw Data'.R137];['Raw Data'.AA137])" office:value-type="float" office:value="95">
            <text:p>95</text:p>
          </table:table-cell>
          <table:table-cell table:formula="of:=AVERAGE(['Raw Data'.J137];['Raw Data'.S137];['Raw Data'.AB137])" office:value-type="float" office:value="129.333333333333">
            <text:p>129</text:p>
          </table:table-cell>
          <table:table-cell table:formula="of:=AVERAGE(['Raw Data'.K137];['Raw Data'.T137];['Raw Data'.AC137])" office:value-type="float" office:value="88">
            <text:p>88</text:p>
          </table:table-cell>
        </table:table-row>
        <table:table-row table:style-name="ro1">
          <table:table-cell table:formula="of:=['Raw Data'.A138]" office:value-type="time" office:time-value="PT04H22M00S">
            <text:p>04:22:00</text:p>
          </table:table-cell>
          <table:table-cell table:formula="of:=AVERAGE(['Raw Data'.C138];['Raw Data'.L138];['Raw Data'.U138])" office:value-type="float" office:value="61.3333333333333">
            <text:p>61</text:p>
          </table:table-cell>
          <table:table-cell table:formula="of:=AVERAGE(['Raw Data'.D138];['Raw Data'.M138];['Raw Data'.V138])" office:value-type="float" office:value="56.6666666666667">
            <text:p>57</text:p>
          </table:table-cell>
          <table:table-cell table:formula="of:=AVERAGE(['Raw Data'.E138];['Raw Data'.N138];['Raw Data'.W138])" office:value-type="float" office:value="185.666666666667">
            <text:p>186</text:p>
          </table:table-cell>
          <table:table-cell table:formula="of:=AVERAGE(['Raw Data'.F138];['Raw Data'.O138];['Raw Data'.X138])" office:value-type="float" office:value="151.333333333333">
            <text:p>151</text:p>
          </table:table-cell>
          <table:table-cell table:formula="of:=AVERAGE(['Raw Data'.G138];['Raw Data'.P138];['Raw Data'.Y138])" office:value-type="float" office:value="196.333333333333">
            <text:p>196</text:p>
          </table:table-cell>
          <table:table-cell table:formula="of:=AVERAGE(['Raw Data'.H138];['Raw Data'.Q138];['Raw Data'.Z138])" office:value-type="float" office:value="182.666666666667">
            <text:p>183</text:p>
          </table:table-cell>
          <table:table-cell table:formula="of:=AVERAGE(['Raw Data'.I138];['Raw Data'.R138];['Raw Data'.AA138])" office:value-type="float" office:value="98.6666666666667">
            <text:p>99</text:p>
          </table:table-cell>
          <table:table-cell table:formula="of:=AVERAGE(['Raw Data'.J138];['Raw Data'.S138];['Raw Data'.AB138])" office:value-type="float" office:value="128.333333333333">
            <text:p>128</text:p>
          </table:table-cell>
          <table:table-cell table:formula="of:=AVERAGE(['Raw Data'.K138];['Raw Data'.T138];['Raw Data'.AC138])" office:value-type="float" office:value="80.6666666666667">
            <text:p>81</text:p>
          </table:table-cell>
        </table:table-row>
        <table:table-row table:style-name="ro1">
          <table:table-cell table:formula="of:=['Raw Data'.A139]" office:value-type="time" office:time-value="PT04H24M00S">
            <text:p>04:24:00</text:p>
          </table:table-cell>
          <table:table-cell table:formula="of:=AVERAGE(['Raw Data'.C139];['Raw Data'.L139];['Raw Data'.U139])" office:value-type="float" office:value="65">
            <text:p>65</text:p>
          </table:table-cell>
          <table:table-cell table:formula="of:=AVERAGE(['Raw Data'.D139];['Raw Data'.M139];['Raw Data'.V139])" office:value-type="float" office:value="58.6666666666667">
            <text:p>59</text:p>
          </table:table-cell>
          <table:table-cell table:formula="of:=AVERAGE(['Raw Data'.E139];['Raw Data'.N139];['Raw Data'.W139])" office:value-type="float" office:value="188.666666666667">
            <text:p>189</text:p>
          </table:table-cell>
          <table:table-cell table:formula="of:=AVERAGE(['Raw Data'.F139];['Raw Data'.O139];['Raw Data'.X139])" office:value-type="float" office:value="155.666666666667">
            <text:p>156</text:p>
          </table:table-cell>
          <table:table-cell table:formula="of:=AVERAGE(['Raw Data'.G139];['Raw Data'.P139];['Raw Data'.Y139])" office:value-type="float" office:value="204">
            <text:p>204</text:p>
          </table:table-cell>
          <table:table-cell table:formula="of:=AVERAGE(['Raw Data'.H139];['Raw Data'.Q139];['Raw Data'.Z139])" office:value-type="float" office:value="180.666666666667">
            <text:p>181</text:p>
          </table:table-cell>
          <table:table-cell table:formula="of:=AVERAGE(['Raw Data'.I139];['Raw Data'.R139];['Raw Data'.AA139])" office:value-type="float" office:value="100.333333333333">
            <text:p>100</text:p>
          </table:table-cell>
          <table:table-cell table:formula="of:=AVERAGE(['Raw Data'.J139];['Raw Data'.S139];['Raw Data'.AB139])" office:value-type="float" office:value="137.666666666667">
            <text:p>138</text:p>
          </table:table-cell>
          <table:table-cell table:formula="of:=AVERAGE(['Raw Data'.K139];['Raw Data'.T139];['Raw Data'.AC139])" office:value-type="float" office:value="89.3333333333333">
            <text:p>89</text:p>
          </table:table-cell>
        </table:table-row>
        <table:table-row table:style-name="ro1">
          <table:table-cell table:formula="of:=['Raw Data'.A140]" office:value-type="time" office:time-value="PT04H26M00S">
            <text:p>04:26:00</text:p>
          </table:table-cell>
          <table:table-cell table:formula="of:=AVERAGE(['Raw Data'.C140];['Raw Data'.L140];['Raw Data'.U140])" office:value-type="float" office:value="67.6666666666667">
            <text:p>68</text:p>
          </table:table-cell>
          <table:table-cell table:formula="of:=AVERAGE(['Raw Data'.D140];['Raw Data'.M140];['Raw Data'.V140])" office:value-type="float" office:value="53">
            <text:p>53</text:p>
          </table:table-cell>
          <table:table-cell table:formula="of:=AVERAGE(['Raw Data'.E140];['Raw Data'.N140];['Raw Data'.W140])" office:value-type="float" office:value="189">
            <text:p>189</text:p>
          </table:table-cell>
          <table:table-cell table:formula="of:=AVERAGE(['Raw Data'.F140];['Raw Data'.O140];['Raw Data'.X140])" office:value-type="float" office:value="164">
            <text:p>164</text:p>
          </table:table-cell>
          <table:table-cell table:formula="of:=AVERAGE(['Raw Data'.G140];['Raw Data'.P140];['Raw Data'.Y140])" office:value-type="float" office:value="204">
            <text:p>204</text:p>
          </table:table-cell>
          <table:table-cell table:formula="of:=AVERAGE(['Raw Data'.H140];['Raw Data'.Q140];['Raw Data'.Z140])" office:value-type="float" office:value="181">
            <text:p>181</text:p>
          </table:table-cell>
          <table:table-cell table:formula="of:=AVERAGE(['Raw Data'.I140];['Raw Data'.R140];['Raw Data'.AA140])" office:value-type="float" office:value="96.3333333333333">
            <text:p>96</text:p>
          </table:table-cell>
          <table:table-cell table:formula="of:=AVERAGE(['Raw Data'.J140];['Raw Data'.S140];['Raw Data'.AB140])" office:value-type="float" office:value="132.333333333333">
            <text:p>132</text:p>
          </table:table-cell>
          <table:table-cell table:formula="of:=AVERAGE(['Raw Data'.K140];['Raw Data'.T140];['Raw Data'.AC140])" office:value-type="float" office:value="85.6666666666667">
            <text:p>86</text:p>
          </table:table-cell>
        </table:table-row>
        <table:table-row table:style-name="ro1">
          <table:table-cell table:formula="of:=['Raw Data'.A141]" office:value-type="time" office:time-value="PT04H28M00S">
            <text:p>04:28:00</text:p>
          </table:table-cell>
          <table:table-cell table:formula="of:=AVERAGE(['Raw Data'.C141];['Raw Data'.L141];['Raw Data'.U141])" office:value-type="float" office:value="59.3333333333333">
            <text:p>59</text:p>
          </table:table-cell>
          <table:table-cell table:formula="of:=AVERAGE(['Raw Data'.D141];['Raw Data'.M141];['Raw Data'.V141])" office:value-type="float" office:value="60.3333333333333">
            <text:p>60</text:p>
          </table:table-cell>
          <table:table-cell table:formula="of:=AVERAGE(['Raw Data'.E141];['Raw Data'.N141];['Raw Data'.W141])" office:value-type="float" office:value="194">
            <text:p>194</text:p>
          </table:table-cell>
          <table:table-cell table:formula="of:=AVERAGE(['Raw Data'.F141];['Raw Data'.O141];['Raw Data'.X141])" office:value-type="float" office:value="157.333333333333">
            <text:p>157</text:p>
          </table:table-cell>
          <table:table-cell table:formula="of:=AVERAGE(['Raw Data'.G141];['Raw Data'.P141];['Raw Data'.Y141])" office:value-type="float" office:value="206">
            <text:p>206</text:p>
          </table:table-cell>
          <table:table-cell table:formula="of:=AVERAGE(['Raw Data'.H141];['Raw Data'.Q141];['Raw Data'.Z141])" office:value-type="float" office:value="175.333333333333">
            <text:p>175</text:p>
          </table:table-cell>
          <table:table-cell table:formula="of:=AVERAGE(['Raw Data'.I141];['Raw Data'.R141];['Raw Data'.AA141])" office:value-type="float" office:value="97.3333333333333">
            <text:p>97</text:p>
          </table:table-cell>
          <table:table-cell table:formula="of:=AVERAGE(['Raw Data'.J141];['Raw Data'.S141];['Raw Data'.AB141])" office:value-type="float" office:value="126.333333333333">
            <text:p>126</text:p>
          </table:table-cell>
          <table:table-cell table:formula="of:=AVERAGE(['Raw Data'.K141];['Raw Data'.T141];['Raw Data'.AC141])" office:value-type="float" office:value="82.6666666666667">
            <text:p>83</text:p>
          </table:table-cell>
        </table:table-row>
        <table:table-row table:style-name="ro1">
          <table:table-cell table:formula="of:=['Raw Data'.A142]" office:value-type="time" office:time-value="PT04H30M00S">
            <text:p>04:30:00</text:p>
          </table:table-cell>
          <table:table-cell table:formula="of:=AVERAGE(['Raw Data'.C142];['Raw Data'.L142];['Raw Data'.U142])" office:value-type="float" office:value="60">
            <text:p>60</text:p>
          </table:table-cell>
          <table:table-cell table:formula="of:=AVERAGE(['Raw Data'.D142];['Raw Data'.M142];['Raw Data'.V142])" office:value-type="float" office:value="55.3333333333333">
            <text:p>55</text:p>
          </table:table-cell>
          <table:table-cell table:formula="of:=AVERAGE(['Raw Data'.E142];['Raw Data'.N142];['Raw Data'.W142])" office:value-type="float" office:value="181.666666666667">
            <text:p>182</text:p>
          </table:table-cell>
          <table:table-cell table:formula="of:=AVERAGE(['Raw Data'.F142];['Raw Data'.O142];['Raw Data'.X142])" office:value-type="float" office:value="163">
            <text:p>163</text:p>
          </table:table-cell>
          <table:table-cell table:formula="of:=AVERAGE(['Raw Data'.G142];['Raw Data'.P142];['Raw Data'.Y142])" office:value-type="float" office:value="203.666666666667">
            <text:p>204</text:p>
          </table:table-cell>
          <table:table-cell table:formula="of:=AVERAGE(['Raw Data'.H142];['Raw Data'.Q142];['Raw Data'.Z142])" office:value-type="float" office:value="181.666666666667">
            <text:p>182</text:p>
          </table:table-cell>
          <table:table-cell table:formula="of:=AVERAGE(['Raw Data'.I142];['Raw Data'.R142];['Raw Data'.AA142])" office:value-type="float" office:value="98">
            <text:p>98</text:p>
          </table:table-cell>
          <table:table-cell table:formula="of:=AVERAGE(['Raw Data'.J142];['Raw Data'.S142];['Raw Data'.AB142])" office:value-type="float" office:value="128.666666666667">
            <text:p>129</text:p>
          </table:table-cell>
          <table:table-cell table:formula="of:=AVERAGE(['Raw Data'.K142];['Raw Data'.T142];['Raw Data'.AC142])" office:value-type="float" office:value="87.6666666666667">
            <text:p>88</text:p>
          </table:table-cell>
        </table:table-row>
        <table:table-row table:style-name="ro1">
          <table:table-cell table:formula="of:=['Raw Data'.A143]" office:value-type="time" office:time-value="PT04H32M00S">
            <text:p>04:32:00</text:p>
          </table:table-cell>
          <table:table-cell table:formula="of:=AVERAGE(['Raw Data'.C143];['Raw Data'.L143];['Raw Data'.U143])" office:value-type="float" office:value="58.6666666666667">
            <text:p>59</text:p>
          </table:table-cell>
          <table:table-cell table:formula="of:=AVERAGE(['Raw Data'.D143];['Raw Data'.M143];['Raw Data'.V143])" office:value-type="float" office:value="56">
            <text:p>56</text:p>
          </table:table-cell>
          <table:table-cell table:formula="of:=AVERAGE(['Raw Data'.E143];['Raw Data'.N143];['Raw Data'.W143])" office:value-type="float" office:value="183.666666666667">
            <text:p>184</text:p>
          </table:table-cell>
          <table:table-cell table:formula="of:=AVERAGE(['Raw Data'.F143];['Raw Data'.O143];['Raw Data'.X143])" office:value-type="float" office:value="153">
            <text:p>153</text:p>
          </table:table-cell>
          <table:table-cell table:formula="of:=AVERAGE(['Raw Data'.G143];['Raw Data'.P143];['Raw Data'.Y143])" office:value-type="float" office:value="191.666666666667">
            <text:p>192</text:p>
          </table:table-cell>
          <table:table-cell table:formula="of:=AVERAGE(['Raw Data'.H143];['Raw Data'.Q143];['Raw Data'.Z143])" office:value-type="float" office:value="178.666666666667">
            <text:p>179</text:p>
          </table:table-cell>
          <table:table-cell table:formula="of:=AVERAGE(['Raw Data'.I143];['Raw Data'.R143];['Raw Data'.AA143])" office:value-type="float" office:value="98.3333333333333">
            <text:p>98</text:p>
          </table:table-cell>
          <table:table-cell table:formula="of:=AVERAGE(['Raw Data'.J143];['Raw Data'.S143];['Raw Data'.AB143])" office:value-type="float" office:value="136.333333333333">
            <text:p>136</text:p>
          </table:table-cell>
          <table:table-cell table:formula="of:=AVERAGE(['Raw Data'.K143];['Raw Data'.T143];['Raw Data'.AC143])" office:value-type="float" office:value="82">
            <text:p>82</text:p>
          </table:table-cell>
        </table:table-row>
        <table:table-row table:style-name="ro1">
          <table:table-cell table:formula="of:=['Raw Data'.A144]" office:value-type="time" office:time-value="PT04H34M00S">
            <text:p>04:34:00</text:p>
          </table:table-cell>
          <table:table-cell table:formula="of:=AVERAGE(['Raw Data'.C144];['Raw Data'.L144];['Raw Data'.U144])" office:value-type="float" office:value="56">
            <text:p>56</text:p>
          </table:table-cell>
          <table:table-cell table:formula="of:=AVERAGE(['Raw Data'.D144];['Raw Data'.M144];['Raw Data'.V144])" office:value-type="float" office:value="58.6666666666667">
            <text:p>59</text:p>
          </table:table-cell>
          <table:table-cell table:formula="of:=AVERAGE(['Raw Data'.E144];['Raw Data'.N144];['Raw Data'.W144])" office:value-type="float" office:value="195.333333333333">
            <text:p>195</text:p>
          </table:table-cell>
          <table:table-cell table:formula="of:=AVERAGE(['Raw Data'.F144];['Raw Data'.O144];['Raw Data'.X144])" office:value-type="float" office:value="153">
            <text:p>153</text:p>
          </table:table-cell>
          <table:table-cell table:formula="of:=AVERAGE(['Raw Data'.G144];['Raw Data'.P144];['Raw Data'.Y144])" office:value-type="float" office:value="205">
            <text:p>205</text:p>
          </table:table-cell>
          <table:table-cell table:formula="of:=AVERAGE(['Raw Data'.H144];['Raw Data'.Q144];['Raw Data'.Z144])" office:value-type="float" office:value="174.666666666667">
            <text:p>175</text:p>
          </table:table-cell>
          <table:table-cell table:formula="of:=AVERAGE(['Raw Data'.I144];['Raw Data'.R144];['Raw Data'.AA144])" office:value-type="float" office:value="103.333333333333">
            <text:p>103</text:p>
          </table:table-cell>
          <table:table-cell table:formula="of:=AVERAGE(['Raw Data'.J144];['Raw Data'.S144];['Raw Data'.AB144])" office:value-type="float" office:value="136.666666666667">
            <text:p>137</text:p>
          </table:table-cell>
          <table:table-cell table:formula="of:=AVERAGE(['Raw Data'.K144];['Raw Data'.T144];['Raw Data'.AC144])" office:value-type="float" office:value="89">
            <text:p>89</text:p>
          </table:table-cell>
        </table:table-row>
        <table:table-row table:style-name="ro1">
          <table:table-cell table:formula="of:=['Raw Data'.A145]" office:value-type="time" office:time-value="PT04H36M00S">
            <text:p>04:36:00</text:p>
          </table:table-cell>
          <table:table-cell table:formula="of:=AVERAGE(['Raw Data'.C145];['Raw Data'.L145];['Raw Data'.U145])" office:value-type="float" office:value="62.6666666666667">
            <text:p>63</text:p>
          </table:table-cell>
          <table:table-cell table:formula="of:=AVERAGE(['Raw Data'.D145];['Raw Data'.M145];['Raw Data'.V145])" office:value-type="float" office:value="57">
            <text:p>57</text:p>
          </table:table-cell>
          <table:table-cell table:formula="of:=AVERAGE(['Raw Data'.E145];['Raw Data'.N145];['Raw Data'.W145])" office:value-type="float" office:value="195.333333333333">
            <text:p>195</text:p>
          </table:table-cell>
          <table:table-cell table:formula="of:=AVERAGE(['Raw Data'.F145];['Raw Data'.O145];['Raw Data'.X145])" office:value-type="float" office:value="158">
            <text:p>158</text:p>
          </table:table-cell>
          <table:table-cell table:formula="of:=AVERAGE(['Raw Data'.G145];['Raw Data'.P145];['Raw Data'.Y145])" office:value-type="float" office:value="200.333333333333">
            <text:p>200</text:p>
          </table:table-cell>
          <table:table-cell table:formula="of:=AVERAGE(['Raw Data'.H145];['Raw Data'.Q145];['Raw Data'.Z145])" office:value-type="float" office:value="168.333333333333">
            <text:p>168</text:p>
          </table:table-cell>
          <table:table-cell table:formula="of:=AVERAGE(['Raw Data'.I145];['Raw Data'.R145];['Raw Data'.AA145])" office:value-type="float" office:value="91.3333333333333">
            <text:p>91</text:p>
          </table:table-cell>
          <table:table-cell table:formula="of:=AVERAGE(['Raw Data'.J145];['Raw Data'.S145];['Raw Data'.AB145])" office:value-type="float" office:value="132">
            <text:p>132</text:p>
          </table:table-cell>
          <table:table-cell table:formula="of:=AVERAGE(['Raw Data'.K145];['Raw Data'.T145];['Raw Data'.AC145])" office:value-type="float" office:value="91.6666666666667">
            <text:p>92</text:p>
          </table:table-cell>
        </table:table-row>
        <table:table-row table:style-name="ro1">
          <table:table-cell table:formula="of:=['Raw Data'.A146]" office:value-type="time" office:time-value="PT04H38M00S">
            <text:p>04:38:00</text:p>
          </table:table-cell>
          <table:table-cell table:formula="of:=AVERAGE(['Raw Data'.C146];['Raw Data'.L146];['Raw Data'.U146])" office:value-type="float" office:value="56.3333333333333">
            <text:p>56</text:p>
          </table:table-cell>
          <table:table-cell table:formula="of:=AVERAGE(['Raw Data'.D146];['Raw Data'.M146];['Raw Data'.V146])" office:value-type="float" office:value="57.6666666666667">
            <text:p>58</text:p>
          </table:table-cell>
          <table:table-cell table:formula="of:=AVERAGE(['Raw Data'.E146];['Raw Data'.N146];['Raw Data'.W146])" office:value-type="float" office:value="191.333333333333">
            <text:p>191</text:p>
          </table:table-cell>
          <table:table-cell table:formula="of:=AVERAGE(['Raw Data'.F146];['Raw Data'.O146];['Raw Data'.X146])" office:value-type="float" office:value="155">
            <text:p>155</text:p>
          </table:table-cell>
          <table:table-cell table:formula="of:=AVERAGE(['Raw Data'.G146];['Raw Data'.P146];['Raw Data'.Y146])" office:value-type="float" office:value="205">
            <text:p>205</text:p>
          </table:table-cell>
          <table:table-cell table:formula="of:=AVERAGE(['Raw Data'.H146];['Raw Data'.Q146];['Raw Data'.Z146])" office:value-type="float" office:value="183.333333333333">
            <text:p>183</text:p>
          </table:table-cell>
          <table:table-cell table:formula="of:=AVERAGE(['Raw Data'.I146];['Raw Data'.R146];['Raw Data'.AA146])" office:value-type="float" office:value="95.3333333333333">
            <text:p>95</text:p>
          </table:table-cell>
          <table:table-cell table:formula="of:=AVERAGE(['Raw Data'.J146];['Raw Data'.S146];['Raw Data'.AB146])" office:value-type="float" office:value="124">
            <text:p>124</text:p>
          </table:table-cell>
          <table:table-cell table:formula="of:=AVERAGE(['Raw Data'.K146];['Raw Data'.T146];['Raw Data'.AC146])" office:value-type="float" office:value="87">
            <text:p>87</text:p>
          </table:table-cell>
        </table:table-row>
        <table:table-row table:style-name="ro1">
          <table:table-cell table:formula="of:=['Raw Data'.A147]" office:value-type="time" office:time-value="PT04H40M00S">
            <text:p>04:40:00</text:p>
          </table:table-cell>
          <table:table-cell table:formula="of:=AVERAGE(['Raw Data'.C147];['Raw Data'.L147];['Raw Data'.U147])" office:value-type="float" office:value="57.6666666666667">
            <text:p>58</text:p>
          </table:table-cell>
          <table:table-cell table:formula="of:=AVERAGE(['Raw Data'.D147];['Raw Data'.M147];['Raw Data'.V147])" office:value-type="float" office:value="66.6666666666667">
            <text:p>67</text:p>
          </table:table-cell>
          <table:table-cell table:formula="of:=AVERAGE(['Raw Data'.E147];['Raw Data'.N147];['Raw Data'.W147])" office:value-type="float" office:value="185.666666666667">
            <text:p>186</text:p>
          </table:table-cell>
          <table:table-cell table:formula="of:=AVERAGE(['Raw Data'.F147];['Raw Data'.O147];['Raw Data'.X147])" office:value-type="float" office:value="154.666666666667">
            <text:p>155</text:p>
          </table:table-cell>
          <table:table-cell table:formula="of:=AVERAGE(['Raw Data'.G147];['Raw Data'.P147];['Raw Data'.Y147])" office:value-type="float" office:value="203.666666666667">
            <text:p>204</text:p>
          </table:table-cell>
          <table:table-cell table:formula="of:=AVERAGE(['Raw Data'.H147];['Raw Data'.Q147];['Raw Data'.Z147])" office:value-type="float" office:value="175.666666666667">
            <text:p>176</text:p>
          </table:table-cell>
          <table:table-cell table:formula="of:=AVERAGE(['Raw Data'.I147];['Raw Data'.R147];['Raw Data'.AA147])" office:value-type="float" office:value="100">
            <text:p>100</text:p>
          </table:table-cell>
          <table:table-cell table:formula="of:=AVERAGE(['Raw Data'.J147];['Raw Data'.S147];['Raw Data'.AB147])" office:value-type="float" office:value="136.666666666667">
            <text:p>137</text:p>
          </table:table-cell>
          <table:table-cell table:formula="of:=AVERAGE(['Raw Data'.K147];['Raw Data'.T147];['Raw Data'.AC147])" office:value-type="float" office:value="84.3333333333333">
            <text:p>84</text:p>
          </table:table-cell>
        </table:table-row>
        <table:table-row table:style-name="ro1">
          <table:table-cell table:formula="of:=['Raw Data'.A148]" office:value-type="time" office:time-value="PT04H42M00S">
            <text:p>04:42:00</text:p>
          </table:table-cell>
          <table:table-cell table:formula="of:=AVERAGE(['Raw Data'.C148];['Raw Data'.L148];['Raw Data'.U148])" office:value-type="float" office:value="60.3333333333333">
            <text:p>60</text:p>
          </table:table-cell>
          <table:table-cell table:formula="of:=AVERAGE(['Raw Data'.D148];['Raw Data'.M148];['Raw Data'.V148])" office:value-type="float" office:value="56.6666666666667">
            <text:p>57</text:p>
          </table:table-cell>
          <table:table-cell table:formula="of:=AVERAGE(['Raw Data'.E148];['Raw Data'.N148];['Raw Data'.W148])" office:value-type="float" office:value="197.333333333333">
            <text:p>197</text:p>
          </table:table-cell>
          <table:table-cell table:formula="of:=AVERAGE(['Raw Data'.F148];['Raw Data'.O148];['Raw Data'.X148])" office:value-type="float" office:value="153.666666666667">
            <text:p>154</text:p>
          </table:table-cell>
          <table:table-cell table:formula="of:=AVERAGE(['Raw Data'.G148];['Raw Data'.P148];['Raw Data'.Y148])" office:value-type="float" office:value="210">
            <text:p>210</text:p>
          </table:table-cell>
          <table:table-cell table:formula="of:=AVERAGE(['Raw Data'.H148];['Raw Data'.Q148];['Raw Data'.Z148])" office:value-type="float" office:value="183.333333333333">
            <text:p>183</text:p>
          </table:table-cell>
          <table:table-cell table:formula="of:=AVERAGE(['Raw Data'.I148];['Raw Data'.R148];['Raw Data'.AA148])" office:value-type="float" office:value="100.333333333333">
            <text:p>100</text:p>
          </table:table-cell>
          <table:table-cell table:formula="of:=AVERAGE(['Raw Data'.J148];['Raw Data'.S148];['Raw Data'.AB148])" office:value-type="float" office:value="130.666666666667">
            <text:p>131</text:p>
          </table:table-cell>
          <table:table-cell table:formula="of:=AVERAGE(['Raw Data'.K148];['Raw Data'.T148];['Raw Data'.AC148])" office:value-type="float" office:value="81">
            <text:p>81</text:p>
          </table:table-cell>
        </table:table-row>
        <table:table-row table:style-name="ro1">
          <table:table-cell table:formula="of:=['Raw Data'.A149]" office:value-type="time" office:time-value="PT04H44M00S">
            <text:p>04:44:00</text:p>
          </table:table-cell>
          <table:table-cell table:formula="of:=AVERAGE(['Raw Data'.C149];['Raw Data'.L149];['Raw Data'.U149])" office:value-type="float" office:value="66.6666666666667">
            <text:p>67</text:p>
          </table:table-cell>
          <table:table-cell table:formula="of:=AVERAGE(['Raw Data'.D149];['Raw Data'.M149];['Raw Data'.V149])" office:value-type="float" office:value="64">
            <text:p>64</text:p>
          </table:table-cell>
          <table:table-cell table:formula="of:=AVERAGE(['Raw Data'.E149];['Raw Data'.N149];['Raw Data'.W149])" office:value-type="float" office:value="194.666666666667">
            <text:p>195</text:p>
          </table:table-cell>
          <table:table-cell table:formula="of:=AVERAGE(['Raw Data'.F149];['Raw Data'.O149];['Raw Data'.X149])" office:value-type="float" office:value="157.333333333333">
            <text:p>157</text:p>
          </table:table-cell>
          <table:table-cell table:formula="of:=AVERAGE(['Raw Data'.G149];['Raw Data'.P149];['Raw Data'.Y149])" office:value-type="float" office:value="203.333333333333">
            <text:p>203</text:p>
          </table:table-cell>
          <table:table-cell table:formula="of:=AVERAGE(['Raw Data'.H149];['Raw Data'.Q149];['Raw Data'.Z149])" office:value-type="float" office:value="181">
            <text:p>181</text:p>
          </table:table-cell>
          <table:table-cell table:formula="of:=AVERAGE(['Raw Data'.I149];['Raw Data'.R149];['Raw Data'.AA149])" office:value-type="float" office:value="97.3333333333333">
            <text:p>97</text:p>
          </table:table-cell>
          <table:table-cell table:formula="of:=AVERAGE(['Raw Data'.J149];['Raw Data'.S149];['Raw Data'.AB149])" office:value-type="float" office:value="135.333333333333">
            <text:p>135</text:p>
          </table:table-cell>
          <table:table-cell table:formula="of:=AVERAGE(['Raw Data'.K149];['Raw Data'.T149];['Raw Data'.AC149])" office:value-type="float" office:value="90">
            <text:p>90</text:p>
          </table:table-cell>
        </table:table-row>
        <table:table-row table:style-name="ro1">
          <table:table-cell table:formula="of:=['Raw Data'.A150]" office:value-type="time" office:time-value="PT04H46M00S">
            <text:p>04:46:00</text:p>
          </table:table-cell>
          <table:table-cell table:formula="of:=AVERAGE(['Raw Data'.C150];['Raw Data'.L150];['Raw Data'.U150])" office:value-type="float" office:value="58.6666666666667">
            <text:p>59</text:p>
          </table:table-cell>
          <table:table-cell table:formula="of:=AVERAGE(['Raw Data'.D150];['Raw Data'.M150];['Raw Data'.V150])" office:value-type="float" office:value="54.3333333333333">
            <text:p>54</text:p>
          </table:table-cell>
          <table:table-cell table:formula="of:=AVERAGE(['Raw Data'.E150];['Raw Data'.N150];['Raw Data'.W150])" office:value-type="float" office:value="188.666666666667">
            <text:p>189</text:p>
          </table:table-cell>
          <table:table-cell table:formula="of:=AVERAGE(['Raw Data'.F150];['Raw Data'.O150];['Raw Data'.X150])" office:value-type="float" office:value="162.333333333333">
            <text:p>162</text:p>
          </table:table-cell>
          <table:table-cell table:formula="of:=AVERAGE(['Raw Data'.G150];['Raw Data'.P150];['Raw Data'.Y150])" office:value-type="float" office:value="204">
            <text:p>204</text:p>
          </table:table-cell>
          <table:table-cell table:formula="of:=AVERAGE(['Raw Data'.H150];['Raw Data'.Q150];['Raw Data'.Z150])" office:value-type="float" office:value="191.666666666667">
            <text:p>192</text:p>
          </table:table-cell>
          <table:table-cell table:formula="of:=AVERAGE(['Raw Data'.I150];['Raw Data'.R150];['Raw Data'.AA150])" office:value-type="float" office:value="95.3333333333333">
            <text:p>95</text:p>
          </table:table-cell>
          <table:table-cell table:formula="of:=AVERAGE(['Raw Data'.J150];['Raw Data'.S150];['Raw Data'.AB150])" office:value-type="float" office:value="129">
            <text:p>129</text:p>
          </table:table-cell>
          <table:table-cell table:formula="of:=AVERAGE(['Raw Data'.K150];['Raw Data'.T150];['Raw Data'.AC150])" office:value-type="float" office:value="93.6666666666667">
            <text:p>94</text:p>
          </table:table-cell>
        </table:table-row>
        <table:table-row table:style-name="ro1">
          <table:table-cell table:formula="of:=['Raw Data'.A151]" office:value-type="time" office:time-value="PT04H48M00S">
            <text:p>04:48:00</text:p>
          </table:table-cell>
          <table:table-cell table:formula="of:=AVERAGE(['Raw Data'.C151];['Raw Data'.L151];['Raw Data'.U151])" office:value-type="float" office:value="69.3333333333333">
            <text:p>69</text:p>
          </table:table-cell>
          <table:table-cell table:formula="of:=AVERAGE(['Raw Data'.D151];['Raw Data'.M151];['Raw Data'.V151])" office:value-type="float" office:value="56.6666666666667">
            <text:p>57</text:p>
          </table:table-cell>
          <table:table-cell table:formula="of:=AVERAGE(['Raw Data'.E151];['Raw Data'.N151];['Raw Data'.W151])" office:value-type="float" office:value="188.666666666667">
            <text:p>189</text:p>
          </table:table-cell>
          <table:table-cell table:formula="of:=AVERAGE(['Raw Data'.F151];['Raw Data'.O151];['Raw Data'.X151])" office:value-type="float" office:value="153.666666666667">
            <text:p>154</text:p>
          </table:table-cell>
          <table:table-cell table:formula="of:=AVERAGE(['Raw Data'.G151];['Raw Data'.P151];['Raw Data'.Y151])" office:value-type="float" office:value="208">
            <text:p>208</text:p>
          </table:table-cell>
          <table:table-cell table:formula="of:=AVERAGE(['Raw Data'.H151];['Raw Data'.Q151];['Raw Data'.Z151])" office:value-type="float" office:value="178.333333333333">
            <text:p>178</text:p>
          </table:table-cell>
          <table:table-cell table:formula="of:=AVERAGE(['Raw Data'.I151];['Raw Data'.R151];['Raw Data'.AA151])" office:value-type="float" office:value="90">
            <text:p>90</text:p>
          </table:table-cell>
          <table:table-cell table:formula="of:=AVERAGE(['Raw Data'.J151];['Raw Data'.S151];['Raw Data'.AB151])" office:value-type="float" office:value="121.333333333333">
            <text:p>121</text:p>
          </table:table-cell>
          <table:table-cell table:formula="of:=AVERAGE(['Raw Data'.K151];['Raw Data'.T151];['Raw Data'.AC151])" office:value-type="float" office:value="85.6666666666667">
            <text:p>86</text:p>
          </table:table-cell>
        </table:table-row>
        <table:table-row table:style-name="ro1">
          <table:table-cell table:formula="of:=['Raw Data'.A152]" office:value-type="time" office:time-value="PT04H50M00S">
            <text:p>04:50:00</text:p>
          </table:table-cell>
          <table:table-cell table:formula="of:=AVERAGE(['Raw Data'.C152];['Raw Data'.L152];['Raw Data'.U152])" office:value-type="float" office:value="58.6666666666667">
            <text:p>59</text:p>
          </table:table-cell>
          <table:table-cell table:formula="of:=AVERAGE(['Raw Data'.D152];['Raw Data'.M152];['Raw Data'.V152])" office:value-type="float" office:value="56">
            <text:p>56</text:p>
          </table:table-cell>
          <table:table-cell table:formula="of:=AVERAGE(['Raw Data'.E152];['Raw Data'.N152];['Raw Data'.W152])" office:value-type="float" office:value="184.333333333333">
            <text:p>184</text:p>
          </table:table-cell>
          <table:table-cell table:formula="of:=AVERAGE(['Raw Data'.F152];['Raw Data'.O152];['Raw Data'.X152])" office:value-type="float" office:value="149">
            <text:p>149</text:p>
          </table:table-cell>
          <table:table-cell table:formula="of:=AVERAGE(['Raw Data'.G152];['Raw Data'.P152];['Raw Data'.Y152])" office:value-type="float" office:value="216">
            <text:p>216</text:p>
          </table:table-cell>
          <table:table-cell table:formula="of:=AVERAGE(['Raw Data'.H152];['Raw Data'.Q152];['Raw Data'.Z152])" office:value-type="float" office:value="181.333333333333">
            <text:p>181</text:p>
          </table:table-cell>
          <table:table-cell table:formula="of:=AVERAGE(['Raw Data'.I152];['Raw Data'.R152];['Raw Data'.AA152])" office:value-type="float" office:value="104.666666666667">
            <text:p>105</text:p>
          </table:table-cell>
          <table:table-cell table:formula="of:=AVERAGE(['Raw Data'.J152];['Raw Data'.S152];['Raw Data'.AB152])" office:value-type="float" office:value="132.333333333333">
            <text:p>132</text:p>
          </table:table-cell>
          <table:table-cell table:formula="of:=AVERAGE(['Raw Data'.K152];['Raw Data'.T152];['Raw Data'.AC152])" office:value-type="float" office:value="88.6666666666667">
            <text:p>89</text:p>
          </table:table-cell>
        </table:table-row>
        <table:table-row table:style-name="ro1">
          <table:table-cell table:formula="of:=['Raw Data'.A153]" office:value-type="time" office:time-value="PT04H52M00S">
            <text:p>04:52:00</text:p>
          </table:table-cell>
          <table:table-cell table:formula="of:=AVERAGE(['Raw Data'.C153];['Raw Data'.L153];['Raw Data'.U153])" office:value-type="float" office:value="60">
            <text:p>60</text:p>
          </table:table-cell>
          <table:table-cell table:formula="of:=AVERAGE(['Raw Data'.D153];['Raw Data'.M153];['Raw Data'.V153])" office:value-type="float" office:value="62">
            <text:p>62</text:p>
          </table:table-cell>
          <table:table-cell table:formula="of:=AVERAGE(['Raw Data'.E153];['Raw Data'.N153];['Raw Data'.W153])" office:value-type="float" office:value="196">
            <text:p>196</text:p>
          </table:table-cell>
          <table:table-cell table:formula="of:=AVERAGE(['Raw Data'.F153];['Raw Data'.O153];['Raw Data'.X153])" office:value-type="float" office:value="153.666666666667">
            <text:p>154</text:p>
          </table:table-cell>
          <table:table-cell table:formula="of:=AVERAGE(['Raw Data'.G153];['Raw Data'.P153];['Raw Data'.Y153])" office:value-type="float" office:value="218">
            <text:p>218</text:p>
          </table:table-cell>
          <table:table-cell table:formula="of:=AVERAGE(['Raw Data'.H153];['Raw Data'.Q153];['Raw Data'.Z153])" office:value-type="float" office:value="182">
            <text:p>182</text:p>
          </table:table-cell>
          <table:table-cell table:formula="of:=AVERAGE(['Raw Data'.I153];['Raw Data'.R153];['Raw Data'.AA153])" office:value-type="float" office:value="94.3333333333333">
            <text:p>94</text:p>
          </table:table-cell>
          <table:table-cell table:formula="of:=AVERAGE(['Raw Data'.J153];['Raw Data'.S153];['Raw Data'.AB153])" office:value-type="float" office:value="131.666666666667">
            <text:p>132</text:p>
          </table:table-cell>
          <table:table-cell table:formula="of:=AVERAGE(['Raw Data'.K153];['Raw Data'.T153];['Raw Data'.AC153])" office:value-type="float" office:value="86">
            <text:p>86</text:p>
          </table:table-cell>
        </table:table-row>
        <table:table-row table:style-name="ro1">
          <table:table-cell table:formula="of:=['Raw Data'.A154]" office:value-type="time" office:time-value="PT04H54M00S">
            <text:p>04:54:00</text:p>
          </table:table-cell>
          <table:table-cell table:formula="of:=AVERAGE(['Raw Data'.C154];['Raw Data'.L154];['Raw Data'.U154])" office:value-type="float" office:value="64.6666666666667">
            <text:p>65</text:p>
          </table:table-cell>
          <table:table-cell table:formula="of:=AVERAGE(['Raw Data'.D154];['Raw Data'.M154];['Raw Data'.V154])" office:value-type="float" office:value="59.3333333333333">
            <text:p>59</text:p>
          </table:table-cell>
          <table:table-cell table:formula="of:=AVERAGE(['Raw Data'.E154];['Raw Data'.N154];['Raw Data'.W154])" office:value-type="float" office:value="201.333333333333">
            <text:p>201</text:p>
          </table:table-cell>
          <table:table-cell table:formula="of:=AVERAGE(['Raw Data'.F154];['Raw Data'.O154];['Raw Data'.X154])" office:value-type="float" office:value="158.666666666667">
            <text:p>159</text:p>
          </table:table-cell>
          <table:table-cell table:formula="of:=AVERAGE(['Raw Data'.G154];['Raw Data'.P154];['Raw Data'.Y154])" office:value-type="float" office:value="203.333333333333">
            <text:p>203</text:p>
          </table:table-cell>
          <table:table-cell table:formula="of:=AVERAGE(['Raw Data'.H154];['Raw Data'.Q154];['Raw Data'.Z154])" office:value-type="float" office:value="186">
            <text:p>186</text:p>
          </table:table-cell>
          <table:table-cell table:formula="of:=AVERAGE(['Raw Data'.I154];['Raw Data'.R154];['Raw Data'.AA154])" office:value-type="float" office:value="94.6666666666667">
            <text:p>95</text:p>
          </table:table-cell>
          <table:table-cell table:formula="of:=AVERAGE(['Raw Data'.J154];['Raw Data'.S154];['Raw Data'.AB154])" office:value-type="float" office:value="129.666666666667">
            <text:p>130</text:p>
          </table:table-cell>
          <table:table-cell table:formula="of:=AVERAGE(['Raw Data'.K154];['Raw Data'.T154];['Raw Data'.AC154])" office:value-type="float" office:value="86">
            <text:p>86</text:p>
          </table:table-cell>
        </table:table-row>
        <table:table-row table:style-name="ro1">
          <table:table-cell table:formula="of:=['Raw Data'.A155]" office:value-type="time" office:time-value="PT04H56M00S">
            <text:p>04:56:00</text:p>
          </table:table-cell>
          <table:table-cell table:formula="of:=AVERAGE(['Raw Data'.C155];['Raw Data'.L155];['Raw Data'.U155])" office:value-type="float" office:value="61.6666666666667">
            <text:p>62</text:p>
          </table:table-cell>
          <table:table-cell table:formula="of:=AVERAGE(['Raw Data'.D155];['Raw Data'.M155];['Raw Data'.V155])" office:value-type="float" office:value="59">
            <text:p>59</text:p>
          </table:table-cell>
          <table:table-cell table:formula="of:=AVERAGE(['Raw Data'.E155];['Raw Data'.N155];['Raw Data'.W155])" office:value-type="float" office:value="191.666666666667">
            <text:p>192</text:p>
          </table:table-cell>
          <table:table-cell table:formula="of:=AVERAGE(['Raw Data'.F155];['Raw Data'.O155];['Raw Data'.X155])" office:value-type="float" office:value="151">
            <text:p>151</text:p>
          </table:table-cell>
          <table:table-cell table:formula="of:=AVERAGE(['Raw Data'.G155];['Raw Data'.P155];['Raw Data'.Y155])" office:value-type="float" office:value="204.333333333333">
            <text:p>204</text:p>
          </table:table-cell>
          <table:table-cell table:formula="of:=AVERAGE(['Raw Data'.H155];['Raw Data'.Q155];['Raw Data'.Z155])" office:value-type="float" office:value="171">
            <text:p>171</text:p>
          </table:table-cell>
          <table:table-cell table:formula="of:=AVERAGE(['Raw Data'.I155];['Raw Data'.R155];['Raw Data'.AA155])" office:value-type="float" office:value="97.3333333333333">
            <text:p>97</text:p>
          </table:table-cell>
          <table:table-cell table:formula="of:=AVERAGE(['Raw Data'.J155];['Raw Data'.S155];['Raw Data'.AB155])" office:value-type="float" office:value="134">
            <text:p>134</text:p>
          </table:table-cell>
          <table:table-cell table:formula="of:=AVERAGE(['Raw Data'.K155];['Raw Data'.T155];['Raw Data'.AC155])" office:value-type="float" office:value="87.6666666666667">
            <text:p>88</text:p>
          </table:table-cell>
        </table:table-row>
        <table:table-row table:style-name="ro1">
          <table:table-cell table:formula="of:=['Raw Data'.A156]" office:value-type="time" office:time-value="PT04H58M00S">
            <text:p>04:58:00</text:p>
          </table:table-cell>
          <table:table-cell table:formula="of:=AVERAGE(['Raw Data'.C156];['Raw Data'.L156];['Raw Data'.U156])" office:value-type="float" office:value="67">
            <text:p>67</text:p>
          </table:table-cell>
          <table:table-cell table:formula="of:=AVERAGE(['Raw Data'.D156];['Raw Data'.M156];['Raw Data'.V156])" office:value-type="float" office:value="58.3333333333333">
            <text:p>58</text:p>
          </table:table-cell>
          <table:table-cell table:formula="of:=AVERAGE(['Raw Data'.E156];['Raw Data'.N156];['Raw Data'.W156])" office:value-type="float" office:value="199.666666666667">
            <text:p>200</text:p>
          </table:table-cell>
          <table:table-cell table:formula="of:=AVERAGE(['Raw Data'.F156];['Raw Data'.O156];['Raw Data'.X156])" office:value-type="float" office:value="158.666666666667">
            <text:p>159</text:p>
          </table:table-cell>
          <table:table-cell table:formula="of:=AVERAGE(['Raw Data'.G156];['Raw Data'.P156];['Raw Data'.Y156])" office:value-type="float" office:value="205.666666666667">
            <text:p>206</text:p>
          </table:table-cell>
          <table:table-cell table:formula="of:=AVERAGE(['Raw Data'.H156];['Raw Data'.Q156];['Raw Data'.Z156])" office:value-type="float" office:value="178">
            <text:p>178</text:p>
          </table:table-cell>
          <table:table-cell table:formula="of:=AVERAGE(['Raw Data'.I156];['Raw Data'.R156];['Raw Data'.AA156])" office:value-type="float" office:value="89.6666666666667">
            <text:p>90</text:p>
          </table:table-cell>
          <table:table-cell table:formula="of:=AVERAGE(['Raw Data'.J156];['Raw Data'.S156];['Raw Data'.AB156])" office:value-type="float" office:value="140">
            <text:p>140</text:p>
          </table:table-cell>
          <table:table-cell table:formula="of:=AVERAGE(['Raw Data'.K156];['Raw Data'.T156];['Raw Data'.AC156])" office:value-type="float" office:value="85.6666666666667">
            <text:p>86</text:p>
          </table:table-cell>
        </table:table-row>
        <table:table-row table:style-name="ro1">
          <table:table-cell table:formula="of:=['Raw Data'.A157]" office:value-type="time" office:time-value="PT05H00M00S">
            <text:p>05:00:00</text:p>
          </table:table-cell>
          <table:table-cell table:formula="of:=AVERAGE(['Raw Data'.C157];['Raw Data'.L157];['Raw Data'.U157])" office:value-type="float" office:value="61.6666666666667">
            <text:p>62</text:p>
          </table:table-cell>
          <table:table-cell table:formula="of:=AVERAGE(['Raw Data'.D157];['Raw Data'.M157];['Raw Data'.V157])" office:value-type="float" office:value="62.6666666666667">
            <text:p>63</text:p>
          </table:table-cell>
          <table:table-cell table:formula="of:=AVERAGE(['Raw Data'.E157];['Raw Data'.N157];['Raw Data'.W157])" office:value-type="float" office:value="189.666666666667">
            <text:p>190</text:p>
          </table:table-cell>
          <table:table-cell table:formula="of:=AVERAGE(['Raw Data'.F157];['Raw Data'.O157];['Raw Data'.X157])" office:value-type="float" office:value="156.666666666667">
            <text:p>157</text:p>
          </table:table-cell>
          <table:table-cell table:formula="of:=AVERAGE(['Raw Data'.G157];['Raw Data'.P157];['Raw Data'.Y157])" office:value-type="float" office:value="214">
            <text:p>214</text:p>
          </table:table-cell>
          <table:table-cell table:formula="of:=AVERAGE(['Raw Data'.H157];['Raw Data'.Q157];['Raw Data'.Z157])" office:value-type="float" office:value="185.666666666667">
            <text:p>186</text:p>
          </table:table-cell>
          <table:table-cell table:formula="of:=AVERAGE(['Raw Data'.I157];['Raw Data'.R157];['Raw Data'.AA157])" office:value-type="float" office:value="98">
            <text:p>98</text:p>
          </table:table-cell>
          <table:table-cell table:formula="of:=AVERAGE(['Raw Data'.J157];['Raw Data'.S157];['Raw Data'.AB157])" office:value-type="float" office:value="130.666666666667">
            <text:p>131</text:p>
          </table:table-cell>
          <table:table-cell table:formula="of:=AVERAGE(['Raw Data'.K157];['Raw Data'.T157];['Raw Data'.AC157])" office:value-type="float" office:value="79">
            <text:p>79</text:p>
          </table:table-cell>
        </table:table-row>
        <table:table-row table:style-name="ro1">
          <table:table-cell table:formula="of:=['Raw Data'.A158]" office:value-type="time" office:time-value="PT05H02M00S">
            <text:p>05:02:00</text:p>
          </table:table-cell>
          <table:table-cell table:formula="of:=AVERAGE(['Raw Data'.C158];['Raw Data'.L158];['Raw Data'.U158])" office:value-type="float" office:value="65.6666666666667">
            <text:p>66</text:p>
          </table:table-cell>
          <table:table-cell table:formula="of:=AVERAGE(['Raw Data'.D158];['Raw Data'.M158];['Raw Data'.V158])" office:value-type="float" office:value="58.6666666666667">
            <text:p>59</text:p>
          </table:table-cell>
          <table:table-cell table:formula="of:=AVERAGE(['Raw Data'.E158];['Raw Data'.N158];['Raw Data'.W158])" office:value-type="float" office:value="191">
            <text:p>191</text:p>
          </table:table-cell>
          <table:table-cell table:formula="of:=AVERAGE(['Raw Data'.F158];['Raw Data'.O158];['Raw Data'.X158])" office:value-type="float" office:value="160">
            <text:p>160</text:p>
          </table:table-cell>
          <table:table-cell table:formula="of:=AVERAGE(['Raw Data'.G158];['Raw Data'.P158];['Raw Data'.Y158])" office:value-type="float" office:value="203.333333333333">
            <text:p>203</text:p>
          </table:table-cell>
          <table:table-cell table:formula="of:=AVERAGE(['Raw Data'.H158];['Raw Data'.Q158];['Raw Data'.Z158])" office:value-type="float" office:value="194.333333333333">
            <text:p>194</text:p>
          </table:table-cell>
          <table:table-cell table:formula="of:=AVERAGE(['Raw Data'.I158];['Raw Data'.R158];['Raw Data'.AA158])" office:value-type="float" office:value="101.333333333333">
            <text:p>101</text:p>
          </table:table-cell>
          <table:table-cell table:formula="of:=AVERAGE(['Raw Data'.J158];['Raw Data'.S158];['Raw Data'.AB158])" office:value-type="float" office:value="133.333333333333">
            <text:p>133</text:p>
          </table:table-cell>
          <table:table-cell table:formula="of:=AVERAGE(['Raw Data'.K158];['Raw Data'.T158];['Raw Data'.AC158])" office:value-type="float" office:value="92.3333333333333">
            <text:p>92</text:p>
          </table:table-cell>
        </table:table-row>
        <table:table-row table:style-name="ro1">
          <table:table-cell table:formula="of:=['Raw Data'.A159]" office:value-type="time" office:time-value="PT05H04M00S">
            <text:p>05:04:00</text:p>
          </table:table-cell>
          <table:table-cell table:formula="of:=AVERAGE(['Raw Data'.C159];['Raw Data'.L159];['Raw Data'.U159])" office:value-type="float" office:value="62.3333333333333">
            <text:p>62</text:p>
          </table:table-cell>
          <table:table-cell table:formula="of:=AVERAGE(['Raw Data'.D159];['Raw Data'.M159];['Raw Data'.V159])" office:value-type="float" office:value="61.6666666666667">
            <text:p>62</text:p>
          </table:table-cell>
          <table:table-cell table:formula="of:=AVERAGE(['Raw Data'.E159];['Raw Data'.N159];['Raw Data'.W159])" office:value-type="float" office:value="193.333333333333">
            <text:p>193</text:p>
          </table:table-cell>
          <table:table-cell table:formula="of:=AVERAGE(['Raw Data'.F159];['Raw Data'.O159];['Raw Data'.X159])" office:value-type="float" office:value="155.333333333333">
            <text:p>155</text:p>
          </table:table-cell>
          <table:table-cell table:formula="of:=AVERAGE(['Raw Data'.G159];['Raw Data'.P159];['Raw Data'.Y159])" office:value-type="float" office:value="208.666666666667">
            <text:p>209</text:p>
          </table:table-cell>
          <table:table-cell table:formula="of:=AVERAGE(['Raw Data'.H159];['Raw Data'.Q159];['Raw Data'.Z159])" office:value-type="float" office:value="182.666666666667">
            <text:p>183</text:p>
          </table:table-cell>
          <table:table-cell table:formula="of:=AVERAGE(['Raw Data'.I159];['Raw Data'.R159];['Raw Data'.AA159])" office:value-type="float" office:value="93">
            <text:p>93</text:p>
          </table:table-cell>
          <table:table-cell table:formula="of:=AVERAGE(['Raw Data'.J159];['Raw Data'.S159];['Raw Data'.AB159])" office:value-type="float" office:value="134.666666666667">
            <text:p>135</text:p>
          </table:table-cell>
          <table:table-cell table:formula="of:=AVERAGE(['Raw Data'.K159];['Raw Data'.T159];['Raw Data'.AC159])" office:value-type="float" office:value="88">
            <text:p>88</text:p>
          </table:table-cell>
        </table:table-row>
        <table:table-row table:style-name="ro1">
          <table:table-cell table:formula="of:=['Raw Data'.A160]" office:value-type="time" office:time-value="PT05H06M00S">
            <text:p>05:06:00</text:p>
          </table:table-cell>
          <table:table-cell table:formula="of:=AVERAGE(['Raw Data'.C160];['Raw Data'.L160];['Raw Data'.U160])" office:value-type="float" office:value="59.3333333333333">
            <text:p>59</text:p>
          </table:table-cell>
          <table:table-cell table:formula="of:=AVERAGE(['Raw Data'.D160];['Raw Data'.M160];['Raw Data'.V160])" office:value-type="float" office:value="60.3333333333333">
            <text:p>60</text:p>
          </table:table-cell>
          <table:table-cell table:formula="of:=AVERAGE(['Raw Data'.E160];['Raw Data'.N160];['Raw Data'.W160])" office:value-type="float" office:value="182">
            <text:p>182</text:p>
          </table:table-cell>
          <table:table-cell table:formula="of:=AVERAGE(['Raw Data'.F160];['Raw Data'.O160];['Raw Data'.X160])" office:value-type="float" office:value="153">
            <text:p>153</text:p>
          </table:table-cell>
          <table:table-cell table:formula="of:=AVERAGE(['Raw Data'.G160];['Raw Data'.P160];['Raw Data'.Y160])" office:value-type="float" office:value="208.333333333333">
            <text:p>208</text:p>
          </table:table-cell>
          <table:table-cell table:formula="of:=AVERAGE(['Raw Data'.H160];['Raw Data'.Q160];['Raw Data'.Z160])" office:value-type="float" office:value="187.333333333333">
            <text:p>187</text:p>
          </table:table-cell>
          <table:table-cell table:formula="of:=AVERAGE(['Raw Data'.I160];['Raw Data'.R160];['Raw Data'.AA160])" office:value-type="float" office:value="98">
            <text:p>98</text:p>
          </table:table-cell>
          <table:table-cell table:formula="of:=AVERAGE(['Raw Data'.J160];['Raw Data'.S160];['Raw Data'.AB160])" office:value-type="float" office:value="137.666666666667">
            <text:p>138</text:p>
          </table:table-cell>
          <table:table-cell table:formula="of:=AVERAGE(['Raw Data'.K160];['Raw Data'.T160];['Raw Data'.AC160])" office:value-type="float" office:value="85">
            <text:p>85</text:p>
          </table:table-cell>
        </table:table-row>
        <table:table-row table:style-name="ro1">
          <table:table-cell table:formula="of:=['Raw Data'.A161]" office:value-type="time" office:time-value="PT05H08M00S">
            <text:p>05:08:00</text:p>
          </table:table-cell>
          <table:table-cell table:formula="of:=AVERAGE(['Raw Data'.C161];['Raw Data'.L161];['Raw Data'.U161])" office:value-type="float" office:value="58.6666666666667">
            <text:p>59</text:p>
          </table:table-cell>
          <table:table-cell table:formula="of:=AVERAGE(['Raw Data'.D161];['Raw Data'.M161];['Raw Data'.V161])" office:value-type="float" office:value="57.6666666666667">
            <text:p>58</text:p>
          </table:table-cell>
          <table:table-cell table:formula="of:=AVERAGE(['Raw Data'.E161];['Raw Data'.N161];['Raw Data'.W161])" office:value-type="float" office:value="190.666666666667">
            <text:p>191</text:p>
          </table:table-cell>
          <table:table-cell table:formula="of:=AVERAGE(['Raw Data'.F161];['Raw Data'.O161];['Raw Data'.X161])" office:value-type="float" office:value="159.666666666667">
            <text:p>160</text:p>
          </table:table-cell>
          <table:table-cell table:formula="of:=AVERAGE(['Raw Data'.G161];['Raw Data'.P161];['Raw Data'.Y161])" office:value-type="float" office:value="211">
            <text:p>211</text:p>
          </table:table-cell>
          <table:table-cell table:formula="of:=AVERAGE(['Raw Data'.H161];['Raw Data'.Q161];['Raw Data'.Z161])" office:value-type="float" office:value="181.333333333333">
            <text:p>181</text:p>
          </table:table-cell>
          <table:table-cell table:formula="of:=AVERAGE(['Raw Data'.I161];['Raw Data'.R161];['Raw Data'.AA161])" office:value-type="float" office:value="85.6666666666667">
            <text:p>86</text:p>
          </table:table-cell>
          <table:table-cell table:formula="of:=AVERAGE(['Raw Data'.J161];['Raw Data'.S161];['Raw Data'.AB161])" office:value-type="float" office:value="138">
            <text:p>138</text:p>
          </table:table-cell>
          <table:table-cell table:formula="of:=AVERAGE(['Raw Data'.K161];['Raw Data'.T161];['Raw Data'.AC161])" office:value-type="float" office:value="91">
            <text:p>91</text:p>
          </table:table-cell>
        </table:table-row>
        <table:table-row table:style-name="ro1">
          <table:table-cell table:formula="of:=['Raw Data'.A162]" office:value-type="time" office:time-value="PT05H10M00S">
            <text:p>05:10:00</text:p>
          </table:table-cell>
          <table:table-cell table:formula="of:=AVERAGE(['Raw Data'.C162];['Raw Data'.L162];['Raw Data'.U162])" office:value-type="float" office:value="59.6666666666667">
            <text:p>60</text:p>
          </table:table-cell>
          <table:table-cell table:formula="of:=AVERAGE(['Raw Data'.D162];['Raw Data'.M162];['Raw Data'.V162])" office:value-type="float" office:value="65.3333333333333">
            <text:p>65</text:p>
          </table:table-cell>
          <table:table-cell table:formula="of:=AVERAGE(['Raw Data'.E162];['Raw Data'.N162];['Raw Data'.W162])" office:value-type="float" office:value="186.666666666667">
            <text:p>187</text:p>
          </table:table-cell>
          <table:table-cell table:formula="of:=AVERAGE(['Raw Data'.F162];['Raw Data'.O162];['Raw Data'.X162])" office:value-type="float" office:value="155.666666666667">
            <text:p>156</text:p>
          </table:table-cell>
          <table:table-cell table:formula="of:=AVERAGE(['Raw Data'.G162];['Raw Data'.P162];['Raw Data'.Y162])" office:value-type="float" office:value="203">
            <text:p>203</text:p>
          </table:table-cell>
          <table:table-cell table:formula="of:=AVERAGE(['Raw Data'.H162];['Raw Data'.Q162];['Raw Data'.Z162])" office:value-type="float" office:value="169.333333333333">
            <text:p>169</text:p>
          </table:table-cell>
          <table:table-cell table:formula="of:=AVERAGE(['Raw Data'.I162];['Raw Data'.R162];['Raw Data'.AA162])" office:value-type="float" office:value="99.3333333333333">
            <text:p>99</text:p>
          </table:table-cell>
          <table:table-cell table:formula="of:=AVERAGE(['Raw Data'.J162];['Raw Data'.S162];['Raw Data'.AB162])" office:value-type="float" office:value="131">
            <text:p>131</text:p>
          </table:table-cell>
          <table:table-cell table:formula="of:=AVERAGE(['Raw Data'.K162];['Raw Data'.T162];['Raw Data'.AC162])" office:value-type="float" office:value="80.6666666666667">
            <text:p>81</text:p>
          </table:table-cell>
        </table:table-row>
        <table:table-row table:style-name="ro1">
          <table:table-cell table:formula="of:=['Raw Data'.A163]" office:value-type="time" office:time-value="PT05H12M00S">
            <text:p>05:12:00</text:p>
          </table:table-cell>
          <table:table-cell table:formula="of:=AVERAGE(['Raw Data'.C163];['Raw Data'.L163];['Raw Data'.U163])" office:value-type="float" office:value="62.3333333333333">
            <text:p>62</text:p>
          </table:table-cell>
          <table:table-cell table:formula="of:=AVERAGE(['Raw Data'.D163];['Raw Data'.M163];['Raw Data'.V163])" office:value-type="float" office:value="59.3333333333333">
            <text:p>59</text:p>
          </table:table-cell>
          <table:table-cell table:formula="of:=AVERAGE(['Raw Data'.E163];['Raw Data'.N163];['Raw Data'.W163])" office:value-type="float" office:value="185.666666666667">
            <text:p>186</text:p>
          </table:table-cell>
          <table:table-cell table:formula="of:=AVERAGE(['Raw Data'.F163];['Raw Data'.O163];['Raw Data'.X163])" office:value-type="float" office:value="155.333333333333">
            <text:p>155</text:p>
          </table:table-cell>
          <table:table-cell table:formula="of:=AVERAGE(['Raw Data'.G163];['Raw Data'.P163];['Raw Data'.Y163])" office:value-type="float" office:value="209">
            <text:p>209</text:p>
          </table:table-cell>
          <table:table-cell table:formula="of:=AVERAGE(['Raw Data'.H163];['Raw Data'.Q163];['Raw Data'.Z163])" office:value-type="float" office:value="176">
            <text:p>176</text:p>
          </table:table-cell>
          <table:table-cell table:formula="of:=AVERAGE(['Raw Data'.I163];['Raw Data'.R163];['Raw Data'.AA163])" office:value-type="float" office:value="92.6666666666667">
            <text:p>93</text:p>
          </table:table-cell>
          <table:table-cell table:formula="of:=AVERAGE(['Raw Data'.J163];['Raw Data'.S163];['Raw Data'.AB163])" office:value-type="float" office:value="131">
            <text:p>131</text:p>
          </table:table-cell>
          <table:table-cell table:formula="of:=AVERAGE(['Raw Data'.K163];['Raw Data'.T163];['Raw Data'.AC163])" office:value-type="float" office:value="89.6666666666667">
            <text:p>90</text:p>
          </table:table-cell>
        </table:table-row>
        <table:table-row table:style-name="ro1">
          <table:table-cell table:formula="of:=['Raw Data'.A164]" office:value-type="time" office:time-value="PT05H14M00S">
            <text:p>05:14:00</text:p>
          </table:table-cell>
          <table:table-cell table:formula="of:=AVERAGE(['Raw Data'.C164];['Raw Data'.L164];['Raw Data'.U164])" office:value-type="float" office:value="61.6666666666667">
            <text:p>62</text:p>
          </table:table-cell>
          <table:table-cell table:formula="of:=AVERAGE(['Raw Data'.D164];['Raw Data'.M164];['Raw Data'.V164])" office:value-type="float" office:value="61.6666666666667">
            <text:p>62</text:p>
          </table:table-cell>
          <table:table-cell table:formula="of:=AVERAGE(['Raw Data'.E164];['Raw Data'.N164];['Raw Data'.W164])" office:value-type="float" office:value="185.666666666667">
            <text:p>186</text:p>
          </table:table-cell>
          <table:table-cell table:formula="of:=AVERAGE(['Raw Data'.F164];['Raw Data'.O164];['Raw Data'.X164])" office:value-type="float" office:value="154.666666666667">
            <text:p>155</text:p>
          </table:table-cell>
          <table:table-cell table:formula="of:=AVERAGE(['Raw Data'.G164];['Raw Data'.P164];['Raw Data'.Y164])" office:value-type="float" office:value="213.333333333333">
            <text:p>213</text:p>
          </table:table-cell>
          <table:table-cell table:formula="of:=AVERAGE(['Raw Data'.H164];['Raw Data'.Q164];['Raw Data'.Z164])" office:value-type="float" office:value="176.333333333333">
            <text:p>176</text:p>
          </table:table-cell>
          <table:table-cell table:formula="of:=AVERAGE(['Raw Data'.I164];['Raw Data'.R164];['Raw Data'.AA164])" office:value-type="float" office:value="96.6666666666667">
            <text:p>97</text:p>
          </table:table-cell>
          <table:table-cell table:formula="of:=AVERAGE(['Raw Data'.J164];['Raw Data'.S164];['Raw Data'.AB164])" office:value-type="float" office:value="134.333333333333">
            <text:p>134</text:p>
          </table:table-cell>
          <table:table-cell table:formula="of:=AVERAGE(['Raw Data'.K164];['Raw Data'.T164];['Raw Data'.AC164])" office:value-type="float" office:value="87.6666666666667">
            <text:p>88</text:p>
          </table:table-cell>
        </table:table-row>
        <table:named-expressions/>
      </table:table>
      <table:table table:name="Graphs" table:style-name="ta3" table:print="false">
        <office:forms form:automatic-focus="false" form:apply-design-mode="false"/>
        <table:table-column table:style-name="co4" table:number-columns-repeated="8" table:default-cell-style-name="Default"/>
        <table:table-row table:style-name="ro1">
          <table:table-cell>
            <draw:frame table:end-cell-address="Graphs.H21" table:end-x="0.098in" table:end-y="0.0083in" draw:z-index="0" draw:style-name="gr1" draw:text-style-name="P1" svg:width="6.2988in" svg:height="3.5429in" svg:x="0.022in" svg:y="0.0213in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>
            <draw:frame table:end-cell-address="Graphs.O21" table:end-x="0.2079in" table:end-y="0.0819in" draw:z-index="1" draw:style-name="gr1" draw:text-style-name="P1" svg:width="6.2988in" svg:height="3.5429in" svg:x="0.1323in" svg:y="0.0949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named-expressions/>
      </table:table>
      <table:named-expressions>
        <table:named-expression table:name="MethodPointer1" table:base-cell-address="$Overview.$A$1" table:expression="296048048"/>
        <table:named-expression table:name="MethodPointer2" table:base-cell-address="$Overview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0">03/10/2020</text:date>, <text:time>17:3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te_20_1_20_-_20_Sheet1" style:display-name="PageStyle_Plate 1 - 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3-10T17:34:03.89</dc:date>
    <meta:editing-duration>PT10M39S</meta:editing-duration>
    <meta:editing-cycles>4</meta:editing-cycles>
    <meta:document-statistic meta:table-count="4" meta:cell-count="71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40">
      <style:chart-properties chart:display-label="true" chart:logarithmic="false" chart:interval-major="0.0416666666666667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up" chart:symbol-width="0.25cm" chart:symbol-height="0.25cm" chart:link-data-style-to-source="fals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4.332cm" svg:y="0.316cm" chart:style-name="ch2">
          <text:p>GV decomposition, scaffolds at 10nM</text:p>
        </chart:title>
        <chart:subtitle svg:x="6.064cm" svg:y="1.275cm" chart:style-name="ch3">
          <text:p>other strands at 20nM</text:p>
        </chart:subtitle>
        <chart:legend chart:legend-position="end" svg:x="11.25cm" svg:y="2.979cm" style:legend-expansion="high" chart:style-name="ch4"/>
        <chart:plot-area chart:style-name="ch5" chart:data-source-has-labels="both" svg:x="1.358cm" svg:y="2.318cm" svg:width="9.252cm" svg:height="5.494cm">
          <chartooo:coordinate-region svg:x="2.165cm" svg:y="2.53cm" svg:width="8.02cm" svg:height="4.609cm"/>
          <chart:axis chart:dimension="x" chart:name="primary-x" chart:style-name="ch6" chartooo:axis-type="auto">
            <chart:title svg:x="4.895cm" svg:y="7.993cm" chart:style-name="ch7">
              <text:p>Time (HH:MM)</text:p>
            </chart:title>
            <chart:categories table:cell-range-address="local-table.$A$2:.$A$159"/>
          </chart:axis>
          <chart:axis chart:dimension="y" chart:name="primary-y" chart:style-name="ch8">
            <chart:title svg:x="0.451cm" svg:y="5.585cm" chart:style-name="ch9">
              <text:p>Signal</text:p>
            </chart:title>
            <chart:grid chart:style-name="ch10" chart:class="major"/>
          </chart:axis>
          <chart:series chart:style-name="ch11" chart:values-cell-range-address="local-table.$C$2:.$C$159" chart:label-cell-address="local-table.$C$1" chart:class="chart:scatter">
            <chart:domain table:cell-range-address="local-table.$B$2:.$B$159"/>
            <chart:data-point chart:repeated="158"/>
          </chart:series>
          <chart:series chart:style-name="ch12" chart:values-cell-range-address="local-table.$D$2:.$D$159" chart:label-cell-address="local-table.$D$1" chart:class="chart:scatter">
            <chart:data-point chart:repeated="158"/>
          </chart:series>
          <chart:series chart:style-name="ch13" chart:values-cell-range-address="local-table.$E$2:.$E$159" chart:label-cell-address="local-table.$E$1" chart:class="chart:scatter">
            <chart:data-point chart:repeated="158"/>
          </chart:series>
          <chart:series chart:style-name="ch14" chart:values-cell-range-address="local-table.$F$2:.$F$159" chart:label-cell-address="local-table.$F$1" chart:class="chart:scatter">
            <chart:data-point chart:repeated="15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V1+V2 + staples</text:p>
              </table:table-cell>
              <table:table-cell office:value-type="string">
                <text:p>V1 + V2 + short scaffold</text:p>
              </table:table-cell>
              <table:table-cell office:value-type="string">
                <text:p>V1 + V2 + staples + short scaffold</text:p>
              </table:table-cell>
              <table:table-cell office:value-type="string">
                <text:p>V1 + V2 + staples + long scaff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08">
                <text:p>208</text:p>
              </table:table-cell>
              <table:table-cell office:value-type="float" office:value="169.666666666667">
                <text:p>169.666666666667</text:p>
              </table:table-cell>
              <table:table-cell office:value-type="float" office:value="220.333333333333">
                <text:p>220.333333333333</text:p>
              </table:table-cell>
              <table:table-cell office:value-type="float" office:value="189.333333333333">
                <text:p>189.3333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198">
                <text:p>198</text:p>
              </table:table-cell>
              <table:table-cell office:value-type="float" office:value="164.666666666667">
                <text:p>164.666666666667</text:p>
              </table:table-cell>
              <table:table-cell office:value-type="float" office:value="212">
                <text:p>21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195.666666666667">
                <text:p>195.666666666667</text:p>
              </table:table-cell>
              <table:table-cell office:value-type="float" office:value="160.333333333333">
                <text:p>160.333333333333</text:p>
              </table:table-cell>
              <table:table-cell office:value-type="float" office:value="211.666666666667">
                <text:p>211.66666666666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200.333333333333">
                <text:p>200.333333333333</text:p>
              </table:table-cell>
              <table:table-cell office:value-type="float" office:value="156.666666666667">
                <text:p>156.666666666667</text:p>
              </table:table-cell>
              <table:table-cell office:value-type="float" office:value="215.333333333333">
                <text:p>215.333333333333</text:p>
              </table:table-cell>
              <table:table-cell office:value-type="float" office:value="181.333333333333">
                <text:p>181.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193">
                <text:p>193</text:p>
              </table:table-cell>
              <table:table-cell office:value-type="float" office:value="162">
                <text:p>162</text:p>
              </table:table-cell>
              <table:table-cell office:value-type="float" office:value="205.666666666667">
                <text:p>205.6666666666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194.666666666667">
                <text:p>194.666666666667</text:p>
              </table:table-cell>
              <table:table-cell office:value-type="float" office:value="162">
                <text:p>162</text:p>
              </table:table-cell>
              <table:table-cell office:value-type="float" office:value="202.333333333333">
                <text:p>202.33333333333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197">
                <text:p>197</text:p>
              </table:table-cell>
              <table:table-cell office:value-type="float" office:value="158">
                <text:p>158</text:p>
              </table:table-cell>
              <table:table-cell office:value-type="float" office:value="209.666666666667">
                <text:p>209.66666666666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195">
                <text:p>195</text:p>
              </table:table-cell>
              <table:table-cell office:value-type="float" office:value="164.333333333333">
                <text:p>164.333333333333</text:p>
              </table:table-cell>
              <table:table-cell office:value-type="float" office:value="196">
                <text:p>19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193">
                <text:p>193</text:p>
              </table:table-cell>
              <table:table-cell office:value-type="float" office:value="166.333333333333">
                <text:p>166.333333333333</text:p>
              </table:table-cell>
              <table:table-cell office:value-type="float" office:value="195.666666666667">
                <text:p>195.66666666666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5">
                <text:p>0.0125</text:p>
              </table:table-cell>
              <table:table-cell office:value-type="float" office:value="192">
                <text:p>192</text:p>
              </table:table-cell>
              <table:table-cell office:value-type="float" office:value="143">
                <text:p>143</text:p>
              </table:table-cell>
              <table:table-cell office:value-type="float" office:value="199.666666666667">
                <text:p>199.66666666666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193.666666666667">
                <text:p>193.666666666667</text:p>
              </table:table-cell>
              <table:table-cell office:value-type="float" office:value="143.666666666667">
                <text:p>143.666666666667</text:p>
              </table:table-cell>
              <table:table-cell office:value-type="float" office:value="214.666666666667">
                <text:p>214.666666666667</text:p>
              </table:table-cell>
              <table:table-cell office:value-type="float" office:value="174.666666666667">
                <text:p>174.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191">
                <text:p>191</text:p>
              </table:table-cell>
              <table:table-cell office:value-type="float" office:value="154">
                <text:p>154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6">
                <text:p>156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181.333333333333">
                <text:p>181.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0555555555556">
                <text:p>0.0180555555555556</text:p>
              </table:table-cell>
              <table:table-cell office:value-type="float" office:value="197">
                <text:p>197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196">
                <text:p>196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4444444444444">
                <text:p>0.0194444444444444</text:p>
              </table:table-cell>
              <table:table-cell office:value-type="float" office:value="182">
                <text:p>182</text:p>
              </table:table-cell>
              <table:table-cell office:value-type="float" office:value="162.333333333333">
                <text:p>162.333333333333</text:p>
              </table:table-cell>
              <table:table-cell office:value-type="float" office:value="200.333333333333">
                <text:p>200.333333333333</text:p>
              </table:table-cell>
              <table:table-cell office:value-type="float" office:value="183.666666666667">
                <text:p>183.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207">
                <text:p>207</text:p>
              </table:table-cell>
              <table:table-cell office:value-type="float" office:value="179.333333333333">
                <text:p>179.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146.333333333333">
                <text:p>146.333333333333</text:p>
              </table:table-cell>
              <table:table-cell office:value-type="float" office:value="196.333333333333">
                <text:p>196.333333333333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36111111111111">
                <text:p>0.0236111111111111</text:p>
              </table:table-cell>
              <table:table-cell office:value-type="float" office:value="188">
                <text:p>188</text:p>
              </table:table-cell>
              <table:table-cell office:value-type="float" office:value="145">
                <text:p>145</text:p>
              </table:table-cell>
              <table:table-cell office:value-type="float" office:value="210">
                <text:p>210</text:p>
              </table:table-cell>
              <table:table-cell office:value-type="float" office:value="179.333333333333">
                <text:p>179.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">
                <text:p>0.025</text:p>
              </table:table-cell>
              <table:table-cell office:value-type="float" office:value="202">
                <text:p>202</text:p>
              </table:table-cell>
              <table:table-cell office:value-type="float" office:value="147">
                <text:p>147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176.333333333333">
                <text:p>176.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196">
                <text:p>196</text:p>
              </table:table-cell>
              <table:table-cell office:value-type="float" office:value="154.333333333333">
                <text:p>154.333333333333</text:p>
              </table:table-cell>
              <table:table-cell office:value-type="float" office:value="207">
                <text:p>207</text:p>
              </table:table-cell>
              <table:table-cell office:value-type="float" office:value="183.666666666667">
                <text:p>183.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191.333333333333">
                <text:p>191.333333333333</text:p>
              </table:table-cell>
              <table:table-cell office:value-type="float" office:value="164">
                <text:p>164</text:p>
              </table:table-cell>
              <table:table-cell office:value-type="float" office:value="206.666666666667">
                <text:p>206.66666666666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204.333333333333">
                <text:p>204.333333333333</text:p>
              </table:table-cell>
              <table:table-cell office:value-type="float" office:value="178.333333333333">
                <text:p>178.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5555555555556">
                <text:p>0.0305555555555556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204.333333333333">
                <text:p>204.333333333333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19444444444444">
                <text:p>0.031944444444444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212">
                <text:p>21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185.333333333333">
                <text:p>185.333333333333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1111111111111">
                <text:p>0.0361111111111111</text:p>
              </table:table-cell>
              <table:table-cell office:value-type="float" office:value="201.333333333333">
                <text:p>201.333333333333</text:p>
              </table:table-cell>
              <table:table-cell office:value-type="float" office:value="159">
                <text:p>159</text:p>
              </table:table-cell>
              <table:table-cell office:value-type="float" office:value="201">
                <text:p>201</text:p>
              </table:table-cell>
              <table:table-cell office:value-type="float" office:value="188.666666666667">
                <text:p>188.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5">
                <text:p>0.0375</text:p>
              </table:table-cell>
              <table:table-cell office:value-type="float" office:value="195.666666666667">
                <text:p>195.666666666667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8888888888889">
                <text:p>0.0388888888888889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215.666666666667">
                <text:p>215.6666666666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2777777777778">
                <text:p>0.0402777777777778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147.666666666667">
                <text:p>147.666666666667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208">
                <text:p>208</text:p>
              </table:table-cell>
              <table:table-cell office:value-type="float" office:value="147.333333333333">
                <text:p>147.333333333333</text:p>
              </table:table-cell>
              <table:table-cell office:value-type="float" office:value="193">
                <text:p>193</text:p>
              </table:table-cell>
              <table:table-cell office:value-type="float" office:value="174.666666666667">
                <text:p>174.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30555555555556">
                <text:p>0.0430555555555556</text:p>
              </table:table-cell>
              <table:table-cell office:value-type="float" office:value="191">
                <text:p>191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200">
                <text:p>200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205">
                <text:p>205</text:p>
              </table:table-cell>
              <table:table-cell office:value-type="float" office:value="180.666666666667">
                <text:p>180.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148.666666666667">
                <text:p>148.666666666667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79.333333333333">
                <text:p>179.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196.666666666667">
                <text:p>196.666666666667</text:p>
              </table:table-cell>
              <table:table-cell office:value-type="float" office:value="163.333333333333">
                <text:p>163.333333333333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85.333333333333">
                <text:p>185.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190">
                <text:p>190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209.333333333333">
                <text:p>209.333333333333</text:p>
              </table:table-cell>
              <table:table-cell office:value-type="float" office:value="180.333333333333">
                <text:p>180.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">
                <text:p>0.05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5">
                <text:p>155</text:p>
              </table:table-cell>
              <table:table-cell office:value-type="float" office:value="210.666666666667">
                <text:p>210.666666666667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13888888888889">
                <text:p>0.0513888888888889</text:p>
              </table:table-cell>
              <table:table-cell office:value-type="float" office:value="195">
                <text:p>195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201">
                <text:p>20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27777777777778">
                <text:p>0.0527777777777778</text:p>
              </table:table-cell>
              <table:table-cell office:value-type="float" office:value="206">
                <text:p>206</text:p>
              </table:table-cell>
              <table:table-cell office:value-type="float" office:value="155">
                <text:p>155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174.333333333333">
                <text:p>174.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196.666666666667">
                <text:p>196.666666666667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199.666666666667">
                <text:p>199.66666666666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192">
                <text:p>192</text:p>
              </table:table-cell>
              <table:table-cell office:value-type="float" office:value="146.333333333333">
                <text:p>146.333333333333</text:p>
              </table:table-cell>
              <table:table-cell office:value-type="float" office:value="211.666666666667">
                <text:p>211.666666666667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69444444444444">
                <text:p>0.0569444444444444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162">
                <text:p>162</text:p>
              </table:table-cell>
              <table:table-cell office:value-type="float" office:value="200">
                <text:p>2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149.666666666667">
                <text:p>149.666666666667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7222222222222">
                <text:p>0.0597222222222222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207.666666666667">
                <text:p>207.66666666666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154">
                <text:p>154</text:p>
              </table:table-cell>
              <table:table-cell office:value-type="float" office:value="200">
                <text:p>2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25">
                <text:p>0.0625</text:p>
              </table:table-cell>
              <table:table-cell office:value-type="float" office:value="187">
                <text:p>187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206.666666666667">
                <text:p>206.666666666667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38888888888889">
                <text:p>0.0638888888888889</text:p>
              </table:table-cell>
              <table:table-cell office:value-type="float" office:value="194">
                <text:p>194</text:p>
              </table:table-cell>
              <table:table-cell office:value-type="float" office:value="162.666666666667">
                <text:p>162.666666666667</text:p>
              </table:table-cell>
              <table:table-cell office:value-type="float" office:value="212">
                <text:p>212</text:p>
              </table:table-cell>
              <table:table-cell office:value-type="float" office:value="182.333333333333">
                <text:p>182.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2777777777778">
                <text:p>0.0652777777777778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186.666666666667">
                <text:p>186.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94">
                <text:p>194</text:p>
              </table:table-cell>
              <table:table-cell office:value-type="float" office:value="150.666666666667">
                <text:p>150.666666666667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185">
                <text:p>185</text:p>
              </table:table-cell>
              <table:table-cell office:value-type="float" office:value="148">
                <text:p>148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168.333333333333">
                <text:p>168.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63.333333333333">
                <text:p>163.333333333333</text:p>
              </table:table-cell>
              <table:table-cell office:value-type="float" office:value="213">
                <text:p>213</text:p>
              </table:table-cell>
              <table:table-cell office:value-type="float" office:value="176.333333333333">
                <text:p>176.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196.333333333333">
                <text:p>196.333333333333</text:p>
              </table:table-cell>
              <table:table-cell office:value-type="float" office:value="152.333333333333">
                <text:p>152.333333333333</text:p>
              </table:table-cell>
              <table:table-cell office:value-type="float" office:value="209.333333333333">
                <text:p>209.333333333333</text:p>
              </table:table-cell>
              <table:table-cell office:value-type="float" office:value="174.666666666667">
                <text:p>174.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8">
                <text:p>158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85.333333333333">
                <text:p>185.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36111111111111">
                <text:p>0.0736111111111111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154">
                <text:p>154</text:p>
              </table:table-cell>
              <table:table-cell office:value-type="float" office:value="204">
                <text:p>20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5">
                <text:p>0.075</text:p>
              </table:table-cell>
              <table:table-cell office:value-type="float" office:value="193.666666666667">
                <text:p>193.666666666667</text:p>
              </table:table-cell>
              <table:table-cell office:value-type="float" office:value="165.666666666667">
                <text:p>165.666666666667</text:p>
              </table:table-cell>
              <table:table-cell office:value-type="float" office:value="206">
                <text:p>206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187">
                <text:p>187</text:p>
              </table:table-cell>
              <table:table-cell office:value-type="float" office:value="159.666666666667">
                <text:p>159.666666666667</text:p>
              </table:table-cell>
              <table:table-cell office:value-type="float" office:value="208">
                <text:p>20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184">
                <text:p>184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204">
                <text:p>204</text:p>
              </table:table-cell>
              <table:table-cell office:value-type="float" office:value="179.333333333333">
                <text:p>179.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203">
                <text:p>203</text:p>
              </table:table-cell>
              <table:table-cell office:value-type="float" office:value="179.333333333333">
                <text:p>179.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05555555555556">
                <text:p>0.0805555555555556</text:p>
              </table:table-cell>
              <table:table-cell office:value-type="float" office:value="188">
                <text:p>188</text:p>
              </table:table-cell>
              <table:table-cell office:value-type="float" office:value="159">
                <text:p>159</text:p>
              </table:table-cell>
              <table:table-cell office:value-type="float" office:value="219.333333333333">
                <text:p>219.333333333333</text:p>
              </table:table-cell>
              <table:table-cell office:value-type="float" office:value="186.666666666667">
                <text:p>186.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19444444444444">
                <text:p>0.0819444444444444</text:p>
              </table:table-cell>
              <table:table-cell office:value-type="float" office:value="198.333333333333">
                <text:p>198.333333333333</text:p>
              </table:table-cell>
              <table:table-cell office:value-type="float" office:value="158.333333333333">
                <text:p>158.333333333333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200.333333333333">
                <text:p>200.333333333333</text:p>
              </table:table-cell>
              <table:table-cell office:value-type="float" office:value="161">
                <text:p>161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180.333333333333">
                <text:p>180.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47222222222222">
                <text:p>0.0847222222222222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212">
                <text:p>212</text:p>
              </table:table-cell>
              <table:table-cell office:value-type="float" office:value="173.666666666667">
                <text:p>173.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61111111111111">
                <text:p>0.0861111111111111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80.666666666667">
                <text:p>180.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75">
                <text:p>0.0875</text:p>
              </table:table-cell>
              <table:table-cell office:value-type="float" office:value="201">
                <text:p>201</text:p>
              </table:table-cell>
              <table:table-cell office:value-type="float" office:value="150">
                <text:p>150</text:p>
              </table:table-cell>
              <table:table-cell office:value-type="float" office:value="204.666666666667">
                <text:p>204.666666666667</text:p>
              </table:table-cell>
              <table:table-cell office:value-type="float" office:value="186.333333333333">
                <text:p>186.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50">
                <text:p>150</text:p>
              </table:table-cell>
              <table:table-cell office:value-type="float" office:value="216">
                <text:p>216</text:p>
              </table:table-cell>
              <table:table-cell office:value-type="float" office:value="186.666666666667">
                <text:p>186.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02777777777778">
                <text:p>0.0902777777777778</text:p>
              </table:table-cell>
              <table:table-cell office:value-type="float" office:value="188">
                <text:p>188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9">
                <text:p>209</text:p>
              </table:table-cell>
              <table:table-cell office:value-type="float" office:value="178.333333333333">
                <text:p>178.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6">
                <text:p>166</text:p>
              </table:table-cell>
              <table:table-cell office:value-type="float" office:value="213">
                <text:p>213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30555555555556">
                <text:p>0.0930555555555556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87.666666666667">
                <text:p>187.666666666667</text:p>
              </table:table-cell>
              <table:table-cell office:value-type="float" office:value="187.333333333333">
                <text:p>187.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44444444444444">
                <text:p>0.0944444444444444</text:p>
              </table:table-cell>
              <table:table-cell office:value-type="float" office:value="189">
                <text:p>189</text:p>
              </table:table-cell>
              <table:table-cell office:value-type="float" office:value="164.333333333333">
                <text:p>164.333333333333</text:p>
              </table:table-cell>
              <table:table-cell office:value-type="float" office:value="214.333333333333">
                <text:p>214.333333333333</text:p>
              </table:table-cell>
              <table:table-cell office:value-type="float" office:value="170.666666666667">
                <text:p>170.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6">
                <text:p>156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200.333333333333">
                <text:p>200.333333333333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210.333333333333">
                <text:p>210.333333333333</text:p>
              </table:table-cell>
              <table:table-cell office:value-type="float" office:value="185.666666666667">
                <text:p>185.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188">
                <text:p>188</text:p>
              </table:table-cell>
              <table:table-cell office:value-type="float" office:value="150.666666666667">
                <text:p>150.666666666667</text:p>
              </table:table-cell>
              <table:table-cell office:value-type="float" office:value="217.666666666667">
                <text:p>217.6666666666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  <table:table-cell office:value-type="float" office:value="188">
                <text:p>188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199.666666666667">
                <text:p>199.66666666666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1388888888889">
                <text:p>0.101388888888889</text:p>
              </table:table-cell>
              <table:table-cell office:value-type="float" office:value="191">
                <text:p>191</text:p>
              </table:table-cell>
              <table:table-cell office:value-type="float" office:value="156">
                <text:p>156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2777777777778">
                <text:p>0.102777777777778</text:p>
              </table:table-cell>
              <table:table-cell office:value-type="float" office:value="185">
                <text:p>185</text:p>
              </table:table-cell>
              <table:table-cell office:value-type="float" office:value="160.333333333333">
                <text:p>160.333333333333</text:p>
              </table:table-cell>
              <table:table-cell office:value-type="float" office:value="207.333333333333">
                <text:p>207.3333333333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61.666666666667">
                <text:p>161.666666666667</text:p>
              </table:table-cell>
              <table:table-cell office:value-type="float" office:value="201.333333333333">
                <text:p>201.333333333333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5555555555556">
                <text:p>0.105555555555556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  <table:table-cell office:value-type="float" office:value="196">
                <text:p>196</text:p>
              </table:table-cell>
              <table:table-cell office:value-type="float" office:value="181.333333333333">
                <text:p>181.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6944444444444">
                <text:p>0.106944444444444</text:p>
              </table:table-cell>
              <table:table-cell office:value-type="float" office:value="185">
                <text:p>185</text:p>
              </table:table-cell>
              <table:table-cell office:value-type="float" office:value="158">
                <text:p>158</text:p>
              </table:table-cell>
              <table:table-cell office:value-type="float" office:value="205.333333333333">
                <text:p>205.333333333333</text:p>
              </table:table-cell>
              <table:table-cell office:value-type="float" office:value="187.333333333333">
                <text:p>187.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205.333333333333">
                <text:p>205.333333333333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9722222222222">
                <text:p>0.109722222222222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159.666666666667">
                <text:p>159.666666666667</text:p>
              </table:table-cell>
              <table:table-cell office:value-type="float" office:value="202">
                <text:p>202</text:p>
              </table:table-cell>
              <table:table-cell office:value-type="float" office:value="185.666666666667">
                <text:p>185.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149">
                <text:p>149</text:p>
              </table:table-cell>
              <table:table-cell office:value-type="float" office:value="207.666666666667">
                <text:p>207.666666666667</text:p>
              </table:table-cell>
              <table:table-cell office:value-type="float" office:value="180.666666666667">
                <text:p>180.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25">
                <text:p>0.1125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146.333333333333">
                <text:p>146.333333333333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3888888888889">
                <text:p>0.113888888888889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150">
                <text:p>150</text:p>
              </table:table-cell>
              <table:table-cell office:value-type="float" office:value="200.333333333333">
                <text:p>200.333333333333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5277777777778">
                <text:p>0.115277777777778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56.333333333333">
                <text:p>156.333333333333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191">
                <text:p>191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194">
                <text:p>194</text:p>
              </table:table-cell>
              <table:table-cell office:value-type="float" office:value="142.333333333333">
                <text:p>142.333333333333</text:p>
              </table:table-cell>
              <table:table-cell office:value-type="float" office:value="196.333333333333">
                <text:p>196.333333333333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9444444444444">
                <text:p>0.119444444444444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54.333333333333">
                <text:p>154.333333333333</text:p>
              </table:table-cell>
              <table:table-cell office:value-type="float" office:value="207.333333333333">
                <text:p>207.333333333333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6.666666666667">
                <text:p>156.666666666667</text:p>
              </table:table-cell>
              <table:table-cell office:value-type="float" office:value="210.333333333333">
                <text:p>210.333333333333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2222222222222">
                <text:p>0.122222222222222</text:p>
              </table:table-cell>
              <table:table-cell office:value-type="float" office:value="204.666666666667">
                <text:p>204.666666666667</text:p>
              </table:table-cell>
              <table:table-cell office:value-type="float" office:value="141">
                <text:p>141</text:p>
              </table:table-cell>
              <table:table-cell office:value-type="float" office:value="191.333333333333">
                <text:p>191.333333333333</text:p>
              </table:table-cell>
              <table:table-cell office:value-type="float" office:value="193.666666666667">
                <text:p>193.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154.333333333333">
                <text:p>154.333333333333</text:p>
              </table:table-cell>
              <table:table-cell office:value-type="float" office:value="206">
                <text:p>206</text:p>
              </table:table-cell>
              <table:table-cell office:value-type="float" office:value="184.333333333333">
                <text:p>184.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5">
                <text:p>0.125</text:p>
              </table:table-cell>
              <table:table-cell office:value-type="float" office:value="188">
                <text:p>188</text:p>
              </table:table-cell>
              <table:table-cell office:value-type="float" office:value="154">
                <text:p>154</text:p>
              </table:table-cell>
              <table:table-cell office:value-type="float" office:value="207">
                <text:p>207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6388888888889">
                <text:p>0.126388888888889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215.666666666667">
                <text:p>215.666666666667</text:p>
              </table:table-cell>
              <table:table-cell office:value-type="float" office:value="180.333333333333">
                <text:p>180.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7777777777778">
                <text:p>0.127777777777778</text:p>
              </table:table-cell>
              <table:table-cell office:value-type="float" office:value="197.666666666667">
                <text:p>197.666666666667</text:p>
              </table:table-cell>
              <table:table-cell office:value-type="float" office:value="146">
                <text:p>146</text:p>
              </table:table-cell>
              <table:table-cell office:value-type="float" office:value="202.333333333333">
                <text:p>202.333333333333</text:p>
              </table:table-cell>
              <table:table-cell office:value-type="float" office:value="182.333333333333">
                <text:p>182.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188">
                <text:p>188</text:p>
              </table:table-cell>
              <table:table-cell office:value-type="float" office:value="156">
                <text:p>156</text:p>
              </table:table-cell>
              <table:table-cell office:value-type="float" office:value="207.666666666667">
                <text:p>207.66666666666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0555555555556">
                <text:p>0.130555555555556</text:p>
              </table:table-cell>
              <table:table-cell office:value-type="float" office:value="188">
                <text:p>188</text:p>
              </table:table-cell>
              <table:table-cell office:value-type="float" office:value="158">
                <text:p>158</text:p>
              </table:table-cell>
              <table:table-cell office:value-type="float" office:value="202.333333333333">
                <text:p>202.33333333333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201">
                <text:p>201</text:p>
              </table:table-cell>
              <table:table-cell office:value-type="float" office:value="153">
                <text:p>153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55.666666666667">
                <text:p>155.666666666667</text:p>
              </table:table-cell>
              <table:table-cell office:value-type="float" office:value="206.666666666667">
                <text:p>206.666666666667</text:p>
              </table:table-cell>
              <table:table-cell office:value-type="float" office:value="176.333333333333">
                <text:p>176.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4722222222222">
                <text:p>0.134722222222222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44.666666666667">
                <text:p>144.666666666667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189">
                <text:p>189</text:p>
              </table:table-cell>
              <table:table-cell office:value-type="float" office:value="155.666666666667">
                <text:p>155.666666666667</text:p>
              </table:table-cell>
              <table:table-cell office:value-type="float" office:value="205.666666666667">
                <text:p>205.666666666667</text:p>
              </table:table-cell>
              <table:table-cell office:value-type="float" office:value="185.666666666667">
                <text:p>185.666666666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375">
                <text:p>0.1375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193">
                <text:p>193</text:p>
              </table:table-cell>
              <table:table-cell office:value-type="float" office:value="171.333333333333">
                <text:p>171.3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199">
                <text:p>199</text:p>
              </table:table-cell>
              <table:table-cell office:value-type="float" office:value="180.333333333333">
                <text:p>180.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181">
                <text:p>181</text:p>
              </table:table-cell>
              <table:table-cell office:value-type="float" office:value="149.333333333333">
                <text:p>149.333333333333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196.333333333333">
                <text:p>196.333333333333</text:p>
              </table:table-cell>
              <table:table-cell office:value-type="float" office:value="152.333333333333">
                <text:p>152.333333333333</text:p>
              </table:table-cell>
              <table:table-cell office:value-type="float" office:value="202.333333333333">
                <text:p>202.33333333333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3055555555556">
                <text:p>0.143055555555556</text:p>
              </table:table-cell>
              <table:table-cell office:value-type="float" office:value="190">
                <text:p>190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199.666666666667">
                <text:p>199.666666666667</text:p>
              </table:table-cell>
              <table:table-cell office:value-type="float" office:value="189.666666666667">
                <text:p>189.666666666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162.666666666667">
                <text:p>162.666666666667</text:p>
              </table:table-cell>
              <table:table-cell office:value-type="float" office:value="193">
                <text:p>193</text:p>
              </table:table-cell>
              <table:table-cell office:value-type="float" office:value="192.333333333333">
                <text:p>192.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189">
                <text:p>189</text:p>
              </table:table-cell>
              <table:table-cell office:value-type="float" office:value="149">
                <text:p>149</text:p>
              </table:table-cell>
              <table:table-cell office:value-type="float" office:value="198.333333333333">
                <text:p>198.33333333333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47222222222222">
                <text:p>0.147222222222222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52.666666666667">
                <text:p>152.666666666667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8611111111111">
                <text:p>0.148611111111111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146.666666666667">
                <text:p>146.666666666667</text:p>
              </table:table-cell>
              <table:table-cell office:value-type="float" office:value="204">
                <text:p>204</text:p>
              </table:table-cell>
              <table:table-cell office:value-type="float" office:value="185.666666666667">
                <text:p>185.6666666666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">
                <text:p>0.15</text:p>
              </table:table-cell>
              <table:table-cell office:value-type="float" office:value="201.333333333333">
                <text:p>201.333333333333</text:p>
              </table:table-cell>
              <table:table-cell office:value-type="float" office:value="160">
                <text:p>160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170.666666666667">
                <text:p>170.66666666666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55.666666666667">
                <text:p>155.666666666667</text:p>
              </table:table-cell>
              <table:table-cell office:value-type="float" office:value="209.666666666667">
                <text:p>209.666666666667</text:p>
              </table:table-cell>
              <table:table-cell office:value-type="float" office:value="174.333333333333">
                <text:p>174.33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53.333333333333">
                <text:p>153.333333333333</text:p>
              </table:table-cell>
              <table:table-cell office:value-type="float" office:value="209.333333333333">
                <text:p>209.333333333333</text:p>
              </table:table-cell>
              <table:table-cell office:value-type="float" office:value="190.333333333333">
                <text:p>190.3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196">
                <text:p>196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191">
                <text:p>191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199">
                <text:p>199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6944444444444">
                <text:p>0.156944444444444</text:p>
              </table:table-cell>
              <table:table-cell office:value-type="float" office:value="193">
                <text:p>193</text:p>
              </table:table-cell>
              <table:table-cell office:value-type="float" office:value="156.333333333333">
                <text:p>156.333333333333</text:p>
              </table:table-cell>
              <table:table-cell office:value-type="float" office:value="192">
                <text:p>192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59.666666666667">
                <text:p>159.666666666667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196.666666666667">
                <text:p>196.666666666667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212.666666666667">
                <text:p>212.666666666667</text:p>
              </table:table-cell>
              <table:table-cell office:value-type="float" office:value="176.666666666667">
                <text:p>176.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1111111111111">
                <text:p>0.161111111111111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157.666666666667">
                <text:p>157.666666666667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25">
                <text:p>0.1625</text:p>
              </table:table-cell>
              <table:table-cell office:value-type="float" office:value="196">
                <text:p>196</text:p>
              </table:table-cell>
              <table:table-cell office:value-type="float" office:value="155">
                <text:p>155</text:p>
              </table:table-cell>
              <table:table-cell office:value-type="float" office:value="210.666666666667">
                <text:p>210.666666666667</text:p>
              </table:table-cell>
              <table:table-cell office:value-type="float" office:value="176.333333333333">
                <text:p>176.3333333333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3888888888889">
                <text:p>0.163888888888889</text:p>
              </table:table-cell>
              <table:table-cell office:value-type="float" office:value="192.333333333333">
                <text:p>192.333333333333</text:p>
              </table:table-cell>
              <table:table-cell office:value-type="float" office:value="158">
                <text:p>158</text:p>
              </table:table-cell>
              <table:table-cell office:value-type="float" office:value="206.666666666667">
                <text:p>206.666666666667</text:p>
              </table:table-cell>
              <table:table-cell office:value-type="float" office:value="182.333333333333">
                <text:p>182.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5277777777778">
                <text:p>0.165277777777778</text:p>
              </table:table-cell>
              <table:table-cell office:value-type="float" office:value="186.333333333333">
                <text:p>186.333333333333</text:p>
              </table:table-cell>
              <table:table-cell office:value-type="float" office:value="152.666666666667">
                <text:p>152.666666666667</text:p>
              </table:table-cell>
              <table:table-cell office:value-type="float" office:value="198">
                <text:p>198</text:p>
              </table:table-cell>
              <table:table-cell office:value-type="float" office:value="177.666666666667">
                <text:p>177.6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180.333333333333">
                <text:p>180.333333333333</text:p>
              </table:table-cell>
              <table:table-cell office:value-type="float" office:value="151">
                <text:p>151</text:p>
              </table:table-cell>
              <table:table-cell office:value-type="float" office:value="211">
                <text:p>21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149">
                <text:p>149</text:p>
              </table:table-cell>
              <table:table-cell office:value-type="float" office:value="198.666666666667">
                <text:p>198.666666666667</text:p>
              </table:table-cell>
              <table:table-cell office:value-type="float" office:value="176.666666666667">
                <text:p>176.6666666666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9444444444444">
                <text:p>0.169444444444444</text:p>
              </table:table-cell>
              <table:table-cell office:value-type="float" office:value="190.333333333333">
                <text:p>190.333333333333</text:p>
              </table:table-cell>
              <table:table-cell office:value-type="float" office:value="154.333333333333">
                <text:p>154.333333333333</text:p>
              </table:table-cell>
              <table:table-cell office:value-type="float" office:value="211.333333333333">
                <text:p>211.333333333333</text:p>
              </table:table-cell>
              <table:table-cell office:value-type="float" office:value="167.333333333333">
                <text:p>167.33333333333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202">
                <text:p>202</text:p>
              </table:table-cell>
              <table:table-cell office:value-type="float" office:value="150.666666666667">
                <text:p>150.666666666667</text:p>
              </table:table-cell>
              <table:table-cell office:value-type="float" office:value="206.333333333333">
                <text:p>206.333333333333</text:p>
              </table:table-cell>
              <table:table-cell office:value-type="float" office:value="180.333333333333">
                <text:p>180.3333333333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2222222222222">
                <text:p>0.172222222222222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60">
                <text:p>160</text:p>
              </table:table-cell>
              <table:table-cell office:value-type="float" office:value="207.333333333333">
                <text:p>207.33333333333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0.666666666667">
                <text:p>150.666666666667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85.666666666667">
                <text:p>185.6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75">
                <text:p>0.175</text:p>
              </table:table-cell>
              <table:table-cell office:value-type="float" office:value="193.666666666667">
                <text:p>193.666666666667</text:p>
              </table:table-cell>
              <table:table-cell office:value-type="float" office:value="156.333333333333">
                <text:p>156.333333333333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183.666666666667">
                <text:p>183.66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6388888888889">
                <text:p>0.176388888888889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58">
                <text:p>158</text:p>
              </table:table-cell>
              <table:table-cell office:value-type="float" office:value="197">
                <text:p>19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182.333333333333">
                <text:p>182.333333333333</text:p>
              </table:table-cell>
              <table:table-cell office:value-type="float" office:value="156.666666666667">
                <text:p>156.666666666667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198.333333333333">
                <text:p>198.333333333333</text:p>
              </table:table-cell>
              <table:table-cell office:value-type="float" office:value="159">
                <text:p>159</text:p>
              </table:table-cell>
              <table:table-cell office:value-type="float" office:value="204.333333333333">
                <text:p>204.333333333333</text:p>
              </table:table-cell>
              <table:table-cell office:value-type="float" office:value="184.333333333333">
                <text:p>184.3333333333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192">
                <text:p>192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196">
                <text:p>196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1944444444444">
                <text:p>0.181944444444444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151.333333333333">
                <text:p>151.333333333333</text:p>
              </table:table-cell>
              <table:table-cell office:value-type="float" office:value="196.333333333333">
                <text:p>196.333333333333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55.666666666667">
                <text:p>155.666666666667</text:p>
              </table:table-cell>
              <table:table-cell office:value-type="float" office:value="204">
                <text:p>204</text:p>
              </table:table-cell>
              <table:table-cell office:value-type="float" office:value="180.666666666667">
                <text:p>180.66666666666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84722222222222">
                <text:p>0.184722222222222</text:p>
              </table:table-cell>
              <table:table-cell office:value-type="float" office:value="189">
                <text:p>189</text:p>
              </table:table-cell>
              <table:table-cell office:value-type="float" office:value="164">
                <text:p>164</text:p>
              </table:table-cell>
              <table:table-cell office:value-type="float" office:value="204">
                <text:p>20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86111111111111">
                <text:p>0.186111111111111</text:p>
              </table:table-cell>
              <table:table-cell office:value-type="float" office:value="194">
                <text:p>194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206">
                <text:p>206</text:p>
              </table:table-cell>
              <table:table-cell office:value-type="float" office:value="175.333333333333">
                <text:p>175.3333333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875">
                <text:p>0.1875</text:p>
              </table:table-cell>
              <table:table-cell office:value-type="float" office:value="181.666666666667">
                <text:p>181.666666666667</text:p>
              </table:table-cell>
              <table:table-cell office:value-type="float" office:value="163">
                <text:p>163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181.666666666667">
                <text:p>181.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183.666666666667">
                <text:p>183.666666666667</text:p>
              </table:table-cell>
              <table:table-cell office:value-type="float" office:value="153">
                <text:p>153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78.666666666667">
                <text:p>178.6666666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0277777777778">
                <text:p>0.190277777777778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53">
                <text:p>153</text:p>
              </table:table-cell>
              <table:table-cell office:value-type="float" office:value="205">
                <text:p>205</text:p>
              </table:table-cell>
              <table:table-cell office:value-type="float" office:value="174.666666666667">
                <text:p>174.6666666666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195.333333333333">
                <text:p>195.333333333333</text:p>
              </table:table-cell>
              <table:table-cell office:value-type="float" office:value="158">
                <text:p>158</text:p>
              </table:table-cell>
              <table:table-cell office:value-type="float" office:value="200.333333333333">
                <text:p>200.333333333333</text:p>
              </table:table-cell>
              <table:table-cell office:value-type="float" office:value="168.333333333333">
                <text:p>168.333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191.333333333333">
                <text:p>191.333333333333</text:p>
              </table:table-cell>
              <table:table-cell office:value-type="float" office:value="155">
                <text:p>155</text:p>
              </table:table-cell>
              <table:table-cell office:value-type="float" office:value="205">
                <text:p>205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203.666666666667">
                <text:p>203.666666666667</text:p>
              </table:table-cell>
              <table:table-cell office:value-type="float" office:value="175.666666666667">
                <text:p>175.66666666666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197.333333333333">
                <text:p>197.333333333333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210">
                <text:p>210</text:p>
              </table:table-cell>
              <table:table-cell office:value-type="float" office:value="183.333333333333">
                <text:p>183.333333333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7222222222222">
                <text:p>0.197222222222222</text:p>
              </table:table-cell>
              <table:table-cell office:value-type="float" office:value="194.666666666667">
                <text:p>194.666666666667</text:p>
              </table:table-cell>
              <table:table-cell office:value-type="float" office:value="157.333333333333">
                <text:p>157.333333333333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8611111111111">
                <text:p>0.198611111111111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62.333333333333">
                <text:p>162.333333333333</text:p>
              </table:table-cell>
              <table:table-cell office:value-type="float" office:value="204">
                <text:p>204</text:p>
              </table:table-cell>
              <table:table-cell office:value-type="float" office:value="191.666666666667">
                <text:p>191.6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">
                <text:p>0.2</text:p>
              </table:table-cell>
              <table:table-cell office:value-type="float" office:value="188.666666666667">
                <text:p>188.666666666667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208">
                <text:p>208</text:p>
              </table:table-cell>
              <table:table-cell office:value-type="float" office:value="178.333333333333">
                <text:p>178.33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1388888888889">
                <text:p>0.201388888888889</text:p>
              </table:table-cell>
              <table:table-cell office:value-type="float" office:value="184.333333333333">
                <text:p>184.333333333333</text:p>
              </table:table-cell>
              <table:table-cell office:value-type="float" office:value="149">
                <text:p>149</text:p>
              </table:table-cell>
              <table:table-cell office:value-type="float" office:value="216">
                <text:p>216</text:p>
              </table:table-cell>
              <table:table-cell office:value-type="float" office:value="181.333333333333">
                <text:p>181.3333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196">
                <text:p>196</text:p>
              </table:table-cell>
              <table:table-cell office:value-type="float" office:value="153.666666666667">
                <text:p>153.666666666667</text:p>
              </table:table-cell>
              <table:table-cell office:value-type="float" office:value="218">
                <text:p>21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201.333333333333">
                <text:p>201.333333333333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05555555555556">
                <text:p>0.205555555555556</text:p>
              </table:table-cell>
              <table:table-cell office:value-type="float" office:value="191.666666666667">
                <text:p>191.666666666667</text:p>
              </table:table-cell>
              <table:table-cell office:value-type="float" office:value="151">
                <text:p>151</text:p>
              </table:table-cell>
              <table:table-cell office:value-type="float" office:value="204.333333333333">
                <text:p>204.333333333333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06944444444444">
                <text:p>0.206944444444444</text:p>
              </table:table-cell>
              <table:table-cell office:value-type="float" office:value="199.666666666667">
                <text:p>199.666666666667</text:p>
              </table:table-cell>
              <table:table-cell office:value-type="float" office:value="158.666666666667">
                <text:p>158.666666666667</text:p>
              </table:table-cell>
              <table:table-cell office:value-type="float" office:value="205.666666666667">
                <text:p>205.66666666666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89.666666666667">
                <text:p>189.666666666667</text:p>
              </table:table-cell>
              <table:table-cell office:value-type="float" office:value="156.666666666667">
                <text:p>156.666666666667</text:p>
              </table:table-cell>
              <table:table-cell office:value-type="float" office:value="214">
                <text:p>214</text:p>
              </table:table-cell>
              <table:table-cell office:value-type="float" office:value="185.666666666667">
                <text:p>185.6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9722222222222">
                <text:p>0.209722222222222</text:p>
              </table:table-cell>
              <table:table-cell office:value-type="float" office:value="191">
                <text:p>191</text:p>
              </table:table-cell>
              <table:table-cell office:value-type="float" office:value="160">
                <text:p>160</text:p>
              </table:table-cell>
              <table:table-cell office:value-type="float" office:value="203.333333333333">
                <text:p>203.333333333333</text:p>
              </table:table-cell>
              <table:table-cell office:value-type="float" office:value="194.333333333333">
                <text:p>194.33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11111111111111">
                <text:p>0.211111111111111</text:p>
              </table:table-cell>
              <table:table-cell office:value-type="float" office:value="193.333333333333">
                <text:p>193.333333333333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208.666666666667">
                <text:p>208.666666666667</text:p>
              </table:table-cell>
              <table:table-cell office:value-type="float" office:value="182.666666666667">
                <text:p>182.6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125">
                <text:p>0.2125</text:p>
              </table:table-cell>
              <table:table-cell office:value-type="float" office:value="182">
                <text:p>182</text:p>
              </table:table-cell>
              <table:table-cell office:value-type="float" office:value="153">
                <text:p>153</text:p>
              </table:table-cell>
              <table:table-cell office:value-type="float" office:value="208.333333333333">
                <text:p>208.333333333333</text:p>
              </table:table-cell>
              <table:table-cell office:value-type="float" office:value="187.333333333333">
                <text:p>187.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13888888888889">
                <text:p>0.213888888888889</text:p>
              </table:table-cell>
              <table:table-cell office:value-type="float" office:value="190.666666666667">
                <text:p>190.666666666667</text:p>
              </table:table-cell>
              <table:table-cell office:value-type="float" office:value="159.666666666667">
                <text:p>159.666666666667</text:p>
              </table:table-cell>
              <table:table-cell office:value-type="float" office:value="211">
                <text:p>211</text:p>
              </table:table-cell>
              <table:table-cell office:value-type="float" office:value="181.333333333333">
                <text:p>181.3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186.666666666667">
                <text:p>186.666666666667</text:p>
              </table:table-cell>
              <table:table-cell office:value-type="float" office:value="155.666666666667">
                <text:p>155.666666666667</text:p>
              </table:table-cell>
              <table:table-cell office:value-type="float" office:value="203">
                <text:p>203</text:p>
              </table:table-cell>
              <table:table-cell office:value-type="float" office:value="169.333333333333">
                <text:p>169.3333333333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209">
                <text:p>20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185.666666666667">
                <text:p>185.666666666667</text:p>
              </table:table-cell>
              <table:table-cell office:value-type="float" office:value="154.666666666667">
                <text:p>154.666666666667</text:p>
              </table:table-cell>
              <table:table-cell office:value-type="float" office:value="213.333333333333">
                <text:p>213.333333333333</text:p>
              </table:table-cell>
              <table:table-cell office:value-type="float" office:value="176.333333333333">
                <text:p>176.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fals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fals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5.39cm" svg:y="0.316cm" chart:style-name="ch2">
          <text:p>GH right staple experiment</text:p>
        </chart:title>
        <chart:subtitle svg:x="5.046cm" svg:y="1.275cm" chart:style-name="ch3">
          <text:p>scaffold at 10nM, strands at 20nM</text:p>
        </chart:subtitle>
        <chart:legend chart:legend-position="end" svg:x="10.615cm" svg:y="3.241cm" style:legend-expansion="high" chart:style-name="ch4"/>
        <chart:plot-area chart:style-name="ch5" chart:data-source-has-labels="both" svg:x="1.358cm" svg:y="2.318cm" svg:width="8.617cm" svg:height="5.494cm">
          <chartooo:coordinate-region svg:x="2.165cm" svg:y="2.53cm" svg:width="7.478cm" svg:height="4.609cm"/>
          <chart:axis chart:dimension="x" chart:name="primary-x" chart:style-name="ch6" chartooo:axis-type="auto">
            <chart:title svg:x="4.577cm" svg:y="7.993cm" chart:style-name="ch7">
              <text:p>Time (HH:MM)</text:p>
            </chart:title>
            <chart:categories table:cell-range-address="local-table.$A$2:.$A$159"/>
          </chart:axis>
          <chart:axis chart:dimension="y" chart:name="primary-y" chart:style-name="ch6">
            <chart:title svg:x="0.451cm" svg:y="5.585cm" chart:style-name="ch8">
              <text:p>Signal</text:p>
            </chart:title>
            <chart:grid chart:style-name="ch9" chart:class="major"/>
          </chart:axis>
          <chart:series chart:style-name="ch10" chart:values-cell-range-address="local-table.$C$2:.$C$159" chart:label-cell-address="local-table.$C$1" chart:class="chart:scatter">
            <chart:domain table:cell-range-address="local-table.$B$2:.$B$159"/>
            <chart:data-point chart:repeated="158"/>
          </chart:series>
          <chart:series chart:style-name="ch11" chart:values-cell-range-address="local-table.$D$2:.$D$159" chart:label-cell-address="local-table.$D$1" chart:class="chart:scatter">
            <chart:data-point chart:repeated="158"/>
          </chart:series>
          <chart:series chart:style-name="ch12" chart:values-cell-range-address="local-table.$E$2:.$E$159" chart:label-cell-address="local-table.$E$1" chart:class="chart:scatter">
            <chart:data-point chart:repeated="15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H1+H2 + left staple</text:p>
              </table:table-cell>
              <table:table-cell office:value-type="string">
                <text:p>H1 + H2 + left staple + long scaffold</text:p>
              </table:table-cell>
              <table:table-cell office:value-type="string">
                <text:p>H1 + H2 + both staples + long scaffol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98">
                <text:p>98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93">
                <text:p>93</text:p>
              </table:table-cell>
              <table:table-cell office:value-type="float" office:value="125.666666666667">
                <text:p>125.6666666666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125.666666666667">
                <text:p>125.666666666667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694444444444444">
                <text:p>0.00694444444444444</text:p>
              </table:table-cell>
              <table:table-cell office:value-type="float" office:value="102">
                <text:p>102</text:p>
              </table:table-cell>
              <table:table-cell office:value-type="float" office:value="131">
                <text:p>13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33333333333333">
                <text:p>0.00833333333333333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117.666666666667">
                <text:p>117.666666666667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72222222222222">
                <text:p>0.00972222222222222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17.333333333333">
                <text:p>117.333333333333</text:p>
              </table:table-cell>
              <table:table-cell office:value-type="float" office:value="84.3333333333333">
                <text:p>84.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11111111111111">
                <text:p>0.0111111111111111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25">
                <text:p>0.0125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8888888888889">
                <text:p>0.0138888888888889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2777777777778">
                <text:p>0.0152777777777778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130">
                <text:p>13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94">
                <text:p>94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83.6666666666667">
                <text:p>83.6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80555555555556">
                <text:p>0.0180555555555556</text:p>
              </table:table-cell>
              <table:table-cell office:value-type="float" office:value="97">
                <text:p>97</text:p>
              </table:table-cell>
              <table:table-cell office:value-type="float" office:value="123">
                <text:p>123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94444444444444">
                <text:p>0.0194444444444444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84.3333333333333">
                <text:p>84.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8333333333333">
                <text:p>0.0208333333333333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117.666666666667">
                <text:p>117.666666666667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2222222222222">
                <text:p>0.0222222222222222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132">
                <text:p>13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36111111111111">
                <text:p>0.0236111111111111</text:p>
              </table:table-cell>
              <table:table-cell office:value-type="float" office:value="95">
                <text:p>95</text:p>
              </table:table-cell>
              <table:table-cell office:value-type="float" office:value="126.666666666667">
                <text:p>126.666666666667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5">
                <text:p>0.025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263888888888889">
                <text:p>0.0263888888888889</text:p>
              </table:table-cell>
              <table:table-cell office:value-type="float" office:value="93">
                <text:p>93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91666666666667">
                <text:p>0.0291666666666667</text:p>
              </table:table-cell>
              <table:table-cell office:value-type="float" office:value="95">
                <text:p>95</text:p>
              </table:table-cell>
              <table:table-cell office:value-type="float" office:value="134">
                <text:p>1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5555555555556">
                <text:p>0.0305555555555556</text:p>
              </table:table-cell>
              <table:table-cell office:value-type="float" office:value="100">
                <text:p>100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19444444444444">
                <text:p>0.0319444444444444</text:p>
              </table:table-cell>
              <table:table-cell office:value-type="float" office:value="100">
                <text:p>100</text:p>
              </table:table-cell>
              <table:table-cell office:value-type="float" office:value="119">
                <text:p>119</text:p>
              </table:table-cell>
              <table:table-cell office:value-type="float" office:value="76.6666666666667">
                <text:p>76.6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97">
                <text:p>97</text:p>
              </table:table-cell>
              <table:table-cell office:value-type="float" office:value="123.666666666667">
                <text:p>123.666666666667</text:p>
              </table:table-cell>
              <table:table-cell office:value-type="float" office:value="75.3333333333333">
                <text:p>75.33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47222222222222">
                <text:p>0.0347222222222222</text:p>
              </table:table-cell>
              <table:table-cell office:value-type="float" office:value="93">
                <text:p>93</text:p>
              </table:table-cell>
              <table:table-cell office:value-type="float" office:value="124">
                <text:p>124</text:p>
              </table:table-cell>
              <table:table-cell office:value-type="float" office:value="74.3333333333333">
                <text:p>74.33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1111111111111">
                <text:p>0.0361111111111111</text:p>
              </table:table-cell>
              <table:table-cell office:value-type="float" office:value="99">
                <text:p>99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75">
                <text:p>0.0375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23">
                <text:p>12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88888888888889">
                <text:p>0.0388888888888889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2777777777778">
                <text:p>0.0402777777777778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16666666666667">
                <text:p>0.0416666666666667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30555555555556">
                <text:p>0.0430555555555556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23">
                <text:p>123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58333333333333">
                <text:p>0.0458333333333333</text:p>
              </table:table-cell>
              <table:table-cell office:value-type="float" office:value="94">
                <text:p>94</text:p>
              </table:table-cell>
              <table:table-cell office:value-type="float" office:value="123.333333333333">
                <text:p>123.3333333333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72222222222222">
                <text:p>0.0472222222222222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84.6666666666667">
                <text:p>84.66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86111111111111">
                <text:p>0.0486111111111111</text:p>
              </table:table-cell>
              <table:table-cell office:value-type="float" office:value="102.333333333333">
                <text:p>102.333333333333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">
                <text:p>0.05</text:p>
              </table:table-cell>
              <table:table-cell office:value-type="float" office:value="96">
                <text:p>96</text:p>
              </table:table-cell>
              <table:table-cell office:value-type="float" office:value="126">
                <text:p>126</text:p>
              </table:table-cell>
              <table:table-cell office:value-type="float" office:value="94.6666666666667">
                <text:p>94.6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13888888888889">
                <text:p>0.0513888888888889</text:p>
              </table:table-cell>
              <table:table-cell office:value-type="float" office:value="87.3333333333333">
                <text:p>87.3333333333333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27777777777778">
                <text:p>0.0527777777777778</text:p>
              </table:table-cell>
              <table:table-cell office:value-type="float" office:value="96">
                <text:p>96</text:p>
              </table:table-cell>
              <table:table-cell office:value-type="float" office:value="128">
                <text:p>128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41666666666667">
                <text:p>0.0541666666666667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99">
                <text:p>99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79.3333333333333">
                <text:p>79.3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69444444444444">
                <text:p>0.056944444444444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127">
                <text:p>12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83333333333333">
                <text:p>0.058333333333333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97222222222222">
                <text:p>0.0597222222222222</text:p>
              </table:table-cell>
              <table:table-cell office:value-type="float" office:value="90.6666666666667">
                <text:p>90.6666666666667</text:p>
              </table:table-cell>
              <table:table-cell office:value-type="float" office:value="132">
                <text:p>132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11111111111111">
                <text:p>0.0611111111111111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27">
                <text:p>127</text:p>
              </table:table-cell>
              <table:table-cell office:value-type="float" office:value="82.6666666666667">
                <text:p>82.6666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25">
                <text:p>0.0625</text:p>
              </table:table-cell>
              <table:table-cell office:value-type="float" office:value="97">
                <text:p>97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82.3333333333333">
                <text:p>82.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38888888888889">
                <text:p>0.0638888888888889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52777777777778">
                <text:p>0.0652777777777778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129">
                <text:p>12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30">
                <text:p>1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80555555555555">
                <text:p>0.0680555555555555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94444444444444">
                <text:p>0.0694444444444444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08333333333333">
                <text:p>0.0708333333333333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82.3333333333333">
                <text:p>82.33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22222222222222">
                <text:p>0.0722222222222222</text:p>
              </table:table-cell>
              <table:table-cell office:value-type="float" office:value="88">
                <text:p>88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736111111111111">
                <text:p>0.0736111111111111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134.666666666667">
                <text:p>134.6666666666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75">
                <text:p>0.075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763888888888889">
                <text:p>0.0763888888888889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126.666666666667">
                <text:p>126.6666666666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91666666666667">
                <text:p>0.0791666666666667</text:p>
              </table:table-cell>
              <table:table-cell office:value-type="float" office:value="104">
                <text:p>104</text:p>
              </table:table-cell>
              <table:table-cell office:value-type="float" office:value="131">
                <text:p>131</text:p>
              </table:table-cell>
              <table:table-cell office:value-type="float" office:value="91.3333333333333">
                <text:p>91.3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05555555555556">
                <text:p>0.0805555555555556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19444444444444">
                <text:p>0.0819444444444444</text:p>
              </table:table-cell>
              <table:table-cell office:value-type="float" office:value="99.6666666666667">
                <text:p>99.6666666666667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96">
                <text:p>96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847222222222222">
                <text:p>0.0847222222222222</text:p>
              </table:table-cell>
              <table:table-cell office:value-type="float" office:value="87.6666666666667">
                <text:p>87.6666666666667</text:p>
              </table:table-cell>
              <table:table-cell office:value-type="float" office:value="120.333333333333">
                <text:p>120.333333333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861111111111111">
                <text:p>0.0861111111111111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875">
                <text:p>0.0875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27">
                <text:p>127</text:p>
              </table:table-cell>
              <table:table-cell office:value-type="float" office:value="88.3333333333333">
                <text:p>88.3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888888888888889">
                <text:p>0.0888888888888889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902777777777778">
                <text:p>0.0902777777777778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916666666666667">
                <text:p>0.0916666666666667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129">
                <text:p>129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930555555555556">
                <text:p>0.0930555555555556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140">
                <text:p>140</text:p>
              </table:table-cell>
              <table:table-cell office:value-type="float" office:value="88.3333333333333">
                <text:p>88.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944444444444444">
                <text:p>0.0944444444444444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24">
                <text:p>1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958333333333333">
                <text:p>0.0958333333333333</text:p>
              </table:table-cell>
              <table:table-cell office:value-type="float" office:value="87.3333333333333">
                <text:p>87.3333333333333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972222222222222">
                <text:p>0.0972222222222222</text:p>
              </table:table-cell>
              <table:table-cell office:value-type="float" office:value="101.666666666667">
                <text:p>101.666666666667</text:p>
              </table:table-cell>
              <table:table-cell office:value-type="float" office:value="126">
                <text:p>126</text:p>
              </table:table-cell>
              <table:table-cell office:value-type="float" office:value="79.6666666666667">
                <text:p>79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986111111111111">
                <text:p>0.0986111111111111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77.3333333333333">
                <text:p>77.3333333333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">
                <text:p>0.1</text:p>
              </table:table-cell>
              <table:table-cell office:value-type="float" office:value="105">
                <text:p>105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01388888888889">
                <text:p>0.101388888888889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35.333333333333">
                <text:p>135.333333333333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02777777777778">
                <text:p>0.102777777777778</text:p>
              </table:table-cell>
              <table:table-cell office:value-type="float" office:value="93">
                <text:p>93</text:p>
              </table:table-cell>
              <table:table-cell office:value-type="float" office:value="136.333333333333">
                <text:p>136.3333333333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4166666666667">
                <text:p>0.104166666666667</text:p>
              </table:table-cell>
              <table:table-cell office:value-type="float" office:value="105">
                <text:p>105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05555555555556">
                <text:p>0.105555555555556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6944444444444">
                <text:p>0.106944444444444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138.666666666667">
                <text:p>138.666666666667</text:p>
              </table:table-cell>
              <table:table-cell office:value-type="float" office:value="82.3333333333333">
                <text:p>82.33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8333333333333">
                <text:p>0.108333333333333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135.666666666667">
                <text:p>135.666666666667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09722222222222">
                <text:p>0.109722222222222</text:p>
              </table:table-cell>
              <table:table-cell office:value-type="float" office:value="92">
                <text:p>92</text:p>
              </table:table-cell>
              <table:table-cell office:value-type="float" office:value="133">
                <text:p>1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97.6666666666667">
                <text:p>97.6666666666667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80.3333333333333">
                <text:p>80.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25">
                <text:p>0.1125</text:p>
              </table:table-cell>
              <table:table-cell office:value-type="float" office:value="108.333333333333">
                <text:p>108.333333333333</text:p>
              </table:table-cell>
              <table:table-cell office:value-type="float" office:value="126">
                <text:p>126</text:p>
              </table:table-cell>
              <table:table-cell office:value-type="float" office:value="84.6666666666667">
                <text:p>84.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13888888888889">
                <text:p>0.113888888888889</text:p>
              </table:table-cell>
              <table:table-cell office:value-type="float" office:value="98">
                <text:p>98</text:p>
              </table:table-cell>
              <table:table-cell office:value-type="float" office:value="118.333333333333">
                <text:p>118.333333333333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15277777777778">
                <text:p>0.115277777777778</text:p>
              </table:table-cell>
              <table:table-cell office:value-type="float" office:value="97">
                <text:p>97</text:p>
              </table:table-cell>
              <table:table-cell office:value-type="float" office:value="133.666666666667">
                <text:p>133.666666666667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16666666666667">
                <text:p>0.116666666666667</text:p>
              </table:table-cell>
              <table:table-cell office:value-type="float" office:value="95">
                <text:p>95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83.6666666666667">
                <text:p>83.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18055555555556">
                <text:p>0.118055555555556</text:p>
              </table:table-cell>
              <table:table-cell office:value-type="float" office:value="97">
                <text:p>97</text:p>
              </table:table-cell>
              <table:table-cell office:value-type="float" office:value="127">
                <text:p>127</text:p>
              </table:table-cell>
              <table:table-cell office:value-type="float" office:value="86.6666666666667">
                <text:p>86.6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19444444444444">
                <text:p>0.119444444444444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131.333333333333">
                <text:p>131.333333333333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20833333333333">
                <text:p>0.120833333333333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129">
                <text:p>1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22222222222222">
                <text:p>0.122222222222222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82.6666666666667">
                <text:p>82.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23611111111111">
                <text:p>0.123611111111111</text:p>
              </table:table-cell>
              <table:table-cell office:value-type="float" office:value="99">
                <text:p>99</text:p>
              </table:table-cell>
              <table:table-cell office:value-type="float" office:value="132">
                <text:p>132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25">
                <text:p>0.125</text:p>
              </table:table-cell>
              <table:table-cell office:value-type="float" office:value="90.3333333333333">
                <text:p>90.3333333333333</text:p>
              </table:table-cell>
              <table:table-cell office:value-type="float" office:value="127">
                <text:p>127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26388888888889">
                <text:p>0.126388888888889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125">
                <text:p>12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27777777777778">
                <text:p>0.127777777777778</text:p>
              </table:table-cell>
              <table:table-cell office:value-type="float" office:value="96">
                <text:p>96</text:p>
              </table:table-cell>
              <table:table-cell office:value-type="float" office:value="135">
                <text:p>1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29166666666667">
                <text:p>0.129166666666667</text:p>
              </table:table-cell>
              <table:table-cell office:value-type="float" office:value="100">
                <text:p>100</text:p>
              </table:table-cell>
              <table:table-cell office:value-type="float" office:value="124">
                <text:p>12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30555555555556">
                <text:p>0.130555555555556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134.666666666667">
                <text:p>134.666666666667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31944444444444">
                <text:p>0.131944444444444</text:p>
              </table:table-cell>
              <table:table-cell office:value-type="float" office:value="100.666666666667">
                <text:p>100.666666666667</text:p>
              </table:table-cell>
              <table:table-cell office:value-type="float" office:value="128">
                <text:p>128</text:p>
              </table:table-cell>
              <table:table-cell office:value-type="float" office:value="91.3333333333333">
                <text:p>91.33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98">
                <text:p>98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1.6666666666667">
                <text:p>81.6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4722222222222">
                <text:p>0.134722222222222</text:p>
              </table:table-cell>
              <table:table-cell office:value-type="float" office:value="97">
                <text:p>97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6111111111111">
                <text:p>0.136111111111111</text:p>
              </table:table-cell>
              <table:table-cell office:value-type="float" office:value="100">
                <text:p>100</text:p>
              </table:table-cell>
              <table:table-cell office:value-type="float" office:value="137.666666666667">
                <text:p>137.666666666667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375">
                <text:p>0.137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27">
                <text:p>127</text:p>
              </table:table-cell>
              <table:table-cell office:value-type="float" office:value="84.3333333333333">
                <text:p>84.333333333333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38888888888889">
                <text:p>0.138888888888889</text:p>
              </table:table-cell>
              <table:table-cell office:value-type="float" office:value="102.666666666667">
                <text:p>102.666666666667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6.3333333333333">
                <text:p>86.33333333333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40277777777778">
                <text:p>0.140277777777778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130">
                <text:p>130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1666666666667">
                <text:p>0.141666666666667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34.333333333333">
                <text:p>134.333333333333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3055555555556">
                <text:p>0.143055555555556</text:p>
              </table:table-cell>
              <table:table-cell office:value-type="float" office:value="100">
                <text:p>100</text:p>
              </table:table-cell>
              <table:table-cell office:value-type="float" office:value="130">
                <text:p>1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4444444444444">
                <text:p>0.144444444444444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123">
                <text:p>123</text:p>
              </table:table-cell>
              <table:table-cell office:value-type="float" office:value="91.3333333333333">
                <text:p>91.33333333333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5833333333333">
                <text:p>0.145833333333333</text:p>
              </table:table-cell>
              <table:table-cell office:value-type="float" office:value="97">
                <text:p>97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85.3333333333333">
                <text:p>85.333333333333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47222222222222">
                <text:p>0.147222222222222</text:p>
              </table:table-cell>
              <table:table-cell office:value-type="float" office:value="95">
                <text:p>95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48611111111111">
                <text:p>0.148611111111111</text:p>
              </table:table-cell>
              <table:table-cell office:value-type="float" office:value="92.3333333333333">
                <text:p>92.3333333333333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5">
                <text:p>0.15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44.333333333333">
                <text:p>144.333333333333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51388888888889">
                <text:p>0.151388888888889</text:p>
              </table:table-cell>
              <table:table-cell office:value-type="float" office:value="98">
                <text:p>98</text:p>
              </table:table-cell>
              <table:table-cell office:value-type="float" office:value="136">
                <text:p>136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103.666666666667">
                <text:p>103.666666666667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54166666666667">
                <text:p>0.154166666666667</text:p>
              </table:table-cell>
              <table:table-cell office:value-type="float" office:value="98">
                <text:p>98</text:p>
              </table:table-cell>
              <table:table-cell office:value-type="float" office:value="140.333333333333">
                <text:p>140.3333333333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55555555555556">
                <text:p>0.155555555555556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127">
                <text:p>127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56944444444444">
                <text:p>0.156944444444444</text:p>
              </table:table-cell>
              <table:table-cell office:value-type="float" office:value="93">
                <text:p>93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58333333333333">
                <text:p>0.158333333333333</text:p>
              </table:table-cell>
              <table:table-cell office:value-type="float" office:value="95">
                <text:p>95</text:p>
              </table:table-cell>
              <table:table-cell office:value-type="float" office:value="127.666666666667">
                <text:p>127.666666666667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59722222222222">
                <text:p>0.159722222222222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32.666666666667">
                <text:p>132.666666666667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61111111111111">
                <text:p>0.161111111111111</text:p>
              </table:table-cell>
              <table:table-cell office:value-type="float" office:value="100">
                <text:p>100</text:p>
              </table:table-cell>
              <table:table-cell office:value-type="float" office:value="124.333333333333">
                <text:p>124.333333333333</text:p>
              </table:table-cell>
              <table:table-cell office:value-type="float" office:value="87.3333333333333">
                <text:p>87.33333333333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625">
                <text:p>0.1625</text:p>
              </table:table-cell>
              <table:table-cell office:value-type="float" office:value="99">
                <text:p>99</text:p>
              </table:table-cell>
              <table:table-cell office:value-type="float" office:value="128">
                <text:p>128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63888888888889">
                <text:p>0.163888888888889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78.3333333333333">
                <text:p>78.33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5277777777778">
                <text:p>0.165277777777778</text:p>
              </table:table-cell>
              <table:table-cell office:value-type="float" office:value="97">
                <text:p>97</text:p>
              </table:table-cell>
              <table:table-cell office:value-type="float" office:value="126">
                <text:p>126</text:p>
              </table:table-cell>
              <table:table-cell office:value-type="float" office:value="93.6666666666667">
                <text:p>93.66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97">
                <text:p>97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68055555555556">
                <text:p>0.168055555555556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135.666666666667">
                <text:p>135.6666666666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69444444444444">
                <text:p>0.169444444444444</text:p>
              </table:table-cell>
              <table:table-cell office:value-type="float" office:value="87.3333333333333">
                <text:p>87.3333333333333</text:p>
              </table:table-cell>
              <table:table-cell office:value-type="float" office:value="139.666666666667">
                <text:p>139.666666666667</text:p>
              </table:table-cell>
              <table:table-cell office:value-type="float" office:value="82.6666666666667">
                <text:p>82.66666666666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70833333333333">
                <text:p>0.170833333333333</text:p>
              </table:table-cell>
              <table:table-cell office:value-type="float" office:value="93.6666666666667">
                <text:p>93.6666666666667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72222222222222">
                <text:p>0.172222222222222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122.333333333333">
                <text:p>122.33333333333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73611111111111">
                <text:p>0.173611111111111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134.333333333333">
                <text:p>134.333333333333</text:p>
              </table:table-cell>
              <table:table-cell office:value-type="float" office:value="83.6666666666667">
                <text:p>83.66666666666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75">
                <text:p>0.175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30">
                <text:p>130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76388888888889">
                <text:p>0.176388888888889</text:p>
              </table:table-cell>
              <table:table-cell office:value-type="float" office:value="97">
                <text:p>97</text:p>
              </table:table-cell>
              <table:table-cell office:value-type="float" office:value="130">
                <text:p>130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77777777777778">
                <text:p>0.177777777777778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127.333333333333">
                <text:p>127.333333333333</text:p>
              </table:table-cell>
              <table:table-cell office:value-type="float" office:value="81.3333333333333">
                <text:p>81.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79166666666667">
                <text:p>0.179166666666667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137">
                <text:p>137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0555555555556">
                <text:p>0.180555555555556</text:p>
              </table:table-cell>
              <table:table-cell office:value-type="float" office:value="95">
                <text:p>95</text:p>
              </table:table-cell>
              <table:table-cell office:value-type="float" office:value="129.333333333333">
                <text:p>129.3333333333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1944444444444">
                <text:p>0.181944444444444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3333333333333">
                <text:p>0.183333333333333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137.666666666667">
                <text:p>137.666666666667</text:p>
              </table:table-cell>
              <table:table-cell office:value-type="float" office:value="89.3333333333333">
                <text:p>89.33333333333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84722222222222">
                <text:p>0.184722222222222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132.333333333333">
                <text:p>132.333333333333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86111111111111">
                <text:p>0.186111111111111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26.333333333333">
                <text:p>126.333333333333</text:p>
              </table:table-cell>
              <table:table-cell office:value-type="float" office:value="82.6666666666667">
                <text:p>82.666666666666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875">
                <text:p>0.1875</text:p>
              </table:table-cell>
              <table:table-cell office:value-type="float" office:value="98">
                <text:p>98</text:p>
              </table:table-cell>
              <table:table-cell office:value-type="float" office:value="128.666666666667">
                <text:p>128.666666666667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188888888888889">
                <text:p>0.188888888888889</text:p>
              </table:table-cell>
              <table:table-cell office:value-type="float" office:value="98.3333333333333">
                <text:p>98.3333333333333</text:p>
              </table:table-cell>
              <table:table-cell office:value-type="float" office:value="136.333333333333">
                <text:p>136.3333333333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190277777777778">
                <text:p>0.190277777777778</text:p>
              </table:table-cell>
              <table:table-cell office:value-type="float" office:value="103.333333333333">
                <text:p>103.333333333333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91666666666667">
                <text:p>0.191666666666667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32">
                <text:p>132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3055555555556">
                <text:p>0.193055555555556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124">
                <text:p>12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100">
                <text:p>100</text:p>
              </table:table-cell>
              <table:table-cell office:value-type="float" office:value="136.666666666667">
                <text:p>136.666666666667</text:p>
              </table:table-cell>
              <table:table-cell office:value-type="float" office:value="84.3333333333333">
                <text:p>84.33333333333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95833333333333">
                <text:p>0.195833333333333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97222222222222">
                <text:p>0.197222222222222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35.333333333333">
                <text:p>135.33333333333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98611111111111">
                <text:p>0.198611111111111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129">
                <text:p>129</text:p>
              </table:table-cell>
              <table:table-cell office:value-type="float" office:value="93.6666666666667">
                <text:p>93.666666666666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">
                <text:p>0.2</text:p>
              </table:table-cell>
              <table:table-cell office:value-type="float" office:value="90">
                <text:p>90</text:p>
              </table:table-cell>
              <table:table-cell office:value-type="float" office:value="121.333333333333">
                <text:p>121.333333333333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01388888888889">
                <text:p>0.201388888888889</text:p>
              </table:table-cell>
              <table:table-cell office:value-type="float" office:value="104.666666666667">
                <text:p>104.666666666667</text:p>
              </table:table-cell>
              <table:table-cell office:value-type="float" office:value="132.333333333333">
                <text:p>132.333333333333</text:p>
              </table:table-cell>
              <table:table-cell office:value-type="float" office:value="88.6666666666667">
                <text:p>88.66666666666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02777777777778">
                <text:p>0.202777777777778</text:p>
              </table:table-cell>
              <table:table-cell office:value-type="float" office:value="94.3333333333333">
                <text:p>94.3333333333333</text:p>
              </table:table-cell>
              <table:table-cell office:value-type="float" office:value="131.666666666667">
                <text:p>131.6666666666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04166666666667">
                <text:p>0.204166666666667</text:p>
              </table:table-cell>
              <table:table-cell office:value-type="float" office:value="94.6666666666667">
                <text:p>94.6666666666667</text:p>
              </table:table-cell>
              <table:table-cell office:value-type="float" office:value="129.666666666667">
                <text:p>129.6666666666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205555555555556">
                <text:p>0.205555555555556</text:p>
              </table:table-cell>
              <table:table-cell office:value-type="float" office:value="97.3333333333333">
                <text:p>97.3333333333333</text:p>
              </table:table-cell>
              <table:table-cell office:value-type="float" office:value="134">
                <text:p>134</text:p>
              </table:table-cell>
              <table:table-cell office:value-type="float" office:value="87.6666666666667">
                <text:p>87.6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06944444444444">
                <text:p>0.206944444444444</text:p>
              </table:table-cell>
              <table:table-cell office:value-type="float" office:value="89.6666666666667">
                <text:p>89.6666666666667</text:p>
              </table:table-cell>
              <table:table-cell office:value-type="float" office:value="140">
                <text:p>140</text:p>
              </table:table-cell>
              <table:table-cell office:value-type="float" office:value="85.6666666666667">
                <text:p>85.66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98">
                <text:p>98</text:p>
              </table:table-cell>
              <table:table-cell office:value-type="float" office:value="130.666666666667">
                <text:p>130.6666666666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09722222222222">
                <text:p>0.209722222222222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133.333333333333">
                <text:p>133.333333333333</text:p>
              </table:table-cell>
              <table:table-cell office:value-type="float" office:value="92.3333333333333">
                <text:p>92.33333333333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11111111111111">
                <text:p>0.211111111111111</text:p>
              </table:table-cell>
              <table:table-cell office:value-type="float" office:value="93">
                <text:p>93</text:p>
              </table:table-cell>
              <table:table-cell office:value-type="float" office:value="134.666666666667">
                <text:p>134.6666666666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125">
                <text:p>0.2125</text:p>
              </table:table-cell>
              <table:table-cell office:value-type="float" office:value="98">
                <text:p>98</text:p>
              </table:table-cell>
              <table:table-cell office:value-type="float" office:value="137.666666666667">
                <text:p>137.666666666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13888888888889">
                <text:p>0.213888888888889</text:p>
              </table:table-cell>
              <table:table-cell office:value-type="float" office:value="85.6666666666667">
                <text:p>85.6666666666667</text:p>
              </table:table-cell>
              <table:table-cell office:value-type="float" office:value="138">
                <text:p>1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15277777777778">
                <text:p>0.215277777777778</text:p>
              </table:table-cell>
              <table:table-cell office:value-type="float" office:value="99.3333333333333">
                <text:p>99.3333333333333</text:p>
              </table:table-cell>
              <table:table-cell office:value-type="float" office:value="131">
                <text:p>131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16666666666667">
                <text:p>0.216666666666667</text:p>
              </table:table-cell>
              <table:table-cell office:value-type="float" office:value="92.6666666666667">
                <text:p>92.6666666666667</text:p>
              </table:table-cell>
              <table:table-cell office:value-type="float" office:value="131">
                <text:p>131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218055555555556">
                <text:p>0.218055555555556</text:p>
              </table:table-cell>
              <table:table-cell office:value-type="float" office:value="96.6666666666667">
                <text:p>96.6666666666667</text:p>
              </table:table-cell>
              <table:table-cell office:value-type="float" office:value="134.333333333333">
                <text:p>134.333333333333</text:p>
              </table:table-cell>
              <table:table-cell office:value-type="float" office:value="87.6666666666667">
                <text:p>87.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